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9764in"/>
    </style:style>
    <style:style style:name="co3" style:family="table-column">
      <style:table-column-properties fo:break-before="auto" style:column-width="2.3764in"/>
    </style:style>
    <style:style style:name="co4" style:family="table-column">
      <style:table-column-properties fo:break-before="auto" style:column-width="2.6626in"/>
    </style:style>
    <style:style style:name="co5" style:family="table-column">
      <style:table-column-properties fo:break-before="auto" style:column-width="0.711in"/>
    </style:style>
    <style:style style:name="co6" style:family="table-column">
      <style:table-column-properties fo:break-before="auto" style:column-width="1.6437in"/>
    </style:style>
    <style:style style:name="co7" style:family="table-column">
      <style:table-column-properties fo:break-before="auto" style:column-width="0.9484in"/>
    </style:style>
    <style:style style:name="co8" style:family="table-column">
      <style:table-column-properties fo:break-before="auto" style:column-width="6.2744in"/>
    </style:style>
    <style:style style:name="co9" style:family="table-column">
      <style:table-column-properties fo:break-before="auto" style:column-width="2.4846in"/>
    </style:style>
    <style:style style:name="ro1" style:family="table-row">
      <style:table-row-properties style:row-height="0.178in" fo:break-before="auto" style:use-optimal-row-height="true"/>
    </style:style>
    <style:style style:name="ro2" style:family="table-row">
      <style:table-row-properties style:row-height="0.4835in" fo:break-before="auto" style:use-optimal-row-height="true"/>
    </style:style>
    <style:style style:name="ro3" style:family="table-row">
      <style:table-row-properties style:row-height="1.1075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7957in" fo:break-before="auto" style:use-optimal-row-height="true"/>
    </style:style>
    <style:style style:name="ro6" style:family="table-row">
      <style:table-row-properties style:row-height="0.8035in" fo:break-before="auto" style:use-optimal-row-height="true"/>
    </style:style>
    <style:style style:name="ro7" style:family="table-row">
      <style:table-row-properties style:row-height="1.1154in" fo:break-before="auto" style:use-optimal-row-height="true"/>
    </style:style>
    <style:style style:name="ro8" style:family="table-row">
      <style:table-row-properties style:row-height="1.428in" fo:break-before="auto" style:use-optimal-row-height="true"/>
    </style:style>
    <style:style style:name="ro9" style:family="table-row">
      <style:table-row-properties style:row-height="1.5835in" fo:break-before="auto" style:use-optimal-row-height="true"/>
    </style:style>
    <style:style style:name="ro10" style:family="table-row">
      <style:table-row-properties style:row-height="1.4591in" fo:break-before="auto" style:use-optimal-row-height="true"/>
    </style:style>
    <style:style style:name="ro11" style:family="table-row">
      <style:table-row-properties style:row-height="1.2717in" fo:break-before="auto" style:use-optimal-row-height="true"/>
    </style:style>
    <style:style style:name="ro12" style:family="table-row">
      <style:table-row-properties style:row-height="0.6445in" fo:break-before="auto" style:use-optimal-row-height="true"/>
    </style:style>
    <style:style style:name="ro13" style:family="table-row">
      <style:table-row-properties style:row-height="1.4193in" fo:break-before="auto" style:use-optimal-row-height="true"/>
    </style:style>
    <style:style style:name="ro14" style:family="table-row">
      <style:table-row-properties style:row-height="1.5756in" fo:break-before="auto" style:use-optimal-row-height="true"/>
    </style:style>
    <style:style style:name="ro15" style:family="table-row">
      <style:table-row-properties style:row-height="0.489in" fo:break-before="auto" style:use-optimal-row-height="true"/>
    </style:style>
    <style:style style:name="ta1" style:family="table" style:master-page-name="Default">
      <style:table-properties table:display="true" style:writing-mode="lr-tb"/>
    </style:style>
    <number:time-style style:name="N63">
      <number:hours number:style="long"/>
      <number:text>:</number:text>
      <number:minutes number:style="long"/>
      <number:text>:</number:text>
      <number:seconds number:style="long"/>
      <number:text> </number:text>
      <number:am-pm/>
    </number:time-style>
    <style:style style:name="ce1" style:family="table-cell" style:parent-style-name="Default" style:data-style-name="N63"/>
    <style:style style:name="ce3" style:family="table-cell" style:parent-style-name="Default">
      <style:text-properties fo:color="#404040" style:font-name="Calibri" fo:font-size="11pt" style:font-name-asian="Calibri1" style:font-size-asian="11pt" style:font-name-complex="Calibri" style:font-size-complex="11pt"/>
    </style:style>
    <style:style style:name="ce5" style:family="table-cell" style:parent-style-name="Default">
      <style:text-properties style:font-name="Liberation Mono"/>
    </style:style>
    <style:style style:name="T1" style:family="text">
      <style:text-properties fo:color="#404040" style:font-name="Calibri" fo:font-size="11pt" style:font-name-asian="Calibri1" style:font-name-complex="Calibri" style:font-size-asian="11pt" style:font-size-complex="11pt"/>
    </style:style>
    <style:style style:name="T2" style:family="text">
      <style:text-properties fo:color="#404040" style:font-name="Calibri" fo:font-size="10.5pt" style:font-name-asian="Calibri1" style:font-name-complex="Calibri" style:font-size-asian="11pt" style:font-size-complex="10.5pt"/>
    </style:style>
    <style:style style:name="T3" style:family="text">
      <style:text-properties fo:color="#404040" style:font-name="Calibri" fo:font-size="11pt" fo:font-weight="bold" fo:language="en" fo:country="US" style:language-asian="zh" style:country-asian="CN" style:language-complex="hi" style:country-complex="IN" style:font-name-asian="Calibri1" style:font-name-complex="Calibri" style:font-size-asian="11pt" style:font-size-complex="11pt" style:font-weight-complex="bold"/>
    </style:style>
    <style:style style:name="T4" style:family="text">
      <style:text-properties fo:color="#404040" style:font-name="Calibri" fo:font-size="12pt" fo:font-weight="bold" style:font-name-asian="Calibri1" style:font-name-complex="Calibri" style:font-size-asian="11pt" style:font-size-complex="12pt" style:font-weight-complex="bold"/>
    </style:style>
    <style:style style:name="T5" style:family="text">
      <style:text-properties fo:color="#404040" style:font-name="Calibri" fo:font-size="12pt" fo:font-weight="bold" style:font-name-asian="Calibri1" style:font-name-complex="Calibri" style:font-size-asian="11pt" style:font-size-complex="12pt" style:font-weight-complex="bold" style:text-underline-style="solid" style:text-underline-type="double" style:text-underline-width="auto" style:text-underline-color="font-color" fo:language="en" fo:country="US" style:language-asian="zh" style:country-asian="CN" style:language-complex="hi" style:country-complex="IN"/>
    </style:style>
    <style:style style:name="T6" style:family="text">
      <style:text-properties style:font-name="Calibri" fo:font-size="11pt" style:font-name-asian="Calibri1" style:font-name-complex="Calibri" style:font-size-asian="11pt" style:font-size-complex="11pt"/>
    </style:style>
    <style:style style:name="T7" style:family="text">
      <style:text-properties fo:color="#404040" style:font-name="Calibri" fo:font-size="12pt" fo:font-weight="normal" style:font-name-asian="Calibri1" style:font-name-complex="Calibri" style:font-size-asian="11pt" style:font-size-complex="12pt" style:font-weight-asian="normal" style:font-weight-complex="normal"/>
    </style:style>
    <style:style style:name="T8" style:family="text">
      <style:text-properties fo:color="#404040" style:font-name="Calibri" fo:font-size="12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1" style:font-name-complex="Calibri" style:font-size-asian="11pt" style:font-size-complex="12pt" style:font-weight-asian="normal" style:font-weight-complex="bold" style:font-style-asian="normal" style:font-style-complex="normal" style:text-emphasize="none" style:font-relief="none" style:text-overline-style="none" style:text-overline-color="font-color"/>
    </style:style>
    <style:style style:name="T9" style:family="text">
      <style:text-properties fo:color="#40404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1"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404040" style:font-name="Calibri" fo:font-size="12pt" fo:font-weight="bold" fo:language="en" fo:country="US" style:language-asian="zh" style:country-asian="CN" style:language-complex="hi" style:country-complex="IN" style:font-name-asian="Calibri1" style:font-name-complex="Calibri" style:font-size-asian="11pt" style:font-size-complex="12pt" style:font-weight-complex="bold"/>
    </style:style>
  </office:automatic-styles>
  <office:body>
    <office:spreadsheet>
      <table:calculation-settings table:automatic-find-labels="false" table:use-regular-expressions="false" table:use-wildcards="true"/>
      <table:table table:name="temp_dca_schema" table:style-name="ta1">
        <table:table-column table:style-name="co1" table:number-columns-repeated="4" table:default-cell-style-name="Default"/>
        <table:table-row table:style-name="ro1">
          <table:table-cell office:value-type="string" calcext:value-type="string">
            <text:p>mode</text:p>
          </table:table-cell>
          <table:table-cell office:value-type="string" calcext:value-type="string">
            <text:p>name</text:p>
          </table:table-cell>
          <table:table-cell office:value-type="string" calcext:value-type="string">
            <text:p>type</text:p>
          </table:table-cell>
          <table:table-cell office:value-type="string" calcext:value-type="string">
            <text:p>description</text:p>
          </table:table-cell>
        </table:table-row>
        <table:table-row table:style-name="ro1">
          <table:table-cell office:value-type="string" calcext:value-type="string">
            <text:p>NULLABLE</text:p>
          </table:table-cell>
          <table:table-cell table:formula="of:=[$temp_dca_definition.E2]" office:value-type="string" office:string-value="relevant_year" calcext:value-type="string">
            <text:p>relevant_year</text:p>
          </table:table-cell>
          <table:table-cell office:value-type="string" calcext:value-type="string">
            <text:p>STRING</text:p>
          </table:table-cell>
          <table:table-cell table:formula="of:=COM.MICROSOFT.CONCAT([$temp_dca_definition.D2];&quot; [&quot;; [$temp_dca_definition.A2]; &quot;] &quot;)" office:value-type="string" office:string-value="year of reference [Relevant.år] " calcext:value-type="string">
            <text:p>year of reference [Relevant.år] </text:p>
          </table:table-cell>
        </table:table-row>
        <table:table-row table:style-name="ro1">
          <table:table-cell office:value-type="string" calcext:value-type="string">
            <text:p>NULLABLE</text:p>
          </table:table-cell>
          <table:table-cell table:formula="of:=[$temp_dca_definition.E3]" office:value-type="string" office:string-value="message_year" calcext:value-type="string">
            <text:p>message_year</text:p>
          </table:table-cell>
          <table:table-cell office:value-type="string" calcext:value-type="string">
            <text:p>STRING</text:p>
          </table:table-cell>
          <table:table-cell table:formula="of:=COM.MICROSOFT.CONCAT([$temp_dca_definition.D3];&quot; [&quot;; [$temp_dca_definition.A3]; &quot;] &quot;)" office:value-type="string" office:string-value="message year [Meldingsår] " calcext:value-type="string">
            <text:p>message year [Meldingsår] </text:p>
          </table:table-cell>
        </table:table-row>
        <table:table-row table:style-name="ro1">
          <table:table-cell office:value-type="string" calcext:value-type="string">
            <text:p>NULLABLE</text:p>
          </table:table-cell>
          <table:table-cell table:formula="of:=[$temp_dca_definition.E4]" office:value-type="string" office:string-value="message_type_code" calcext:value-type="string">
            <text:p>message_type_code</text:p>
          </table:table-cell>
          <table:table-cell office:value-type="string" calcext:value-type="string">
            <text:p>STRING</text:p>
          </table:table-cell>
          <table:table-cell table:formula="of:=COM.MICROSOFT.CONCAT([$temp_dca_definition.D4];&quot; [&quot;; [$temp_dca_definition.A4]; &quot;] &quot;)" office:value-type="string" office:string-value="type of message code [Meldingstype..kode.] " calcext:value-type="string">
            <text:p>type of message code [Meldingstype..kode.] </text:p>
          </table:table-cell>
        </table:table-row>
        <table:table-row table:style-name="ro1">
          <table:table-cell office:value-type="string" calcext:value-type="string">
            <text:p>NULLABLE</text:p>
          </table:table-cell>
          <table:table-cell table:formula="of:=[$temp_dca_definition.E5]" office:value-type="string" office:string-value="message_type" calcext:value-type="string">
            <text:p>message_type</text:p>
          </table:table-cell>
          <table:table-cell office:value-type="string" calcext:value-type="string">
            <text:p>STRING</text:p>
          </table:table-cell>
          <table:table-cell table:formula="of:=COM.MICROSOFT.CONCAT([$temp_dca_definition.D5];&quot; [&quot;; [$temp_dca_definition.A5]; &quot;] &quot;)" office:value-type="string" office:string-value="type of message [Meldingstype] " calcext:value-type="string">
            <text:p>type of message [Meldingstype] </text:p>
          </table:table-cell>
        </table:table-row>
        <table:table-row table:style-name="ro1">
          <table:table-cell office:value-type="string" calcext:value-type="string">
            <text:p>NULLABLE</text:p>
          </table:table-cell>
          <table:table-cell table:formula="of:=[$temp_dca_definition.E6]" office:value-type="string" office:string-value="message_number" calcext:value-type="string">
            <text:p>message_number</text:p>
          </table:table-cell>
          <table:table-cell office:value-type="string" calcext:value-type="string">
            <text:p>STRING</text:p>
          </table:table-cell>
          <table:table-cell table:formula="of:=COM.MICROSOFT.CONCAT([$temp_dca_definition.D6];&quot; [&quot;; [$temp_dca_definition.A6]; &quot;] &quot;)" office:value-type="string" office:string-value="message number [Meldingsnummer] " calcext:value-type="string">
            <text:p>message number [Meldingsnummer] </text:p>
          </table:table-cell>
        </table:table-row>
        <table:table-row table:style-name="ro1">
          <table:table-cell office:value-type="string" calcext:value-type="string">
            <text:p>NULLABLE</text:p>
          </table:table-cell>
          <table:table-cell table:formula="of:=[$temp_dca_definition.E7]" office:value-type="string" office:string-value="message_version" calcext:value-type="string">
            <text:p>message_version</text:p>
          </table:table-cell>
          <table:table-cell office:value-type="string" calcext:value-type="string">
            <text:p>STRING</text:p>
          </table:table-cell>
          <table:table-cell table:formula="of:=COM.MICROSOFT.CONCAT([$temp_dca_definition.D7];&quot; [&quot;; [$temp_dca_definition.A7]; &quot;] &quot;)" office:value-type="string" office:string-value="message version [Meldingsversjon] " calcext:value-type="string">
            <text:p>message version [Meldingsversjon] </text:p>
          </table:table-cell>
        </table:table-row>
        <table:table-row table:style-name="ro1">
          <table:table-cell office:value-type="string" calcext:value-type="string">
            <text:p>NULLABLE</text:p>
          </table:table-cell>
          <table:table-cell table:formula="of:=[$temp_dca_definition.E8]" office:value-type="string" office:string-value="sequence_number" calcext:value-type="string">
            <text:p>sequence_number</text:p>
          </table:table-cell>
          <table:table-cell office:value-type="string" calcext:value-type="string">
            <text:p>STRING</text:p>
          </table:table-cell>
          <table:table-cell table:formula="of:=COM.MICROSOFT.CONCAT([$temp_dca_definition.D8];&quot; [&quot;; [$temp_dca_definition.A8]; &quot;] &quot;)" office:value-type="string" office:string-value="sequence number [Sekvensnummer] " calcext:value-type="string">
            <text:p>sequence number [Sekvensnummer] </text:p>
          </table:table-cell>
        </table:table-row>
        <table:table-row table:style-name="ro1">
          <table:table-cell office:value-type="string" calcext:value-type="string">
            <text:p>NULLABLE</text:p>
          </table:table-cell>
          <table:table-cell table:formula="of:=[$temp_dca_definition.E9]" office:value-type="string" office:string-value="message_id" calcext:value-type="string">
            <text:p>message_id</text:p>
          </table:table-cell>
          <table:table-cell office:value-type="string" calcext:value-type="string">
            <text:p>STRING</text:p>
          </table:table-cell>
          <table:table-cell table:formula="of:=COM.MICROSOFT.CONCAT([$temp_dca_definition.D9];&quot; [&quot;; [$temp_dca_definition.A9]; &quot;] &quot;)" office:value-type="string" office:string-value="message ID [Melding.ID] " calcext:value-type="string">
            <text:p>message ID [Melding.ID] </text:p>
          </table:table-cell>
        </table:table-row>
        <table:table-row table:style-name="ro1">
          <table:table-cell office:value-type="string" calcext:value-type="string">
            <text:p>NULLABLE</text:p>
          </table:table-cell>
          <table:table-cell table:formula="of:=[$temp_dca_definition.E10]" office:value-type="string" office:string-value="message_timestamp" calcext:value-type="string">
            <text:p>message_timestamp</text:p>
          </table:table-cell>
          <table:table-cell office:value-type="string" calcext:value-type="string">
            <text:p>STRING</text:p>
          </table:table-cell>
          <table:table-cell table:formula="of:=COM.MICROSOFT.CONCAT([$temp_dca_definition.D10];&quot; [&quot;; [$temp_dca_definition.A10]; &quot;] &quot;)" office:value-type="string" office:string-value="message timestamp [Meldingstidspunkt] " calcext:value-type="string">
            <text:p>message timestamp [Meldingstidspunkt] </text:p>
          </table:table-cell>
        </table:table-row>
        <table:table-row table:style-name="ro1">
          <table:table-cell office:value-type="string" calcext:value-type="string">
            <text:p>NULLABLE</text:p>
          </table:table-cell>
          <table:table-cell table:formula="of:=[$temp_dca_definition.E11]" office:value-type="string" office:string-value="message_date" calcext:value-type="string">
            <text:p>message_date</text:p>
          </table:table-cell>
          <table:table-cell office:value-type="string" calcext:value-type="string">
            <text:p>STRING</text:p>
          </table:table-cell>
          <table:table-cell table:formula="of:=COM.MICROSOFT.CONCAT([$temp_dca_definition.D11];&quot; [&quot;; [$temp_dca_definition.A11]; &quot;] &quot;)" office:value-type="string" office:string-value="message date [Meldingsdato] " calcext:value-type="string">
            <text:p>message date [Meldingsdato] </text:p>
          </table:table-cell>
        </table:table-row>
        <table:table-row table:style-name="ro1">
          <table:table-cell office:value-type="string" calcext:value-type="string">
            <text:p>NULLABLE</text:p>
          </table:table-cell>
          <table:table-cell table:formula="of:=[$temp_dca_definition.E12]" office:value-type="string" office:string-value="message_hour" calcext:value-type="string">
            <text:p>message_hour</text:p>
          </table:table-cell>
          <table:table-cell office:value-type="string" calcext:value-type="string">
            <text:p>STRING</text:p>
          </table:table-cell>
          <table:table-cell table:formula="of:=COM.MICROSOFT.CONCAT([$temp_dca_definition.D12];&quot; [&quot;; [$temp_dca_definition.A12]; &quot;] &quot;)" office:value-type="string" office:string-value="message hour [Meldingsklokkeslett] " calcext:value-type="string">
            <text:p>message hour [Meldingsklokkeslett] </text:p>
          </table:table-cell>
        </table:table-row>
        <table:table-row table:style-name="ro1">
          <table:table-cell office:value-type="string" calcext:value-type="string">
            <text:p>NULLABLE</text:p>
          </table:table-cell>
          <table:table-cell table:formula="of:=[$temp_dca_definition.E13]" office:value-type="string" office:string-value="callsign_ers" calcext:value-type="string">
            <text:p>callsign_ers</text:p>
          </table:table-cell>
          <table:table-cell office:value-type="string" calcext:value-type="string">
            <text:p>STRING</text:p>
          </table:table-cell>
          <table:table-cell table:formula="of:=COM.MICROSOFT.CONCAT([$temp_dca_definition.D13];&quot; [&quot;; [$temp_dca_definition.A13]; &quot;] &quot;)" office:value-type="string" office:string-value="callsign [Radiokallesignal..ERS.] " calcext:value-type="string">
            <text:p>callsign [Radiokallesignal..ERS.] </text:p>
          </table:table-cell>
        </table:table-row>
        <table:table-row table:style-name="ro1">
          <table:table-cell office:value-type="string" calcext:value-type="string">
            <text:p>NULLABLE</text:p>
          </table:table-cell>
          <table:table-cell table:formula="of:=[$temp_dca_definition.E14]" office:value-type="string" office:string-value="shipname_ers" calcext:value-type="string">
            <text:p>shipname_ers</text:p>
          </table:table-cell>
          <table:table-cell office:value-type="string" calcext:value-type="string">
            <text:p>STRING</text:p>
          </table:table-cell>
          <table:table-cell table:formula="of:=COM.MICROSOFT.CONCAT([$temp_dca_definition.D14];&quot; [&quot;; [$temp_dca_definition.A14]; &quot;] &quot;)" office:value-type="string" office:string-value="shipname [Fartøynavn..ERS.] " calcext:value-type="string">
            <text:p>shipname [Fartøynavn..ERS.] </text:p>
          </table:table-cell>
        </table:table-row>
        <table:table-row table:style-name="ro1">
          <table:table-cell office:value-type="string" calcext:value-type="string">
            <text:p>NULLABLE</text:p>
          </table:table-cell>
          <table:table-cell table:formula="of:=[$temp_dca_definition.E15]" office:value-type="string" office:string-value="registry_ers" calcext:value-type="string">
            <text:p>registry_ers</text:p>
          </table:table-cell>
          <table:table-cell office:value-type="string" calcext:value-type="string">
            <text:p>STRING</text:p>
          </table:table-cell>
          <table:table-cell table:formula="of:=COM.MICROSOFT.CONCAT([$temp_dca_definition.D15];&quot; [&quot;; [$temp_dca_definition.A15]; &quot;] &quot;)" office:value-type="string" office:string-value="norway vessel registry [Registreringsmerke..ERS.] " calcext:value-type="string">
            <text:p>norway vessel registry [Registreringsmerke..ERS.] </text:p>
          </table:table-cell>
        </table:table-row>
        <table:table-row table:style-name="ro1">
          <table:table-cell office:value-type="string" calcext:value-type="string">
            <text:p>NULLABLE</text:p>
          </table:table-cell>
          <table:table-cell table:formula="of:=[$temp_dca_definition.E16]" office:value-type="string" office:string-value="vessel_flag" calcext:value-type="string">
            <text:p>vessel_flag</text:p>
          </table:table-cell>
          <table:table-cell office:value-type="string" calcext:value-type="string">
            <text:p>STRING</text:p>
          </table:table-cell>
          <table:table-cell table:formula="of:=COM.MICROSOFT.CONCAT([$temp_dca_definition.D16];&quot; [&quot;; [$temp_dca_definition.A16]; &quot;] &quot;)" office:value-type="string" office:string-value="vessel flag code [Fartøynasjonalitet..kode.] " calcext:value-type="string">
            <text:p>vessel flag code [Fartøynasjonalitet..kode.] </text:p>
          </table:table-cell>
        </table:table-row>
        <table:table-row table:style-name="ro1">
          <table:table-cell office:value-type="string" calcext:value-type="string">
            <text:p>NULLABLE</text:p>
          </table:table-cell>
          <table:table-cell table:formula="of:=[$temp_dca_definition.E17]" office:value-type="string" office:string-value="vessel_flag_group_code" calcext:value-type="string">
            <text:p>vessel_flag_group_code</text:p>
          </table:table-cell>
          <table:table-cell office:value-type="string" calcext:value-type="string">
            <text:p>STRING</text:p>
          </table:table-cell>
          <table:table-cell table:formula="of:=COM.MICROSOFT.CONCAT([$temp_dca_definition.D17];&quot; [&quot;; [$temp_dca_definition.A17]; &quot;] &quot;)" office:value-type="string" office:string-value="vessel flag group code [Fartøygruppe..kode.] " calcext:value-type="string">
            <text:p>vessel flag group code [Fartøygruppe..kode.] </text:p>
          </table:table-cell>
        </table:table-row>
        <table:table-row table:style-name="ro1">
          <table:table-cell office:value-type="string" calcext:value-type="string">
            <text:p>NULLABLE</text:p>
          </table:table-cell>
          <table:table-cell table:formula="of:=[$temp_dca_definition.E18]" office:value-type="string" office:string-value="vessel_flag_group" calcext:value-type="string">
            <text:p>vessel_flag_group</text:p>
          </table:table-cell>
          <table:table-cell office:value-type="string" calcext:value-type="string">
            <text:p>STRING</text:p>
          </table:table-cell>
          <table:table-cell table:formula="of:=COM.MICROSOFT.CONCAT([$temp_dca_definition.D18];&quot; [&quot;; [$temp_dca_definition.A18]; &quot;] &quot;)" office:value-type="string" office:string-value="vessel flag group [Fartøygruppe] " calcext:value-type="string">
            <text:p>vessel flag group [Fartøygruppe] </text:p>
          </table:table-cell>
        </table:table-row>
        <table:table-row table:style-name="ro1">
          <table:table-cell office:value-type="string" calcext:value-type="string">
            <text:p>NULLABLE</text:p>
          </table:table-cell>
          <table:table-cell table:formula="of:=[$temp_dca_definition.E19]" office:value-type="string" office:string-value="quota_type_code" calcext:value-type="string">
            <text:p>quota_type_code</text:p>
          </table:table-cell>
          <table:table-cell office:value-type="string" calcext:value-type="string">
            <text:p>STRING</text:p>
          </table:table-cell>
          <table:table-cell table:formula="of:=COM.MICROSOFT.CONCAT([$temp_dca_definition.D19];&quot; [&quot;; [$temp_dca_definition.A19]; &quot;] &quot;)" office:value-type="string" office:string-value="type of quote code [Kvotetype..kode.] " calcext:value-type="string">
            <text:p>type of quote code [Kvotetype..kode.] </text:p>
          </table:table-cell>
        </table:table-row>
        <table:table-row table:style-name="ro1">
          <table:table-cell office:value-type="string" calcext:value-type="string">
            <text:p>NULLABLE</text:p>
          </table:table-cell>
          <table:table-cell table:formula="of:=[$temp_dca_definition.E20]" office:value-type="string" office:string-value="quota_type" calcext:value-type="string">
            <text:p>quota_type</text:p>
          </table:table-cell>
          <table:table-cell office:value-type="string" calcext:value-type="string">
            <text:p>STRING</text:p>
          </table:table-cell>
          <table:table-cell table:formula="of:=COM.MICROSOFT.CONCAT([$temp_dca_definition.D20];&quot; [&quot;; [$temp_dca_definition.A20]; &quot;] &quot;)" office:value-type="string" office:string-value="type of quote [Kvotetype] " calcext:value-type="string">
            <text:p>type of quote [Kvotetype] </text:p>
          </table:table-cell>
        </table:table-row>
        <table:table-row table:style-name="ro1">
          <table:table-cell office:value-type="string" calcext:value-type="string">
            <text:p>NULLABLE</text:p>
          </table:table-cell>
          <table:table-cell table:formula="of:=[$temp_dca_definition.E21]" office:value-type="string" office:string-value="activity_code" calcext:value-type="string">
            <text:p>activity_code</text:p>
          </table:table-cell>
          <table:table-cell office:value-type="string" calcext:value-type="string">
            <text:p>STRING</text:p>
          </table:table-cell>
          <table:table-cell table:formula="of:=COM.MICROSOFT.CONCAT([$temp_dca_definition.D21];&quot; [&quot;; [$temp_dca_definition.A21]; &quot;] &quot;)" office:value-type="string" office:string-value="vessel activity code [Aktivitet..kode.] " calcext:value-type="string">
            <text:p>vessel activity code [Aktivitet..kode.] </text:p>
          </table:table-cell>
        </table:table-row>
        <table:table-row table:style-name="ro1">
          <table:table-cell office:value-type="string" calcext:value-type="string">
            <text:p>NULLABLE</text:p>
          </table:table-cell>
          <table:table-cell table:formula="of:=[$temp_dca_definition.E22]" office:value-type="string" office:string-value="activity" calcext:value-type="string">
            <text:p>activity</text:p>
          </table:table-cell>
          <table:table-cell office:value-type="string" calcext:value-type="string">
            <text:p>STRING</text:p>
          </table:table-cell>
          <table:table-cell table:formula="of:=COM.MICROSOFT.CONCAT([$temp_dca_definition.D22];&quot; [&quot;; [$temp_dca_definition.A22]; &quot;] &quot;)" office:value-type="string" office:string-value="vessel activity [Aktivitet] " calcext:value-type="string">
            <text:p>vessel activity [Aktivitet] </text:p>
          </table:table-cell>
        </table:table-row>
        <table:table-row table:style-name="ro1">
          <table:table-cell office:value-type="string" calcext:value-type="string">
            <text:p>NULLABLE</text:p>
          </table:table-cell>
          <table:table-cell table:formula="of:=[$temp_dca_definition.E23]" office:value-type="string" office:string-value="port_code" calcext:value-type="string">
            <text:p>port_code</text:p>
          </table:table-cell>
          <table:table-cell office:value-type="string" calcext:value-type="string">
            <text:p>STRING</text:p>
          </table:table-cell>
          <table:table-cell table:formula="of:=COM.MICROSOFT.CONCAT([$temp_dca_definition.D23];&quot; [&quot;; [$temp_dca_definition.A23]; &quot;] &quot;)" office:value-type="string" office:string-value="port code [Havn..kode.] " calcext:value-type="string">
            <text:p>port code [Havn..kode.] </text:p>
          </table:table-cell>
        </table:table-row>
        <table:table-row table:style-name="ro1">
          <table:table-cell office:value-type="string" calcext:value-type="string">
            <text:p>NULLABLE</text:p>
          </table:table-cell>
          <table:table-cell table:formula="of:=[$temp_dca_definition.E24]" office:value-type="string" office:string-value="port_name" calcext:value-type="string">
            <text:p>port_name</text:p>
          </table:table-cell>
          <table:table-cell office:value-type="string" calcext:value-type="string">
            <text:p>STRING</text:p>
          </table:table-cell>
          <table:table-cell table:formula="of:=COM.MICROSOFT.CONCAT([$temp_dca_definition.D24];&quot; [&quot;; [$temp_dca_definition.A24]; &quot;] &quot;)" office:value-type="string" office:string-value="port name [Havn] " calcext:value-type="string">
            <text:p>port name [Havn] </text:p>
          </table:table-cell>
        </table:table-row>
        <table:table-row table:style-name="ro1">
          <table:table-cell office:value-type="string" calcext:value-type="string">
            <text:p>NULLABLE</text:p>
          </table:table-cell>
          <table:table-cell table:formula="of:=[$temp_dca_definition.E25]" office:value-type="string" office:string-value="port_nacionality" calcext:value-type="string">
            <text:p>port_nacionality</text:p>
          </table:table-cell>
          <table:table-cell office:value-type="string" calcext:value-type="string">
            <text:p>STRING</text:p>
          </table:table-cell>
          <table:table-cell table:formula="of:=COM.MICROSOFT.CONCAT([$temp_dca_definition.D25];&quot; [&quot;; [$temp_dca_definition.A25]; &quot;] &quot;)" office:value-type="string" office:string-value="port nacionality [Havn.nasjonalitet] " calcext:value-type="string">
            <text:p>port nacionality [Havn.nasjonalitet] </text:p>
          </table:table-cell>
        </table:table-row>
        <table:table-row table:style-name="ro1">
          <table:table-cell office:value-type="string" calcext:value-type="string">
            <text:p>NULLABLE</text:p>
          </table:table-cell>
          <table:table-cell table:formula="of:=[$temp_dca_definition.E26]" office:value-type="string" office:string-value="timestamp_start_activity" calcext:value-type="string">
            <text:p>timestamp_start_activity</text:p>
          </table:table-cell>
          <table:table-cell office:value-type="string" calcext:value-type="string">
            <text:p>STRING</text:p>
          </table:table-cell>
          <table:table-cell table:formula="of:=COM.MICROSOFT.CONCAT([$temp_dca_definition.D26];&quot; [&quot;; [$temp_dca_definition.A26]; &quot;] &quot;)" office:value-type="string" office:string-value="timestamp start activity [Starttidspunkt] " calcext:value-type="string">
            <text:p>timestamp start activity [Starttidspunkt] </text:p>
          </table:table-cell>
        </table:table-row>
        <table:table-row table:style-name="ro1">
          <table:table-cell office:value-type="string" calcext:value-type="string">
            <text:p>NULLABLE</text:p>
          </table:table-cell>
          <table:table-cell table:formula="of:=[$temp_dca_definition.E27]" office:value-type="string" office:string-value="date_start_activity" calcext:value-type="string">
            <text:p>date_start_activity</text:p>
          </table:table-cell>
          <table:table-cell office:value-type="string" calcext:value-type="string">
            <text:p>STRING</text:p>
          </table:table-cell>
          <table:table-cell table:formula="of:=COM.MICROSOFT.CONCAT([$temp_dca_definition.D27];&quot; [&quot;; [$temp_dca_definition.A27]; &quot;] &quot;)" office:value-type="string" office:string-value="data start activity [Startdato] " calcext:value-type="string">
            <text:p>data start activity [Startdato] </text:p>
          </table:table-cell>
        </table:table-row>
        <table:table-row table:style-name="ro1">
          <table:table-cell office:value-type="string" calcext:value-type="string">
            <text:p>NULLABLE</text:p>
          </table:table-cell>
          <table:table-cell table:formula="of:=[$temp_dca_definition.E28]" office:value-type="string" office:string-value="hour_start_activity" calcext:value-type="string">
            <text:p>hour_start_activity</text:p>
          </table:table-cell>
          <table:table-cell office:value-type="string" calcext:value-type="string">
            <text:p>STRING</text:p>
          </table:table-cell>
          <table:table-cell table:formula="of:=COM.MICROSOFT.CONCAT([$temp_dca_definition.D28];&quot; [&quot;; [$temp_dca_definition.A28]; &quot;] &quot;)" office:value-type="string" office:string-value="hour start activity [Startklokkeslett] " calcext:value-type="string">
            <text:p>hour start activity [Startklokkeslett] </text:p>
          </table:table-cell>
        </table:table-row>
        <table:table-row table:style-name="ro1">
          <table:table-cell office:value-type="string" calcext:value-type="string">
            <text:p>NULLABLE</text:p>
          </table:table-cell>
          <table:table-cell table:formula="of:=[$temp_dca_definition.E29]" office:value-type="string" office:string-value="lat_start_activity" calcext:value-type="string">
            <text:p>lat_start_activity</text:p>
          </table:table-cell>
          <table:table-cell office:value-type="string" calcext:value-type="string">
            <text:p>STRING</text:p>
          </table:table-cell>
          <table:table-cell table:formula="of:=COM.MICROSOFT.CONCAT([$temp_dca_definition.D29];&quot; [&quot;; [$temp_dca_definition.A29]; &quot;] &quot;)" office:value-type="string" office:string-value="latitude start activity [Startposisjon.bredde] " calcext:value-type="string">
            <text:p>latitude start activity [Startposisjon.bredde] </text:p>
          </table:table-cell>
        </table:table-row>
        <table:table-row table:style-name="ro1">
          <table:table-cell office:value-type="string" calcext:value-type="string">
            <text:p>NULLABLE</text:p>
          </table:table-cell>
          <table:table-cell table:formula="of:=[$temp_dca_definition.E30]" office:value-type="string" office:string-value="lon_start_activity" calcext:value-type="string">
            <text:p>lon_start_activity</text:p>
          </table:table-cell>
          <table:table-cell office:value-type="string" calcext:value-type="string">
            <text:p>STRING</text:p>
          </table:table-cell>
          <table:table-cell table:formula="of:=COM.MICROSOFT.CONCAT([$temp_dca_definition.D30];&quot; [&quot;; [$temp_dca_definition.A30]; &quot;] &quot;)" office:value-type="string" office:string-value="longitud start activity [Startposisjon.lengde] " calcext:value-type="string">
            <text:p>longitud start activity [Startposisjon.lengde] </text:p>
          </table:table-cell>
        </table:table-row>
        <table:table-row table:style-name="ro1">
          <table:table-cell office:value-type="string" calcext:value-type="string">
            <text:p>NULLABLE</text:p>
          </table:table-cell>
          <table:table-cell table:formula="of:=[$temp_dca_definition.E31]" office:value-type="string" office:string-value="main_area_start_activity_code" calcext:value-type="string">
            <text:p>main_area_start_activity_code</text:p>
          </table:table-cell>
          <table:table-cell office:value-type="string" calcext:value-type="string">
            <text:p>STRING</text:p>
          </table:table-cell>
          <table:table-cell table:formula="of:=COM.MICROSOFT.CONCAT([$temp_dca_definition.D31];&quot; [&quot;; [$temp_dca_definition.A31]; &quot;] &quot;)" office:value-type="string" office:string-value="main area start code [Hovedområde.start..kode.] " calcext:value-type="string">
            <text:p>main area start code [Hovedområde.start..kode.] </text:p>
          </table:table-cell>
        </table:table-row>
        <table:table-row table:style-name="ro1">
          <table:table-cell office:value-type="string" calcext:value-type="string">
            <text:p>NULLABLE</text:p>
          </table:table-cell>
          <table:table-cell table:formula="of:=[$temp_dca_definition.E32]" office:value-type="string" office:string-value="main_area_start_activity_name" calcext:value-type="string">
            <text:p>main_area_start_activity_name</text:p>
          </table:table-cell>
          <table:table-cell office:value-type="string" calcext:value-type="string">
            <text:p>STRING</text:p>
          </table:table-cell>
          <table:table-cell table:formula="of:=COM.MICROSOFT.CONCAT([$temp_dca_definition.D32];&quot; [&quot;; [$temp_dca_definition.A32]; &quot;] &quot;)" office:value-type="string" office:string-value="main area start name [Hovedområde.start] " calcext:value-type="string">
            <text:p>main area start name [Hovedområde.start] </text:p>
          </table:table-cell>
        </table:table-row>
        <table:table-row table:style-name="ro1">
          <table:table-cell office:value-type="string" calcext:value-type="string">
            <text:p>NULLABLE</text:p>
          </table:table-cell>
          <table:table-cell table:formula="of:=[$temp_dca_definition.E33]" office:value-type="string" office:string-value="location_start_activity_code" calcext:value-type="string">
            <text:p>location_start_activity_code</text:p>
          </table:table-cell>
          <table:table-cell office:value-type="string" calcext:value-type="string">
            <text:p>STRING</text:p>
          </table:table-cell>
          <table:table-cell table:formula="of:=COM.MICROSOFT.CONCAT([$temp_dca_definition.D33];&quot; [&quot;; [$temp_dca_definition.A33]; &quot;] &quot;)" office:value-type="string" office:string-value="location start code [Lokasjon.start..kode.] " calcext:value-type="string">
            <text:p>location start code [Lokasjon.start..kode.] </text:p>
          </table:table-cell>
        </table:table-row>
        <table:table-row table:style-name="ro1">
          <table:table-cell office:value-type="string" calcext:value-type="string">
            <text:p>NULLABLE</text:p>
          </table:table-cell>
          <table:table-cell table:formula="of:=[$temp_dca_definition.E34]" office:value-type="string" office:string-value="zone_code" calcext:value-type="string">
            <text:p>zone_code</text:p>
          </table:table-cell>
          <table:table-cell office:value-type="string" calcext:value-type="string">
            <text:p>STRING</text:p>
          </table:table-cell>
          <table:table-cell table:formula="of:=COM.MICROSOFT.CONCAT([$temp_dca_definition.D34];&quot; [&quot;; [$temp_dca_definition.A34]; &quot;] &quot;)" office:value-type="string" office:string-value="zone code [Sone..kode.] " calcext:value-type="string">
            <text:p>zone code [Sone..kode.] </text:p>
          </table:table-cell>
        </table:table-row>
        <table:table-row table:style-name="ro1">
          <table:table-cell office:value-type="string" calcext:value-type="string">
            <text:p>NULLABLE</text:p>
          </table:table-cell>
          <table:table-cell table:formula="of:=[$temp_dca_definition.E35]" office:value-type="string" office:string-value="zone_name" calcext:value-type="string">
            <text:p>zone_name</text:p>
          </table:table-cell>
          <table:table-cell office:value-type="string" calcext:value-type="string">
            <text:p>STRING</text:p>
          </table:table-cell>
          <table:table-cell table:formula="of:=COM.MICROSOFT.CONCAT([$temp_dca_definition.D35];&quot; [&quot;; [$temp_dca_definition.A35]; &quot;] &quot;)" office:value-type="string" office:string-value="zone name [Sone] " calcext:value-type="string">
            <text:p>zone name [Sone] </text:p>
          </table:table-cell>
        </table:table-row>
        <table:table-row table:style-name="ro1">
          <table:table-cell office:value-type="string" calcext:value-type="string">
            <text:p>NULLABLE</text:p>
          </table:table-cell>
          <table:table-cell table:formula="of:=[$temp_dca_definition.E36]" office:value-type="string" office:string-value="area_grouping_start_activity_code" calcext:value-type="string">
            <text:p>area_grouping_start_activity_code</text:p>
          </table:table-cell>
          <table:table-cell office:value-type="string" calcext:value-type="string">
            <text:p>STRING</text:p>
          </table:table-cell>
          <table:table-cell table:formula="of:=COM.MICROSOFT.CONCAT([$temp_dca_definition.D36];&quot; [&quot;; [$temp_dca_definition.A36]; &quot;] &quot;)" office:value-type="string" office:string-value="area grouping start code [Områdegruppering.start..kode.] " calcext:value-type="string">
            <text:p>area grouping start code [Områdegruppering.start..kode.] </text:p>
          </table:table-cell>
        </table:table-row>
        <table:table-row table:style-name="ro1">
          <table:table-cell office:value-type="string" calcext:value-type="string">
            <text:p>NULLABLE</text:p>
          </table:table-cell>
          <table:table-cell table:formula="of:=[$temp_dca_definition.E37]" office:value-type="string" office:string-value="area_grouping_start_activity_name" calcext:value-type="string">
            <text:p>area_grouping_start_activity_name</text:p>
          </table:table-cell>
          <table:table-cell office:value-type="string" calcext:value-type="string">
            <text:p>STRING</text:p>
          </table:table-cell>
          <table:table-cell table:formula="of:=COM.MICROSOFT.CONCAT([$temp_dca_definition.D37];&quot; [&quot;; [$temp_dca_definition.A37]; &quot;] &quot;)" office:value-type="string" office:string-value="area grouping start name [Områdegruppering.start] " calcext:value-type="string">
            <text:p>area grouping start name [Områdegruppering.start] </text:p>
          </table:table-cell>
        </table:table-row>
        <table:table-row table:style-name="ro1">
          <table:table-cell office:value-type="string" calcext:value-type="string">
            <text:p>NULLABLE</text:p>
          </table:table-cell>
          <table:table-cell table:formula="of:=[$temp_dca_definition.E38]" office:value-type="string" office:string-value="depth_start_activity" calcext:value-type="string">
            <text:p>depth_start_activity</text:p>
          </table:table-cell>
          <table:table-cell office:value-type="string" calcext:value-type="string">
            <text:p>STRING</text:p>
          </table:table-cell>
          <table:table-cell table:formula="of:=COM.MICROSOFT.CONCAT([$temp_dca_definition.D38];&quot; [&quot;; [$temp_dca_definition.A38]; &quot;] &quot;)" office:value-type="string" office:string-value="depth start [Havdybde.start] " calcext:value-type="string">
            <text:p>depth start [Havdybde.start] </text:p>
          </table:table-cell>
        </table:table-row>
        <table:table-row table:style-name="ro1">
          <table:table-cell office:value-type="string" calcext:value-type="string">
            <text:p>NULLABLE</text:p>
          </table:table-cell>
          <table:table-cell table:formula="of:=[$temp_dca_definition.E39]" office:value-type="string" office:string-value="timestamp_stop_activity" calcext:value-type="string">
            <text:p>timestamp_stop_activity</text:p>
          </table:table-cell>
          <table:table-cell office:value-type="string" calcext:value-type="string">
            <text:p>STRING</text:p>
          </table:table-cell>
          <table:table-cell table:formula="of:=COM.MICROSOFT.CONCAT([$temp_dca_definition.D39];&quot; [&quot;; [$temp_dca_definition.A39]; &quot;] &quot;)" office:value-type="string" office:string-value="timestamp stop activity [Stopptidspunkt] " calcext:value-type="string">
            <text:p>timestamp stop activity [Stopptidspunkt] </text:p>
          </table:table-cell>
        </table:table-row>
        <table:table-row table:style-name="ro1">
          <table:table-cell office:value-type="string" calcext:value-type="string">
            <text:p>NULLABLE</text:p>
          </table:table-cell>
          <table:table-cell table:formula="of:=[$temp_dca_definition.E40]" office:value-type="string" office:string-value="date_stop_activity" calcext:value-type="string">
            <text:p>date_stop_activity</text:p>
          </table:table-cell>
          <table:table-cell office:value-type="string" calcext:value-type="string">
            <text:p>STRING</text:p>
          </table:table-cell>
          <table:table-cell table:formula="of:=COM.MICROSOFT.CONCAT([$temp_dca_definition.D40];&quot; [&quot;; [$temp_dca_definition.A40]; &quot;] &quot;)" office:value-type="string" office:string-value="date stpo activity [Stoppdato] " calcext:value-type="string">
            <text:p>date stpo activity [Stoppdato] </text:p>
          </table:table-cell>
        </table:table-row>
        <table:table-row table:style-name="ro1">
          <table:table-cell office:value-type="string" calcext:value-type="string">
            <text:p>NULLABLE</text:p>
          </table:table-cell>
          <table:table-cell table:formula="of:=[$temp_dca_definition.E41]" office:value-type="string" office:string-value="hour_stop_activity" calcext:value-type="string">
            <text:p>hour_stop_activity</text:p>
          </table:table-cell>
          <table:table-cell office:value-type="string" calcext:value-type="string">
            <text:p>STRING</text:p>
          </table:table-cell>
          <table:table-cell table:formula="of:=COM.MICROSOFT.CONCAT([$temp_dca_definition.D41];&quot; [&quot;; [$temp_dca_definition.A41]; &quot;] &quot;)" office:value-type="string" office:string-value="hour stop activity [Stoppklokkeslett] " calcext:value-type="string">
            <text:p>hour stop activity [Stoppklokkeslett] </text:p>
          </table:table-cell>
        </table:table-row>
        <table:table-row table:style-name="ro1">
          <table:table-cell office:value-type="string" calcext:value-type="string">
            <text:p>NULLABLE</text:p>
          </table:table-cell>
          <table:table-cell table:formula="of:=[$temp_dca_definition.E42]" office:value-type="string" office:string-value="duration_activity" calcext:value-type="string">
            <text:p>duration_activity</text:p>
          </table:table-cell>
          <table:table-cell office:value-type="string" calcext:value-type="string">
            <text:p>STRING</text:p>
          </table:table-cell>
          <table:table-cell table:formula="of:=COM.MICROSOFT.CONCAT([$temp_dca_definition.D42];&quot; [&quot;; [$temp_dca_definition.A42]; &quot;] &quot;)" office:value-type="string" office:string-value="duration minutes [Varighet] " calcext:value-type="string">
            <text:p>duration minutes [Varighet] </text:p>
          </table:table-cell>
        </table:table-row>
        <table:table-row table:style-name="ro1">
          <table:table-cell office:value-type="string" calcext:value-type="string">
            <text:p>NULLABLE</text:p>
          </table:table-cell>
          <table:table-cell table:formula="of:=[$temp_dca_definition.E43]" office:value-type="string" office:string-value="year_reference" calcext:value-type="string">
            <text:p>year_reference</text:p>
          </table:table-cell>
          <table:table-cell office:value-type="string" calcext:value-type="string">
            <text:p>STRING</text:p>
          </table:table-cell>
          <table:table-cell table:formula="of:=COM.MICROSOFT.CONCAT([$temp_dca_definition.D43];&quot; [&quot;; [$temp_dca_definition.A43]; &quot;] &quot;)" office:value-type="string" office:string-value="year of reference [Fangstår] " calcext:value-type="string">
            <text:p>year of reference [Fangstår] </text:p>
          </table:table-cell>
        </table:table-row>
        <table:table-row table:style-name="ro1">
          <table:table-cell office:value-type="string" calcext:value-type="string">
            <text:p>NULLABLE</text:p>
          </table:table-cell>
          <table:table-cell table:formula="of:=[$temp_dca_definition.E44]" office:value-type="string" office:string-value="lat_stop_activity" calcext:value-type="string">
            <text:p>lat_stop_activity</text:p>
          </table:table-cell>
          <table:table-cell office:value-type="string" calcext:value-type="string">
            <text:p>STRING</text:p>
          </table:table-cell>
          <table:table-cell table:formula="of:=COM.MICROSOFT.CONCAT([$temp_dca_definition.D44];&quot; [&quot;; [$temp_dca_definition.A44]; &quot;] &quot;)" office:value-type="string" office:string-value="latitude stop activity [Stopposisjon.bredde] " calcext:value-type="string">
            <text:p>latitude stop activity [Stopposisjon.bredde] </text:p>
          </table:table-cell>
        </table:table-row>
        <table:table-row table:style-name="ro1">
          <table:table-cell office:value-type="string" calcext:value-type="string">
            <text:p>NULLABLE</text:p>
          </table:table-cell>
          <table:table-cell table:formula="of:=[$temp_dca_definition.E45]" office:value-type="string" office:string-value="lon_stop_activity" calcext:value-type="string">
            <text:p>lon_stop_activity</text:p>
          </table:table-cell>
          <table:table-cell office:value-type="string" calcext:value-type="string">
            <text:p>STRING</text:p>
          </table:table-cell>
          <table:table-cell table:formula="of:=COM.MICROSOFT.CONCAT([$temp_dca_definition.D45];&quot; [&quot;; [$temp_dca_definition.A45]; &quot;] &quot;)" office:value-type="string" office:string-value="longitud stop activity [Stopposisjon.lengde] " calcext:value-type="string">
            <text:p>longitud stop activity [Stopposisjon.lengde] </text:p>
          </table:table-cell>
        </table:table-row>
        <table:table-row table:style-name="ro1">
          <table:table-cell office:value-type="string" calcext:value-type="string">
            <text:p>NULLABLE</text:p>
          </table:table-cell>
          <table:table-cell table:formula="of:=[$temp_dca_definition.E46]" office:value-type="string" office:string-value="main_area_stop_activity_code" calcext:value-type="string">
            <text:p>main_area_stop_activity_code</text:p>
          </table:table-cell>
          <table:table-cell office:value-type="string" calcext:value-type="string">
            <text:p>STRING</text:p>
          </table:table-cell>
          <table:table-cell table:formula="of:=COM.MICROSOFT.CONCAT([$temp_dca_definition.D46];&quot; [&quot;; [$temp_dca_definition.A46]; &quot;] &quot;)" office:value-type="string" office:string-value="main area stop code [Hovedområde.stopp..kode.] " calcext:value-type="string">
            <text:p>main area stop code [Hovedområde.stopp..kode.] </text:p>
          </table:table-cell>
        </table:table-row>
        <table:table-row table:style-name="ro1">
          <table:table-cell office:value-type="string" calcext:value-type="string">
            <text:p>NULLABLE</text:p>
          </table:table-cell>
          <table:table-cell table:formula="of:=[$temp_dca_definition.E47]" office:value-type="string" office:string-value="main_area_stop_activity_name" calcext:value-type="string">
            <text:p>main_area_stop_activity_name</text:p>
          </table:table-cell>
          <table:table-cell office:value-type="string" calcext:value-type="string">
            <text:p>STRING</text:p>
          </table:table-cell>
          <table:table-cell table:formula="of:=COM.MICROSOFT.CONCAT([$temp_dca_definition.D47];&quot; [&quot;; [$temp_dca_definition.A47]; &quot;] &quot;)" office:value-type="string" office:string-value="mais area stop name [Hovedområde.stopp] " calcext:value-type="string">
            <text:p>mais area stop name [Hovedområde.stopp] </text:p>
          </table:table-cell>
        </table:table-row>
        <table:table-row table:style-name="ro1">
          <table:table-cell office:value-type="string" calcext:value-type="string">
            <text:p>NULLABLE</text:p>
          </table:table-cell>
          <table:table-cell table:formula="of:=[$temp_dca_definition.E48]" office:value-type="string" office:string-value="location_stop_activity_code" calcext:value-type="string">
            <text:p>location_stop_activity_code</text:p>
          </table:table-cell>
          <table:table-cell office:value-type="string" calcext:value-type="string">
            <text:p>STRING</text:p>
          </table:table-cell>
          <table:table-cell table:formula="of:=COM.MICROSOFT.CONCAT([$temp_dca_definition.D48];&quot; [&quot;; [$temp_dca_definition.A48]; &quot;] &quot;)" office:value-type="string" office:string-value="location stop code [Lokasjon.stopp..kode.] " calcext:value-type="string">
            <text:p>location stop code [Lokasjon.stopp..kode.] </text:p>
          </table:table-cell>
        </table:table-row>
        <table:table-row table:style-name="ro1">
          <table:table-cell office:value-type="string" calcext:value-type="string">
            <text:p>NULLABLE</text:p>
          </table:table-cell>
          <table:table-cell table:formula="of:=[$temp_dca_definition.E49]" office:value-type="string" office:string-value="area_grouping_stop_activity_code" calcext:value-type="string">
            <text:p>area_grouping_stop_activity_code</text:p>
          </table:table-cell>
          <table:table-cell office:value-type="string" calcext:value-type="string">
            <text:p>STRING</text:p>
          </table:table-cell>
          <table:table-cell table:formula="of:=COM.MICROSOFT.CONCAT([$temp_dca_definition.D49];&quot; [&quot;; [$temp_dca_definition.A49]; &quot;] &quot;)" office:value-type="string" office:string-value="area grouping stop code [Områdegruppering.stopp..kode.] " calcext:value-type="string">
            <text:p>area grouping stop code [Områdegruppering.stopp..kode.] </text:p>
          </table:table-cell>
        </table:table-row>
        <table:table-row table:style-name="ro1">
          <table:table-cell office:value-type="string" calcext:value-type="string">
            <text:p>NULLABLE</text:p>
          </table:table-cell>
          <table:table-cell table:formula="of:=[$temp_dca_definition.E50]" office:value-type="string" office:string-value="area_grouping_stop_activity_name" calcext:value-type="string">
            <text:p>area_grouping_stop_activity_name</text:p>
          </table:table-cell>
          <table:table-cell office:value-type="string" calcext:value-type="string">
            <text:p>STRING</text:p>
          </table:table-cell>
          <table:table-cell table:formula="of:=COM.MICROSOFT.CONCAT([$temp_dca_definition.D50];&quot; [&quot;; [$temp_dca_definition.A50]; &quot;] &quot;)" office:value-type="string" office:string-value="area grouping stop name [Områdegruppering.stopp] " calcext:value-type="string">
            <text:p>area grouping stop name [Områdegruppering.stopp] </text:p>
          </table:table-cell>
        </table:table-row>
        <table:table-row table:style-name="ro1">
          <table:table-cell office:value-type="string" calcext:value-type="string">
            <text:p>NULLABLE</text:p>
          </table:table-cell>
          <table:table-cell table:formula="of:=[$temp_dca_definition.E51]" office:value-type="string" office:string-value="depth_stop_activity" calcext:value-type="string">
            <text:p>depth_stop_activity</text:p>
          </table:table-cell>
          <table:table-cell office:value-type="string" calcext:value-type="string">
            <text:p>STRING</text:p>
          </table:table-cell>
          <table:table-cell table:formula="of:=COM.MICROSOFT.CONCAT([$temp_dca_definition.D51];&quot; [&quot;; [$temp_dca_definition.A51]; &quot;] &quot;)" office:value-type="string" office:string-value="depth stop [Havdybde.stopp] " calcext:value-type="string">
            <text:p>depth stop [Havdybde.stopp] </text:p>
          </table:table-cell>
        </table:table-row>
        <table:table-row table:style-name="ro1">
          <table:table-cell office:value-type="string" calcext:value-type="string">
            <text:p>NULLABLE</text:p>
          </table:table-cell>
          <table:table-cell table:formula="of:=[$temp_dca_definition.E52]" office:value-type="string" office:string-value="distance_activity" calcext:value-type="string">
            <text:p>distance_activity</text:p>
          </table:table-cell>
          <table:table-cell office:value-type="string" calcext:value-type="string">
            <text:p>STRING</text:p>
          </table:table-cell>
          <table:table-cell table:formula="of:=COM.MICROSOFT.CONCAT([$temp_dca_definition.D52];&quot; [&quot;; [$temp_dca_definition.A52]; &quot;] &quot;)" office:value-type="string" office:string-value="distance of set, meters [Trekkavstand] " calcext:value-type="string">
            <text:p>distance of set, meters [Trekkavstand] </text:p>
          </table:table-cell>
        </table:table-row>
        <table:table-row table:style-name="ro1">
          <table:table-cell office:value-type="string" calcext:value-type="string">
            <text:p>NULLABLE</text:p>
          </table:table-cell>
          <table:table-cell table:formula="of:=[$temp_dca_definition.E53]" office:value-type="string" office:string-value="pumped_vessel" calcext:value-type="string">
            <text:p>pumped_vessel</text:p>
          </table:table-cell>
          <table:table-cell office:value-type="string" calcext:value-type="string">
            <text:p>STRING</text:p>
          </table:table-cell>
          <table:table-cell table:formula="of:=COM.MICROSOFT.CONCAT([$temp_dca_definition.D53];&quot; [&quot;; [$temp_dca_definition.A53]; &quot;] &quot;)" office:value-type="string" office:string-value="pumped vessel [Pumpet.fra.fartøy] " calcext:value-type="string">
            <text:p>pumped vessel [Pumpet.fra.fartøy] </text:p>
          </table:table-cell>
        </table:table-row>
        <table:table-row table:style-name="ro1">
          <table:table-cell office:value-type="string" calcext:value-type="string">
            <text:p>NULLABLE</text:p>
          </table:table-cell>
          <table:table-cell table:formula="of:=[$temp_dca_definition.E54]" office:value-type="string" office:string-value="fao_gear_code" calcext:value-type="string">
            <text:p>fao_gear_code</text:p>
          </table:table-cell>
          <table:table-cell office:value-type="string" calcext:value-type="string">
            <text:p>STRING</text:p>
          </table:table-cell>
          <table:table-cell table:formula="of:=COM.MICROSOFT.CONCAT([$temp_dca_definition.D54];&quot; [&quot;; [$temp_dca_definition.A54]; &quot;] &quot;)" office:value-type="string" office:string-value="FAO fishing gear [Redskap.FAO..kode.] " calcext:value-type="string">
            <text:p>FAO fishing gear [Redskap.FAO..kode.] </text:p>
          </table:table-cell>
        </table:table-row>
        <table:table-row table:style-name="ro1">
          <table:table-cell office:value-type="string" calcext:value-type="string">
            <text:p>NULLABLE</text:p>
          </table:table-cell>
          <table:table-cell table:formula="of:=[$temp_dca_definition.E55]" office:value-type="string" office:string-value="fao_gear_name" calcext:value-type="string">
            <text:p>fao_gear_name</text:p>
          </table:table-cell>
          <table:table-cell office:value-type="string" calcext:value-type="string">
            <text:p>STRING</text:p>
          </table:table-cell>
          <table:table-cell table:formula="of:=COM.MICROSOFT.CONCAT([$temp_dca_definition.D55];&quot; [&quot;; [$temp_dca_definition.A55]; &quot;] &quot;)" office:value-type="string" office:string-value="FAO fishing gear name [Redskap.FAO] " calcext:value-type="string">
            <text:p>FAO fishing gear name [Redskap.FAO] </text:p>
          </table:table-cell>
        </table:table-row>
        <table:table-row table:style-name="ro1">
          <table:table-cell office:value-type="string" calcext:value-type="string">
            <text:p>NULLABLE</text:p>
          </table:table-cell>
          <table:table-cell table:formula="of:=[$temp_dca_definition.E56]" office:value-type="string" office:string-value="fdir_gear_code" calcext:value-type="string">
            <text:p>fdir_gear_code</text:p>
          </table:table-cell>
          <table:table-cell office:value-type="string" calcext:value-type="string">
            <text:p>STRING</text:p>
          </table:table-cell>
          <table:table-cell table:formula="of:=COM.MICROSOFT.CONCAT([$temp_dca_definition.D56];&quot; [&quot;; [$temp_dca_definition.A56]; &quot;] &quot;)" office:value-type="string" office:string-value="Norway gear code [Redskap.FDIR..kode.] " calcext:value-type="string">
            <text:p>Norway gear code [Redskap.FDIR..kode.] </text:p>
          </table:table-cell>
        </table:table-row>
        <table:table-row table:style-name="ro1">
          <table:table-cell office:value-type="string" calcext:value-type="string">
            <text:p>NULLABLE</text:p>
          </table:table-cell>
          <table:table-cell table:formula="of:=[$temp_dca_definition.E57]" office:value-type="string" office:string-value="fdir_gear_name" calcext:value-type="string">
            <text:p>fdir_gear_name</text:p>
          </table:table-cell>
          <table:table-cell office:value-type="string" calcext:value-type="string">
            <text:p>STRING</text:p>
          </table:table-cell>
          <table:table-cell table:formula="of:=COM.MICROSOFT.CONCAT([$temp_dca_definition.D57];&quot; [&quot;; [$temp_dca_definition.A57]; &quot;] &quot;)" office:value-type="string" office:string-value="Norway gear name [Redskap.FDIR] " calcext:value-type="string">
            <text:p>Norway gear name [Redskap.FDIR] </text:p>
          </table:table-cell>
        </table:table-row>
        <table:table-row table:style-name="ro1">
          <table:table-cell office:value-type="string" calcext:value-type="string">
            <text:p>NULLABLE</text:p>
          </table:table-cell>
          <table:table-cell table:formula="of:=[$temp_dca_definition.E58]" office:value-type="string" office:string-value="fidr_gear_group_code" calcext:value-type="string">
            <text:p>fidr_gear_group_code</text:p>
          </table:table-cell>
          <table:table-cell office:value-type="string" calcext:value-type="string">
            <text:p>STRING</text:p>
          </table:table-cell>
          <table:table-cell table:formula="of:=COM.MICROSOFT.CONCAT([$temp_dca_definition.D58];&quot; [&quot;; [$temp_dca_definition.A58]; &quot;] &quot;)" office:value-type="string" office:string-value="Norway gear group code [Redskap...gruppe..kode.] " calcext:value-type="string">
            <text:p>Norway gear group code [Redskap...gruppe..kode.] </text:p>
          </table:table-cell>
        </table:table-row>
        <table:table-row table:style-name="ro1">
          <table:table-cell office:value-type="string" calcext:value-type="string">
            <text:p>NULLABLE</text:p>
          </table:table-cell>
          <table:table-cell table:formula="of:=[$temp_dca_definition.E59]" office:value-type="string" office:string-value="fdir_gear_group_name" calcext:value-type="string">
            <text:p>fdir_gear_group_name</text:p>
          </table:table-cell>
          <table:table-cell office:value-type="string" calcext:value-type="string">
            <text:p>STRING</text:p>
          </table:table-cell>
          <table:table-cell table:formula="of:=COM.MICROSOFT.CONCAT([$temp_dca_definition.D59];&quot; [&quot;; [$temp_dca_definition.A59]; &quot;] &quot;)" office:value-type="string" office:string-value="Norway gear group name [Redskap...gruppe] " calcext:value-type="string">
            <text:p>Norway gear group name [Redskap...gruppe] </text:p>
          </table:table-cell>
        </table:table-row>
        <table:table-row table:style-name="ro1">
          <table:table-cell office:value-type="string" calcext:value-type="string">
            <text:p>NULLABLE</text:p>
          </table:table-cell>
          <table:table-cell table:formula="of:=[$temp_dca_definition.E60]" office:value-type="string" office:string-value="fdir_main_gear_code" calcext:value-type="string">
            <text:p>fdir_main_gear_code</text:p>
          </table:table-cell>
          <table:table-cell office:value-type="string" calcext:value-type="string">
            <text:p>STRING</text:p>
          </table:table-cell>
          <table:table-cell table:formula="of:=COM.MICROSOFT.CONCAT([$temp_dca_definition.D60];&quot; [&quot;; [$temp_dca_definition.A60]; &quot;] &quot;)" office:value-type="string" office:string-value="Norway main gear code [Redskap...hovedgruppe..kode.] " calcext:value-type="string">
            <text:p>Norway main gear code [Redskap...hovedgruppe..kode.] </text:p>
          </table:table-cell>
        </table:table-row>
        <table:table-row table:style-name="ro1">
          <table:table-cell office:value-type="string" calcext:value-type="string">
            <text:p>NULLABLE</text:p>
          </table:table-cell>
          <table:table-cell table:formula="of:=[$temp_dca_definition.E61]" office:value-type="string" office:string-value="fdir_main_gear_name" calcext:value-type="string">
            <text:p>fdir_main_gear_name</text:p>
          </table:table-cell>
          <table:table-cell office:value-type="string" calcext:value-type="string">
            <text:p>STRING</text:p>
          </table:table-cell>
          <table:table-cell table:formula="of:=COM.MICROSOFT.CONCAT([$temp_dca_definition.D61];&quot; [&quot;; [$temp_dca_definition.A61]; &quot;] &quot;)" office:value-type="string" office:string-value="Norway main gear name [Redskap...hovedgruppe] " calcext:value-type="string">
            <text:p>Norway main gear name [Redskap...hovedgruppe] </text:p>
          </table:table-cell>
        </table:table-row>
        <table:table-row table:style-name="ro1">
          <table:table-cell office:value-type="string" calcext:value-type="string">
            <text:p>NULLABLE</text:p>
          </table:table-cell>
          <table:table-cell table:formula="of:=[$temp_dca_definition.E62]" office:value-type="string" office:string-value="fdir_gear_specification_code" calcext:value-type="string">
            <text:p>fdir_gear_specification_code</text:p>
          </table:table-cell>
          <table:table-cell office:value-type="string" calcext:value-type="string">
            <text:p>STRING</text:p>
          </table:table-cell>
          <table:table-cell table:formula="of:=COM.MICROSOFT.CONCAT([$temp_dca_definition.D62];&quot; [&quot;; [$temp_dca_definition.A62]; &quot;] &quot;)" office:value-type="string" office:string-value="Norway gear specification code [Redskapsspesifikasjon..kode.] " calcext:value-type="string">
            <text:p>Norway gear specification code [Redskapsspesifikasjon..kode.] </text:p>
          </table:table-cell>
        </table:table-row>
        <table:table-row table:style-name="ro1">
          <table:table-cell office:value-type="string" calcext:value-type="string">
            <text:p>NULLABLE</text:p>
          </table:table-cell>
          <table:table-cell table:formula="of:=[$temp_dca_definition.E63]" office:value-type="string" office:string-value="fdir_gear_specification_name" calcext:value-type="string">
            <text:p>fdir_gear_specification_name</text:p>
          </table:table-cell>
          <table:table-cell office:value-type="string" calcext:value-type="string">
            <text:p>STRING</text:p>
          </table:table-cell>
          <table:table-cell table:formula="of:=COM.MICROSOFT.CONCAT([$temp_dca_definition.D63];&quot; [&quot;; [$temp_dca_definition.A63]; &quot;] &quot;)" office:value-type="string" office:string-value="Norway gear specification name [Redskapsspesifikasjon] " calcext:value-type="string">
            <text:p>Norway gear specification name [Redskapsspesifikasjon] </text:p>
          </table:table-cell>
        </table:table-row>
        <table:table-row table:style-name="ro1">
          <table:table-cell office:value-type="string" calcext:value-type="string">
            <text:p>NULLABLE</text:p>
          </table:table-cell>
          <table:table-cell table:formula="of:=[$temp_dca_definition.E64]" office:value-type="string" office:string-value="mesh_size" calcext:value-type="string">
            <text:p>mesh_size</text:p>
          </table:table-cell>
          <table:table-cell office:value-type="string" calcext:value-type="string">
            <text:p>STRING</text:p>
          </table:table-cell>
          <table:table-cell table:formula="of:=COM.MICROSOFT.CONCAT([$temp_dca_definition.D64];&quot; [&quot;; [$temp_dca_definition.A64]; &quot;] &quot;)" office:value-type="string" office:string-value="gear mesh size mm [Redskap.maskevidde] " calcext:value-type="string">
            <text:p>gear mesh size mm [Redskap.maskevidde] </text:p>
          </table:table-cell>
        </table:table-row>
        <table:table-row table:style-name="ro1">
          <table:table-cell office:value-type="string" calcext:value-type="string">
            <text:p>NULLABLE</text:p>
          </table:table-cell>
          <table:table-cell table:formula="of:=[$temp_dca_definition.E65]" office:value-type="string" office:string-value="gear_problem_code" calcext:value-type="string">
            <text:p>gear_problem_code</text:p>
          </table:table-cell>
          <table:table-cell office:value-type="string" calcext:value-type="string">
            <text:p>STRING</text:p>
          </table:table-cell>
          <table:table-cell table:formula="of:=COM.MICROSOFT.CONCAT([$temp_dca_definition.D65];&quot; [&quot;; [$temp_dca_definition.A65]; &quot;] &quot;)" office:value-type="string" office:string-value="gear problem code [Redskap.problem..kode.] " calcext:value-type="string">
            <text:p>gear problem code [Redskap.problem..kode.] </text:p>
          </table:table-cell>
        </table:table-row>
        <table:table-row table:style-name="ro1">
          <table:table-cell office:value-type="string" calcext:value-type="string">
            <text:p>NULLABLE</text:p>
          </table:table-cell>
          <table:table-cell table:formula="of:=[$temp_dca_definition.E66]" office:value-type="string" office:string-value="gear_problem_name" calcext:value-type="string">
            <text:p>gear_problem_name</text:p>
          </table:table-cell>
          <table:table-cell office:value-type="string" calcext:value-type="string">
            <text:p>STRING</text:p>
          </table:table-cell>
          <table:table-cell table:formula="of:=COM.MICROSOFT.CONCAT([$temp_dca_definition.D66];&quot; [&quot;; [$temp_dca_definition.A66]; &quot;] &quot;)" office:value-type="string" office:string-value="gear problem name [Redskap.problem] " calcext:value-type="string">
            <text:p>gear problem name [Redskap.problem] </text:p>
          </table:table-cell>
        </table:table-row>
        <table:table-row table:style-name="ro1">
          <table:table-cell office:value-type="string" calcext:value-type="string">
            <text:p>NULLABLE</text:p>
          </table:table-cell>
          <table:table-cell table:formula="of:=[$temp_dca_definition.E67]" office:value-type="string" office:string-value="gear_quantity" calcext:value-type="string">
            <text:p>gear_quantity</text:p>
          </table:table-cell>
          <table:table-cell office:value-type="string" calcext:value-type="string">
            <text:p>STRING</text:p>
          </table:table-cell>
          <table:table-cell table:formula="of:=COM.MICROSOFT.CONCAT([$temp_dca_definition.D67];&quot; [&quot;; [$temp_dca_definition.A67]; &quot;] &quot;)" office:value-type="string" office:string-value="gear quantity [Redskap.mengde] " calcext:value-type="string">
            <text:p>gear quantity [Redskap.mengde] </text:p>
          </table:table-cell>
        </table:table-row>
        <table:table-row table:style-name="ro1">
          <table:table-cell office:value-type="string" calcext:value-type="string">
            <text:p>NULLABLE</text:p>
          </table:table-cell>
          <table:table-cell table:formula="of:=[$temp_dca_definition.E68]" office:value-type="string" office:string-value="fao_main_species_code" calcext:value-type="string">
            <text:p>fao_main_species_code</text:p>
          </table:table-cell>
          <table:table-cell office:value-type="string" calcext:value-type="string">
            <text:p>STRING</text:p>
          </table:table-cell>
          <table:table-cell table:formula="of:=COM.MICROSOFT.CONCAT([$temp_dca_definition.D68];&quot; [&quot;; [$temp_dca_definition.A68]; &quot;] &quot;)" office:value-type="string" office:string-value="fao main species code [Hovedart.FAO..kode.] " calcext:value-type="string">
            <text:p>fao main species code [Hovedart.FAO..kode.] </text:p>
          </table:table-cell>
        </table:table-row>
        <table:table-row table:style-name="ro1">
          <table:table-cell office:value-type="string" calcext:value-type="string">
            <text:p>NULLABLE</text:p>
          </table:table-cell>
          <table:table-cell table:formula="of:=[$temp_dca_definition.E69]" office:value-type="string" office:string-value="fao_main_species_name" calcext:value-type="string">
            <text:p>fao_main_species_name</text:p>
          </table:table-cell>
          <table:table-cell office:value-type="string" calcext:value-type="string">
            <text:p>STRING</text:p>
          </table:table-cell>
          <table:table-cell table:formula="of:=COM.MICROSOFT.CONCAT([$temp_dca_definition.D69];&quot; [&quot;; [$temp_dca_definition.A69]; &quot;] &quot;)" office:value-type="string" office:string-value="fao main species name [Hovedart.FAO] " calcext:value-type="string">
            <text:p>fao main species name [Hovedart.FAO] </text:p>
          </table:table-cell>
        </table:table-row>
        <table:table-row table:style-name="ro1">
          <table:table-cell office:value-type="string" calcext:value-type="string">
            <text:p>NULLABLE</text:p>
          </table:table-cell>
          <table:table-cell table:formula="of:=[$temp_dca_definition.E70]" office:value-type="string" office:string-value="fdir_main_species_code" calcext:value-type="string">
            <text:p>fdir_main_species_code</text:p>
          </table:table-cell>
          <table:table-cell office:value-type="string" calcext:value-type="string">
            <text:p>STRING</text:p>
          </table:table-cell>
          <table:table-cell table:formula="of:=COM.MICROSOFT.CONCAT([$temp_dca_definition.D70];&quot; [&quot;; [$temp_dca_definition.A70]; &quot;] &quot;)" office:value-type="string" office:string-value="fdir main species code [Hovedart...FDIR..kode.] " calcext:value-type="string">
            <text:p>fdir main species code [Hovedart...FDIR..kode.] </text:p>
          </table:table-cell>
        </table:table-row>
        <table:table-row table:style-name="ro1">
          <table:table-cell office:value-type="string" calcext:value-type="string">
            <text:p>NULLABLE</text:p>
          </table:table-cell>
          <table:table-cell table:formula="of:=[$temp_dca_definition.E71]" office:value-type="string" office:string-value="fao_species_code" calcext:value-type="string">
            <text:p>fao_species_code</text:p>
          </table:table-cell>
          <table:table-cell office:value-type="string" calcext:value-type="string">
            <text:p>STRING</text:p>
          </table:table-cell>
          <table:table-cell table:formula="of:=COM.MICROSOFT.CONCAT([$temp_dca_definition.D71];&quot; [&quot;; [$temp_dca_definition.A71]; &quot;] &quot;)" office:value-type="string" office:string-value="fao species code [Art.FAO..kode.] " calcext:value-type="string">
            <text:p>fao species code [Art.FAO..kode.] </text:p>
          </table:table-cell>
        </table:table-row>
        <table:table-row table:style-name="ro1">
          <table:table-cell office:value-type="string" calcext:value-type="string">
            <text:p>NULLABLE</text:p>
          </table:table-cell>
          <table:table-cell table:formula="of:=[$temp_dca_definition.E72]" office:value-type="string" office:string-value="fao_species_name" calcext:value-type="string">
            <text:p>fao_species_name</text:p>
          </table:table-cell>
          <table:table-cell office:value-type="string" calcext:value-type="string">
            <text:p>STRING</text:p>
          </table:table-cell>
          <table:table-cell table:formula="of:=COM.MICROSOFT.CONCAT([$temp_dca_definition.D72];&quot; [&quot;; [$temp_dca_definition.A72]; &quot;] &quot;)" office:value-type="string" office:string-value="fao species name [Art.FAO] " calcext:value-type="string">
            <text:p>fao species name [Art.FAO] </text:p>
          </table:table-cell>
        </table:table-row>
        <table:table-row table:style-name="ro1">
          <table:table-cell office:value-type="string" calcext:value-type="string">
            <text:p>NULLABLE</text:p>
          </table:table-cell>
          <table:table-cell table:formula="of:=[$temp_dca_definition.E73]" office:value-type="string" office:string-value="fdir_species_code" calcext:value-type="string">
            <text:p>fdir_species_code</text:p>
          </table:table-cell>
          <table:table-cell office:value-type="string" calcext:value-type="string">
            <text:p>STRING</text:p>
          </table:table-cell>
          <table:table-cell table:formula="of:=COM.MICROSOFT.CONCAT([$temp_dca_definition.D73];&quot; [&quot;; [$temp_dca_definition.A73]; &quot;] &quot;)" office:value-type="string" office:string-value="fdir species code [Art...FDIR..kode.] " calcext:value-type="string">
            <text:p>fdir species code [Art...FDIR..kode.] </text:p>
          </table:table-cell>
        </table:table-row>
        <table:table-row table:style-name="ro1">
          <table:table-cell office:value-type="string" calcext:value-type="string">
            <text:p>NULLABLE</text:p>
          </table:table-cell>
          <table:table-cell table:formula="of:=[$temp_dca_definition.E74]" office:value-type="string" office:string-value="fdir_species_name" calcext:value-type="string">
            <text:p>fdir_species_name</text:p>
          </table:table-cell>
          <table:table-cell office:value-type="string" calcext:value-type="string">
            <text:p>STRING</text:p>
          </table:table-cell>
          <table:table-cell table:formula="of:=COM.MICROSOFT.CONCAT([$temp_dca_definition.D74];&quot; [&quot;; [$temp_dca_definition.A74]; &quot;] &quot;)" office:value-type="string" office:string-value="fdir species name [Art...FDIR] " calcext:value-type="string">
            <text:p>fdir species name [Art...FDIR] </text:p>
          </table:table-cell>
        </table:table-row>
        <table:table-row table:style-name="ro1">
          <table:table-cell office:value-type="string" calcext:value-type="string">
            <text:p>NULLABLE</text:p>
          </table:table-cell>
          <table:table-cell table:formula="of:=[$temp_dca_definition.E75]" office:value-type="string" office:string-value="species_group_code" calcext:value-type="string">
            <text:p>species_group_code</text:p>
          </table:table-cell>
          <table:table-cell office:value-type="string" calcext:value-type="string">
            <text:p>STRING</text:p>
          </table:table-cell>
          <table:table-cell table:formula="of:=COM.MICROSOFT.CONCAT([$temp_dca_definition.D75];&quot; [&quot;; [$temp_dca_definition.A75]; &quot;] &quot;)" office:value-type="string" office:string-value="species group code [Art...gruppe..kode.] " calcext:value-type="string">
            <text:p>species group code [Art...gruppe..kode.] </text:p>
          </table:table-cell>
        </table:table-row>
        <table:table-row table:style-name="ro1">
          <table:table-cell office:value-type="string" calcext:value-type="string">
            <text:p>NULLABLE</text:p>
          </table:table-cell>
          <table:table-cell table:formula="of:=[$temp_dca_definition.E76]" office:value-type="string" office:string-value="species_group_name" calcext:value-type="string">
            <text:p>species_group_name</text:p>
          </table:table-cell>
          <table:table-cell office:value-type="string" calcext:value-type="string">
            <text:p>STRING</text:p>
          </table:table-cell>
          <table:table-cell table:formula="of:=COM.MICROSOFT.CONCAT([$temp_dca_definition.D76];&quot; [&quot;; [$temp_dca_definition.A76]; &quot;] &quot;)" office:value-type="string" office:string-value="species group name [Art...gruppe] " calcext:value-type="string">
            <text:p>species group name [Art...gruppe] </text:p>
          </table:table-cell>
        </table:table-row>
        <table:table-row table:style-name="ro1">
          <table:table-cell office:value-type="string" calcext:value-type="string">
            <text:p>NULLABLE</text:p>
          </table:table-cell>
          <table:table-cell table:formula="of:=[$temp_dca_definition.E77]" office:value-type="string" office:string-value="species_main_group_code" calcext:value-type="string">
            <text:p>species_main_group_code</text:p>
          </table:table-cell>
          <table:table-cell office:value-type="string" calcext:value-type="string">
            <text:p>STRING</text:p>
          </table:table-cell>
          <table:table-cell table:formula="of:=COM.MICROSOFT.CONCAT([$temp_dca_definition.D77];&quot; [&quot;; [$temp_dca_definition.A77]; &quot;] &quot;)" office:value-type="string" office:string-value="species main group code [Art...hovedgruppe..kode.] " calcext:value-type="string">
            <text:p>species main group code [Art...hovedgruppe..kode.] </text:p>
          </table:table-cell>
        </table:table-row>
        <table:table-row table:style-name="ro1">
          <table:table-cell office:value-type="string" calcext:value-type="string">
            <text:p>NULLABLE</text:p>
          </table:table-cell>
          <table:table-cell table:formula="of:=[$temp_dca_definition.E78]" office:value-type="string" office:string-value="species_main_group" calcext:value-type="string">
            <text:p>species_main_group</text:p>
          </table:table-cell>
          <table:table-cell office:value-type="string" calcext:value-type="string">
            <text:p>STRING</text:p>
          </table:table-cell>
          <table:table-cell table:formula="of:=COM.MICROSOFT.CONCAT([$temp_dca_definition.D78];&quot; [&quot;; [$temp_dca_definition.A78]; &quot;] &quot;)" office:value-type="string" office:string-value="species main group [Art...hovedgruppe] " calcext:value-type="string">
            <text:p>species main group [Art...hovedgruppe] </text:p>
          </table:table-cell>
        </table:table-row>
        <table:table-row table:style-name="ro1">
          <table:table-cell office:value-type="string" calcext:value-type="string">
            <text:p>NULLABLE</text:p>
          </table:table-cell>
          <table:table-cell table:formula="of:=[$temp_dca_definition.E79]" office:value-type="string" office:string-value="herring_stock_code" calcext:value-type="string">
            <text:p>herring_stock_code</text:p>
          </table:table-cell>
          <table:table-cell office:value-type="string" calcext:value-type="string">
            <text:p>STRING</text:p>
          </table:table-cell>
          <table:table-cell table:formula="of:=COM.MICROSOFT.CONCAT([$temp_dca_definition.D79];&quot; [&quot;; [$temp_dca_definition.A79]; &quot;] &quot;)" office:value-type="string" office:string-value="herring stock code [Sildebestand..kode.] " calcext:value-type="string">
            <text:p>herring stock code [Sildebestand..kode.] </text:p>
          </table:table-cell>
        </table:table-row>
        <table:table-row table:style-name="ro1">
          <table:table-cell office:value-type="string" calcext:value-type="string">
            <text:p>NULLABLE</text:p>
          </table:table-cell>
          <table:table-cell table:formula="of:=[$temp_dca_definition.E80]" office:value-type="string" office:string-value="herring_stock" calcext:value-type="string">
            <text:p>herring_stock</text:p>
          </table:table-cell>
          <table:table-cell office:value-type="string" calcext:value-type="string">
            <text:p>STRING</text:p>
          </table:table-cell>
          <table:table-cell table:formula="of:=COM.MICROSOFT.CONCAT([$temp_dca_definition.D80];&quot; [&quot;; [$temp_dca_definition.A80]; &quot;] &quot;)" office:value-type="string" office:string-value="herring stock [Sildebestand] " calcext:value-type="string">
            <text:p>herring stock [Sildebestand] </text:p>
          </table:table-cell>
        </table:table-row>
        <table:table-row table:style-name="ro1">
          <table:table-cell office:value-type="string" calcext:value-type="string">
            <text:p>NULLABLE</text:p>
          </table:table-cell>
          <table:table-cell table:formula="of:=[$temp_dca_definition.E81]" office:value-type="string" office:string-value="fdir_herring_stock_code" calcext:value-type="string">
            <text:p>fdir_herring_stock_code</text:p>
          </table:table-cell>
          <table:table-cell office:value-type="string" calcext:value-type="string">
            <text:p>STRING</text:p>
          </table:table-cell>
          <table:table-cell table:formula="of:=COM.MICROSOFT.CONCAT([$temp_dca_definition.D81];&quot; [&quot;; [$temp_dca_definition.A81]; &quot;] &quot;)" office:value-type="string" office:string-value="fdir herring stock code [Sildebestand...FDIR..kode.] " calcext:value-type="string">
            <text:p>fdir herring stock code [Sildebestand...FDIR..kode.] </text:p>
          </table:table-cell>
        </table:table-row>
        <table:table-row table:style-name="ro1">
          <table:table-cell office:value-type="string" calcext:value-type="string">
            <text:p>NULLABLE</text:p>
          </table:table-cell>
          <table:table-cell table:formula="of:=[$temp_dca_definition.E82]" office:value-type="string" office:string-value="weigth_kg" calcext:value-type="string">
            <text:p>weigth_kg</text:p>
          </table:table-cell>
          <table:table-cell office:value-type="string" calcext:value-type="string">
            <text:p>STRING</text:p>
          </table:table-cell>
          <table:table-cell table:formula="of:=COM.MICROSOFT.CONCAT([$temp_dca_definition.D82];&quot; [&quot;; [$temp_dca_definition.A82]; &quot;] &quot;)" office:value-type="string" office:string-value="catch weigth kg [Rundvekt] " calcext:value-type="string">
            <text:p>catch weigth kg [Rundvekt] </text:p>
          </table:table-cell>
        </table:table-row>
        <table:table-row table:style-name="ro1">
          <table:table-cell office:value-type="string" calcext:value-type="string">
            <text:p>NULLABLE</text:p>
          </table:table-cell>
          <table:table-cell table:formula="of:=[$temp_dca_definition.E83]" office:value-type="string" office:string-value="individual_number" calcext:value-type="string">
            <text:p>individual_number</text:p>
          </table:table-cell>
          <table:table-cell office:value-type="string" calcext:value-type="string">
            <text:p>STRING</text:p>
          </table:table-cell>
          <table:table-cell table:formula="of:=COM.MICROSOFT.CONCAT([$temp_dca_definition.D83];&quot; [&quot;; [$temp_dca_definition.A83]; &quot;] &quot;)" office:value-type="string" office:string-value="catch individual number [Individnummer] " calcext:value-type="string">
            <text:p>catch individual number [Individnummer] </text:p>
          </table:table-cell>
        </table:table-row>
        <table:table-row table:style-name="ro1">
          <table:table-cell office:value-type="string" calcext:value-type="string">
            <text:p>NULLABLE</text:p>
          </table:table-cell>
          <table:table-cell table:formula="of:=[$temp_dca_definition.E84]" office:value-type="string" office:string-value="species_sex_code" calcext:value-type="string">
            <text:p>species_sex_code</text:p>
          </table:table-cell>
          <table:table-cell office:value-type="string" calcext:value-type="string">
            <text:p>STRING</text:p>
          </table:table-cell>
          <table:table-cell table:formula="of:=COM.MICROSOFT.CONCAT([$temp_dca_definition.D84];&quot; [&quot;; [$temp_dca_definition.A84]; &quot;] &quot;)" office:value-type="string" office:string-value="species sex code [Kjønn..kode.] " calcext:value-type="string">
            <text:p>species sex code [Kjønn..kode.] </text:p>
          </table:table-cell>
        </table:table-row>
        <table:table-row table:style-name="ro1">
          <table:table-cell office:value-type="string" calcext:value-type="string">
            <text:p>NULLABLE</text:p>
          </table:table-cell>
          <table:table-cell table:formula="of:=[$temp_dca_definition.E85]" office:value-type="string" office:string-value="species_sex" calcext:value-type="string">
            <text:p>species_sex</text:p>
          </table:table-cell>
          <table:table-cell office:value-type="string" calcext:value-type="string">
            <text:p>STRING</text:p>
          </table:table-cell>
          <table:table-cell table:formula="of:=COM.MICROSOFT.CONCAT([$temp_dca_definition.D85];&quot; [&quot;; [$temp_dca_definition.A85]; &quot;] &quot;)" office:value-type="string" office:string-value="species sex [Kjønn] " calcext:value-type="string">
            <text:p>species sex [Kjønn] </text:p>
          </table:table-cell>
        </table:table-row>
        <table:table-row table:style-name="ro1">
          <table:table-cell office:value-type="string" calcext:value-type="string">
            <text:p>NULLABLE</text:p>
          </table:table-cell>
          <table:table-cell table:formula="of:=[$temp_dca_definition.E86]" office:value-type="string" office:string-value="species_length" calcext:value-type="string">
            <text:p>species_length</text:p>
          </table:table-cell>
          <table:table-cell office:value-type="string" calcext:value-type="string">
            <text:p>STRING</text:p>
          </table:table-cell>
          <table:table-cell table:formula="of:=COM.MICROSOFT.CONCAT([$temp_dca_definition.D86];&quot; [&quot;; [$temp_dca_definition.A86]; &quot;] &quot;)" office:value-type="string" office:string-value="species length [Lengde] " calcext:value-type="string">
            <text:p>species length [Lengde] </text:p>
          </table:table-cell>
        </table:table-row>
        <table:table-row table:style-name="ro1">
          <table:table-cell office:value-type="string" calcext:value-type="string">
            <text:p>NULLABLE</text:p>
          </table:table-cell>
          <table:table-cell office:value-type="string" calcext:value-type="string">
            <text:p>species_circumference</text:p>
          </table:table-cell>
          <table:table-cell office:value-type="string" calcext:value-type="string">
            <text:p>STRING</text:p>
          </table:table-cell>
          <table:table-cell office:value-type="string" calcext:value-type="string">
            <text:p>Species circunference [omkrets]</text:p>
          </table:table-cell>
        </table:table-row>
        <table:table-row table:style-name="ro1">
          <table:table-cell office:value-type="string" calcext:value-type="string">
            <text:p>NULLABLE</text:p>
          </table:table-cell>
          <table:table-cell table:formula="of:=[$temp_dca_definition.E88]" office:value-type="string" office:string-value="species_bacon_a" calcext:value-type="string">
            <text:p>species_bacon_a</text:p>
          </table:table-cell>
          <table:table-cell office:value-type="string" calcext:value-type="string">
            <text:p>STRING</text:p>
          </table:table-cell>
          <table:table-cell table:formula="of:=COM.MICROSOFT.CONCAT([$temp_dca_definition.D88];&quot; [&quot;; [$temp_dca_definition.A88]; &quot;] &quot;)" office:value-type="string" office:string-value="species bacon a [Spekkmål.A] " calcext:value-type="string">
            <text:p>species bacon a [Spekkmål.A] </text:p>
          </table:table-cell>
        </table:table-row>
        <table:table-row table:style-name="ro1">
          <table:table-cell office:value-type="string" calcext:value-type="string">
            <text:p>NULLABLE</text:p>
          </table:table-cell>
          <table:table-cell table:formula="of:=[$temp_dca_definition.E89]" office:value-type="string" office:string-value="species_bacon_b" calcext:value-type="string">
            <text:p>species_bacon_b</text:p>
          </table:table-cell>
          <table:table-cell office:value-type="string" calcext:value-type="string">
            <text:p>STRING</text:p>
          </table:table-cell>
          <table:table-cell table:formula="of:=COM.MICROSOFT.CONCAT([$temp_dca_definition.D89];&quot; [&quot;; [$temp_dca_definition.A89]; &quot;] &quot;)" office:value-type="string" office:string-value="species bacon b [Spekkmål.B] " calcext:value-type="string">
            <text:p>species bacon b [Spekkmål.B] </text:p>
          </table:table-cell>
        </table:table-row>
        <table:table-row table:style-name="ro1">
          <table:table-cell office:value-type="string" calcext:value-type="string">
            <text:p>NULLABLE</text:p>
          </table:table-cell>
          <table:table-cell table:formula="of:=[$temp_dca_definition.E90]" office:value-type="string" office:string-value="species_bacon_c" calcext:value-type="string">
            <text:p>species_bacon_c</text:p>
          </table:table-cell>
          <table:table-cell office:value-type="string" calcext:value-type="string">
            <text:p>STRING</text:p>
          </table:table-cell>
          <table:table-cell table:formula="of:=COM.MICROSOFT.CONCAT([$temp_dca_definition.D90];&quot; [&quot;; [$temp_dca_definition.A90]; &quot;] &quot;)" office:value-type="string" office:string-value="species bacon c [Spekkmål.C] " calcext:value-type="string">
            <text:p>species bacon c [Spekkmål.C] </text:p>
          </table:table-cell>
        </table:table-row>
        <table:table-row table:style-name="ro1">
          <table:table-cell office:value-type="string" calcext:value-type="string">
            <text:p>NULLABLE</text:p>
          </table:table-cell>
          <table:table-cell table:formula="of:=[$temp_dca_definition.E91]" office:value-type="string" office:string-value="species_fetal_length" calcext:value-type="string">
            <text:p>species_fetal_length</text:p>
          </table:table-cell>
          <table:table-cell office:value-type="string" calcext:value-type="string">
            <text:p>STRING</text:p>
          </table:table-cell>
          <table:table-cell table:formula="of:=COM.MICROSOFT.CONCAT([$temp_dca_definition.D91];&quot; [&quot;; [$temp_dca_definition.A91]; &quot;] &quot;)" office:value-type="string" office:string-value="species fetal length [Fosterlengde] " calcext:value-type="string">
            <text:p>species fetal length [Fosterlengde] </text:p>
          </table:table-cell>
        </table:table-row>
        <table:table-row table:style-name="ro1">
          <table:table-cell office:value-type="string" calcext:value-type="string">
            <text:p>NULLABLE</text:p>
          </table:table-cell>
          <table:table-cell table:formula="of:=[$temp_dca_definition.E92]" office:value-type="string" office:string-value="species_grenade_number" calcext:value-type="string">
            <text:p>species_grenade_number</text:p>
          </table:table-cell>
          <table:table-cell office:value-type="string" calcext:value-type="string">
            <text:p>STRING</text:p>
          </table:table-cell>
          <table:table-cell table:formula="of:=COM.MICROSOFT.CONCAT([$temp_dca_definition.D92];&quot; [&quot;; [$temp_dca_definition.A92]; &quot;] &quot;)" office:value-type="string" office:string-value="species grenade number [Granatnummer] " calcext:value-type="string">
            <text:p>species grenade number [Granatnummer] </text:p>
          </table:table-cell>
        </table:table-row>
        <table:table-row table:style-name="ro1">
          <table:table-cell office:value-type="string" calcext:value-type="string">
            <text:p>NULLABLE</text:p>
          </table:table-cell>
          <table:table-cell table:formula="of:=[$temp_dca_definition.E93]" office:value-type="string" office:string-value="vessel_id" calcext:value-type="string">
            <text:p>vessel_id</text:p>
          </table:table-cell>
          <table:table-cell office:value-type="string" calcext:value-type="string">
            <text:p>STRING</text:p>
          </table:table-cell>
          <table:table-cell table:formula="of:=COM.MICROSOFT.CONCAT([$temp_dca_definition.D93];&quot; [&quot;; [$temp_dca_definition.A93]; &quot;] &quot;)" office:value-type="string" office:string-value="vessel ID - unique number [Fartøy.ID] " calcext:value-type="string">
            <text:p>vessel ID - unique number [Fartøy.ID] </text:p>
          </table:table-cell>
        </table:table-row>
        <table:table-row table:style-name="ro1">
          <table:table-cell office:value-type="string" calcext:value-type="string">
            <text:p>NULLABLE</text:p>
          </table:table-cell>
          <table:table-cell table:formula="of:=[$temp_dca_definition.E94]" office:value-type="string" office:string-value="registry" calcext:value-type="string">
            <text:p>registry</text:p>
          </table:table-cell>
          <table:table-cell office:value-type="string" calcext:value-type="string">
            <text:p>STRING</text:p>
          </table:table-cell>
          <table:table-cell table:formula="of:=COM.MICROSOFT.CONCAT([$temp_dca_definition.D94];&quot; [&quot;; [$temp_dca_definition.A94]; &quot;] &quot;)" office:value-type="string" office:string-value="Norwegian registry code [Registreringsmerke] " calcext:value-type="string">
            <text:p>Norwegian registry code [Registreringsmerke] </text:p>
          </table:table-cell>
        </table:table-row>
        <table:table-row table:style-name="ro1">
          <table:table-cell office:value-type="string" calcext:value-type="string">
            <text:p>NULLABLE</text:p>
          </table:table-cell>
          <table:table-cell table:formula="of:=[$temp_dca_definition.E95]" office:value-type="string" office:string-value="callsign" calcext:value-type="string">
            <text:p>callsign</text:p>
          </table:table-cell>
          <table:table-cell office:value-type="string" calcext:value-type="string">
            <text:p>STRING</text:p>
          </table:table-cell>
          <table:table-cell table:formula="of:=COM.MICROSOFT.CONCAT([$temp_dca_definition.D95];&quot; [&quot;; [$temp_dca_definition.A95]; &quot;] &quot;)" office:value-type="string" office:string-value="call sign [Radiokallesignal] " calcext:value-type="string">
            <text:p>call sign [Radiokallesignal] </text:p>
          </table:table-cell>
        </table:table-row>
        <table:table-row table:style-name="ro1">
          <table:table-cell office:value-type="string" calcext:value-type="string">
            <text:p>NULLABLE</text:p>
          </table:table-cell>
          <table:table-cell table:formula="of:=[$temp_dca_definition.E96]" office:value-type="string" office:string-value="shipname" calcext:value-type="string">
            <text:p>shipname</text:p>
          </table:table-cell>
          <table:table-cell office:value-type="string" calcext:value-type="string">
            <text:p>STRING</text:p>
          </table:table-cell>
          <table:table-cell table:formula="of:=COM.MICROSOFT.CONCAT([$temp_dca_definition.D96];&quot; [&quot;; [$temp_dca_definition.A96]; &quot;] &quot;)" office:value-type="string" office:string-value="shipname [Fartøynavn] " calcext:value-type="string">
            <text:p>shipname [Fartøynavn] </text:p>
          </table:table-cell>
        </table:table-row>
        <table:table-row table:style-name="ro1">
          <table:table-cell office:value-type="string" calcext:value-type="string">
            <text:p>NULLABLE</text:p>
          </table:table-cell>
          <table:table-cell table:formula="of:=[$temp_dca_definition.E97]" office:value-type="string" office:string-value="vessel_municipality_code" calcext:value-type="string">
            <text:p>vessel_municipality_code</text:p>
          </table:table-cell>
          <table:table-cell office:value-type="string" calcext:value-type="string">
            <text:p>STRING</text:p>
          </table:table-cell>
          <table:table-cell table:formula="of:=COM.MICROSOFT.CONCAT([$temp_dca_definition.D97];&quot; [&quot;; [$temp_dca_definition.A97]; &quot;] &quot;)" office:value-type="string" office:string-value="vessel city code [Fartøykommune..kode.] " calcext:value-type="string">
            <text:p>vessel city code [Fartøykommune..kode.] </text:p>
          </table:table-cell>
        </table:table-row>
        <table:table-row table:style-name="ro1">
          <table:table-cell office:value-type="string" calcext:value-type="string">
            <text:p>NULLABLE</text:p>
          </table:table-cell>
          <table:table-cell table:formula="of:=[$temp_dca_definition.E98]" office:value-type="string" office:string-value="vessel_municipality" calcext:value-type="string">
            <text:p>vessel_municipality</text:p>
          </table:table-cell>
          <table:table-cell office:value-type="string" calcext:value-type="string">
            <text:p>STRING</text:p>
          </table:table-cell>
          <table:table-cell table:formula="of:=COM.MICROSOFT.CONCAT([$temp_dca_definition.D98];&quot; [&quot;; [$temp_dca_definition.A98]; &quot;] &quot;)" office:value-type="string" office:string-value="vessel city [Fartøykommune] " calcext:value-type="string">
            <text:p>vessel city [Fartøykommune] </text:p>
          </table:table-cell>
        </table:table-row>
        <table:table-row table:style-name="ro1">
          <table:table-cell office:value-type="string" calcext:value-type="string">
            <text:p>NULLABLE</text:p>
          </table:table-cell>
          <table:table-cell table:formula="of:=[$temp_dca_definition.E99]" office:value-type="string" office:string-value="vessel_county_code" calcext:value-type="string">
            <text:p>vessel_county_code</text:p>
          </table:table-cell>
          <table:table-cell office:value-type="string" calcext:value-type="string">
            <text:p>STRING</text:p>
          </table:table-cell>
          <table:table-cell table:formula="of:=COM.MICROSOFT.CONCAT([$temp_dca_definition.D99];&quot; [&quot;; [$temp_dca_definition.A99]; &quot;] &quot;)" office:value-type="string" office:string-value="vessel county code [Fartøyfylke..kode.] " calcext:value-type="string">
            <text:p>vessel county code [Fartøyfylke..kode.] </text:p>
          </table:table-cell>
        </table:table-row>
        <table:table-row table:style-name="ro1">
          <table:table-cell office:value-type="string" calcext:value-type="string">
            <text:p>NULLABLE</text:p>
          </table:table-cell>
          <table:table-cell table:formula="of:=[$temp_dca_definition.E100]" office:value-type="string" office:string-value="vessel_county" calcext:value-type="string">
            <text:p>vessel_county</text:p>
          </table:table-cell>
          <table:table-cell office:value-type="string" calcext:value-type="string">
            <text:p>STRING</text:p>
          </table:table-cell>
          <table:table-cell table:formula="of:=COM.MICROSOFT.CONCAT([$temp_dca_definition.D100];&quot; [&quot;; [$temp_dca_definition.A100]; &quot;] &quot;)" office:value-type="string" office:string-value="vessel county [Fartøyfylke] " calcext:value-type="string">
            <text:p>vessel county [Fartøyfylke] </text:p>
          </table:table-cell>
        </table:table-row>
        <table:table-row table:style-name="ro1">
          <table:table-cell office:value-type="string" calcext:value-type="string">
            <text:p>NULLABLE</text:p>
          </table:table-cell>
          <table:table-cell table:formula="of:=[$temp_dca_definition.E101]" office:value-type="string" office:string-value="length_max" calcext:value-type="string">
            <text:p>length_max</text:p>
          </table:table-cell>
          <table:table-cell office:value-type="string" calcext:value-type="string">
            <text:p>STRING</text:p>
          </table:table-cell>
          <table:table-cell table:formula="of:=COM.MICROSOFT.CONCAT([$temp_dca_definition.D101];&quot; [&quot;; [$temp_dca_definition.A101]; &quot;] &quot;)" office:value-type="string" office:string-value="length [Største.lengde] " calcext:value-type="string">
            <text:p>length [Største.lengde] </text:p>
          </table:table-cell>
        </table:table-row>
        <table:table-row table:style-name="ro1">
          <table:table-cell office:value-type="string" calcext:value-type="string">
            <text:p>NULLABLE</text:p>
          </table:table-cell>
          <table:table-cell table:formula="of:=[$temp_dca_definition.E102]" office:value-type="string" office:string-value="length_group_code" calcext:value-type="string">
            <text:p>length_group_code</text:p>
          </table:table-cell>
          <table:table-cell office:value-type="string" calcext:value-type="string">
            <text:p>STRING</text:p>
          </table:table-cell>
          <table:table-cell table:formula="of:=COM.MICROSOFT.CONCAT([$temp_dca_definition.D102];&quot; [&quot;; [$temp_dca_definition.A102]; &quot;] &quot;)" office:value-type="string" office:string-value="length group code [Lengdegruppe..kode.] " calcext:value-type="string">
            <text:p>length group code [Lengdegruppe..kode.] </text:p>
          </table:table-cell>
        </table:table-row>
        <table:table-row table:style-name="ro1">
          <table:table-cell office:value-type="string" calcext:value-type="string">
            <text:p>NULLABLE</text:p>
          </table:table-cell>
          <table:table-cell table:formula="of:=[$temp_dca_definition.E103]" office:value-type="string" office:string-value="length_group" calcext:value-type="string">
            <text:p>length_group</text:p>
          </table:table-cell>
          <table:table-cell office:value-type="string" calcext:value-type="string">
            <text:p>STRING</text:p>
          </table:table-cell>
          <table:table-cell table:formula="of:=COM.MICROSOFT.CONCAT([$temp_dca_definition.D103];&quot; [&quot;; [$temp_dca_definition.A103]; &quot;] &quot;)" office:value-type="string" office:string-value="length group [Lengdegruppe] " calcext:value-type="string">
            <text:p>length group [Lengdegruppe] </text:p>
          </table:table-cell>
        </table:table-row>
        <table:table-row table:style-name="ro1">
          <table:table-cell office:value-type="string" calcext:value-type="string">
            <text:p>NULLABLE</text:p>
          </table:table-cell>
          <table:table-cell table:formula="of:=[$temp_dca_definition.E104]" office:value-type="string" office:string-value="gross_tonnage_1969" calcext:value-type="string">
            <text:p>gross_tonnage_1969</text:p>
          </table:table-cell>
          <table:table-cell office:value-type="string" calcext:value-type="string">
            <text:p>STRING</text:p>
          </table:table-cell>
          <table:table-cell table:formula="of:=COM.MICROSOFT.CONCAT([$temp_dca_definition.D104];&quot; [&quot;; [$temp_dca_definition.A104]; &quot;] &quot;)" office:value-type="string" office:string-value="GT - 1969 [Bruttotonnasje.1969] " calcext:value-type="string">
            <text:p>GT - 1969 [Bruttotonnasje.1969] </text:p>
          </table:table-cell>
        </table:table-row>
        <table:table-row table:style-name="ro1">
          <table:table-cell office:value-type="string" calcext:value-type="string">
            <text:p>NULLABLE</text:p>
          </table:table-cell>
          <table:table-cell table:formula="of:=[$temp_dca_definition.E105]" office:value-type="string" office:string-value="gross_tonnage" calcext:value-type="string">
            <text:p>gross_tonnage</text:p>
          </table:table-cell>
          <table:table-cell office:value-type="string" calcext:value-type="string">
            <text:p>STRING</text:p>
          </table:table-cell>
          <table:table-cell table:formula="of:=COM.MICROSOFT.CONCAT([$temp_dca_definition.D105];&quot; [&quot;; [$temp_dca_definition.A105]; &quot;] &quot;)" office:value-type="string" office:string-value="GT [Bruttotonnasje.annen] " calcext:value-type="string">
            <text:p>GT [Bruttotonnasje.annen] </text:p>
          </table:table-cell>
        </table:table-row>
        <table:table-row table:style-name="ro1">
          <table:table-cell office:value-type="string" calcext:value-type="string">
            <text:p>NULLABLE</text:p>
          </table:table-cell>
          <table:table-cell table:formula="of:=[$temp_dca_definition.E106]" office:value-type="string" office:string-value="year_construction" calcext:value-type="string">
            <text:p>year_construction</text:p>
          </table:table-cell>
          <table:table-cell office:value-type="string" calcext:value-type="string">
            <text:p>STRING</text:p>
          </table:table-cell>
          <table:table-cell table:formula="of:=COM.MICROSOFT.CONCAT([$temp_dca_definition.D106];&quot; [&quot;; [$temp_dca_definition.A106]; &quot;] &quot;)" office:value-type="string" office:string-value="year of construction [Byggeår] " calcext:value-type="string">
            <text:p>year of construction [Byggeår] </text:p>
          </table:table-cell>
        </table:table-row>
        <table:table-row table:style-name="ro1">
          <table:table-cell office:value-type="string" calcext:value-type="string">
            <text:p>NULLABLE</text:p>
          </table:table-cell>
          <table:table-cell table:formula="of:=[$temp_dca_definition.E107]" office:value-type="string" office:string-value="year_renovation" calcext:value-type="string">
            <text:p>year_renovation</text:p>
          </table:table-cell>
          <table:table-cell office:value-type="string" calcext:value-type="string">
            <text:p>STRING</text:p>
          </table:table-cell>
          <table:table-cell table:formula="of:=COM.MICROSOFT.CONCAT([$temp_dca_definition.D107];&quot; [&quot;; [$temp_dca_definition.A107]; &quot;] &quot;)" office:value-type="string" office:string-value="renovation year [Ombyggingsår] " calcext:value-type="string">
            <text:p>renovation year [Ombyggingsår] </text:p>
          </table:table-cell>
        </table:table-row>
        <table:table-row table:style-name="ro1">
          <table:table-cell office:value-type="string" calcext:value-type="string">
            <text:p>NULLABLE</text:p>
          </table:table-cell>
          <table:table-cell table:formula="of:=[$temp_dca_definition.E108]" office:value-type="string" office:string-value="engine_power" calcext:value-type="string">
            <text:p>engine_power</text:p>
          </table:table-cell>
          <table:table-cell office:value-type="string" calcext:value-type="string">
            <text:p>STRING</text:p>
          </table:table-cell>
          <table:table-cell table:formula="of:=COM.MICROSOFT.CONCAT([$temp_dca_definition.D108];&quot; [&quot;; [$temp_dca_definition.A108]; &quot;] &quot;)" office:value-type="string" office:string-value="engine power - hp [Motorkraft] " calcext:value-type="string">
            <text:p>engine power - hp [Motorkraft] </text:p>
          </table:table-cell>
        </table:table-row>
        <table:table-row table:style-name="ro1">
          <table:table-cell office:value-type="string" calcext:value-type="string">
            <text:p>NULLABLE</text:p>
          </table:table-cell>
          <table:table-cell table:formula="of:=[$temp_dca_definition.E109]" office:value-type="string" office:string-value="engine_year" calcext:value-type="string">
            <text:p>engine_year</text:p>
          </table:table-cell>
          <table:table-cell office:value-type="string" calcext:value-type="string">
            <text:p>STRING</text:p>
          </table:table-cell>
          <table:table-cell table:formula="of:=COM.MICROSOFT.CONCAT([$temp_dca_definition.D109];&quot; [&quot;; [$temp_dca_definition.A109]; &quot;] &quot;)" office:value-type="string" office:string-value="engine year [Motorbyggeår] " calcext:value-type="string">
            <text:p>engine year [Motorbyggeår] </text:p>
          </table:table-cell>
        </table:table-row>
        <table:table-row table:style-name="ro1">
          <table:table-cell office:value-type="string" calcext:value-type="string">
            <text:p>NULLABLE</text:p>
          </table:table-cell>
          <table:table-cell table:formula="of:=[$temp_dca_definition.E110]" office:value-type="string" office:string-value="hull_material" calcext:value-type="string">
            <text:p>hull_material</text:p>
          </table:table-cell>
          <table:table-cell office:value-type="string" calcext:value-type="string">
            <text:p>STRING</text:p>
          </table:table-cell>
          <table:table-cell table:formula="of:=COM.MICROSOFT.CONCAT([$temp_dca_definition.D110];&quot; [&quot;; [$temp_dca_definition.A110]; &quot;] &quot;)" office:value-type="string" office:string-value="hull material [Fartøymateriale..kode.] " calcext:value-type="string">
            <text:p>hull material [Fartøymateriale..kode.] </text:p>
          </table:table-cell>
        </table:table-row>
        <table:table-row table:style-name="ro1">
          <table:table-cell office:value-type="string" calcext:value-type="string">
            <text:p>NULLABLE</text:p>
          </table:table-cell>
          <table:table-cell table:formula="of:=[$temp_dca_definition.E111]" office:value-type="string" office:string-value="width" calcext:value-type="string">
            <text:p>width</text:p>
          </table:table-cell>
          <table:table-cell office:value-type="string" calcext:value-type="string">
            <text:p>STRING</text:p>
          </table:table-cell>
          <table:table-cell table:formula="of:=COM.MICROSOFT.CONCAT([$temp_dca_definition.D111];&quot; [&quot;; [$temp_dca_definition.A111]; &quot;] &quot;)" office:value-type="string" office:string-value="width [Bredde] " calcext:value-type="string">
            <text:p>width [Bredde] </text:p>
          </table:table-cell>
        </table:table-row>
        <table:table-row table:style-name="ro1">
          <table:table-cell office:value-type="string" calcext:value-type="string">
            <text:p>NULLABLE</text:p>
          </table:table-cell>
          <table:table-cell table:formula="of:=[$temp_dca_definition.E112]" office:value-type="string" office:string-value="authorization_start" calcext:value-type="string">
            <text:p>authorization_start</text:p>
          </table:table-cell>
          <table:table-cell office:value-type="string" calcext:value-type="string">
            <text:p>STRING</text:p>
          </table:table-cell>
          <table:table-cell table:formula="of:=COM.MICROSOFT.CONCAT([$temp_dca_definition.D112];&quot; [&quot;; [$temp_dca_definition.A112]; &quot;] &quot;)" office:value-type="string" office:string-value="start authorization [Fartøy.gjelder.fra.dato] " calcext:value-type="string">
            <text:p>start authorization [Fartøy.gjelder.fra.dato] </text:p>
          </table:table-cell>
        </table:table-row>
        <table:table-row table:style-name="ro1">
          <table:table-cell office:value-type="string" calcext:value-type="string">
            <text:p>NULLABLE</text:p>
          </table:table-cell>
          <table:table-cell table:formula="of:=[$temp_dca_definition.E113]" office:value-type="string" office:string-value="authorization_end" calcext:value-type="string">
            <text:p>authorization_end</text:p>
          </table:table-cell>
          <table:table-cell office:value-type="string" calcext:value-type="string">
            <text:p>STRING</text:p>
          </table:table-cell>
          <table:table-cell table:formula="of:=COM.MICROSOFT.CONCAT([$temp_dca_definition.D113];&quot; [&quot;; [$temp_dca_definition.A113]; &quot;] &quot;)" office:value-type="string" office:string-value="end authorization [Fartøy.gjelder.til.dato] " calcext:value-type="string">
            <text:p>end authorization [Fartøy.gjelder.til.dato] </text:p>
          </table:table-cell>
        </table:table-row>
        <table:table-row table:style-name="ro1">
          <table:table-cell office:value-type="string" calcext:value-type="string">
            <text:p>NULLABLE</text:p>
          </table:table-cell>
          <table:table-cell table:formula="of:=[$temp_dca_definition.E114]" office:value-type="string" office:string-value="vessel_identification" calcext:value-type="string">
            <text:p>vessel_identification</text:p>
          </table:table-cell>
          <table:table-cell office:value-type="string" calcext:value-type="string">
            <text:p>STRING</text:p>
          </table:table-cell>
          <table:table-cell table:formula="of:=COM.MICROSOFT.CONCAT([$temp_dca_definition.D114];&quot; [&quot;; [$temp_dca_definition.A114]; &quot;] &quot;)" office:value-type="string" office:string-value="vessel indetification - concatenation of shipname;callsign;norway registry [Fartøyidentifikasjon] " calcext:value-type="string">
            <text:p>vessel indetification - concatenation of shipname;callsign;norway registry [Fartøyidentifikasjon] </text:p>
          </table:table-cell>
        </table:table-row>
        <table:table-row table:style-name="ro1">
          <table:table-cell office:value-type="string" calcext:value-type="string">
            <text:p>NULLABLE</text:p>
          </table:table-cell>
          <table:table-cell table:formula="of:=[$temp_dca_definition.E115]" office:value-type="string" office:string-value="length" calcext:value-type="string">
            <text:p>length</text:p>
          </table:table-cell>
          <table:table-cell office:value-type="string" calcext:value-type="string">
            <text:p>STRING</text:p>
          </table:table-cell>
          <table:table-cell table:formula="of:=COM.MICROSOFT.CONCAT([$temp_dca_definition.D115];&quot; [&quot;; [$temp_dca_definition.A115]; &quot;] &quot;)" office:value-type="string" office:string-value="length [Fartøylengde] " calcext:value-type="string">
            <text:p>length [Fartøylengde] </text:p>
          </table:table-cell>
        </table:table-row>
      </table:table>
      <table:table table:name="temp_dca_definition"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1" table:number-columns-repeated="4" table:default-cell-style-name="Default"/>
        <table:table-column table:style-name="co5" table:default-cell-style-name="Default"/>
        <table:table-row table:style-name="ro1">
          <table:table-cell office:value-type="string" calcext:value-type="string">
            <text:p>norwegian</text:p>
          </table:table-cell>
          <table:table-cell office:value-type="string" calcext:value-type="string">
            <text:p>english</text:p>
          </table:table-cell>
          <table:table-cell office:value-type="string" calcext:value-type="string">
            <text:p>example</text:p>
          </table:table-cell>
          <table:table-cell office:value-type="string" calcext:value-type="string">
            <text:p>meaning</text:p>
          </table:table-cell>
          <table:table-cell office:value-type="string" calcext:value-type="string">
            <text:p>field_name</text:p>
          </table:table-cell>
          <table:table-cell/>
          <table:table-cell office:value-type="string" calcext:value-type="string">
            <text:p>mode</text:p>
          </table:table-cell>
          <table:table-cell office:value-type="string" calcext:value-type="string">
            <text:p>name</text:p>
          </table:table-cell>
          <table:table-cell office:value-type="string" calcext:value-type="string">
            <text:p>type</text:p>
          </table:table-cell>
          <table:table-cell office:value-type="string" calcext:value-type="string">
            <text:p>description</text:p>
          </table:table-cell>
        </table:table-row>
        <table:table-row table:style-name="ro1">
          <table:table-cell office:value-type="string" calcext:value-type="string">
            <text:p>Relevant.år</text:p>
          </table:table-cell>
          <table:table-cell office:value-type="string" calcext:value-type="string">
            <text:p>Relevant.year</text:p>
          </table:table-cell>
          <table:table-cell office:value-type="float" office:value="2020" calcext:value-type="float">
            <text:p>2020</text:p>
          </table:table-cell>
          <table:table-cell office:value-type="string" calcext:value-type="string">
            <text:p>year of reference</text:p>
          </table:table-cell>
          <table:table-cell office:value-type="string" calcext:value-type="string">
            <text:p>relevant_year</text:p>
          </table:table-cell>
          <table:table-cell/>
          <table:table-cell office:value-type="string" calcext:value-type="string">
            <text:p>NULLABLE</text:p>
          </table:table-cell>
          <table:table-cell table:formula="of:=[.E2]" office:value-type="string" office:string-value="relevant_year" calcext:value-type="string">
            <text:p>relevant_year</text:p>
          </table:table-cell>
          <table:table-cell office:value-type="string" calcext:value-type="string">
            <text:p>STRING</text:p>
          </table:table-cell>
          <table:table-cell table:formula="of:=COM.MICROSOFT.CONCAT(&quot;[&quot;; [.A2]; &quot;] &quot;; [.D2])" office:value-type="string" office:string-value="[Relevant.år] year of reference" calcext:value-type="string">
            <text:p>[Relevant.år] year of reference</text:p>
          </table:table-cell>
        </table:table-row>
        <table:table-row table:style-name="ro1">
          <table:table-cell office:value-type="string" calcext:value-type="string">
            <text:p>Meldingsår</text:p>
          </table:table-cell>
          <table:table-cell office:value-type="string" calcext:value-type="string">
            <text:p>Message year</text:p>
          </table:table-cell>
          <table:table-cell office:value-type="float" office:value="2020" calcext:value-type="float">
            <text:p>2020</text:p>
          </table:table-cell>
          <table:table-cell office:value-type="string" calcext:value-type="string">
            <text:p>message year</text:p>
          </table:table-cell>
          <table:table-cell office:value-type="string" calcext:value-type="string">
            <text:p>message_year</text:p>
          </table:table-cell>
          <table:table-cell/>
          <table:table-cell office:value-type="string" calcext:value-type="string">
            <text:p>NULLABLE</text:p>
          </table:table-cell>
          <table:table-cell table:formula="of:=[.E3]" office:value-type="string" office:string-value="message_year" calcext:value-type="string">
            <text:p>message_year</text:p>
          </table:table-cell>
          <table:table-cell office:value-type="string" calcext:value-type="string">
            <text:p>STRING</text:p>
          </table:table-cell>
          <table:table-cell table:formula="of:=COM.MICROSOFT.CONCAT(&quot;[&quot;; [.A3]; &quot;] &quot;; [.D3])" office:value-type="string" office:string-value="[Meldingsår] message year" calcext:value-type="string">
            <text:p>[Meldingsår] message year</text:p>
          </table:table-cell>
        </table:table-row>
        <table:table-row table:style-name="ro1">
          <table:table-cell office:value-type="string" calcext:value-type="string">
            <text:p>Meldingstype..kode.</text:p>
          </table:table-cell>
          <table:table-cell office:value-type="string" calcext:value-type="string">
            <text:p>Message type..code.</text:p>
          </table:table-cell>
          <table:table-cell office:value-type="string" calcext:value-type="string">
            <text:p>DCA</text:p>
          </table:table-cell>
          <table:table-cell office:value-type="string" calcext:value-type="string">
            <text:p>type of message code</text:p>
          </table:table-cell>
          <table:table-cell office:value-type="string" calcext:value-type="string">
            <text:p>message_type_code</text:p>
          </table:table-cell>
          <table:table-cell/>
          <table:table-cell office:value-type="string" calcext:value-type="string">
            <text:p>NULLABLE</text:p>
          </table:table-cell>
          <table:table-cell table:formula="of:=[.E4]" office:value-type="string" office:string-value="message_type_code" calcext:value-type="string">
            <text:p>message_type_code</text:p>
          </table:table-cell>
          <table:table-cell office:value-type="string" calcext:value-type="string">
            <text:p>STRING</text:p>
          </table:table-cell>
          <table:table-cell table:formula="of:=COM.MICROSOFT.CONCAT(&quot;[&quot;; [.A4]; &quot;] &quot;; [.D4])" office:value-type="string" office:string-value="[Meldingstype..kode.] type of message code" calcext:value-type="string">
            <text:p>[Meldingstype..kode.] type of message code</text:p>
          </table:table-cell>
        </table:table-row>
        <table:table-row table:style-name="ro1">
          <table:table-cell office:value-type="string" calcext:value-type="string">
            <text:p>Meldingstype</text:p>
          </table:table-cell>
          <table:table-cell office:value-type="string" calcext:value-type="string">
            <text:p>Message type</text:p>
          </table:table-cell>
          <table:table-cell office:value-type="string" calcext:value-type="string">
            <text:p>Detaljert Fangst og aktivitetsmelding</text:p>
          </table:table-cell>
          <table:table-cell office:value-type="string" calcext:value-type="string">
            <text:p>type of message</text:p>
          </table:table-cell>
          <table:table-cell office:value-type="string" calcext:value-type="string">
            <text:p>message_type</text:p>
          </table:table-cell>
          <table:table-cell/>
          <table:table-cell office:value-type="string" calcext:value-type="string">
            <text:p>NULLABLE</text:p>
          </table:table-cell>
          <table:table-cell table:formula="of:=[.E5]" office:value-type="string" office:string-value="message_type" calcext:value-type="string">
            <text:p>message_type</text:p>
          </table:table-cell>
          <table:table-cell office:value-type="string" calcext:value-type="string">
            <text:p>STRING</text:p>
          </table:table-cell>
          <table:table-cell table:formula="of:=COM.MICROSOFT.CONCAT(&quot;[&quot;; [.A5]; &quot;] &quot;; [.D5])" office:value-type="string" office:string-value="[Meldingstype] type of message" calcext:value-type="string">
            <text:p>[Meldingstype] type of message</text:p>
          </table:table-cell>
        </table:table-row>
        <table:table-row table:style-name="ro1">
          <table:table-cell office:value-type="string" calcext:value-type="string">
            <text:p>Meldingsnummer</text:p>
          </table:table-cell>
          <table:table-cell office:value-type="string" calcext:value-type="string">
            <text:p>Message number</text:p>
          </table:table-cell>
          <table:table-cell office:value-type="float" office:value="1" calcext:value-type="float">
            <text:p>1</text:p>
          </table:table-cell>
          <table:table-cell office:value-type="string" calcext:value-type="string">
            <text:p>message number</text:p>
          </table:table-cell>
          <table:table-cell office:value-type="string" calcext:value-type="string">
            <text:p>message_number</text:p>
          </table:table-cell>
          <table:table-cell/>
          <table:table-cell office:value-type="string" calcext:value-type="string">
            <text:p>NULLABLE</text:p>
          </table:table-cell>
          <table:table-cell table:formula="of:=[.E6]" office:value-type="string" office:string-value="message_number" calcext:value-type="string">
            <text:p>message_number</text:p>
          </table:table-cell>
          <table:table-cell office:value-type="string" calcext:value-type="string">
            <text:p>STRING</text:p>
          </table:table-cell>
          <table:table-cell table:formula="of:=COM.MICROSOFT.CONCAT(&quot;[&quot;; [.A6]; &quot;] &quot;; [.D6])" office:value-type="string" office:string-value="[Meldingsnummer] message number" calcext:value-type="string">
            <text:p>[Meldingsnummer] message number</text:p>
          </table:table-cell>
        </table:table-row>
        <table:table-row table:style-name="ro1">
          <table:table-cell office:value-type="string" calcext:value-type="string">
            <text:p>Meldingsversjon</text:p>
          </table:table-cell>
          <table:table-cell office:value-type="string" calcext:value-type="string">
            <text:p>Message version</text:p>
          </table:table-cell>
          <table:table-cell office:value-type="float" office:value="1" calcext:value-type="float">
            <text:p>1</text:p>
          </table:table-cell>
          <table:table-cell office:value-type="string" calcext:value-type="string">
            <text:p>message version</text:p>
          </table:table-cell>
          <table:table-cell office:value-type="string" calcext:value-type="string">
            <text:p>message_version</text:p>
          </table:table-cell>
          <table:table-cell/>
          <table:table-cell office:value-type="string" calcext:value-type="string">
            <text:p>NULLABLE</text:p>
          </table:table-cell>
          <table:table-cell table:formula="of:=[.E7]" office:value-type="string" office:string-value="message_version" calcext:value-type="string">
            <text:p>message_version</text:p>
          </table:table-cell>
          <table:table-cell office:value-type="string" calcext:value-type="string">
            <text:p>STRING</text:p>
          </table:table-cell>
          <table:table-cell table:formula="of:=COM.MICROSOFT.CONCAT(&quot;[&quot;; [.A7]; &quot;] &quot;; [.D7])" office:value-type="string" office:string-value="[Meldingsversjon] message version" calcext:value-type="string">
            <text:p>[Meldingsversjon] message version</text:p>
          </table:table-cell>
        </table:table-row>
        <table:table-row table:style-name="ro1">
          <table:table-cell office:value-type="string" calcext:value-type="string">
            <text:p>Sekvensnummer</text:p>
          </table:table-cell>
          <table:table-cell office:value-type="string" calcext:value-type="string">
            <text:p>Sequence number</text:p>
          </table:table-cell>
          <table:table-cell/>
          <table:table-cell office:value-type="string" calcext:value-type="string">
            <text:p>sequence number</text:p>
          </table:table-cell>
          <table:table-cell office:value-type="string" calcext:value-type="string">
            <text:p>sequence_number</text:p>
          </table:table-cell>
          <table:table-cell/>
          <table:table-cell office:value-type="string" calcext:value-type="string">
            <text:p>NULLABLE</text:p>
          </table:table-cell>
          <table:table-cell table:formula="of:=[.E8]" office:value-type="string" office:string-value="sequence_number" calcext:value-type="string">
            <text:p>sequence_number</text:p>
          </table:table-cell>
          <table:table-cell office:value-type="string" calcext:value-type="string">
            <text:p>STRING</text:p>
          </table:table-cell>
          <table:table-cell table:formula="of:=COM.MICROSOFT.CONCAT(&quot;[&quot;; [.A8]; &quot;] &quot;; [.D8])" office:value-type="string" office:string-value="[Sekvensnummer] sequence number" calcext:value-type="string">
            <text:p>[Sekvensnummer] sequence number</text:p>
          </table:table-cell>
        </table:table-row>
        <table:table-row table:style-name="ro1">
          <table:table-cell office:value-type="string" calcext:value-type="string">
            <text:p>Melding.ID</text:p>
          </table:table-cell>
          <table:table-cell office:value-type="string" calcext:value-type="string">
            <text:p>Message.ID</text:p>
          </table:table-cell>
          <table:table-cell office:value-type="float" office:value="2035389" calcext:value-type="float">
            <text:p>2035389</text:p>
          </table:table-cell>
          <table:table-cell office:value-type="string" calcext:value-type="string">
            <text:p>message ID</text:p>
          </table:table-cell>
          <table:table-cell office:value-type="string" calcext:value-type="string">
            <text:p>message_id</text:p>
          </table:table-cell>
          <table:table-cell/>
          <table:table-cell office:value-type="string" calcext:value-type="string">
            <text:p>NULLABLE</text:p>
          </table:table-cell>
          <table:table-cell table:formula="of:=[.E9]" office:value-type="string" office:string-value="message_id" calcext:value-type="string">
            <text:p>message_id</text:p>
          </table:table-cell>
          <table:table-cell office:value-type="string" calcext:value-type="string">
            <text:p>STRING</text:p>
          </table:table-cell>
          <table:table-cell table:formula="of:=COM.MICROSOFT.CONCAT(&quot;[&quot;; [.A9]; &quot;] &quot;; [.D9])" office:value-type="string" office:string-value="[Melding.ID] message ID" calcext:value-type="string">
            <text:p>[Melding.ID] message ID</text:p>
          </table:table-cell>
        </table:table-row>
        <table:table-row table:style-name="ro1">
          <table:table-cell office:value-type="string" calcext:value-type="string">
            <text:p>Meldingstidspunkt</text:p>
          </table:table-cell>
          <table:table-cell office:value-type="string" calcext:value-type="string">
            <text:p>Message time</text:p>
          </table:table-cell>
          <table:table-cell office:value-type="string" calcext:value-type="string">
            <text:p>01.01.2020 05:24:00</text:p>
          </table:table-cell>
          <table:table-cell office:value-type="string" calcext:value-type="string">
            <text:p>message timestamp</text:p>
          </table:table-cell>
          <table:table-cell office:value-type="string" calcext:value-type="string">
            <text:p>message_timestamp</text:p>
          </table:table-cell>
          <table:table-cell/>
          <table:table-cell office:value-type="string" calcext:value-type="string">
            <text:p>NULLABLE</text:p>
          </table:table-cell>
          <table:table-cell table:formula="of:=[.E10]" office:value-type="string" office:string-value="message_timestamp" calcext:value-type="string">
            <text:p>message_timestamp</text:p>
          </table:table-cell>
          <table:table-cell office:value-type="string" calcext:value-type="string">
            <text:p>STRING</text:p>
          </table:table-cell>
          <table:table-cell table:formula="of:=COM.MICROSOFT.CONCAT(&quot;[&quot;; [.A10]; &quot;] &quot;; [.D10])" office:value-type="string" office:string-value="[Meldingstidspunkt] message timestamp" calcext:value-type="string">
            <text:p>[Meldingstidspunkt] message timestamp</text:p>
          </table:table-cell>
        </table:table-row>
        <table:table-row table:style-name="ro1">
          <table:table-cell office:value-type="string" calcext:value-type="string">
            <text:p>Meldingsdato</text:p>
          </table:table-cell>
          <table:table-cell office:value-type="string" calcext:value-type="string">
            <text:p>Notification date</text:p>
          </table:table-cell>
          <table:table-cell office:value-type="string" calcext:value-type="string">
            <text:p>01.01.2020</text:p>
          </table:table-cell>
          <table:table-cell office:value-type="string" calcext:value-type="string">
            <text:p>message date</text:p>
          </table:table-cell>
          <table:table-cell office:value-type="string" calcext:value-type="string">
            <text:p>message_date</text:p>
          </table:table-cell>
          <table:table-cell/>
          <table:table-cell office:value-type="string" calcext:value-type="string">
            <text:p>NULLABLE</text:p>
          </table:table-cell>
          <table:table-cell table:formula="of:=[.E11]" office:value-type="string" office:string-value="message_date" calcext:value-type="string">
            <text:p>message_date</text:p>
          </table:table-cell>
          <table:table-cell office:value-type="string" calcext:value-type="string">
            <text:p>STRING</text:p>
          </table:table-cell>
          <table:table-cell table:formula="of:=COM.MICROSOFT.CONCAT(&quot;[&quot;; [.A11]; &quot;] &quot;; [.D11])" office:value-type="string" office:string-value="[Meldingsdato] message date" calcext:value-type="string">
            <text:p>[Meldingsdato] message date</text:p>
          </table:table-cell>
        </table:table-row>
        <table:table-row table:style-name="ro1">
          <table:table-cell office:value-type="string" calcext:value-type="string">
            <text:p>Meldingsklokkeslett</text:p>
          </table:table-cell>
          <table:table-cell office:value-type="string" calcext:value-type="string">
            <text:p>Message time</text:p>
          </table:table-cell>
          <table:table-cell table:style-name="ce1" office:value-type="time" office:time-value="PT05H24M00S" calcext:value-type="time">
            <text:p>05:24:00 AM</text:p>
          </table:table-cell>
          <table:table-cell office:value-type="string" calcext:value-type="string">
            <text:p>message hour</text:p>
          </table:table-cell>
          <table:table-cell office:value-type="string" calcext:value-type="string">
            <text:p>message_hour</text:p>
          </table:table-cell>
          <table:table-cell/>
          <table:table-cell office:value-type="string" calcext:value-type="string">
            <text:p>NULLABLE</text:p>
          </table:table-cell>
          <table:table-cell table:formula="of:=[.E12]" office:value-type="string" office:string-value="message_hour" calcext:value-type="string">
            <text:p>message_hour</text:p>
          </table:table-cell>
          <table:table-cell office:value-type="string" calcext:value-type="string">
            <text:p>STRING</text:p>
          </table:table-cell>
          <table:table-cell table:formula="of:=COM.MICROSOFT.CONCAT(&quot;[&quot;; [.A12]; &quot;] &quot;; [.D12])" office:value-type="string" office:string-value="[Meldingsklokkeslett] message hour" calcext:value-type="string">
            <text:p>[Meldingsklokkeslett] message hour</text:p>
          </table:table-cell>
        </table:table-row>
        <table:table-row table:style-name="ro1">
          <table:table-cell office:value-type="string" calcext:value-type="string">
            <text:p>Radiokallesignal..ERS.</text:p>
          </table:table-cell>
          <table:table-cell office:value-type="string" calcext:value-type="string">
            <text:p>Radio call signal..ERS.</text:p>
          </table:table-cell>
          <table:table-cell office:value-type="string" calcext:value-type="string">
            <text:p>LFGQ</text:p>
          </table:table-cell>
          <table:table-cell office:value-type="string" calcext:value-type="string">
            <text:p>callsign</text:p>
          </table:table-cell>
          <table:table-cell office:value-type="string" calcext:value-type="string">
            <text:p>callsign_ers</text:p>
          </table:table-cell>
          <table:table-cell/>
          <table:table-cell office:value-type="string" calcext:value-type="string">
            <text:p>NULLABLE</text:p>
          </table:table-cell>
          <table:table-cell table:formula="of:=[.E13]" office:value-type="string" office:string-value="callsign_ers" calcext:value-type="string">
            <text:p>callsign_ers</text:p>
          </table:table-cell>
          <table:table-cell office:value-type="string" calcext:value-type="string">
            <text:p>STRING</text:p>
          </table:table-cell>
          <table:table-cell table:formula="of:=COM.MICROSOFT.CONCAT(&quot;[&quot;; [.A13]; &quot;] &quot;; [.D13])" office:value-type="string" office:string-value="[Radiokallesignal..ERS.] callsign" calcext:value-type="string">
            <text:p>[Radiokallesignal..ERS.] callsign</text:p>
          </table:table-cell>
        </table:table-row>
        <table:table-row table:style-name="ro1">
          <table:table-cell office:value-type="string" calcext:value-type="string">
            <text:p>Fartøynavn..ERS.</text:p>
          </table:table-cell>
          <table:table-cell office:value-type="string" calcext:value-type="string">
            <text:p>Vessel name..ERS.</text:p>
          </table:table-cell>
          <table:table-cell office:value-type="string" calcext:value-type="string">
            <text:p>Tempo</text:p>
          </table:table-cell>
          <table:table-cell office:value-type="string" calcext:value-type="string">
            <text:p>shipname</text:p>
          </table:table-cell>
          <table:table-cell office:value-type="string" calcext:value-type="string">
            <text:p>shipname_ers</text:p>
          </table:table-cell>
          <table:table-cell/>
          <table:table-cell office:value-type="string" calcext:value-type="string">
            <text:p>NULLABLE</text:p>
          </table:table-cell>
          <table:table-cell table:formula="of:=[.E14]" office:value-type="string" office:string-value="shipname_ers" calcext:value-type="string">
            <text:p>shipname_ers</text:p>
          </table:table-cell>
          <table:table-cell office:value-type="string" calcext:value-type="string">
            <text:p>STRING</text:p>
          </table:table-cell>
          <table:table-cell table:formula="of:=COM.MICROSOFT.CONCAT(&quot;[&quot;; [.A14]; &quot;] &quot;; [.D14])" office:value-type="string" office:string-value="[Fartøynavn..ERS.] shipname" calcext:value-type="string">
            <text:p>[Fartøynavn..ERS.] shipname</text:p>
          </table:table-cell>
        </table:table-row>
        <table:table-row table:style-name="ro1">
          <table:table-cell office:value-type="string" calcext:value-type="string">
            <text:p>Registreringsmerke..ERS.</text:p>
          </table:table-cell>
          <table:table-cell office:value-type="string" calcext:value-type="string">
            <text:p>Registration mark..ERS.</text:p>
          </table:table-cell>
          <table:table-cell office:value-type="string" calcext:value-type="string">
            <text:p>VA0018S</text:p>
          </table:table-cell>
          <table:table-cell office:value-type="string" calcext:value-type="string">
            <text:p>norway vessel registry</text:p>
          </table:table-cell>
          <table:table-cell office:value-type="string" calcext:value-type="string">
            <text:p>registry_ers</text:p>
          </table:table-cell>
          <table:table-cell/>
          <table:table-cell office:value-type="string" calcext:value-type="string">
            <text:p>NULLABLE</text:p>
          </table:table-cell>
          <table:table-cell table:formula="of:=[.E15]" office:value-type="string" office:string-value="registry_ers" calcext:value-type="string">
            <text:p>registry_ers</text:p>
          </table:table-cell>
          <table:table-cell office:value-type="string" calcext:value-type="string">
            <text:p>STRING</text:p>
          </table:table-cell>
          <table:table-cell table:formula="of:=COM.MICROSOFT.CONCAT(&quot;[&quot;; [.A15]; &quot;] &quot;; [.D15])" office:value-type="string" office:string-value="[Registreringsmerke..ERS.] norway vessel registry" calcext:value-type="string">
            <text:p>[Registreringsmerke..ERS.] norway vessel registry</text:p>
          </table:table-cell>
        </table:table-row>
        <table:table-row table:style-name="ro1">
          <table:table-cell office:value-type="string" calcext:value-type="string">
            <text:p>Fartøynasjonalitet..kode.</text:p>
          </table:table-cell>
          <table:table-cell office:value-type="string" calcext:value-type="string">
            <text:p>Vessel nationality..code.</text:p>
          </table:table-cell>
          <table:table-cell office:value-type="string" calcext:value-type="string">
            <text:p>NOR</text:p>
          </table:table-cell>
          <table:table-cell office:value-type="string" calcext:value-type="string">
            <text:p>vessel flag code</text:p>
          </table:table-cell>
          <table:table-cell office:value-type="string" calcext:value-type="string">
            <text:p>vessel_flag</text:p>
          </table:table-cell>
          <table:table-cell/>
          <table:table-cell office:value-type="string" calcext:value-type="string">
            <text:p>NULLABLE</text:p>
          </table:table-cell>
          <table:table-cell table:formula="of:=[.E16]" office:value-type="string" office:string-value="vessel_flag" calcext:value-type="string">
            <text:p>vessel_flag</text:p>
          </table:table-cell>
          <table:table-cell office:value-type="string" calcext:value-type="string">
            <text:p>STRING</text:p>
          </table:table-cell>
          <table:table-cell table:formula="of:=COM.MICROSOFT.CONCAT(&quot;[&quot;; [.A16]; &quot;] &quot;; [.D16])" office:value-type="string" office:string-value="[Fartøynasjonalitet..kode.] vessel flag code" calcext:value-type="string">
            <text:p>[Fartøynasjonalitet..kode.] vessel flag code</text:p>
          </table:table-cell>
        </table:table-row>
        <table:table-row table:style-name="ro1">
          <table:table-cell office:value-type="string" calcext:value-type="string">
            <text:p>Fartøygruppe..kode.</text:p>
          </table:table-cell>
          <table:table-cell office:value-type="string" calcext:value-type="string">
            <text:p>Vessel group..code.</text:p>
          </table:table-cell>
          <table:table-cell office:value-type="string" calcext:value-type="string">
            <text:p>N</text:p>
          </table:table-cell>
          <table:table-cell office:value-type="string" calcext:value-type="string">
            <text:p>vessel flag group code</text:p>
          </table:table-cell>
          <table:table-cell office:value-type="string" calcext:value-type="string">
            <text:p>vessel_flag_group_code</text:p>
          </table:table-cell>
          <table:table-cell/>
          <table:table-cell office:value-type="string" calcext:value-type="string">
            <text:p>NULLABLE</text:p>
          </table:table-cell>
          <table:table-cell table:formula="of:=[.E17]" office:value-type="string" office:string-value="vessel_flag_group_code" calcext:value-type="string">
            <text:p>vessel_flag_group_code</text:p>
          </table:table-cell>
          <table:table-cell office:value-type="string" calcext:value-type="string">
            <text:p>STRING</text:p>
          </table:table-cell>
          <table:table-cell table:formula="of:=COM.MICROSOFT.CONCAT(&quot;[&quot;; [.A17]; &quot;] &quot;; [.D17])" office:value-type="string" office:string-value="[Fartøygruppe..kode.] vessel flag group code" calcext:value-type="string">
            <text:p>[Fartøygruppe..kode.] vessel flag group code</text:p>
          </table:table-cell>
        </table:table-row>
        <table:table-row table:style-name="ro1">
          <table:table-cell office:value-type="string" calcext:value-type="string">
            <text:p>Fartøygruppe</text:p>
          </table:table-cell>
          <table:table-cell office:value-type="string" calcext:value-type="string">
            <text:p>Vessel group</text:p>
          </table:table-cell>
          <table:table-cell office:value-type="string" calcext:value-type="string">
            <text:p>Norsk</text:p>
          </table:table-cell>
          <table:table-cell office:value-type="string" calcext:value-type="string">
            <text:p>vessel flag group</text:p>
          </table:table-cell>
          <table:table-cell office:value-type="string" calcext:value-type="string">
            <text:p>vessel_flag_group</text:p>
          </table:table-cell>
          <table:table-cell/>
          <table:table-cell office:value-type="string" calcext:value-type="string">
            <text:p>NULLABLE</text:p>
          </table:table-cell>
          <table:table-cell table:formula="of:=[.E18]" office:value-type="string" office:string-value="vessel_flag_group" calcext:value-type="string">
            <text:p>vessel_flag_group</text:p>
          </table:table-cell>
          <table:table-cell office:value-type="string" calcext:value-type="string">
            <text:p>STRING</text:p>
          </table:table-cell>
          <table:table-cell table:formula="of:=COM.MICROSOFT.CONCAT(&quot;[&quot;; [.A18]; &quot;] &quot;; [.D18])" office:value-type="string" office:string-value="[Fartøygruppe] vessel flag group" calcext:value-type="string">
            <text:p>[Fartøygruppe] vessel flag group</text:p>
          </table:table-cell>
        </table:table-row>
        <table:table-row table:style-name="ro1">
          <table:table-cell office:value-type="string" calcext:value-type="string">
            <text:p>Kvotetype..kode.</text:p>
          </table:table-cell>
          <table:table-cell office:value-type="string" calcext:value-type="string">
            <text:p>Quota type..code.</text:p>
          </table:table-cell>
          <table:table-cell office:value-type="float" office:value="1" calcext:value-type="float">
            <text:p>1</text:p>
          </table:table-cell>
          <table:table-cell office:value-type="string" calcext:value-type="string">
            <text:p>type of quote code</text:p>
          </table:table-cell>
          <table:table-cell office:value-type="string" calcext:value-type="string">
            <text:p>quota_type_code</text:p>
          </table:table-cell>
          <table:table-cell/>
          <table:table-cell office:value-type="string" calcext:value-type="string">
            <text:p>NULLABLE</text:p>
          </table:table-cell>
          <table:table-cell table:formula="of:=[.E19]" office:value-type="string" office:string-value="quota_type_code" calcext:value-type="string">
            <text:p>quota_type_code</text:p>
          </table:table-cell>
          <table:table-cell office:value-type="string" calcext:value-type="string">
            <text:p>STRING</text:p>
          </table:table-cell>
          <table:table-cell table:formula="of:=COM.MICROSOFT.CONCAT(&quot;[&quot;; [.A19]; &quot;] &quot;; [.D19])" office:value-type="string" office:string-value="[Kvotetype..kode.] type of quote code" calcext:value-type="string">
            <text:p>[Kvotetype..kode.] type of quote code</text:p>
          </table:table-cell>
        </table:table-row>
        <table:table-row table:style-name="ro1">
          <table:table-cell office:value-type="string" calcext:value-type="string">
            <text:p>Kvotetype</text:p>
          </table:table-cell>
          <table:table-cell office:value-type="string" calcext:value-type="string">
            <text:p>Quota type</text:p>
          </table:table-cell>
          <table:table-cell office:value-type="string" calcext:value-type="string">
            <text:p>Normalt fiske</text:p>
          </table:table-cell>
          <table:table-cell office:value-type="string" calcext:value-type="string">
            <text:p>type of quote</text:p>
          </table:table-cell>
          <table:table-cell office:value-type="string" calcext:value-type="string">
            <text:p>quota_type</text:p>
          </table:table-cell>
          <table:table-cell/>
          <table:table-cell office:value-type="string" calcext:value-type="string">
            <text:p>NULLABLE</text:p>
          </table:table-cell>
          <table:table-cell table:formula="of:=[.E20]" office:value-type="string" office:string-value="quota_type" calcext:value-type="string">
            <text:p>quota_type</text:p>
          </table:table-cell>
          <table:table-cell office:value-type="string" calcext:value-type="string">
            <text:p>STRING</text:p>
          </table:table-cell>
          <table:table-cell table:formula="of:=COM.MICROSOFT.CONCAT(&quot;[&quot;; [.A20]; &quot;] &quot;; [.D20])" office:value-type="string" office:string-value="[Kvotetype] type of quote" calcext:value-type="string">
            <text:p>[Kvotetype] type of quote</text:p>
          </table:table-cell>
        </table:table-row>
        <table:table-row table:style-name="ro1">
          <table:table-cell office:value-type="string" calcext:value-type="string">
            <text:p>Aktivitet..kode.</text:p>
          </table:table-cell>
          <table:table-cell office:value-type="string" calcext:value-type="string">
            <text:p>Activity..code.</text:p>
          </table:table-cell>
          <table:table-cell office:value-type="string" calcext:value-type="string">
            <text:p>FIS</text:p>
          </table:table-cell>
          <table:table-cell office:value-type="string" calcext:value-type="string">
            <text:p>vessel activity code</text:p>
          </table:table-cell>
          <table:table-cell office:value-type="string" calcext:value-type="string">
            <text:p>activity_code</text:p>
          </table:table-cell>
          <table:table-cell/>
          <table:table-cell office:value-type="string" calcext:value-type="string">
            <text:p>NULLABLE</text:p>
          </table:table-cell>
          <table:table-cell table:formula="of:=[.E21]" office:value-type="string" office:string-value="activity_code" calcext:value-type="string">
            <text:p>activity_code</text:p>
          </table:table-cell>
          <table:table-cell office:value-type="string" calcext:value-type="string">
            <text:p>STRING</text:p>
          </table:table-cell>
          <table:table-cell table:formula="of:=COM.MICROSOFT.CONCAT(&quot;[&quot;; [.A21]; &quot;] &quot;; [.D21])" office:value-type="string" office:string-value="[Aktivitet..kode.] vessel activity code" calcext:value-type="string">
            <text:p>[Aktivitet..kode.] vessel activity code</text:p>
          </table:table-cell>
        </table:table-row>
        <table:table-row table:style-name="ro1">
          <table:table-cell office:value-type="string" calcext:value-type="string">
            <text:p>Aktivitet</text:p>
          </table:table-cell>
          <table:table-cell office:value-type="string" calcext:value-type="string">
            <text:p>Activity</text:p>
          </table:table-cell>
          <table:table-cell office:value-type="string" calcext:value-type="string">
            <text:p>I fiske</text:p>
          </table:table-cell>
          <table:table-cell office:value-type="string" calcext:value-type="string">
            <text:p>vessel activity</text:p>
          </table:table-cell>
          <table:table-cell office:value-type="string" calcext:value-type="string">
            <text:p>activity</text:p>
          </table:table-cell>
          <table:table-cell/>
          <table:table-cell office:value-type="string" calcext:value-type="string">
            <text:p>NULLABLE</text:p>
          </table:table-cell>
          <table:table-cell table:formula="of:=[.E22]" office:value-type="string" office:string-value="activity" calcext:value-type="string">
            <text:p>activity</text:p>
          </table:table-cell>
          <table:table-cell office:value-type="string" calcext:value-type="string">
            <text:p>STRING</text:p>
          </table:table-cell>
          <table:table-cell table:formula="of:=COM.MICROSOFT.CONCAT(&quot;[&quot;; [.A22]; &quot;] &quot;; [.D22])" office:value-type="string" office:string-value="[Aktivitet] vessel activity" calcext:value-type="string">
            <text:p>[Aktivitet] vessel activity</text:p>
          </table:table-cell>
        </table:table-row>
        <table:table-row table:style-name="ro1">
          <table:table-cell office:value-type="string" calcext:value-type="string">
            <text:p>Havn..kode.</text:p>
          </table:table-cell>
          <table:table-cell office:value-type="string" calcext:value-type="string">
            <text:p>Port..code.</text:p>
          </table:table-cell>
          <table:table-cell/>
          <table:table-cell office:value-type="string" calcext:value-type="string">
            <text:p>port code</text:p>
          </table:table-cell>
          <table:table-cell office:value-type="string" calcext:value-type="string">
            <text:p>port_code</text:p>
          </table:table-cell>
          <table:table-cell/>
          <table:table-cell office:value-type="string" calcext:value-type="string">
            <text:p>NULLABLE</text:p>
          </table:table-cell>
          <table:table-cell table:formula="of:=[.E23]" office:value-type="string" office:string-value="port_code" calcext:value-type="string">
            <text:p>port_code</text:p>
          </table:table-cell>
          <table:table-cell office:value-type="string" calcext:value-type="string">
            <text:p>STRING</text:p>
          </table:table-cell>
          <table:table-cell table:formula="of:=COM.MICROSOFT.CONCAT(&quot;[&quot;; [.A23]; &quot;] &quot;; [.D23])" office:value-type="string" office:string-value="[Havn..kode.] port code" calcext:value-type="string">
            <text:p>[Havn..kode.] port code</text:p>
          </table:table-cell>
        </table:table-row>
        <table:table-row table:style-name="ro1">
          <table:table-cell office:value-type="string" calcext:value-type="string">
            <text:p>Havn</text:p>
          </table:table-cell>
          <table:table-cell office:value-type="string" calcext:value-type="string">
            <text:p>Port</text:p>
          </table:table-cell>
          <table:table-cell/>
          <table:table-cell office:value-type="string" calcext:value-type="string">
            <text:p>port name</text:p>
          </table:table-cell>
          <table:table-cell office:value-type="string" calcext:value-type="string">
            <text:p>port_name</text:p>
          </table:table-cell>
          <table:table-cell/>
          <table:table-cell office:value-type="string" calcext:value-type="string">
            <text:p>NULLABLE</text:p>
          </table:table-cell>
          <table:table-cell table:formula="of:=[.E24]" office:value-type="string" office:string-value="port_name" calcext:value-type="string">
            <text:p>port_name</text:p>
          </table:table-cell>
          <table:table-cell office:value-type="string" calcext:value-type="string">
            <text:p>STRING</text:p>
          </table:table-cell>
          <table:table-cell table:formula="of:=COM.MICROSOFT.CONCAT(&quot;[&quot;; [.A24]; &quot;] &quot;; [.D24])" office:value-type="string" office:string-value="[Havn] port name" calcext:value-type="string">
            <text:p>[Havn] port name</text:p>
          </table:table-cell>
        </table:table-row>
        <table:table-row table:style-name="ro1">
          <table:table-cell office:value-type="string" calcext:value-type="string">
            <text:p>Havn.nasjonalitet</text:p>
          </table:table-cell>
          <table:table-cell office:value-type="string" calcext:value-type="string">
            <text:p>Port nationality</text:p>
          </table:table-cell>
          <table:table-cell/>
          <table:table-cell office:value-type="string" calcext:value-type="string">
            <text:p>port nacionality</text:p>
          </table:table-cell>
          <table:table-cell office:value-type="string" calcext:value-type="string">
            <text:p>port_nacionality</text:p>
          </table:table-cell>
          <table:table-cell/>
          <table:table-cell office:value-type="string" calcext:value-type="string">
            <text:p>NULLABLE</text:p>
          </table:table-cell>
          <table:table-cell table:formula="of:=[.E25]" office:value-type="string" office:string-value="port_nacionality" calcext:value-type="string">
            <text:p>port_nacionality</text:p>
          </table:table-cell>
          <table:table-cell office:value-type="string" calcext:value-type="string">
            <text:p>STRING</text:p>
          </table:table-cell>
          <table:table-cell table:formula="of:=COM.MICROSOFT.CONCAT(&quot;[&quot;; [.A25]; &quot;] &quot;; [.D25])" office:value-type="string" office:string-value="[Havn.nasjonalitet] port nacionality" calcext:value-type="string">
            <text:p>[Havn.nasjonalitet] port nacionality</text:p>
          </table:table-cell>
        </table:table-row>
        <table:table-row table:style-name="ro1">
          <table:table-cell office:value-type="string" calcext:value-type="string">
            <text:p>Starttidspunkt</text:p>
          </table:table-cell>
          <table:table-cell office:value-type="string" calcext:value-type="string">
            <text:p>Start time</text:p>
          </table:table-cell>
          <table:table-cell office:value-type="string" calcext:value-type="string">
            <text:p>31.12.2019 17:46:00</text:p>
          </table:table-cell>
          <table:table-cell office:value-type="string" calcext:value-type="string">
            <text:p>timestamp start activity</text:p>
          </table:table-cell>
          <table:table-cell office:value-type="string" calcext:value-type="string">
            <text:p>timestamp_start_activity</text:p>
          </table:table-cell>
          <table:table-cell/>
          <table:table-cell office:value-type="string" calcext:value-type="string">
            <text:p>NULLABLE</text:p>
          </table:table-cell>
          <table:table-cell table:formula="of:=[.E26]" office:value-type="string" office:string-value="timestamp_start_activity" calcext:value-type="string">
            <text:p>timestamp_start_activity</text:p>
          </table:table-cell>
          <table:table-cell office:value-type="string" calcext:value-type="string">
            <text:p>STRING</text:p>
          </table:table-cell>
          <table:table-cell table:formula="of:=COM.MICROSOFT.CONCAT(&quot;[&quot;; [.A26]; &quot;] &quot;; [.D26])" office:value-type="string" office:string-value="[Starttidspunkt] timestamp start activity" calcext:value-type="string">
            <text:p>[Starttidspunkt] timestamp start activity</text:p>
          </table:table-cell>
        </table:table-row>
        <table:table-row table:style-name="ro1">
          <table:table-cell office:value-type="string" calcext:value-type="string">
            <text:p>Startdato</text:p>
          </table:table-cell>
          <table:table-cell office:value-type="string" calcext:value-type="string">
            <text:p>Start date</text:p>
          </table:table-cell>
          <table:table-cell office:value-type="string" calcext:value-type="string">
            <text:p>31.12.2019</text:p>
          </table:table-cell>
          <table:table-cell office:value-type="string" calcext:value-type="string">
            <text:p>data start activity</text:p>
          </table:table-cell>
          <table:table-cell office:value-type="string" calcext:value-type="string">
            <text:p>date_start_activity</text:p>
          </table:table-cell>
          <table:table-cell/>
          <table:table-cell office:value-type="string" calcext:value-type="string">
            <text:p>NULLABLE</text:p>
          </table:table-cell>
          <table:table-cell table:formula="of:=[.E27]" office:value-type="string" office:string-value="date_start_activity" calcext:value-type="string">
            <text:p>date_start_activity</text:p>
          </table:table-cell>
          <table:table-cell office:value-type="string" calcext:value-type="string">
            <text:p>STRING</text:p>
          </table:table-cell>
          <table:table-cell table:formula="of:=COM.MICROSOFT.CONCAT(&quot;[&quot;; [.A27]; &quot;] &quot;; [.D27])" office:value-type="string" office:string-value="[Startdato] data start activity" calcext:value-type="string">
            <text:p>[Startdato] data start activity</text:p>
          </table:table-cell>
        </table:table-row>
        <table:table-row table:style-name="ro1">
          <table:table-cell office:value-type="string" calcext:value-type="string">
            <text:p>Startklokkeslett</text:p>
          </table:table-cell>
          <table:table-cell office:value-type="string" calcext:value-type="string">
            <text:p>Start time</text:p>
          </table:table-cell>
          <table:table-cell table:style-name="ce1" office:value-type="time" office:time-value="PT17H46M00S" calcext:value-type="time">
            <text:p>05:46:00 PM</text:p>
          </table:table-cell>
          <table:table-cell office:value-type="string" calcext:value-type="string">
            <text:p>hour start activity</text:p>
          </table:table-cell>
          <table:table-cell office:value-type="string" calcext:value-type="string">
            <text:p>hour_start_activity</text:p>
          </table:table-cell>
          <table:table-cell/>
          <table:table-cell office:value-type="string" calcext:value-type="string">
            <text:p>NULLABLE</text:p>
          </table:table-cell>
          <table:table-cell table:formula="of:=[.E28]" office:value-type="string" office:string-value="hour_start_activity" calcext:value-type="string">
            <text:p>hour_start_activity</text:p>
          </table:table-cell>
          <table:table-cell office:value-type="string" calcext:value-type="string">
            <text:p>STRING</text:p>
          </table:table-cell>
          <table:table-cell table:formula="of:=COM.MICROSOFT.CONCAT(&quot;[&quot;; [.A28]; &quot;] &quot;; [.D28])" office:value-type="string" office:string-value="[Startklokkeslett] hour start activity" calcext:value-type="string">
            <text:p>[Startklokkeslett] hour start activity</text:p>
          </table:table-cell>
        </table:table-row>
        <table:table-row table:style-name="ro1">
          <table:table-cell office:value-type="string" calcext:value-type="string">
            <text:p>Startposisjon.bredde</text:p>
          </table:table-cell>
          <table:table-cell office:value-type="string" calcext:value-type="string">
            <text:p>Starting position.width</text:p>
          </table:table-cell>
          <table:table-cell office:value-type="float" office:value="58.238" calcext:value-type="float">
            <text:p>58.238</text:p>
          </table:table-cell>
          <table:table-cell office:value-type="string" calcext:value-type="string">
            <text:p>latitude start activity</text:p>
          </table:table-cell>
          <table:table-cell office:value-type="string" calcext:value-type="string">
            <text:p>lat_start_activity</text:p>
          </table:table-cell>
          <table:table-cell/>
          <table:table-cell office:value-type="string" calcext:value-type="string">
            <text:p>NULLABLE</text:p>
          </table:table-cell>
          <table:table-cell table:formula="of:=[.E29]" office:value-type="string" office:string-value="lat_start_activity" calcext:value-type="string">
            <text:p>lat_start_activity</text:p>
          </table:table-cell>
          <table:table-cell office:value-type="string" calcext:value-type="string">
            <text:p>STRING</text:p>
          </table:table-cell>
          <table:table-cell table:formula="of:=COM.MICROSOFT.CONCAT(&quot;[&quot;; [.A29]; &quot;] &quot;; [.D29])" office:value-type="string" office:string-value="[Startposisjon.bredde] latitude start activity" calcext:value-type="string">
            <text:p>[Startposisjon.bredde] latitude start activity</text:p>
          </table:table-cell>
        </table:table-row>
        <table:table-row table:style-name="ro1">
          <table:table-cell office:value-type="string" calcext:value-type="string">
            <text:p>Startposisjon.lengde</text:p>
          </table:table-cell>
          <table:table-cell office:value-type="string" calcext:value-type="string">
            <text:p>Starting position.length</text:p>
          </table:table-cell>
          <table:table-cell office:value-type="float" office:value="4.519" calcext:value-type="float">
            <text:p>4.519</text:p>
          </table:table-cell>
          <table:table-cell office:value-type="string" calcext:value-type="string">
            <text:p>longitud start activity</text:p>
          </table:table-cell>
          <table:table-cell office:value-type="string" calcext:value-type="string">
            <text:p>lon_start_activity</text:p>
          </table:table-cell>
          <table:table-cell/>
          <table:table-cell office:value-type="string" calcext:value-type="string">
            <text:p>NULLABLE</text:p>
          </table:table-cell>
          <table:table-cell table:formula="of:=[.E30]" office:value-type="string" office:string-value="lon_start_activity" calcext:value-type="string">
            <text:p>lon_start_activity</text:p>
          </table:table-cell>
          <table:table-cell office:value-type="string" calcext:value-type="string">
            <text:p>STRING</text:p>
          </table:table-cell>
          <table:table-cell table:formula="of:=COM.MICROSOFT.CONCAT(&quot;[&quot;; [.A30]; &quot;] &quot;; [.D30])" office:value-type="string" office:string-value="[Startposisjon.lengde] longitud start activity" calcext:value-type="string">
            <text:p>[Startposisjon.lengde] longitud start activity</text:p>
          </table:table-cell>
        </table:table-row>
        <table:table-row table:style-name="ro1">
          <table:table-cell office:value-type="string" calcext:value-type="string">
            <text:p>Hovedområde.start..kode.</text:p>
          </table:table-cell>
          <table:table-cell office:value-type="string" calcext:value-type="string">
            <text:p>Main area.start..code.</text:p>
          </table:table-cell>
          <table:table-cell office:value-type="float" office:value="8" calcext:value-type="float">
            <text:p>8</text:p>
          </table:table-cell>
          <table:table-cell office:value-type="string" calcext:value-type="string">
            <text:p>main area start code</text:p>
          </table:table-cell>
          <table:table-cell office:value-type="string" calcext:value-type="string">
            <text:p>main_area_start_activity_code</text:p>
          </table:table-cell>
          <table:table-cell/>
          <table:table-cell office:value-type="string" calcext:value-type="string">
            <text:p>NULLABLE</text:p>
          </table:table-cell>
          <table:table-cell table:formula="of:=[.E31]" office:value-type="string" office:string-value="main_area_start_activity_code" calcext:value-type="string">
            <text:p>main_area_start_activity_code</text:p>
          </table:table-cell>
          <table:table-cell office:value-type="string" calcext:value-type="string">
            <text:p>STRING</text:p>
          </table:table-cell>
          <table:table-cell table:formula="of:=COM.MICROSOFT.CONCAT(&quot;[&quot;; [.A31]; &quot;] &quot;; [.D31])" office:value-type="string" office:string-value="[Hovedområde.start..kode.] main area start code" calcext:value-type="string">
            <text:p>[Hovedområde.start..kode.] main area start code</text:p>
          </table:table-cell>
        </table:table-row>
        <table:table-row table:style-name="ro1">
          <table:table-cell office:value-type="string" calcext:value-type="string">
            <text:p>Hovedområde.start</text:p>
          </table:table-cell>
          <table:table-cell office:value-type="string" calcext:value-type="string">
            <text:p>Main area.start</text:p>
          </table:table-cell>
          <table:table-cell office:value-type="string" calcext:value-type="string">
            <text:p>Eigersundbanken</text:p>
          </table:table-cell>
          <table:table-cell office:value-type="string" calcext:value-type="string">
            <text:p>main area start name</text:p>
          </table:table-cell>
          <table:table-cell office:value-type="string" calcext:value-type="string">
            <text:p>main_area_start_activity_name</text:p>
          </table:table-cell>
          <table:table-cell/>
          <table:table-cell office:value-type="string" calcext:value-type="string">
            <text:p>NULLABLE</text:p>
          </table:table-cell>
          <table:table-cell table:formula="of:=[.E32]" office:value-type="string" office:string-value="main_area_start_activity_name" calcext:value-type="string">
            <text:p>main_area_start_activity_name</text:p>
          </table:table-cell>
          <table:table-cell office:value-type="string" calcext:value-type="string">
            <text:p>STRING</text:p>
          </table:table-cell>
          <table:table-cell table:formula="of:=COM.MICROSOFT.CONCAT(&quot;[&quot;; [.A32]; &quot;] &quot;; [.D32])" office:value-type="string" office:string-value="[Hovedområde.start] main area start name" calcext:value-type="string">
            <text:p>[Hovedområde.start] main area start name</text:p>
          </table:table-cell>
        </table:table-row>
        <table:table-row table:style-name="ro1">
          <table:table-cell office:value-type="string" calcext:value-type="string">
            <text:p>Lokasjon.start..kode.</text:p>
          </table:table-cell>
          <table:table-cell office:value-type="string" calcext:value-type="string">
            <text:p>Location.start..code.</text:p>
          </table:table-cell>
          <table:table-cell office:value-type="float" office:value="10" calcext:value-type="float">
            <text:p>10</text:p>
          </table:table-cell>
          <table:table-cell office:value-type="string" calcext:value-type="string">
            <text:p>location start code</text:p>
          </table:table-cell>
          <table:table-cell office:value-type="string" calcext:value-type="string">
            <text:p>location_start_activity_code</text:p>
          </table:table-cell>
          <table:table-cell/>
          <table:table-cell office:value-type="string" calcext:value-type="string">
            <text:p>NULLABLE</text:p>
          </table:table-cell>
          <table:table-cell table:formula="of:=[.E33]" office:value-type="string" office:string-value="location_start_activity_code" calcext:value-type="string">
            <text:p>location_start_activity_code</text:p>
          </table:table-cell>
          <table:table-cell office:value-type="string" calcext:value-type="string">
            <text:p>STRING</text:p>
          </table:table-cell>
          <table:table-cell table:formula="of:=COM.MICROSOFT.CONCAT(&quot;[&quot;; [.A33]; &quot;] &quot;; [.D33])" office:value-type="string" office:string-value="[Lokasjon.start..kode.] location start code" calcext:value-type="string">
            <text:p>[Lokasjon.start..kode.] location start code</text:p>
          </table:table-cell>
        </table:table-row>
        <table:table-row table:style-name="ro1">
          <table:table-cell office:value-type="string" calcext:value-type="string">
            <text:p>Sone..kode.</text:p>
          </table:table-cell>
          <table:table-cell office:value-type="string" calcext:value-type="string">
            <text:p>Zone..code.</text:p>
          </table:table-cell>
          <table:table-cell office:value-type="string" calcext:value-type="string">
            <text:p>NOR</text:p>
          </table:table-cell>
          <table:table-cell office:value-type="string" calcext:value-type="string">
            <text:p>zone code</text:p>
          </table:table-cell>
          <table:table-cell office:value-type="string" calcext:value-type="string">
            <text:p>zone_code</text:p>
          </table:table-cell>
          <table:table-cell/>
          <table:table-cell office:value-type="string" calcext:value-type="string">
            <text:p>NULLABLE</text:p>
          </table:table-cell>
          <table:table-cell table:formula="of:=[.E34]" office:value-type="string" office:string-value="zone_code" calcext:value-type="string">
            <text:p>zone_code</text:p>
          </table:table-cell>
          <table:table-cell office:value-type="string" calcext:value-type="string">
            <text:p>STRING</text:p>
          </table:table-cell>
          <table:table-cell table:formula="of:=COM.MICROSOFT.CONCAT(&quot;[&quot;; [.A34]; &quot;] &quot;; [.D34])" office:value-type="string" office:string-value="[Sone..kode.] zone code" calcext:value-type="string">
            <text:p>[Sone..kode.] zone code</text:p>
          </table:table-cell>
        </table:table-row>
        <table:table-row table:style-name="ro1">
          <table:table-cell office:value-type="string" calcext:value-type="string">
            <text:p>Sone</text:p>
          </table:table-cell>
          <table:table-cell office:value-type="string" calcext:value-type="string">
            <text:p>Zone</text:p>
          </table:table-cell>
          <table:table-cell office:value-type="string" calcext:value-type="string">
            <text:p>Norges økonomiske sone</text:p>
          </table:table-cell>
          <table:table-cell office:value-type="string" calcext:value-type="string">
            <text:p>zone name</text:p>
          </table:table-cell>
          <table:table-cell office:value-type="string" calcext:value-type="string">
            <text:p>zone_name</text:p>
          </table:table-cell>
          <table:table-cell/>
          <table:table-cell office:value-type="string" calcext:value-type="string">
            <text:p>NULLABLE</text:p>
          </table:table-cell>
          <table:table-cell table:formula="of:=[.E35]" office:value-type="string" office:string-value="zone_name" calcext:value-type="string">
            <text:p>zone_name</text:p>
          </table:table-cell>
          <table:table-cell office:value-type="string" calcext:value-type="string">
            <text:p>STRING</text:p>
          </table:table-cell>
          <table:table-cell table:formula="of:=COM.MICROSOFT.CONCAT(&quot;[&quot;; [.A35]; &quot;] &quot;; [.D35])" office:value-type="string" office:string-value="[Sone] zone name" calcext:value-type="string">
            <text:p>[Sone] zone name</text:p>
          </table:table-cell>
        </table:table-row>
        <table:table-row table:style-name="ro1">
          <table:table-cell office:value-type="string" calcext:value-type="string">
            <text:p>Områdegruppering.start..kode.</text:p>
          </table:table-cell>
          <table:table-cell office:value-type="string" calcext:value-type="string">
            <text:p>Area grouping.start..code.</text:p>
          </table:table-cell>
          <table:table-cell office:value-type="string" calcext:value-type="string">
            <text:p>27_4_A</text:p>
          </table:table-cell>
          <table:table-cell office:value-type="string" calcext:value-type="string">
            <text:p>area grouping start code</text:p>
          </table:table-cell>
          <table:table-cell office:value-type="string" calcext:value-type="string">
            <text:p>area_grouping_start_activity_code</text:p>
          </table:table-cell>
          <table:table-cell/>
          <table:table-cell office:value-type="string" calcext:value-type="string">
            <text:p>NULLABLE</text:p>
          </table:table-cell>
          <table:table-cell table:formula="of:=[.E36]" office:value-type="string" office:string-value="area_grouping_start_activity_code" calcext:value-type="string">
            <text:p>area_grouping_start_activity_code</text:p>
          </table:table-cell>
          <table:table-cell office:value-type="string" calcext:value-type="string">
            <text:p>STRING</text:p>
          </table:table-cell>
          <table:table-cell table:formula="of:=COM.MICROSOFT.CONCAT(&quot;[&quot;; [.A36]; &quot;] &quot;; [.D36])" office:value-type="string" office:string-value="[Områdegruppering.start..kode.] area grouping start code" calcext:value-type="string">
            <text:p>[Områdegruppering.start..kode.] area grouping start code</text:p>
          </table:table-cell>
        </table:table-row>
        <table:table-row table:style-name="ro1">
          <table:table-cell office:value-type="string" calcext:value-type="string">
            <text:p>Områdegruppering.start</text:p>
          </table:table-cell>
          <table:table-cell office:value-type="string" calcext:value-type="string">
            <text:p>Area grouping.start</text:p>
          </table:table-cell>
          <table:table-cell office:value-type="string" calcext:value-type="string">
            <text:p>Atlanterhavet, nordøst/nordlige Nordsjøen</text:p>
          </table:table-cell>
          <table:table-cell office:value-type="string" calcext:value-type="string">
            <text:p>area grouping start name</text:p>
          </table:table-cell>
          <table:table-cell office:value-type="string" calcext:value-type="string">
            <text:p>area_grouping_start_activity_name</text:p>
          </table:table-cell>
          <table:table-cell/>
          <table:table-cell office:value-type="string" calcext:value-type="string">
            <text:p>NULLABLE</text:p>
          </table:table-cell>
          <table:table-cell table:formula="of:=[.E37]" office:value-type="string" office:string-value="area_grouping_start_activity_name" calcext:value-type="string">
            <text:p>area_grouping_start_activity_name</text:p>
          </table:table-cell>
          <table:table-cell office:value-type="string" calcext:value-type="string">
            <text:p>STRING</text:p>
          </table:table-cell>
          <table:table-cell table:formula="of:=COM.MICROSOFT.CONCAT(&quot;[&quot;; [.A37]; &quot;] &quot;; [.D37])" office:value-type="string" office:string-value="[Områdegruppering.start] area grouping start name" calcext:value-type="string">
            <text:p>[Områdegruppering.start] area grouping start name</text:p>
          </table:table-cell>
        </table:table-row>
        <table:table-row table:style-name="ro1">
          <table:table-cell office:value-type="string" calcext:value-type="string">
            <text:p>Havdybde.start</text:p>
          </table:table-cell>
          <table:table-cell office:value-type="string" calcext:value-type="string">
            <text:p>Sea depth.start</text:p>
          </table:table-cell>
          <table:table-cell office:value-type="float" office:value="-232" calcext:value-type="float">
            <text:p>-232</text:p>
          </table:table-cell>
          <table:table-cell office:value-type="string" calcext:value-type="string">
            <text:p>depth start</text:p>
          </table:table-cell>
          <table:table-cell office:value-type="string" calcext:value-type="string">
            <text:p>depth_start_activity</text:p>
          </table:table-cell>
          <table:table-cell/>
          <table:table-cell office:value-type="string" calcext:value-type="string">
            <text:p>NULLABLE</text:p>
          </table:table-cell>
          <table:table-cell table:formula="of:=[.E38]" office:value-type="string" office:string-value="depth_start_activity" calcext:value-type="string">
            <text:p>depth_start_activity</text:p>
          </table:table-cell>
          <table:table-cell office:value-type="string" calcext:value-type="string">
            <text:p>STRING</text:p>
          </table:table-cell>
          <table:table-cell table:formula="of:=COM.MICROSOFT.CONCAT(&quot;[&quot;; [.A38]; &quot;] &quot;; [.D38])" office:value-type="string" office:string-value="[Havdybde.start] depth start" calcext:value-type="string">
            <text:p>[Havdybde.start] depth start</text:p>
          </table:table-cell>
        </table:table-row>
        <table:table-row table:style-name="ro1">
          <table:table-cell office:value-type="string" calcext:value-type="string">
            <text:p>Stopptidspunkt</text:p>
          </table:table-cell>
          <table:table-cell office:value-type="string" calcext:value-type="string">
            <text:p>Stop time</text:p>
          </table:table-cell>
          <table:table-cell office:value-type="string" calcext:value-type="string">
            <text:p>01.01.2020 02:08:00</text:p>
          </table:table-cell>
          <table:table-cell office:value-type="string" calcext:value-type="string">
            <text:p>timestamp stop activity</text:p>
          </table:table-cell>
          <table:table-cell office:value-type="string" calcext:value-type="string">
            <text:p>timestamp_stop_activity</text:p>
          </table:table-cell>
          <table:table-cell/>
          <table:table-cell office:value-type="string" calcext:value-type="string">
            <text:p>NULLABLE</text:p>
          </table:table-cell>
          <table:table-cell table:formula="of:=[.E39]" office:value-type="string" office:string-value="timestamp_stop_activity" calcext:value-type="string">
            <text:p>timestamp_stop_activity</text:p>
          </table:table-cell>
          <table:table-cell office:value-type="string" calcext:value-type="string">
            <text:p>STRING</text:p>
          </table:table-cell>
          <table:table-cell table:formula="of:=COM.MICROSOFT.CONCAT(&quot;[&quot;; [.A39]; &quot;] &quot;; [.D39])" office:value-type="string" office:string-value="[Stopptidspunkt] timestamp stop activity" calcext:value-type="string">
            <text:p>[Stopptidspunkt] timestamp stop activity</text:p>
          </table:table-cell>
        </table:table-row>
        <table:table-row table:style-name="ro1">
          <table:table-cell office:value-type="string" calcext:value-type="string">
            <text:p>Stoppdato</text:p>
          </table:table-cell>
          <table:table-cell office:value-type="string" calcext:value-type="string">
            <text:p>Stop date</text:p>
          </table:table-cell>
          <table:table-cell office:value-type="string" calcext:value-type="string">
            <text:p>01.01.2020</text:p>
          </table:table-cell>
          <table:table-cell office:value-type="string" calcext:value-type="string">
            <text:p>date stpo activity</text:p>
          </table:table-cell>
          <table:table-cell office:value-type="string" calcext:value-type="string">
            <text:p>date_stop_activity</text:p>
          </table:table-cell>
          <table:table-cell/>
          <table:table-cell office:value-type="string" calcext:value-type="string">
            <text:p>NULLABLE</text:p>
          </table:table-cell>
          <table:table-cell table:formula="of:=[.E40]" office:value-type="string" office:string-value="date_stop_activity" calcext:value-type="string">
            <text:p>date_stop_activity</text:p>
          </table:table-cell>
          <table:table-cell office:value-type="string" calcext:value-type="string">
            <text:p>STRING</text:p>
          </table:table-cell>
          <table:table-cell table:formula="of:=COM.MICROSOFT.CONCAT(&quot;[&quot;; [.A40]; &quot;] &quot;; [.D40])" office:value-type="string" office:string-value="[Stoppdato] date stpo activity" calcext:value-type="string">
            <text:p>[Stoppdato] date stpo activity</text:p>
          </table:table-cell>
        </table:table-row>
        <table:table-row table:style-name="ro1">
          <table:table-cell office:value-type="string" calcext:value-type="string">
            <text:p>Stoppklokkeslett</text:p>
          </table:table-cell>
          <table:table-cell office:value-type="string" calcext:value-type="string">
            <text:p>Stop time</text:p>
          </table:table-cell>
          <table:table-cell table:style-name="ce1" office:value-type="time" office:time-value="PT02H08M00S" calcext:value-type="time">
            <text:p>02:08:00 AM</text:p>
          </table:table-cell>
          <table:table-cell office:value-type="string" calcext:value-type="string">
            <text:p>hour stop activity</text:p>
          </table:table-cell>
          <table:table-cell office:value-type="string" calcext:value-type="string">
            <text:p>hour_stop_activity</text:p>
          </table:table-cell>
          <table:table-cell/>
          <table:table-cell office:value-type="string" calcext:value-type="string">
            <text:p>NULLABLE</text:p>
          </table:table-cell>
          <table:table-cell table:formula="of:=[.E41]" office:value-type="string" office:string-value="hour_stop_activity" calcext:value-type="string">
            <text:p>hour_stop_activity</text:p>
          </table:table-cell>
          <table:table-cell office:value-type="string" calcext:value-type="string">
            <text:p>STRING</text:p>
          </table:table-cell>
          <table:table-cell table:formula="of:=COM.MICROSOFT.CONCAT(&quot;[&quot;; [.A41]; &quot;] &quot;; [.D41])" office:value-type="string" office:string-value="[Stoppklokkeslett] hour stop activity" calcext:value-type="string">
            <text:p>[Stoppklokkeslett] hour stop activity</text:p>
          </table:table-cell>
        </table:table-row>
        <table:table-row table:style-name="ro1">
          <table:table-cell office:value-type="string" calcext:value-type="string">
            <text:p>Varighet</text:p>
          </table:table-cell>
          <table:table-cell office:value-type="string" calcext:value-type="string">
            <text:p>Duration</text:p>
          </table:table-cell>
          <table:table-cell office:value-type="float" office:value="502" calcext:value-type="float">
            <text:p>502</text:p>
          </table:table-cell>
          <table:table-cell office:value-type="string" calcext:value-type="string">
            <text:p>duration minutes</text:p>
          </table:table-cell>
          <table:table-cell office:value-type="string" calcext:value-type="string">
            <text:p>duration_activity</text:p>
          </table:table-cell>
          <table:table-cell/>
          <table:table-cell office:value-type="string" calcext:value-type="string">
            <text:p>NULLABLE</text:p>
          </table:table-cell>
          <table:table-cell table:formula="of:=[.E42]" office:value-type="string" office:string-value="duration_activity" calcext:value-type="string">
            <text:p>duration_activity</text:p>
          </table:table-cell>
          <table:table-cell office:value-type="string" calcext:value-type="string">
            <text:p>STRING</text:p>
          </table:table-cell>
          <table:table-cell table:formula="of:=COM.MICROSOFT.CONCAT(&quot;[&quot;; [.A42]; &quot;] &quot;; [.D42])" office:value-type="string" office:string-value="[Varighet] duration minutes" calcext:value-type="string">
            <text:p>[Varighet] duration minutes</text:p>
          </table:table-cell>
        </table:table-row>
        <table:table-row table:style-name="ro1">
          <table:table-cell office:value-type="string" calcext:value-type="string">
            <text:p>Fangstår</text:p>
          </table:table-cell>
          <table:table-cell office:value-type="string" calcext:value-type="string">
            <text:p>Capture year</text:p>
          </table:table-cell>
          <table:table-cell office:value-type="float" office:value="2020" calcext:value-type="float">
            <text:p>2020</text:p>
          </table:table-cell>
          <table:table-cell office:value-type="string" calcext:value-type="string">
            <text:p>year of reference</text:p>
          </table:table-cell>
          <table:table-cell office:value-type="string" calcext:value-type="string">
            <text:p>year_reference</text:p>
          </table:table-cell>
          <table:table-cell/>
          <table:table-cell office:value-type="string" calcext:value-type="string">
            <text:p>NULLABLE</text:p>
          </table:table-cell>
          <table:table-cell table:formula="of:=[.E43]" office:value-type="string" office:string-value="year_reference" calcext:value-type="string">
            <text:p>year_reference</text:p>
          </table:table-cell>
          <table:table-cell office:value-type="string" calcext:value-type="string">
            <text:p>STRING</text:p>
          </table:table-cell>
          <table:table-cell table:formula="of:=COM.MICROSOFT.CONCAT(&quot;[&quot;; [.A43]; &quot;] &quot;; [.D43])" office:value-type="string" office:string-value="[Fangstår] year of reference" calcext:value-type="string">
            <text:p>[Fangstår] year of reference</text:p>
          </table:table-cell>
        </table:table-row>
        <table:table-row table:style-name="ro1">
          <table:table-cell office:value-type="string" calcext:value-type="string">
            <text:p>Stopposisjon.bredde</text:p>
          </table:table-cell>
          <table:table-cell office:value-type="string" calcext:value-type="string">
            <text:p>Stop position.width</text:p>
          </table:table-cell>
          <table:table-cell office:value-type="float" office:value="58.097" calcext:value-type="float">
            <text:p>58.097</text:p>
          </table:table-cell>
          <table:table-cell office:value-type="string" calcext:value-type="string">
            <text:p>latitude stop activity</text:p>
          </table:table-cell>
          <table:table-cell office:value-type="string" calcext:value-type="string">
            <text:p>lat_stop_activity</text:p>
          </table:table-cell>
          <table:table-cell/>
          <table:table-cell office:value-type="string" calcext:value-type="string">
            <text:p>NULLABLE</text:p>
          </table:table-cell>
          <table:table-cell table:formula="of:=[.E44]" office:value-type="string" office:string-value="lat_stop_activity" calcext:value-type="string">
            <text:p>lat_stop_activity</text:p>
          </table:table-cell>
          <table:table-cell office:value-type="string" calcext:value-type="string">
            <text:p>STRING</text:p>
          </table:table-cell>
          <table:table-cell table:formula="of:=COM.MICROSOFT.CONCAT(&quot;[&quot;; [.A44]; &quot;] &quot;; [.D44])" office:value-type="string" office:string-value="[Stopposisjon.bredde] latitude stop activity" calcext:value-type="string">
            <text:p>[Stopposisjon.bredde] latitude stop activity</text:p>
          </table:table-cell>
        </table:table-row>
        <table:table-row table:style-name="ro1">
          <table:table-cell office:value-type="string" calcext:value-type="string">
            <text:p>Stopposisjon.lengde</text:p>
          </table:table-cell>
          <table:table-cell office:value-type="string" calcext:value-type="string">
            <text:p>Stop position.length</text:p>
          </table:table-cell>
          <table:table-cell office:value-type="float" office:value="5.125" calcext:value-type="float">
            <text:p>5.125</text:p>
          </table:table-cell>
          <table:table-cell office:value-type="string" calcext:value-type="string">
            <text:p>longitud stop activity</text:p>
          </table:table-cell>
          <table:table-cell office:value-type="string" calcext:value-type="string">
            <text:p>lon_stop_activity</text:p>
          </table:table-cell>
          <table:table-cell/>
          <table:table-cell office:value-type="string" calcext:value-type="string">
            <text:p>NULLABLE</text:p>
          </table:table-cell>
          <table:table-cell table:formula="of:=[.E45]" office:value-type="string" office:string-value="lon_stop_activity" calcext:value-type="string">
            <text:p>lon_stop_activity</text:p>
          </table:table-cell>
          <table:table-cell office:value-type="string" calcext:value-type="string">
            <text:p>STRING</text:p>
          </table:table-cell>
          <table:table-cell table:formula="of:=COM.MICROSOFT.CONCAT(&quot;[&quot;; [.A45]; &quot;] &quot;; [.D45])" office:value-type="string" office:string-value="[Stopposisjon.lengde] longitud stop activity" calcext:value-type="string">
            <text:p>[Stopposisjon.lengde] longitud stop activity</text:p>
          </table:table-cell>
        </table:table-row>
        <table:table-row table:style-name="ro1">
          <table:table-cell office:value-type="string" calcext:value-type="string">
            <text:p>Hovedområde.stopp..kode.</text:p>
          </table:table-cell>
          <table:table-cell office:value-type="string" calcext:value-type="string">
            <text:p>Main area.stop..code.</text:p>
          </table:table-cell>
          <table:table-cell office:value-type="float" office:value="8" calcext:value-type="float">
            <text:p>8</text:p>
          </table:table-cell>
          <table:table-cell office:value-type="string" calcext:value-type="string">
            <text:p>main area stop code</text:p>
          </table:table-cell>
          <table:table-cell office:value-type="string" calcext:value-type="string">
            <text:p>main_area_stop_activity_code</text:p>
          </table:table-cell>
          <table:table-cell/>
          <table:table-cell office:value-type="string" calcext:value-type="string">
            <text:p>NULLABLE</text:p>
          </table:table-cell>
          <table:table-cell table:formula="of:=[.E46]" office:value-type="string" office:string-value="main_area_stop_activity_code" calcext:value-type="string">
            <text:p>main_area_stop_activity_code</text:p>
          </table:table-cell>
          <table:table-cell office:value-type="string" calcext:value-type="string">
            <text:p>STRING</text:p>
          </table:table-cell>
          <table:table-cell table:formula="of:=COM.MICROSOFT.CONCAT(&quot;[&quot;; [.A46]; &quot;] &quot;; [.D46])" office:value-type="string" office:string-value="[Hovedområde.stopp..kode.] main area stop code" calcext:value-type="string">
            <text:p>[Hovedområde.stopp..kode.] main area stop code</text:p>
          </table:table-cell>
        </table:table-row>
        <table:table-row table:style-name="ro1">
          <table:table-cell office:value-type="string" calcext:value-type="string">
            <text:p>Hovedområde.stopp</text:p>
          </table:table-cell>
          <table:table-cell office:value-type="string" calcext:value-type="string">
            <text:p>Main area.stop</text:p>
          </table:table-cell>
          <table:table-cell office:value-type="string" calcext:value-type="string">
            <text:p>Eigersundbanken</text:p>
          </table:table-cell>
          <table:table-cell office:value-type="string" calcext:value-type="string">
            <text:p>mais area stop name</text:p>
          </table:table-cell>
          <table:table-cell office:value-type="string" calcext:value-type="string">
            <text:p>main_area_stop_activity_name</text:p>
          </table:table-cell>
          <table:table-cell/>
          <table:table-cell office:value-type="string" calcext:value-type="string">
            <text:p>NULLABLE</text:p>
          </table:table-cell>
          <table:table-cell table:formula="of:=[.E47]" office:value-type="string" office:string-value="main_area_stop_activity_name" calcext:value-type="string">
            <text:p>main_area_stop_activity_name</text:p>
          </table:table-cell>
          <table:table-cell office:value-type="string" calcext:value-type="string">
            <text:p>STRING</text:p>
          </table:table-cell>
          <table:table-cell table:formula="of:=COM.MICROSOFT.CONCAT(&quot;[&quot;; [.A47]; &quot;] &quot;; [.D47])" office:value-type="string" office:string-value="[Hovedområde.stopp] mais area stop name" calcext:value-type="string">
            <text:p>[Hovedområde.stopp] mais area stop name</text:p>
          </table:table-cell>
        </table:table-row>
        <table:table-row table:style-name="ro1">
          <table:table-cell office:value-type="string" calcext:value-type="string">
            <text:p>Lokasjon.stopp..kode.</text:p>
          </table:table-cell>
          <table:table-cell office:value-type="string" calcext:value-type="string">
            <text:p>Location.stop..code.</text:p>
          </table:table-cell>
          <table:table-cell office:value-type="float" office:value="1" calcext:value-type="float">
            <text:p>1</text:p>
          </table:table-cell>
          <table:table-cell office:value-type="string" calcext:value-type="string">
            <text:p>location stop code</text:p>
          </table:table-cell>
          <table:table-cell office:value-type="string" calcext:value-type="string">
            <text:p>location_stop_activity_code</text:p>
          </table:table-cell>
          <table:table-cell/>
          <table:table-cell office:value-type="string" calcext:value-type="string">
            <text:p>NULLABLE</text:p>
          </table:table-cell>
          <table:table-cell table:formula="of:=[.E48]" office:value-type="string" office:string-value="location_stop_activity_code" calcext:value-type="string">
            <text:p>location_stop_activity_code</text:p>
          </table:table-cell>
          <table:table-cell office:value-type="string" calcext:value-type="string">
            <text:p>STRING</text:p>
          </table:table-cell>
          <table:table-cell table:formula="of:=COM.MICROSOFT.CONCAT(&quot;[&quot;; [.A48]; &quot;] &quot;; [.D48])" office:value-type="string" office:string-value="[Lokasjon.stopp..kode.] location stop code" calcext:value-type="string">
            <text:p>[Lokasjon.stopp..kode.] location stop code</text:p>
          </table:table-cell>
        </table:table-row>
        <table:table-row table:style-name="ro1">
          <table:table-cell office:value-type="string" calcext:value-type="string">
            <text:p>Områdegruppering.stopp..kode.</text:p>
          </table:table-cell>
          <table:table-cell office:value-type="string" calcext:value-type="string">
            <text:p>Area grouping.stop..code.</text:p>
          </table:table-cell>
          <table:table-cell office:value-type="string" calcext:value-type="string">
            <text:p>27_4_A</text:p>
          </table:table-cell>
          <table:table-cell office:value-type="string" calcext:value-type="string">
            <text:p>area grouping stop code</text:p>
          </table:table-cell>
          <table:table-cell office:value-type="string" calcext:value-type="string">
            <text:p>area_grouping_stop_activity_code</text:p>
          </table:table-cell>
          <table:table-cell/>
          <table:table-cell office:value-type="string" calcext:value-type="string">
            <text:p>NULLABLE</text:p>
          </table:table-cell>
          <table:table-cell table:formula="of:=[.E49]" office:value-type="string" office:string-value="area_grouping_stop_activity_code" calcext:value-type="string">
            <text:p>area_grouping_stop_activity_code</text:p>
          </table:table-cell>
          <table:table-cell office:value-type="string" calcext:value-type="string">
            <text:p>STRING</text:p>
          </table:table-cell>
          <table:table-cell table:formula="of:=COM.MICROSOFT.CONCAT(&quot;[&quot;; [.A49]; &quot;] &quot;; [.D49])" office:value-type="string" office:string-value="[Områdegruppering.stopp..kode.] area grouping stop code" calcext:value-type="string">
            <text:p>[Områdegruppering.stopp..kode.] area grouping stop code</text:p>
          </table:table-cell>
        </table:table-row>
        <table:table-row table:style-name="ro1">
          <table:table-cell office:value-type="string" calcext:value-type="string">
            <text:p>Områdegruppering.stopp</text:p>
          </table:table-cell>
          <table:table-cell office:value-type="string" calcext:value-type="string">
            <text:p>Area grouping.stop</text:p>
          </table:table-cell>
          <table:table-cell office:value-type="string" calcext:value-type="string">
            <text:p>Atlanterhavet, nordøst/nordlige Nordsjøen</text:p>
          </table:table-cell>
          <table:table-cell office:value-type="string" calcext:value-type="string">
            <text:p>area grouping stop name</text:p>
          </table:table-cell>
          <table:table-cell office:value-type="string" calcext:value-type="string">
            <text:p>area_grouping_stop_activity_name</text:p>
          </table:table-cell>
          <table:table-cell/>
          <table:table-cell office:value-type="string" calcext:value-type="string">
            <text:p>NULLABLE</text:p>
          </table:table-cell>
          <table:table-cell table:formula="of:=[.E50]" office:value-type="string" office:string-value="area_grouping_stop_activity_name" calcext:value-type="string">
            <text:p>area_grouping_stop_activity_name</text:p>
          </table:table-cell>
          <table:table-cell office:value-type="string" calcext:value-type="string">
            <text:p>STRING</text:p>
          </table:table-cell>
          <table:table-cell table:formula="of:=COM.MICROSOFT.CONCAT(&quot;[&quot;; [.A50]; &quot;] &quot;; [.D50])" office:value-type="string" office:string-value="[Områdegruppering.stopp] area grouping stop name" calcext:value-type="string">
            <text:p>[Områdegruppering.stopp] area grouping stop name</text:p>
          </table:table-cell>
        </table:table-row>
        <table:table-row table:style-name="ro1">
          <table:table-cell office:value-type="string" calcext:value-type="string">
            <text:p>Havdybde.stopp</text:p>
          </table:table-cell>
          <table:table-cell office:value-type="string" calcext:value-type="string">
            <text:p>Sea depth.stop</text:p>
          </table:table-cell>
          <table:table-cell office:value-type="float" office:value="-216" calcext:value-type="float">
            <text:p>-216</text:p>
          </table:table-cell>
          <table:table-cell office:value-type="string" calcext:value-type="string">
            <text:p>depth stop</text:p>
          </table:table-cell>
          <table:table-cell office:value-type="string" calcext:value-type="string">
            <text:p>depth_stop_activity</text:p>
          </table:table-cell>
          <table:table-cell/>
          <table:table-cell office:value-type="string" calcext:value-type="string">
            <text:p>NULLABLE</text:p>
          </table:table-cell>
          <table:table-cell table:formula="of:=[.E51]" office:value-type="string" office:string-value="depth_stop_activity" calcext:value-type="string">
            <text:p>depth_stop_activity</text:p>
          </table:table-cell>
          <table:table-cell office:value-type="string" calcext:value-type="string">
            <text:p>STRING</text:p>
          </table:table-cell>
          <table:table-cell table:formula="of:=COM.MICROSOFT.CONCAT(&quot;[&quot;; [.A51]; &quot;] &quot;; [.D51])" office:value-type="string" office:string-value="[Havdybde.stopp] depth stop" calcext:value-type="string">
            <text:p>[Havdybde.stopp] depth stop</text:p>
          </table:table-cell>
        </table:table-row>
        <table:table-row table:style-name="ro1">
          <table:table-cell office:value-type="string" calcext:value-type="string">
            <text:p>Trekkavstand</text:p>
          </table:table-cell>
          <table:table-cell office:value-type="string" calcext:value-type="string">
            <text:p>Drawing distance</text:p>
          </table:table-cell>
          <table:table-cell office:value-type="float" office:value="38971" calcext:value-type="float">
            <text:p>38971</text:p>
          </table:table-cell>
          <table:table-cell office:value-type="string" calcext:value-type="string">
            <text:p>distance of set, meters</text:p>
          </table:table-cell>
          <table:table-cell office:value-type="string" calcext:value-type="string">
            <text:p>distance_activity</text:p>
          </table:table-cell>
          <table:table-cell/>
          <table:table-cell office:value-type="string" calcext:value-type="string">
            <text:p>NULLABLE</text:p>
          </table:table-cell>
          <table:table-cell table:formula="of:=[.E52]" office:value-type="string" office:string-value="distance_activity" calcext:value-type="string">
            <text:p>distance_activity</text:p>
          </table:table-cell>
          <table:table-cell office:value-type="string" calcext:value-type="string">
            <text:p>STRING</text:p>
          </table:table-cell>
          <table:table-cell table:formula="of:=COM.MICROSOFT.CONCAT(&quot;[&quot;; [.A52]; &quot;] &quot;; [.D52])" office:value-type="string" office:string-value="[Trekkavstand] distance of set, meters" calcext:value-type="string">
            <text:p>[Trekkavstand] distance of set, meters</text:p>
          </table:table-cell>
        </table:table-row>
        <table:table-row table:style-name="ro1">
          <table:table-cell office:value-type="string" calcext:value-type="string">
            <text:p>Pumpet.fra.fartøy</text:p>
          </table:table-cell>
          <table:table-cell office:value-type="string" calcext:value-type="string">
            <text:p>Pumped.from.vessel</text:p>
          </table:table-cell>
          <table:table-cell/>
          <table:table-cell office:value-type="string" calcext:value-type="string">
            <text:p>pumped vessel</text:p>
          </table:table-cell>
          <table:table-cell office:value-type="string" calcext:value-type="string">
            <text:p>pumped_vessel</text:p>
          </table:table-cell>
          <table:table-cell/>
          <table:table-cell office:value-type="string" calcext:value-type="string">
            <text:p>NULLABLE</text:p>
          </table:table-cell>
          <table:table-cell table:formula="of:=[.E53]" office:value-type="string" office:string-value="pumped_vessel" calcext:value-type="string">
            <text:p>pumped_vessel</text:p>
          </table:table-cell>
          <table:table-cell office:value-type="string" calcext:value-type="string">
            <text:p>STRING</text:p>
          </table:table-cell>
          <table:table-cell table:formula="of:=COM.MICROSOFT.CONCAT(&quot;[&quot;; [.A53]; &quot;] &quot;; [.D53])" office:value-type="string" office:string-value="[Pumpet.fra.fartøy] pumped vessel" calcext:value-type="string">
            <text:p>[Pumpet.fra.fartøy] pumped vessel</text:p>
          </table:table-cell>
        </table:table-row>
        <table:table-row table:style-name="ro1">
          <table:table-cell office:value-type="string" calcext:value-type="string">
            <text:p>Redskap.FAO..kode.</text:p>
          </table:table-cell>
          <table:table-cell office:value-type="string" calcext:value-type="string">
            <text:p>Tool.FAO..code.</text:p>
          </table:table-cell>
          <table:table-cell office:value-type="string" calcext:value-type="string">
            <text:p>OTB</text:p>
          </table:table-cell>
          <table:table-cell office:value-type="string" calcext:value-type="string">
            <text:p>FAO fishing gear</text:p>
          </table:table-cell>
          <table:table-cell office:value-type="string" calcext:value-type="string">
            <text:p>fao_gear_code</text:p>
          </table:table-cell>
          <table:table-cell/>
          <table:table-cell office:value-type="string" calcext:value-type="string">
            <text:p>NULLABLE</text:p>
          </table:table-cell>
          <table:table-cell table:formula="of:=[.E54]" office:value-type="string" office:string-value="fao_gear_code" calcext:value-type="string">
            <text:p>fao_gear_code</text:p>
          </table:table-cell>
          <table:table-cell office:value-type="string" calcext:value-type="string">
            <text:p>STRING</text:p>
          </table:table-cell>
          <table:table-cell table:formula="of:=COM.MICROSOFT.CONCAT(&quot;[&quot;; [.A54]; &quot;] &quot;; [.D54])" office:value-type="string" office:string-value="[Redskap.FAO..kode.] FAO fishing gear" calcext:value-type="string">
            <text:p>[Redskap.FAO..kode.] FAO fishing gear</text:p>
          </table:table-cell>
        </table:table-row>
        <table:table-row table:style-name="ro1">
          <table:table-cell office:value-type="string" calcext:value-type="string">
            <text:p>Redskap.FAO</text:p>
          </table:table-cell>
          <table:table-cell office:value-type="string" calcext:value-type="string">
            <text:p>Tools.FAO</text:p>
          </table:table-cell>
          <table:table-cell office:value-type="string" calcext:value-type="string">
            <text:p>Bunntrål, otter</text:p>
          </table:table-cell>
          <table:table-cell office:value-type="string" calcext:value-type="string">
            <text:p>FAO fishing gear name</text:p>
          </table:table-cell>
          <table:table-cell office:value-type="string" calcext:value-type="string">
            <text:p>fao_gear_name</text:p>
          </table:table-cell>
          <table:table-cell/>
          <table:table-cell office:value-type="string" calcext:value-type="string">
            <text:p>NULLABLE</text:p>
          </table:table-cell>
          <table:table-cell table:formula="of:=[.E55]" office:value-type="string" office:string-value="fao_gear_name" calcext:value-type="string">
            <text:p>fao_gear_name</text:p>
          </table:table-cell>
          <table:table-cell office:value-type="string" calcext:value-type="string">
            <text:p>STRING</text:p>
          </table:table-cell>
          <table:table-cell table:formula="of:=COM.MICROSOFT.CONCAT(&quot;[&quot;; [.A55]; &quot;] &quot;; [.D55])" office:value-type="string" office:string-value="[Redskap.FAO] FAO fishing gear name" calcext:value-type="string">
            <text:p>[Redskap.FAO] FAO fishing gear name</text:p>
          </table:table-cell>
        </table:table-row>
        <table:table-row table:style-name="ro1">
          <table:table-cell office:value-type="string" calcext:value-type="string">
            <text:p>Redskap.FDIR..kode.</text:p>
          </table:table-cell>
          <table:table-cell office:value-type="string" calcext:value-type="string">
            <text:p>Tool.FDIR..code.</text:p>
          </table:table-cell>
          <table:table-cell office:value-type="float" office:value="51" calcext:value-type="float">
            <text:p>51</text:p>
          </table:table-cell>
          <table:table-cell office:value-type="string" calcext:value-type="string">
            <text:p>Norway gear code</text:p>
          </table:table-cell>
          <table:table-cell office:value-type="string" calcext:value-type="string">
            <text:p>fdir_gear_code</text:p>
          </table:table-cell>
          <table:table-cell/>
          <table:table-cell office:value-type="string" calcext:value-type="string">
            <text:p>NULLABLE</text:p>
          </table:table-cell>
          <table:table-cell table:formula="of:=[.E56]" office:value-type="string" office:string-value="fdir_gear_code" calcext:value-type="string">
            <text:p>fdir_gear_code</text:p>
          </table:table-cell>
          <table:table-cell office:value-type="string" calcext:value-type="string">
            <text:p>STRING</text:p>
          </table:table-cell>
          <table:table-cell table:formula="of:=COM.MICROSOFT.CONCAT(&quot;[&quot;; [.A56]; &quot;] &quot;; [.D56])" office:value-type="string" office:string-value="[Redskap.FDIR..kode.] Norway gear code" calcext:value-type="string">
            <text:p>[Redskap.FDIR..kode.] Norway gear code</text:p>
          </table:table-cell>
        </table:table-row>
        <table:table-row table:style-name="ro1">
          <table:table-cell office:value-type="string" calcext:value-type="string">
            <text:p>Redskap.FDIR</text:p>
          </table:table-cell>
          <table:table-cell office:value-type="string" calcext:value-type="string">
            <text:p>Tools.FDIR</text:p>
          </table:table-cell>
          <table:table-cell office:value-type="string" calcext:value-type="string">
            <text:p>Bunntrål</text:p>
          </table:table-cell>
          <table:table-cell office:value-type="string" calcext:value-type="string">
            <text:p>Norway gear name</text:p>
          </table:table-cell>
          <table:table-cell office:value-type="string" calcext:value-type="string">
            <text:p>fdir_gear_name</text:p>
          </table:table-cell>
          <table:table-cell/>
          <table:table-cell office:value-type="string" calcext:value-type="string">
            <text:p>NULLABLE</text:p>
          </table:table-cell>
          <table:table-cell table:formula="of:=[.E57]" office:value-type="string" office:string-value="fdir_gear_name" calcext:value-type="string">
            <text:p>fdir_gear_name</text:p>
          </table:table-cell>
          <table:table-cell office:value-type="string" calcext:value-type="string">
            <text:p>STRING</text:p>
          </table:table-cell>
          <table:table-cell table:formula="of:=COM.MICROSOFT.CONCAT(&quot;[&quot;; [.A57]; &quot;] &quot;; [.D57])" office:value-type="string" office:string-value="[Redskap.FDIR] Norway gear name" calcext:value-type="string">
            <text:p>[Redskap.FDIR] Norway gear name</text:p>
          </table:table-cell>
        </table:table-row>
        <table:table-row table:style-name="ro1">
          <table:table-cell office:value-type="string" calcext:value-type="string">
            <text:p>Redskap...gruppe..kode.</text:p>
          </table:table-cell>
          <table:table-cell office:value-type="string" calcext:value-type="string">
            <text:p>Tools ... group..code.</text:p>
          </table:table-cell>
          <table:table-cell office:value-type="float" office:value="5" calcext:value-type="float">
            <text:p>5</text:p>
          </table:table-cell>
          <table:table-cell office:value-type="string" calcext:value-type="string">
            <text:p>Norway gear group code</text:p>
          </table:table-cell>
          <table:table-cell office:value-type="string" calcext:value-type="string">
            <text:p>fidr_gear_group_code</text:p>
          </table:table-cell>
          <table:table-cell/>
          <table:table-cell office:value-type="string" calcext:value-type="string">
            <text:p>NULLABLE</text:p>
          </table:table-cell>
          <table:table-cell table:formula="of:=[.E58]" office:value-type="string" office:string-value="fidr_gear_group_code" calcext:value-type="string">
            <text:p>fidr_gear_group_code</text:p>
          </table:table-cell>
          <table:table-cell office:value-type="string" calcext:value-type="string">
            <text:p>STRING</text:p>
          </table:table-cell>
          <table:table-cell table:formula="of:=COM.MICROSOFT.CONCAT(&quot;[&quot;; [.A58]; &quot;] &quot;; [.D58])" office:value-type="string" office:string-value="[Redskap...gruppe..kode.] Norway gear group code" calcext:value-type="string">
            <text:p>[Redskap...gruppe..kode.] Norway gear group code</text:p>
          </table:table-cell>
        </table:table-row>
        <table:table-row table:style-name="ro1">
          <table:table-cell office:value-type="string" calcext:value-type="string">
            <text:p>Redskap...gruppe</text:p>
          </table:table-cell>
          <table:table-cell office:value-type="string" calcext:value-type="string">
            <text:p>Tools ... group</text:p>
          </table:table-cell>
          <table:table-cell office:value-type="string" calcext:value-type="string">
            <text:p>Trål</text:p>
          </table:table-cell>
          <table:table-cell office:value-type="string" calcext:value-type="string">
            <text:p>Norway gear group name</text:p>
          </table:table-cell>
          <table:table-cell office:value-type="string" calcext:value-type="string">
            <text:p>fdir_gear_group_name</text:p>
          </table:table-cell>
          <table:table-cell/>
          <table:table-cell office:value-type="string" calcext:value-type="string">
            <text:p>NULLABLE</text:p>
          </table:table-cell>
          <table:table-cell table:formula="of:=[.E59]" office:value-type="string" office:string-value="fdir_gear_group_name" calcext:value-type="string">
            <text:p>fdir_gear_group_name</text:p>
          </table:table-cell>
          <table:table-cell office:value-type="string" calcext:value-type="string">
            <text:p>STRING</text:p>
          </table:table-cell>
          <table:table-cell table:formula="of:=COM.MICROSOFT.CONCAT(&quot;[&quot;; [.A59]; &quot;] &quot;; [.D59])" office:value-type="string" office:string-value="[Redskap...gruppe] Norway gear group name" calcext:value-type="string">
            <text:p>[Redskap...gruppe] Norway gear group name</text:p>
          </table:table-cell>
        </table:table-row>
        <table:table-row table:style-name="ro1">
          <table:table-cell office:value-type="string" calcext:value-type="string">
            <text:p>Redskap...hovedgruppe..kode.</text:p>
          </table:table-cell>
          <table:table-cell office:value-type="string" calcext:value-type="string">
            <text:p>Tools ... main group..code.</text:p>
          </table:table-cell>
          <table:table-cell office:value-type="float" office:value="1" calcext:value-type="float">
            <text:p>1</text:p>
          </table:table-cell>
          <table:table-cell office:value-type="string" calcext:value-type="string">
            <text:p>Norway main gear code</text:p>
          </table:table-cell>
          <table:table-cell office:value-type="string" calcext:value-type="string">
            <text:p>fdir_main_gear_code</text:p>
          </table:table-cell>
          <table:table-cell/>
          <table:table-cell office:value-type="string" calcext:value-type="string">
            <text:p>NULLABLE</text:p>
          </table:table-cell>
          <table:table-cell table:formula="of:=[.E60]" office:value-type="string" office:string-value="fdir_main_gear_code" calcext:value-type="string">
            <text:p>fdir_main_gear_code</text:p>
          </table:table-cell>
          <table:table-cell office:value-type="string" calcext:value-type="string">
            <text:p>STRING</text:p>
          </table:table-cell>
          <table:table-cell table:formula="of:=COM.MICROSOFT.CONCAT(&quot;[&quot;; [.A60]; &quot;] &quot;; [.D60])" office:value-type="string" office:string-value="[Redskap...hovedgruppe..kode.] Norway main gear code" calcext:value-type="string">
            <text:p>[Redskap...hovedgruppe..kode.] Norway main gear code</text:p>
          </table:table-cell>
        </table:table-row>
        <table:table-row table:style-name="ro1">
          <table:table-cell office:value-type="string" calcext:value-type="string">
            <text:p>Redskap...hovedgruppe</text:p>
          </table:table-cell>
          <table:table-cell office:value-type="string" calcext:value-type="string">
            <text:p>Tools ... main group</text:p>
          </table:table-cell>
          <table:table-cell office:value-type="string" calcext:value-type="string">
            <text:p>Trål</text:p>
          </table:table-cell>
          <table:table-cell office:value-type="string" calcext:value-type="string">
            <text:p>Norway main gear name</text:p>
          </table:table-cell>
          <table:table-cell office:value-type="string" calcext:value-type="string">
            <text:p>fdir_main_gear_name</text:p>
          </table:table-cell>
          <table:table-cell/>
          <table:table-cell office:value-type="string" calcext:value-type="string">
            <text:p>NULLABLE</text:p>
          </table:table-cell>
          <table:table-cell table:formula="of:=[.E61]" office:value-type="string" office:string-value="fdir_main_gear_name" calcext:value-type="string">
            <text:p>fdir_main_gear_name</text:p>
          </table:table-cell>
          <table:table-cell office:value-type="string" calcext:value-type="string">
            <text:p>STRING</text:p>
          </table:table-cell>
          <table:table-cell table:formula="of:=COM.MICROSOFT.CONCAT(&quot;[&quot;; [.A61]; &quot;] &quot;; [.D61])" office:value-type="string" office:string-value="[Redskap...hovedgruppe] Norway main gear name" calcext:value-type="string">
            <text:p>[Redskap...hovedgruppe] Norway main gear name</text:p>
          </table:table-cell>
        </table:table-row>
        <table:table-row table:style-name="ro1">
          <table:table-cell office:value-type="string" calcext:value-type="string">
            <text:p>Redskapsspesifikasjon..kode.</text:p>
          </table:table-cell>
          <table:table-cell office:value-type="string" calcext:value-type="string">
            <text:p>Implement specification..code.</text:p>
          </table:table-cell>
          <table:table-cell office:value-type="float" office:value="2" calcext:value-type="float">
            <text:p>2</text:p>
          </table:table-cell>
          <table:table-cell office:value-type="string" calcext:value-type="string">
            <text:p>Norway gear specification code</text:p>
          </table:table-cell>
          <table:table-cell office:value-type="string" calcext:value-type="string">
            <text:p>fdir_gear_specification_code</text:p>
          </table:table-cell>
          <table:table-cell/>
          <table:table-cell office:value-type="string" calcext:value-type="string">
            <text:p>NULLABLE</text:p>
          </table:table-cell>
          <table:table-cell table:formula="of:=[.E62]" office:value-type="string" office:string-value="fdir_gear_specification_code" calcext:value-type="string">
            <text:p>fdir_gear_specification_code</text:p>
          </table:table-cell>
          <table:table-cell office:value-type="string" calcext:value-type="string">
            <text:p>STRING</text:p>
          </table:table-cell>
          <table:table-cell table:formula="of:=COM.MICROSOFT.CONCAT(&quot;[&quot;; [.A62]; &quot;] &quot;; [.D62])" office:value-type="string" office:string-value="[Redskapsspesifikasjon..kode.] Norway gear specification code" calcext:value-type="string">
            <text:p>[Redskapsspesifikasjon..kode.] Norway gear specification code</text:p>
          </table:table-cell>
        </table:table-row>
        <table:table-row table:style-name="ro1">
          <table:table-cell office:value-type="string" calcext:value-type="string">
            <text:p>Redskapsspesifikasjon</text:p>
          </table:table-cell>
          <table:table-cell office:value-type="string" calcext:value-type="string">
            <text:p>Implement specification</text:p>
          </table:table-cell>
          <table:table-cell office:value-type="string" calcext:value-type="string">
            <text:p>Dobbeltrål</text:p>
          </table:table-cell>
          <table:table-cell office:value-type="string" calcext:value-type="string">
            <text:p>Norway gear specification name</text:p>
          </table:table-cell>
          <table:table-cell office:value-type="string" calcext:value-type="string">
            <text:p>fdir_gear_specification_name</text:p>
          </table:table-cell>
          <table:table-cell/>
          <table:table-cell office:value-type="string" calcext:value-type="string">
            <text:p>NULLABLE</text:p>
          </table:table-cell>
          <table:table-cell table:formula="of:=[.E63]" office:value-type="string" office:string-value="fdir_gear_specification_name" calcext:value-type="string">
            <text:p>fdir_gear_specification_name</text:p>
          </table:table-cell>
          <table:table-cell office:value-type="string" calcext:value-type="string">
            <text:p>STRING</text:p>
          </table:table-cell>
          <table:table-cell table:formula="of:=COM.MICROSOFT.CONCAT(&quot;[&quot;; [.A63]; &quot;] &quot;; [.D63])" office:value-type="string" office:string-value="[Redskapsspesifikasjon] Norway gear specification name" calcext:value-type="string">
            <text:p>[Redskapsspesifikasjon] Norway gear specification name</text:p>
          </table:table-cell>
        </table:table-row>
        <table:table-row table:style-name="ro1">
          <table:table-cell office:value-type="string" calcext:value-type="string">
            <text:p>Redskap.maskevidde</text:p>
          </table:table-cell>
          <table:table-cell office:value-type="string" calcext:value-type="string">
            <text:p>Tool.mesh width</text:p>
          </table:table-cell>
          <table:table-cell office:value-type="float" office:value="120" calcext:value-type="float">
            <text:p>120</text:p>
          </table:table-cell>
          <table:table-cell office:value-type="string" calcext:value-type="string">
            <text:p>gear mesh size mm</text:p>
          </table:table-cell>
          <table:table-cell office:value-type="string" calcext:value-type="string">
            <text:p>mesh_size</text:p>
          </table:table-cell>
          <table:table-cell/>
          <table:table-cell office:value-type="string" calcext:value-type="string">
            <text:p>NULLABLE</text:p>
          </table:table-cell>
          <table:table-cell table:formula="of:=[.E64]" office:value-type="string" office:string-value="mesh_size" calcext:value-type="string">
            <text:p>mesh_size</text:p>
          </table:table-cell>
          <table:table-cell office:value-type="string" calcext:value-type="string">
            <text:p>STRING</text:p>
          </table:table-cell>
          <table:table-cell table:formula="of:=COM.MICROSOFT.CONCAT(&quot;[&quot;; [.A64]; &quot;] &quot;; [.D64])" office:value-type="string" office:string-value="[Redskap.maskevidde] gear mesh size mm" calcext:value-type="string">
            <text:p>[Redskap.maskevidde] gear mesh size mm</text:p>
          </table:table-cell>
        </table:table-row>
        <table:table-row table:style-name="ro1">
          <table:table-cell office:value-type="string" calcext:value-type="string">
            <text:p>Redskap.problem..kode.</text:p>
          </table:table-cell>
          <table:table-cell office:value-type="string" calcext:value-type="string">
            <text:p>Tools.problem..code.</text:p>
          </table:table-cell>
          <table:table-cell office:value-type="float" office:value="0" calcext:value-type="float">
            <text:p>0</text:p>
          </table:table-cell>
          <table:table-cell office:value-type="string" calcext:value-type="string">
            <text:p>gear problem code</text:p>
          </table:table-cell>
          <table:table-cell office:value-type="string" calcext:value-type="string">
            <text:p>gear_problem_code</text:p>
          </table:table-cell>
          <table:table-cell/>
          <table:table-cell office:value-type="string" calcext:value-type="string">
            <text:p>NULLABLE</text:p>
          </table:table-cell>
          <table:table-cell table:formula="of:=[.E65]" office:value-type="string" office:string-value="gear_problem_code" calcext:value-type="string">
            <text:p>gear_problem_code</text:p>
          </table:table-cell>
          <table:table-cell office:value-type="string" calcext:value-type="string">
            <text:p>STRING</text:p>
          </table:table-cell>
          <table:table-cell table:formula="of:=COM.MICROSOFT.CONCAT(&quot;[&quot;; [.A65]; &quot;] &quot;; [.D65])" office:value-type="string" office:string-value="[Redskap.problem..kode.] gear problem code" calcext:value-type="string">
            <text:p>[Redskap.problem..kode.] gear problem code</text:p>
          </table:table-cell>
        </table:table-row>
        <table:table-row table:style-name="ro1">
          <table:table-cell office:value-type="string" calcext:value-type="string">
            <text:p>Redskap.problem</text:p>
          </table:table-cell>
          <table:table-cell office:value-type="string" calcext:value-type="string">
            <text:p>Tools.problem</text:p>
          </table:table-cell>
          <table:table-cell office:value-type="string" calcext:value-type="string">
            <text:p>Ingen</text:p>
          </table:table-cell>
          <table:table-cell office:value-type="string" calcext:value-type="string">
            <text:p>gear problem name</text:p>
          </table:table-cell>
          <table:table-cell office:value-type="string" calcext:value-type="string">
            <text:p>gear_problem_name</text:p>
          </table:table-cell>
          <table:table-cell/>
          <table:table-cell office:value-type="string" calcext:value-type="string">
            <text:p>NULLABLE</text:p>
          </table:table-cell>
          <table:table-cell table:formula="of:=[.E66]" office:value-type="string" office:string-value="gear_problem_name" calcext:value-type="string">
            <text:p>gear_problem_name</text:p>
          </table:table-cell>
          <table:table-cell office:value-type="string" calcext:value-type="string">
            <text:p>STRING</text:p>
          </table:table-cell>
          <table:table-cell table:formula="of:=COM.MICROSOFT.CONCAT(&quot;[&quot;; [.A66]; &quot;] &quot;; [.D66])" office:value-type="string" office:string-value="[Redskap.problem] gear problem name" calcext:value-type="string">
            <text:p>[Redskap.problem] gear problem name</text:p>
          </table:table-cell>
        </table:table-row>
        <table:table-row table:style-name="ro1">
          <table:table-cell office:value-type="string" calcext:value-type="string">
            <text:p>Redskap.mengde</text:p>
          </table:table-cell>
          <table:table-cell office:value-type="string" calcext:value-type="string">
            <text:p>Gear.quantity</text:p>
          </table:table-cell>
          <table:table-cell/>
          <table:table-cell office:value-type="string" calcext:value-type="string">
            <text:p>gear quantity</text:p>
          </table:table-cell>
          <table:table-cell office:value-type="string" calcext:value-type="string">
            <text:p>gear_quantity</text:p>
          </table:table-cell>
          <table:table-cell/>
          <table:table-cell office:value-type="string" calcext:value-type="string">
            <text:p>NULLABLE</text:p>
          </table:table-cell>
          <table:table-cell table:formula="of:=[.E67]" office:value-type="string" office:string-value="gear_quantity" calcext:value-type="string">
            <text:p>gear_quantity</text:p>
          </table:table-cell>
          <table:table-cell office:value-type="string" calcext:value-type="string">
            <text:p>STRING</text:p>
          </table:table-cell>
          <table:table-cell table:formula="of:=COM.MICROSOFT.CONCAT(&quot;[&quot;; [.A67]; &quot;] &quot;; [.D67])" office:value-type="string" office:string-value="[Redskap.mengde] gear quantity" calcext:value-type="string">
            <text:p>[Redskap.mengde] gear quantity</text:p>
          </table:table-cell>
        </table:table-row>
        <table:table-row table:style-name="ro1">
          <table:table-cell office:value-type="string" calcext:value-type="string">
            <text:p>Hovedart.FAO..kode.</text:p>
          </table:table-cell>
          <table:table-cell office:value-type="string" calcext:value-type="string">
            <text:p>Main type.FAO..code.</text:p>
          </table:table-cell>
          <table:table-cell office:value-type="string" calcext:value-type="string">
            <text:p>MON</text:p>
          </table:table-cell>
          <table:table-cell office:value-type="string" calcext:value-type="string">
            <text:p>fao main species code</text:p>
          </table:table-cell>
          <table:table-cell office:value-type="string" calcext:value-type="string">
            <text:p>fao_main_species_code</text:p>
          </table:table-cell>
          <table:table-cell/>
          <table:table-cell office:value-type="string" calcext:value-type="string">
            <text:p>NULLABLE</text:p>
          </table:table-cell>
          <table:table-cell table:formula="of:=[.E68]" office:value-type="string" office:string-value="fao_main_species_code" calcext:value-type="string">
            <text:p>fao_main_species_code</text:p>
          </table:table-cell>
          <table:table-cell office:value-type="string" calcext:value-type="string">
            <text:p>STRING</text:p>
          </table:table-cell>
          <table:table-cell table:formula="of:=COM.MICROSOFT.CONCAT(&quot;[&quot;; [.A68]; &quot;] &quot;; [.D68])" office:value-type="string" office:string-value="[Hovedart.FAO..kode.] fao main species code" calcext:value-type="string">
            <text:p>[Hovedart.FAO..kode.] fao main species code</text:p>
          </table:table-cell>
        </table:table-row>
        <table:table-row table:style-name="ro1">
          <table:table-cell table:number-columns-repeated="2" office:value-type="string" calcext:value-type="string">
            <text:p>Hovedart.FAO</text:p>
          </table:table-cell>
          <table:table-cell office:value-type="string" calcext:value-type="string">
            <text:p>Breiflabb</text:p>
          </table:table-cell>
          <table:table-cell office:value-type="string" calcext:value-type="string">
            <text:p>fao main species name</text:p>
          </table:table-cell>
          <table:table-cell office:value-type="string" calcext:value-type="string">
            <text:p>fao_main_species_name</text:p>
          </table:table-cell>
          <table:table-cell/>
          <table:table-cell office:value-type="string" calcext:value-type="string">
            <text:p>NULLABLE</text:p>
          </table:table-cell>
          <table:table-cell table:formula="of:=[.E69]" office:value-type="string" office:string-value="fao_main_species_name" calcext:value-type="string">
            <text:p>fao_main_species_name</text:p>
          </table:table-cell>
          <table:table-cell office:value-type="string" calcext:value-type="string">
            <text:p>STRING</text:p>
          </table:table-cell>
          <table:table-cell table:formula="of:=COM.MICROSOFT.CONCAT(&quot;[&quot;; [.A69]; &quot;] &quot;; [.D69])" office:value-type="string" office:string-value="[Hovedart.FAO] fao main species name" calcext:value-type="string">
            <text:p>[Hovedart.FAO] fao main species name</text:p>
          </table:table-cell>
        </table:table-row>
        <table:table-row table:style-name="ro1">
          <table:table-cell office:value-type="string" calcext:value-type="string">
            <text:p>Hovedart...FDIR..kode.</text:p>
          </table:table-cell>
          <table:table-cell office:value-type="string" calcext:value-type="string">
            <text:p>Main type ... FDIR..code.</text:p>
          </table:table-cell>
          <table:table-cell office:value-type="float" office:value="2411" calcext:value-type="float">
            <text:p>2411</text:p>
          </table:table-cell>
          <table:table-cell office:value-type="string" calcext:value-type="string">
            <text:p>fdir main species code</text:p>
          </table:table-cell>
          <table:table-cell office:value-type="string" calcext:value-type="string">
            <text:p>fdir_main_species_code</text:p>
          </table:table-cell>
          <table:table-cell/>
          <table:table-cell office:value-type="string" calcext:value-type="string">
            <text:p>NULLABLE</text:p>
          </table:table-cell>
          <table:table-cell table:formula="of:=[.E70]" office:value-type="string" office:string-value="fdir_main_species_code" calcext:value-type="string">
            <text:p>fdir_main_species_code</text:p>
          </table:table-cell>
          <table:table-cell office:value-type="string" calcext:value-type="string">
            <text:p>STRING</text:p>
          </table:table-cell>
          <table:table-cell table:formula="of:=COM.MICROSOFT.CONCAT(&quot;[&quot;; [.A70]; &quot;] &quot;; [.D70])" office:value-type="string" office:string-value="[Hovedart...FDIR..kode.] fdir main species code" calcext:value-type="string">
            <text:p>[Hovedart...FDIR..kode.] fdir main species code</text:p>
          </table:table-cell>
        </table:table-row>
        <table:table-row table:style-name="ro1">
          <table:table-cell office:value-type="string" calcext:value-type="string">
            <text:p>Art.FAO..kode.</text:p>
          </table:table-cell>
          <table:table-cell office:value-type="string" calcext:value-type="string">
            <text:p>Art.FAO..code.</text:p>
          </table:table-cell>
          <table:table-cell office:value-type="string" calcext:value-type="string">
            <text:p>COD</text:p>
          </table:table-cell>
          <table:table-cell office:value-type="string" calcext:value-type="string">
            <text:p>fao species code</text:p>
          </table:table-cell>
          <table:table-cell office:value-type="string" calcext:value-type="string">
            <text:p>fao_species_code</text:p>
          </table:table-cell>
          <table:table-cell/>
          <table:table-cell office:value-type="string" calcext:value-type="string">
            <text:p>NULLABLE</text:p>
          </table:table-cell>
          <table:table-cell table:formula="of:=[.E71]" office:value-type="string" office:string-value="fao_species_code" calcext:value-type="string">
            <text:p>fao_species_code</text:p>
          </table:table-cell>
          <table:table-cell office:value-type="string" calcext:value-type="string">
            <text:p>STRING</text:p>
          </table:table-cell>
          <table:table-cell table:formula="of:=COM.MICROSOFT.CONCAT(&quot;[&quot;; [.A71]; &quot;] &quot;; [.D71])" office:value-type="string" office:string-value="[Art.FAO..kode.] fao species code" calcext:value-type="string">
            <text:p>[Art.FAO..kode.] fao species code</text:p>
          </table:table-cell>
        </table:table-row>
        <table:table-row table:style-name="ro1">
          <table:table-cell table:number-columns-repeated="2" office:value-type="string" calcext:value-type="string">
            <text:p>Art.FAO</text:p>
          </table:table-cell>
          <table:table-cell office:value-type="string" calcext:value-type="string">
            <text:p>Torsk</text:p>
          </table:table-cell>
          <table:table-cell office:value-type="string" calcext:value-type="string">
            <text:p>fao species name</text:p>
          </table:table-cell>
          <table:table-cell office:value-type="string" calcext:value-type="string">
            <text:p>fao_species_name</text:p>
          </table:table-cell>
          <table:table-cell/>
          <table:table-cell office:value-type="string" calcext:value-type="string">
            <text:p>NULLABLE</text:p>
          </table:table-cell>
          <table:table-cell table:formula="of:=[.E72]" office:value-type="string" office:string-value="fao_species_name" calcext:value-type="string">
            <text:p>fao_species_name</text:p>
          </table:table-cell>
          <table:table-cell office:value-type="string" calcext:value-type="string">
            <text:p>STRING</text:p>
          </table:table-cell>
          <table:table-cell table:formula="of:=COM.MICROSOFT.CONCAT(&quot;[&quot;; [.A72]; &quot;] &quot;; [.D72])" office:value-type="string" office:string-value="[Art.FAO] fao species name" calcext:value-type="string">
            <text:p>[Art.FAO] fao species name</text:p>
          </table:table-cell>
        </table:table-row>
        <table:table-row table:style-name="ro1">
          <table:table-cell office:value-type="string" calcext:value-type="string">
            <text:p>Art...FDIR..kode.</text:p>
          </table:table-cell>
          <table:table-cell office:value-type="string" calcext:value-type="string">
            <text:p>Art ... FDIR..code.</text:p>
          </table:table-cell>
          <table:table-cell office:value-type="float" office:value="1022" calcext:value-type="float">
            <text:p>1022</text:p>
          </table:table-cell>
          <table:table-cell office:value-type="string" calcext:value-type="string">
            <text:p>fdir species code</text:p>
          </table:table-cell>
          <table:table-cell office:value-type="string" calcext:value-type="string">
            <text:p>fdir_species_code</text:p>
          </table:table-cell>
          <table:table-cell/>
          <table:table-cell office:value-type="string" calcext:value-type="string">
            <text:p>NULLABLE</text:p>
          </table:table-cell>
          <table:table-cell table:formula="of:=[.E73]" office:value-type="string" office:string-value="fdir_species_code" calcext:value-type="string">
            <text:p>fdir_species_code</text:p>
          </table:table-cell>
          <table:table-cell office:value-type="string" calcext:value-type="string">
            <text:p>STRING</text:p>
          </table:table-cell>
          <table:table-cell table:formula="of:=COM.MICROSOFT.CONCAT(&quot;[&quot;; [.A73]; &quot;] &quot;; [.D73])" office:value-type="string" office:string-value="[Art...FDIR..kode.] fdir species code" calcext:value-type="string">
            <text:p>[Art...FDIR..kode.] fdir species code</text:p>
          </table:table-cell>
        </table:table-row>
        <table:table-row table:style-name="ro1">
          <table:table-cell office:value-type="string" calcext:value-type="string">
            <text:p>Art...FDIR</text:p>
          </table:table-cell>
          <table:table-cell office:value-type="string" calcext:value-type="string">
            <text:p>Art ... FDIR</text:p>
          </table:table-cell>
          <table:table-cell office:value-type="string" calcext:value-type="string">
            <text:p>Torsk</text:p>
          </table:table-cell>
          <table:table-cell office:value-type="string" calcext:value-type="string">
            <text:p>fdir species name</text:p>
          </table:table-cell>
          <table:table-cell office:value-type="string" calcext:value-type="string">
            <text:p>fdir_species_name</text:p>
          </table:table-cell>
          <table:table-cell/>
          <table:table-cell office:value-type="string" calcext:value-type="string">
            <text:p>NULLABLE</text:p>
          </table:table-cell>
          <table:table-cell table:formula="of:=[.E74]" office:value-type="string" office:string-value="fdir_species_name" calcext:value-type="string">
            <text:p>fdir_species_name</text:p>
          </table:table-cell>
          <table:table-cell office:value-type="string" calcext:value-type="string">
            <text:p>STRING</text:p>
          </table:table-cell>
          <table:table-cell table:formula="of:=COM.MICROSOFT.CONCAT(&quot;[&quot;; [.A74]; &quot;] &quot;; [.D74])" office:value-type="string" office:string-value="[Art...FDIR] fdir species name" calcext:value-type="string">
            <text:p>[Art...FDIR] fdir species name</text:p>
          </table:table-cell>
        </table:table-row>
        <table:table-row table:style-name="ro1">
          <table:table-cell office:value-type="string" calcext:value-type="string">
            <text:p>Art...gruppe..kode.</text:p>
          </table:table-cell>
          <table:table-cell office:value-type="string" calcext:value-type="string">
            <text:p>Art ... group..code.</text:p>
          </table:table-cell>
          <table:table-cell office:value-type="float" office:value="201" calcext:value-type="float">
            <text:p>201</text:p>
          </table:table-cell>
          <table:table-cell office:value-type="string" calcext:value-type="string">
            <text:p>species group code</text:p>
          </table:table-cell>
          <table:table-cell office:value-type="string" calcext:value-type="string">
            <text:p>species_group_code</text:p>
          </table:table-cell>
          <table:table-cell/>
          <table:table-cell office:value-type="string" calcext:value-type="string">
            <text:p>NULLABLE</text:p>
          </table:table-cell>
          <table:table-cell table:formula="of:=[.E75]" office:value-type="string" office:string-value="species_group_code" calcext:value-type="string">
            <text:p>species_group_code</text:p>
          </table:table-cell>
          <table:table-cell office:value-type="string" calcext:value-type="string">
            <text:p>STRING</text:p>
          </table:table-cell>
          <table:table-cell table:formula="of:=COM.MICROSOFT.CONCAT(&quot;[&quot;; [.A75]; &quot;] &quot;; [.D75])" office:value-type="string" office:string-value="[Art...gruppe..kode.] species group code" calcext:value-type="string">
            <text:p>[Art...gruppe..kode.] species group code</text:p>
          </table:table-cell>
        </table:table-row>
        <table:table-row table:style-name="ro1">
          <table:table-cell office:value-type="string" calcext:value-type="string">
            <text:p>Art...gruppe</text:p>
          </table:table-cell>
          <table:table-cell office:value-type="string" calcext:value-type="string">
            <text:p>Art ... group</text:p>
          </table:table-cell>
          <table:table-cell office:value-type="string" calcext:value-type="string">
            <text:p>Torsk</text:p>
          </table:table-cell>
          <table:table-cell office:value-type="string" calcext:value-type="string">
            <text:p>species group name</text:p>
          </table:table-cell>
          <table:table-cell office:value-type="string" calcext:value-type="string">
            <text:p>species_group_name</text:p>
          </table:table-cell>
          <table:table-cell/>
          <table:table-cell office:value-type="string" calcext:value-type="string">
            <text:p>NULLABLE</text:p>
          </table:table-cell>
          <table:table-cell table:formula="of:=[.E76]" office:value-type="string" office:string-value="species_group_name" calcext:value-type="string">
            <text:p>species_group_name</text:p>
          </table:table-cell>
          <table:table-cell office:value-type="string" calcext:value-type="string">
            <text:p>STRING</text:p>
          </table:table-cell>
          <table:table-cell table:formula="of:=COM.MICROSOFT.CONCAT(&quot;[&quot;; [.A76]; &quot;] &quot;; [.D76])" office:value-type="string" office:string-value="[Art...gruppe] species group name" calcext:value-type="string">
            <text:p>[Art...gruppe] species group name</text:p>
          </table:table-cell>
        </table:table-row>
        <table:table-row table:style-name="ro1">
          <table:table-cell office:value-type="string" calcext:value-type="string">
            <text:p>Art...hovedgruppe..kode.</text:p>
          </table:table-cell>
          <table:table-cell office:value-type="string" calcext:value-type="string">
            <text:p>Art ... main group..code.</text:p>
          </table:table-cell>
          <table:table-cell office:value-type="float" office:value="2" calcext:value-type="float">
            <text:p>2</text:p>
          </table:table-cell>
          <table:table-cell office:value-type="string" calcext:value-type="string">
            <text:p>species main group code</text:p>
          </table:table-cell>
          <table:table-cell office:value-type="string" calcext:value-type="string">
            <text:p>species_main_group_code</text:p>
          </table:table-cell>
          <table:table-cell/>
          <table:table-cell office:value-type="string" calcext:value-type="string">
            <text:p>NULLABLE</text:p>
          </table:table-cell>
          <table:table-cell table:formula="of:=[.E77]" office:value-type="string" office:string-value="species_main_group_code" calcext:value-type="string">
            <text:p>species_main_group_code</text:p>
          </table:table-cell>
          <table:table-cell office:value-type="string" calcext:value-type="string">
            <text:p>STRING</text:p>
          </table:table-cell>
          <table:table-cell table:formula="of:=COM.MICROSOFT.CONCAT(&quot;[&quot;; [.A77]; &quot;] &quot;; [.D77])" office:value-type="string" office:string-value="[Art...hovedgruppe..kode.] species main group code" calcext:value-type="string">
            <text:p>[Art...hovedgruppe..kode.] species main group code</text:p>
          </table:table-cell>
        </table:table-row>
        <table:table-row table:style-name="ro1">
          <table:table-cell office:value-type="string" calcext:value-type="string">
            <text:p>Art...hovedgruppe</text:p>
          </table:table-cell>
          <table:table-cell office:value-type="string" calcext:value-type="string">
            <text:p>Art ... main group</text:p>
          </table:table-cell>
          <table:table-cell office:value-type="string" calcext:value-type="string">
            <text:p>Torsk og torskeartet fisk</text:p>
          </table:table-cell>
          <table:table-cell office:value-type="string" calcext:value-type="string">
            <text:p>species main group</text:p>
          </table:table-cell>
          <table:table-cell office:value-type="string" calcext:value-type="string">
            <text:p>species_main_group</text:p>
          </table:table-cell>
          <table:table-cell/>
          <table:table-cell office:value-type="string" calcext:value-type="string">
            <text:p>NULLABLE</text:p>
          </table:table-cell>
          <table:table-cell table:formula="of:=[.E78]" office:value-type="string" office:string-value="species_main_group" calcext:value-type="string">
            <text:p>species_main_group</text:p>
          </table:table-cell>
          <table:table-cell office:value-type="string" calcext:value-type="string">
            <text:p>STRING</text:p>
          </table:table-cell>
          <table:table-cell table:formula="of:=COM.MICROSOFT.CONCAT(&quot;[&quot;; [.A78]; &quot;] &quot;; [.D78])" office:value-type="string" office:string-value="[Art...hovedgruppe] species main group" calcext:value-type="string">
            <text:p>[Art...hovedgruppe] species main group</text:p>
          </table:table-cell>
        </table:table-row>
        <table:table-row table:style-name="ro1">
          <table:table-cell office:value-type="string" calcext:value-type="string">
            <text:p>Sildebestand..kode.</text:p>
          </table:table-cell>
          <table:table-cell office:value-type="string" calcext:value-type="string">
            <text:p>Herring stock..code.</text:p>
          </table:table-cell>
          <table:table-cell/>
          <table:table-cell office:value-type="string" calcext:value-type="string">
            <text:p>herring stock code</text:p>
          </table:table-cell>
          <table:table-cell office:value-type="string" calcext:value-type="string">
            <text:p>herring_stock_code</text:p>
          </table:table-cell>
          <table:table-cell/>
          <table:table-cell office:value-type="string" calcext:value-type="string">
            <text:p>NULLABLE</text:p>
          </table:table-cell>
          <table:table-cell table:formula="of:=[.E79]" office:value-type="string" office:string-value="herring_stock_code" calcext:value-type="string">
            <text:p>herring_stock_code</text:p>
          </table:table-cell>
          <table:table-cell office:value-type="string" calcext:value-type="string">
            <text:p>STRING</text:p>
          </table:table-cell>
          <table:table-cell table:formula="of:=COM.MICROSOFT.CONCAT(&quot;[&quot;; [.A79]; &quot;] &quot;; [.D79])" office:value-type="string" office:string-value="[Sildebestand..kode.] herring stock code" calcext:value-type="string">
            <text:p>[Sildebestand..kode.] herring stock code</text:p>
          </table:table-cell>
        </table:table-row>
        <table:table-row table:style-name="ro1">
          <table:table-cell office:value-type="string" calcext:value-type="string">
            <text:p>Sildebestand</text:p>
          </table:table-cell>
          <table:table-cell office:value-type="string" calcext:value-type="string">
            <text:p>Herring stock</text:p>
          </table:table-cell>
          <table:table-cell/>
          <table:table-cell office:value-type="string" calcext:value-type="string">
            <text:p>herring stock</text:p>
          </table:table-cell>
          <table:table-cell office:value-type="string" calcext:value-type="string">
            <text:p>herring_stock</text:p>
          </table:table-cell>
          <table:table-cell/>
          <table:table-cell office:value-type="string" calcext:value-type="string">
            <text:p>NULLABLE</text:p>
          </table:table-cell>
          <table:table-cell table:formula="of:=[.E80]" office:value-type="string" office:string-value="herring_stock" calcext:value-type="string">
            <text:p>herring_stock</text:p>
          </table:table-cell>
          <table:table-cell office:value-type="string" calcext:value-type="string">
            <text:p>STRING</text:p>
          </table:table-cell>
          <table:table-cell table:formula="of:=COM.MICROSOFT.CONCAT(&quot;[&quot;; [.A80]; &quot;] &quot;; [.D80])" office:value-type="string" office:string-value="[Sildebestand] herring stock" calcext:value-type="string">
            <text:p>[Sildebestand] herring stock</text:p>
          </table:table-cell>
        </table:table-row>
        <table:table-row table:style-name="ro1">
          <table:table-cell office:value-type="string" calcext:value-type="string">
            <text:p>Sildebestand...FDIR..kode.</text:p>
          </table:table-cell>
          <table:table-cell office:value-type="string" calcext:value-type="string">
            <text:p>Herring stock ... FDIR..code.</text:p>
          </table:table-cell>
          <table:table-cell/>
          <table:table-cell office:value-type="string" calcext:value-type="string">
            <text:p>fdir herring stock code</text:p>
          </table:table-cell>
          <table:table-cell office:value-type="string" calcext:value-type="string">
            <text:p>fdir_herring_stock_code</text:p>
          </table:table-cell>
          <table:table-cell/>
          <table:table-cell office:value-type="string" calcext:value-type="string">
            <text:p>NULLABLE</text:p>
          </table:table-cell>
          <table:table-cell table:formula="of:=[.E81]" office:value-type="string" office:string-value="fdir_herring_stock_code" calcext:value-type="string">
            <text:p>fdir_herring_stock_code</text:p>
          </table:table-cell>
          <table:table-cell office:value-type="string" calcext:value-type="string">
            <text:p>STRING</text:p>
          </table:table-cell>
          <table:table-cell table:formula="of:=COM.MICROSOFT.CONCAT(&quot;[&quot;; [.A81]; &quot;] &quot;; [.D81])" office:value-type="string" office:string-value="[Sildebestand...FDIR..kode.] fdir herring stock code" calcext:value-type="string">
            <text:p>[Sildebestand...FDIR..kode.] fdir herring stock code</text:p>
          </table:table-cell>
        </table:table-row>
        <table:table-row table:style-name="ro1">
          <table:table-cell office:value-type="string" calcext:value-type="string">
            <text:p>Rundvekt</text:p>
          </table:table-cell>
          <table:table-cell office:value-type="string" calcext:value-type="string">
            <text:p>Round weight</text:p>
          </table:table-cell>
          <table:table-cell office:value-type="float" office:value="103" calcext:value-type="float">
            <text:p>103</text:p>
          </table:table-cell>
          <table:table-cell office:value-type="string" calcext:value-type="string">
            <text:p>catch weigth kg</text:p>
          </table:table-cell>
          <table:table-cell office:value-type="string" calcext:value-type="string">
            <text:p>weigth_kg</text:p>
          </table:table-cell>
          <table:table-cell/>
          <table:table-cell office:value-type="string" calcext:value-type="string">
            <text:p>NULLABLE</text:p>
          </table:table-cell>
          <table:table-cell table:formula="of:=[.E82]" office:value-type="string" office:string-value="weigth_kg" calcext:value-type="string">
            <text:p>weigth_kg</text:p>
          </table:table-cell>
          <table:table-cell office:value-type="string" calcext:value-type="string">
            <text:p>STRING</text:p>
          </table:table-cell>
          <table:table-cell table:formula="of:=COM.MICROSOFT.CONCAT(&quot;[&quot;; [.A82]; &quot;] &quot;; [.D82])" office:value-type="string" office:string-value="[Rundvekt] catch weigth kg" calcext:value-type="string">
            <text:p>[Rundvekt] catch weigth kg</text:p>
          </table:table-cell>
        </table:table-row>
        <table:table-row table:style-name="ro1">
          <table:table-cell office:value-type="string" calcext:value-type="string">
            <text:p>Individnummer</text:p>
          </table:table-cell>
          <table:table-cell office:value-type="string" calcext:value-type="string">
            <text:p>Individual number</text:p>
          </table:table-cell>
          <table:table-cell/>
          <table:table-cell office:value-type="string" calcext:value-type="string">
            <text:p>catch individual number</text:p>
          </table:table-cell>
          <table:table-cell office:value-type="string" calcext:value-type="string">
            <text:p>individual_number</text:p>
          </table:table-cell>
          <table:table-cell/>
          <table:table-cell office:value-type="string" calcext:value-type="string">
            <text:p>NULLABLE</text:p>
          </table:table-cell>
          <table:table-cell table:formula="of:=[.E83]" office:value-type="string" office:string-value="individual_number" calcext:value-type="string">
            <text:p>individual_number</text:p>
          </table:table-cell>
          <table:table-cell office:value-type="string" calcext:value-type="string">
            <text:p>STRING</text:p>
          </table:table-cell>
          <table:table-cell table:formula="of:=COM.MICROSOFT.CONCAT(&quot;[&quot;; [.A83]; &quot;] &quot;; [.D83])" office:value-type="string" office:string-value="[Individnummer] catch individual number" calcext:value-type="string">
            <text:p>[Individnummer] catch individual number</text:p>
          </table:table-cell>
        </table:table-row>
        <table:table-row table:style-name="ro1">
          <table:table-cell office:value-type="string" calcext:value-type="string">
            <text:p>Kjønn..kode.</text:p>
          </table:table-cell>
          <table:table-cell office:value-type="string" calcext:value-type="string">
            <text:p>Gender..code.</text:p>
          </table:table-cell>
          <table:table-cell/>
          <table:table-cell office:value-type="string" calcext:value-type="string">
            <text:p>species sex code</text:p>
          </table:table-cell>
          <table:table-cell office:value-type="string" calcext:value-type="string">
            <text:p>species_sex_code</text:p>
          </table:table-cell>
          <table:table-cell/>
          <table:table-cell office:value-type="string" calcext:value-type="string">
            <text:p>NULLABLE</text:p>
          </table:table-cell>
          <table:table-cell table:formula="of:=[.E84]" office:value-type="string" office:string-value="species_sex_code" calcext:value-type="string">
            <text:p>species_sex_code</text:p>
          </table:table-cell>
          <table:table-cell office:value-type="string" calcext:value-type="string">
            <text:p>STRING</text:p>
          </table:table-cell>
          <table:table-cell table:formula="of:=COM.MICROSOFT.CONCAT(&quot;[&quot;; [.A84]; &quot;] &quot;; [.D84])" office:value-type="string" office:string-value="[Kjønn..kode.] species sex code" calcext:value-type="string">
            <text:p>[Kjønn..kode.] species sex code</text:p>
          </table:table-cell>
        </table:table-row>
        <table:table-row table:style-name="ro1">
          <table:table-cell office:value-type="string" calcext:value-type="string">
            <text:p>Kjønn</text:p>
          </table:table-cell>
          <table:table-cell office:value-type="string" calcext:value-type="string">
            <text:p>Sex</text:p>
          </table:table-cell>
          <table:table-cell/>
          <table:table-cell office:value-type="string" calcext:value-type="string">
            <text:p>species sex</text:p>
          </table:table-cell>
          <table:table-cell office:value-type="string" calcext:value-type="string">
            <text:p>species_sex</text:p>
          </table:table-cell>
          <table:table-cell/>
          <table:table-cell office:value-type="string" calcext:value-type="string">
            <text:p>NULLABLE</text:p>
          </table:table-cell>
          <table:table-cell table:formula="of:=[.E85]" office:value-type="string" office:string-value="species_sex" calcext:value-type="string">
            <text:p>species_sex</text:p>
          </table:table-cell>
          <table:table-cell office:value-type="string" calcext:value-type="string">
            <text:p>STRING</text:p>
          </table:table-cell>
          <table:table-cell table:formula="of:=COM.MICROSOFT.CONCAT(&quot;[&quot;; [.A85]; &quot;] &quot;; [.D85])" office:value-type="string" office:string-value="[Kjønn] species sex" calcext:value-type="string">
            <text:p>[Kjønn] species sex</text:p>
          </table:table-cell>
        </table:table-row>
        <table:table-row table:style-name="ro1">
          <table:table-cell office:value-type="string" calcext:value-type="string">
            <text:p>Lengde</text:p>
          </table:table-cell>
          <table:table-cell office:value-type="string" calcext:value-type="string">
            <text:p>Length</text:p>
          </table:table-cell>
          <table:table-cell/>
          <table:table-cell office:value-type="string" calcext:value-type="string">
            <text:p>species length</text:p>
          </table:table-cell>
          <table:table-cell office:value-type="string" calcext:value-type="string">
            <text:p>species_length</text:p>
          </table:table-cell>
          <table:table-cell/>
          <table:table-cell office:value-type="string" calcext:value-type="string">
            <text:p>NULLABLE</text:p>
          </table:table-cell>
          <table:table-cell table:formula="of:=[.E86]" office:value-type="string" office:string-value="species_length" calcext:value-type="string">
            <text:p>species_length</text:p>
          </table:table-cell>
          <table:table-cell office:value-type="string" calcext:value-type="string">
            <text:p>STRING</text:p>
          </table:table-cell>
          <table:table-cell table:formula="of:=COM.MICROSOFT.CONCAT(&quot;[&quot;; [.A86]; &quot;] &quot;; [.D86])" office:value-type="string" office:string-value="[Lengde] species length" calcext:value-type="string">
            <text:p>[Lengde] species length</text:p>
          </table:table-cell>
        </table:table-row>
        <table:table-row table:style-name="ro1">
          <table:table-cell office:value-type="string" calcext:value-type="string">
            <text:p>Omkrets</text:p>
          </table:table-cell>
          <table:table-cell office:value-type="string" calcext:value-type="string">
            <text:p>Circumference</text:p>
          </table:table-cell>
          <table:table-cell/>
          <table:table-cell office:value-type="string" calcext:value-type="string">
            <text:p>species circunference</text:p>
          </table:table-cell>
          <table:table-cell office:value-type="string" calcext:value-type="string">
            <text:p>species_circunference</text:p>
          </table:table-cell>
          <table:table-cell/>
          <table:table-cell office:value-type="string" calcext:value-type="string">
            <text:p>NULLABLE</text:p>
          </table:table-cell>
          <table:table-cell table:formula="of:=[.E87]" office:value-type="string" office:string-value="species_circunference" calcext:value-type="string">
            <text:p>species_circunference</text:p>
          </table:table-cell>
          <table:table-cell office:value-type="string" calcext:value-type="string">
            <text:p>STRING</text:p>
          </table:table-cell>
          <table:table-cell table:formula="of:=COM.MICROSOFT.CONCAT(&quot;[&quot;; [.A87]; &quot;] &quot;; [.D87])" office:value-type="string" office:string-value="[Omkrets] species circunference" calcext:value-type="string">
            <text:p>[Omkrets] species circunference</text:p>
          </table:table-cell>
        </table:table-row>
        <table:table-row table:style-name="ro1">
          <table:table-cell office:value-type="string" calcext:value-type="string">
            <text:p>Spekkmål.A</text:p>
          </table:table-cell>
          <table:table-cell office:value-type="string" calcext:value-type="string">
            <text:p>Bacon.A</text:p>
          </table:table-cell>
          <table:table-cell/>
          <table:table-cell office:value-type="string" calcext:value-type="string">
            <text:p>species bacon a</text:p>
          </table:table-cell>
          <table:table-cell office:value-type="string" calcext:value-type="string">
            <text:p>species_bacon_a</text:p>
          </table:table-cell>
          <table:table-cell/>
          <table:table-cell office:value-type="string" calcext:value-type="string">
            <text:p>NULLABLE</text:p>
          </table:table-cell>
          <table:table-cell table:formula="of:=[.E88]" office:value-type="string" office:string-value="species_bacon_a" calcext:value-type="string">
            <text:p>species_bacon_a</text:p>
          </table:table-cell>
          <table:table-cell office:value-type="string" calcext:value-type="string">
            <text:p>STRING</text:p>
          </table:table-cell>
          <table:table-cell table:formula="of:=COM.MICROSOFT.CONCAT(&quot;[&quot;; [.A88]; &quot;] &quot;; [.D88])" office:value-type="string" office:string-value="[Spekkmål.A] species bacon a" calcext:value-type="string">
            <text:p>[Spekkmål.A] species bacon a</text:p>
          </table:table-cell>
        </table:table-row>
        <table:table-row table:style-name="ro1">
          <table:table-cell office:value-type="string" calcext:value-type="string">
            <text:p>Spekkmål.B</text:p>
          </table:table-cell>
          <table:table-cell office:value-type="string" calcext:value-type="string">
            <text:p>Bacon size.B</text:p>
          </table:table-cell>
          <table:table-cell/>
          <table:table-cell office:value-type="string" calcext:value-type="string">
            <text:p>species bacon b</text:p>
          </table:table-cell>
          <table:table-cell office:value-type="string" calcext:value-type="string">
            <text:p>species_bacon_b</text:p>
          </table:table-cell>
          <table:table-cell/>
          <table:table-cell office:value-type="string" calcext:value-type="string">
            <text:p>NULLABLE</text:p>
          </table:table-cell>
          <table:table-cell table:formula="of:=[.E89]" office:value-type="string" office:string-value="species_bacon_b" calcext:value-type="string">
            <text:p>species_bacon_b</text:p>
          </table:table-cell>
          <table:table-cell office:value-type="string" calcext:value-type="string">
            <text:p>STRING</text:p>
          </table:table-cell>
          <table:table-cell table:formula="of:=COM.MICROSOFT.CONCAT(&quot;[&quot;; [.A89]; &quot;] &quot;; [.D89])" office:value-type="string" office:string-value="[Spekkmål.B] species bacon b" calcext:value-type="string">
            <text:p>[Spekkmål.B] species bacon b</text:p>
          </table:table-cell>
        </table:table-row>
        <table:table-row table:style-name="ro1">
          <table:table-cell office:value-type="string" calcext:value-type="string">
            <text:p>Spekkmål.C</text:p>
          </table:table-cell>
          <table:table-cell office:value-type="string" calcext:value-type="string">
            <text:p>Bacon.C</text:p>
          </table:table-cell>
          <table:table-cell/>
          <table:table-cell office:value-type="string" calcext:value-type="string">
            <text:p>species bacon c</text:p>
          </table:table-cell>
          <table:table-cell office:value-type="string" calcext:value-type="string">
            <text:p>species_bacon_c</text:p>
          </table:table-cell>
          <table:table-cell/>
          <table:table-cell office:value-type="string" calcext:value-type="string">
            <text:p>NULLABLE</text:p>
          </table:table-cell>
          <table:table-cell table:formula="of:=[.E90]" office:value-type="string" office:string-value="species_bacon_c" calcext:value-type="string">
            <text:p>species_bacon_c</text:p>
          </table:table-cell>
          <table:table-cell office:value-type="string" calcext:value-type="string">
            <text:p>STRING</text:p>
          </table:table-cell>
          <table:table-cell table:formula="of:=COM.MICROSOFT.CONCAT(&quot;[&quot;; [.A90]; &quot;] &quot;; [.D90])" office:value-type="string" office:string-value="[Spekkmål.C] species bacon c" calcext:value-type="string">
            <text:p>[Spekkmål.C] species bacon c</text:p>
          </table:table-cell>
        </table:table-row>
        <table:table-row table:style-name="ro1">
          <table:table-cell office:value-type="string" calcext:value-type="string">
            <text:p>Fosterlengde</text:p>
          </table:table-cell>
          <table:table-cell office:value-type="string" calcext:value-type="string">
            <text:p>Fetal length</text:p>
          </table:table-cell>
          <table:table-cell/>
          <table:table-cell office:value-type="string" calcext:value-type="string">
            <text:p>species fetal length</text:p>
          </table:table-cell>
          <table:table-cell office:value-type="string" calcext:value-type="string">
            <text:p>species_fetal_length</text:p>
          </table:table-cell>
          <table:table-cell/>
          <table:table-cell office:value-type="string" calcext:value-type="string">
            <text:p>NULLABLE</text:p>
          </table:table-cell>
          <table:table-cell table:formula="of:=[.E91]" office:value-type="string" office:string-value="species_fetal_length" calcext:value-type="string">
            <text:p>species_fetal_length</text:p>
          </table:table-cell>
          <table:table-cell office:value-type="string" calcext:value-type="string">
            <text:p>STRING</text:p>
          </table:table-cell>
          <table:table-cell table:formula="of:=COM.MICROSOFT.CONCAT(&quot;[&quot;; [.A91]; &quot;] &quot;; [.D91])" office:value-type="string" office:string-value="[Fosterlengde] species fetal length" calcext:value-type="string">
            <text:p>[Fosterlengde] species fetal length</text:p>
          </table:table-cell>
        </table:table-row>
        <table:table-row table:style-name="ro1">
          <table:table-cell office:value-type="string" calcext:value-type="string">
            <text:p>Granatnummer</text:p>
          </table:table-cell>
          <table:table-cell office:value-type="string" calcext:value-type="string">
            <text:p>Grenade number</text:p>
          </table:table-cell>
          <table:table-cell/>
          <table:table-cell office:value-type="string" calcext:value-type="string">
            <text:p>species grenade number</text:p>
          </table:table-cell>
          <table:table-cell office:value-type="string" calcext:value-type="string">
            <text:p>species_grenade_number</text:p>
          </table:table-cell>
          <table:table-cell/>
          <table:table-cell office:value-type="string" calcext:value-type="string">
            <text:p>NULLABLE</text:p>
          </table:table-cell>
          <table:table-cell table:formula="of:=[.E92]" office:value-type="string" office:string-value="species_grenade_number" calcext:value-type="string">
            <text:p>species_grenade_number</text:p>
          </table:table-cell>
          <table:table-cell office:value-type="string" calcext:value-type="string">
            <text:p>STRING</text:p>
          </table:table-cell>
          <table:table-cell table:formula="of:=COM.MICROSOFT.CONCAT(&quot;[&quot;; [.A92]; &quot;] &quot;; [.D92])" office:value-type="string" office:string-value="[Granatnummer] species grenade number" calcext:value-type="string">
            <text:p>[Granatnummer] species grenade number</text:p>
          </table:table-cell>
        </table:table-row>
        <table:table-row table:style-name="ro1">
          <table:table-cell office:value-type="string" calcext:value-type="string">
            <text:p>Fartøy.ID</text:p>
          </table:table-cell>
          <table:table-cell office:value-type="string" calcext:value-type="string">
            <text:p>Vessel.ID</text:p>
          </table:table-cell>
          <table:table-cell office:value-type="float" office:value="2014065952" calcext:value-type="float">
            <text:p>2014065952</text:p>
          </table:table-cell>
          <table:table-cell office:value-type="string" calcext:value-type="string">
            <text:p>vessel ID - unique number</text:p>
          </table:table-cell>
          <table:table-cell office:value-type="string" calcext:value-type="string">
            <text:p>vessel_id</text:p>
          </table:table-cell>
          <table:table-cell/>
          <table:table-cell office:value-type="string" calcext:value-type="string">
            <text:p>NULLABLE</text:p>
          </table:table-cell>
          <table:table-cell table:formula="of:=[.E93]" office:value-type="string" office:string-value="vessel_id" calcext:value-type="string">
            <text:p>vessel_id</text:p>
          </table:table-cell>
          <table:table-cell office:value-type="string" calcext:value-type="string">
            <text:p>STRING</text:p>
          </table:table-cell>
          <table:table-cell table:formula="of:=COM.MICROSOFT.CONCAT(&quot;[&quot;; [.A93]; &quot;] &quot;; [.D93])" office:value-type="string" office:string-value="[Fartøy.ID] vessel ID - unique number" calcext:value-type="string">
            <text:p>[Fartøy.ID] vessel ID - unique number</text:p>
          </table:table-cell>
        </table:table-row>
        <table:table-row table:style-name="ro1">
          <table:table-cell office:value-type="string" calcext:value-type="string">
            <text:p>Registreringsmerke</text:p>
          </table:table-cell>
          <table:table-cell office:value-type="string" calcext:value-type="string">
            <text:p>Registration mark</text:p>
          </table:table-cell>
          <table:table-cell office:value-type="string" calcext:value-type="string">
            <text:p>VA0018S</text:p>
          </table:table-cell>
          <table:table-cell office:value-type="string" calcext:value-type="string">
            <text:p>Norwegian registry code</text:p>
          </table:table-cell>
          <table:table-cell office:value-type="string" calcext:value-type="string">
            <text:p>registry</text:p>
          </table:table-cell>
          <table:table-cell/>
          <table:table-cell office:value-type="string" calcext:value-type="string">
            <text:p>NULLABLE</text:p>
          </table:table-cell>
          <table:table-cell table:formula="of:=[.E94]" office:value-type="string" office:string-value="registry" calcext:value-type="string">
            <text:p>registry</text:p>
          </table:table-cell>
          <table:table-cell office:value-type="string" calcext:value-type="string">
            <text:p>STRING</text:p>
          </table:table-cell>
          <table:table-cell table:formula="of:=COM.MICROSOFT.CONCAT(&quot;[&quot;; [.A94]; &quot;] &quot;; [.D94])" office:value-type="string" office:string-value="[Registreringsmerke] Norwegian registry code" calcext:value-type="string">
            <text:p>[Registreringsmerke] Norwegian registry code</text:p>
          </table:table-cell>
        </table:table-row>
        <table:table-row table:style-name="ro1">
          <table:table-cell office:value-type="string" calcext:value-type="string">
            <text:p>Radiokallesignal</text:p>
          </table:table-cell>
          <table:table-cell office:value-type="string" calcext:value-type="string">
            <text:p>Radio call sign</text:p>
          </table:table-cell>
          <table:table-cell office:value-type="string" calcext:value-type="string">
            <text:p>LFGQ</text:p>
          </table:table-cell>
          <table:table-cell office:value-type="string" calcext:value-type="string">
            <text:p>call sign</text:p>
          </table:table-cell>
          <table:table-cell office:value-type="string" calcext:value-type="string">
            <text:p>callsign</text:p>
          </table:table-cell>
          <table:table-cell/>
          <table:table-cell office:value-type="string" calcext:value-type="string">
            <text:p>NULLABLE</text:p>
          </table:table-cell>
          <table:table-cell table:formula="of:=[.E95]" office:value-type="string" office:string-value="callsign" calcext:value-type="string">
            <text:p>callsign</text:p>
          </table:table-cell>
          <table:table-cell office:value-type="string" calcext:value-type="string">
            <text:p>STRING</text:p>
          </table:table-cell>
          <table:table-cell table:formula="of:=COM.MICROSOFT.CONCAT(&quot;[&quot;; [.A95]; &quot;] &quot;; [.D95])" office:value-type="string" office:string-value="[Radiokallesignal] call sign" calcext:value-type="string">
            <text:p>[Radiokallesignal] call sign</text:p>
          </table:table-cell>
        </table:table-row>
        <table:table-row table:style-name="ro1">
          <table:table-cell office:value-type="string" calcext:value-type="string">
            <text:p>Fartøynavn</text:p>
          </table:table-cell>
          <table:table-cell office:value-type="string" calcext:value-type="string">
            <text:p>Vessel name</text:p>
          </table:table-cell>
          <table:table-cell office:value-type="string" calcext:value-type="string">
            <text:p>TEMPO</text:p>
          </table:table-cell>
          <table:table-cell table:number-columns-repeated="2" office:value-type="string" calcext:value-type="string">
            <text:p>shipname</text:p>
          </table:table-cell>
          <table:table-cell/>
          <table:table-cell office:value-type="string" calcext:value-type="string">
            <text:p>NULLABLE</text:p>
          </table:table-cell>
          <table:table-cell table:formula="of:=[.E96]" office:value-type="string" office:string-value="shipname" calcext:value-type="string">
            <text:p>shipname</text:p>
          </table:table-cell>
          <table:table-cell office:value-type="string" calcext:value-type="string">
            <text:p>STRING</text:p>
          </table:table-cell>
          <table:table-cell table:formula="of:=COM.MICROSOFT.CONCAT(&quot;[&quot;; [.A96]; &quot;] &quot;; [.D96])" office:value-type="string" office:string-value="[Fartøynavn] shipname" calcext:value-type="string">
            <text:p>[Fartøynavn] shipname</text:p>
          </table:table-cell>
        </table:table-row>
        <table:table-row table:style-name="ro1">
          <table:table-cell office:value-type="string" calcext:value-type="string">
            <text:p>Fartøykommune..kode.</text:p>
          </table:table-cell>
          <table:table-cell office:value-type="string" calcext:value-type="string">
            <text:p>Vessel municipality..code.</text:p>
          </table:table-cell>
          <table:table-cell office:value-type="float" office:value="4204" calcext:value-type="float">
            <text:p>4204</text:p>
          </table:table-cell>
          <table:table-cell office:value-type="string" calcext:value-type="string">
            <text:p>vessel city code</text:p>
          </table:table-cell>
          <table:table-cell office:value-type="string" calcext:value-type="string">
            <text:p>vessel_municipality_code</text:p>
          </table:table-cell>
          <table:table-cell/>
          <table:table-cell office:value-type="string" calcext:value-type="string">
            <text:p>NULLABLE</text:p>
          </table:table-cell>
          <table:table-cell table:formula="of:=[.E97]" office:value-type="string" office:string-value="vessel_municipality_code" calcext:value-type="string">
            <text:p>vessel_municipality_code</text:p>
          </table:table-cell>
          <table:table-cell office:value-type="string" calcext:value-type="string">
            <text:p>STRING</text:p>
          </table:table-cell>
          <table:table-cell table:formula="of:=COM.MICROSOFT.CONCAT(&quot;[&quot;; [.A97]; &quot;] &quot;; [.D97])" office:value-type="string" office:string-value="[Fartøykommune..kode.] vessel city code" calcext:value-type="string">
            <text:p>[Fartøykommune..kode.] vessel city code</text:p>
          </table:table-cell>
        </table:table-row>
        <table:table-row table:style-name="ro1">
          <table:table-cell office:value-type="string" calcext:value-type="string">
            <text:p>Fartøykommune</text:p>
          </table:table-cell>
          <table:table-cell office:value-type="string" calcext:value-type="string">
            <text:p>Vessel municipality</text:p>
          </table:table-cell>
          <table:table-cell office:value-type="string" calcext:value-type="string">
            <text:p>KRISTIANSAND</text:p>
          </table:table-cell>
          <table:table-cell office:value-type="string" calcext:value-type="string">
            <text:p>vessel city</text:p>
          </table:table-cell>
          <table:table-cell office:value-type="string" calcext:value-type="string">
            <text:p>vessel_municipality</text:p>
          </table:table-cell>
          <table:table-cell/>
          <table:table-cell office:value-type="string" calcext:value-type="string">
            <text:p>NULLABLE</text:p>
          </table:table-cell>
          <table:table-cell table:formula="of:=[.E98]" office:value-type="string" office:string-value="vessel_municipality" calcext:value-type="string">
            <text:p>vessel_municipality</text:p>
          </table:table-cell>
          <table:table-cell office:value-type="string" calcext:value-type="string">
            <text:p>STRING</text:p>
          </table:table-cell>
          <table:table-cell table:formula="of:=COM.MICROSOFT.CONCAT(&quot;[&quot;; [.A98]; &quot;] &quot;; [.D98])" office:value-type="string" office:string-value="[Fartøykommune] vessel city" calcext:value-type="string">
            <text:p>[Fartøykommune] vessel city</text:p>
          </table:table-cell>
        </table:table-row>
        <table:table-row table:style-name="ro1">
          <table:table-cell office:value-type="string" calcext:value-type="string">
            <text:p>Fartøyfylke..kode.</text:p>
          </table:table-cell>
          <table:table-cell office:value-type="string" calcext:value-type="string">
            <text:p>Vessel county..code.</text:p>
          </table:table-cell>
          <table:table-cell office:value-type="float" office:value="42" calcext:value-type="float">
            <text:p>42</text:p>
          </table:table-cell>
          <table:table-cell office:value-type="string" calcext:value-type="string">
            <text:p>vessel county code</text:p>
          </table:table-cell>
          <table:table-cell office:value-type="string" calcext:value-type="string">
            <text:p>vessel_county_code</text:p>
          </table:table-cell>
          <table:table-cell/>
          <table:table-cell office:value-type="string" calcext:value-type="string">
            <text:p>NULLABLE</text:p>
          </table:table-cell>
          <table:table-cell table:formula="of:=[.E99]" office:value-type="string" office:string-value="vessel_county_code" calcext:value-type="string">
            <text:p>vessel_county_code</text:p>
          </table:table-cell>
          <table:table-cell office:value-type="string" calcext:value-type="string">
            <text:p>STRING</text:p>
          </table:table-cell>
          <table:table-cell table:formula="of:=COM.MICROSOFT.CONCAT(&quot;[&quot;; [.A99]; &quot;] &quot;; [.D99])" office:value-type="string" office:string-value="[Fartøyfylke..kode.] vessel county code" calcext:value-type="string">
            <text:p>[Fartøyfylke..kode.] vessel county code</text:p>
          </table:table-cell>
        </table:table-row>
        <table:table-row table:style-name="ro1">
          <table:table-cell office:value-type="string" calcext:value-type="string">
            <text:p>Fartøyfylke</text:p>
          </table:table-cell>
          <table:table-cell office:value-type="string" calcext:value-type="string">
            <text:p>Vessel county</text:p>
          </table:table-cell>
          <table:table-cell office:value-type="string" calcext:value-type="string">
            <text:p>Agder</text:p>
          </table:table-cell>
          <table:table-cell office:value-type="string" calcext:value-type="string">
            <text:p>vessel county</text:p>
          </table:table-cell>
          <table:table-cell office:value-type="string" calcext:value-type="string">
            <text:p>vessel_county</text:p>
          </table:table-cell>
          <table:table-cell/>
          <table:table-cell office:value-type="string" calcext:value-type="string">
            <text:p>NULLABLE</text:p>
          </table:table-cell>
          <table:table-cell table:formula="of:=[.E100]" office:value-type="string" office:string-value="vessel_county" calcext:value-type="string">
            <text:p>vessel_county</text:p>
          </table:table-cell>
          <table:table-cell office:value-type="string" calcext:value-type="string">
            <text:p>STRING</text:p>
          </table:table-cell>
          <table:table-cell table:formula="of:=COM.MICROSOFT.CONCAT(&quot;[&quot;; [.A100]; &quot;] &quot;; [.D100])" office:value-type="string" office:string-value="[Fartøyfylke] vessel county" calcext:value-type="string">
            <text:p>[Fartøyfylke] vessel county</text:p>
          </table:table-cell>
        </table:table-row>
        <table:table-row table:style-name="ro1">
          <table:table-cell office:value-type="string" calcext:value-type="string">
            <text:p>Største.lengde</text:p>
          </table:table-cell>
          <table:table-cell office:value-type="string" calcext:value-type="string">
            <text:p>Maximum length</text:p>
          </table:table-cell>
          <table:table-cell office:value-type="float" office:value="27.4" calcext:value-type="float">
            <text:p>27.4</text:p>
          </table:table-cell>
          <table:table-cell office:value-type="string" calcext:value-type="string">
            <text:p>length</text:p>
          </table:table-cell>
          <table:table-cell office:value-type="string" calcext:value-type="string">
            <text:p>length_max</text:p>
          </table:table-cell>
          <table:table-cell/>
          <table:table-cell office:value-type="string" calcext:value-type="string">
            <text:p>NULLABLE</text:p>
          </table:table-cell>
          <table:table-cell table:formula="of:=[.E101]" office:value-type="string" office:string-value="length_max" calcext:value-type="string">
            <text:p>length_max</text:p>
          </table:table-cell>
          <table:table-cell office:value-type="string" calcext:value-type="string">
            <text:p>STRING</text:p>
          </table:table-cell>
          <table:table-cell table:formula="of:=COM.MICROSOFT.CONCAT(&quot;[&quot;; [.A101]; &quot;] &quot;; [.D101])" office:value-type="string" office:string-value="[Største.lengde] length" calcext:value-type="string">
            <text:p>[Største.lengde] length</text:p>
          </table:table-cell>
        </table:table-row>
        <table:table-row table:style-name="ro1">
          <table:table-cell office:value-type="string" calcext:value-type="string">
            <text:p>Lengdegruppe..kode.</text:p>
          </table:table-cell>
          <table:table-cell office:value-type="string" calcext:value-type="string">
            <text:p>Length group..code.</text:p>
          </table:table-cell>
          <table:table-cell office:value-type="float" office:value="4" calcext:value-type="float">
            <text:p>4</text:p>
          </table:table-cell>
          <table:table-cell office:value-type="string" calcext:value-type="string">
            <text:p>length group code</text:p>
          </table:table-cell>
          <table:table-cell office:value-type="string" calcext:value-type="string">
            <text:p>length_group_code</text:p>
          </table:table-cell>
          <table:table-cell/>
          <table:table-cell office:value-type="string" calcext:value-type="string">
            <text:p>NULLABLE</text:p>
          </table:table-cell>
          <table:table-cell table:formula="of:=[.E102]" office:value-type="string" office:string-value="length_group_code" calcext:value-type="string">
            <text:p>length_group_code</text:p>
          </table:table-cell>
          <table:table-cell office:value-type="string" calcext:value-type="string">
            <text:p>STRING</text:p>
          </table:table-cell>
          <table:table-cell table:formula="of:=COM.MICROSOFT.CONCAT(&quot;[&quot;; [.A102]; &quot;] &quot;; [.D102])" office:value-type="string" office:string-value="[Lengdegruppe..kode.] length group code" calcext:value-type="string">
            <text:p>[Lengdegruppe..kode.] length group code</text:p>
          </table:table-cell>
        </table:table-row>
        <table:table-row table:style-name="ro1">
          <table:table-cell office:value-type="string" calcext:value-type="string">
            <text:p>Lengdegruppe</text:p>
          </table:table-cell>
          <table:table-cell office:value-type="string" calcext:value-type="string">
            <text:p>Length group</text:p>
          </table:table-cell>
          <table:table-cell office:value-type="string" calcext:value-type="string">
            <text:p>21-27,99 m</text:p>
          </table:table-cell>
          <table:table-cell office:value-type="string" calcext:value-type="string">
            <text:p>length group</text:p>
          </table:table-cell>
          <table:table-cell office:value-type="string" calcext:value-type="string">
            <text:p>length_group</text:p>
          </table:table-cell>
          <table:table-cell/>
          <table:table-cell office:value-type="string" calcext:value-type="string">
            <text:p>NULLABLE</text:p>
          </table:table-cell>
          <table:table-cell table:formula="of:=[.E103]" office:value-type="string" office:string-value="length_group" calcext:value-type="string">
            <text:p>length_group</text:p>
          </table:table-cell>
          <table:table-cell office:value-type="string" calcext:value-type="string">
            <text:p>STRING</text:p>
          </table:table-cell>
          <table:table-cell table:formula="of:=COM.MICROSOFT.CONCAT(&quot;[&quot;; [.A103]; &quot;] &quot;; [.D103])" office:value-type="string" office:string-value="[Lengdegruppe] length group" calcext:value-type="string">
            <text:p>[Lengdegruppe] length group</text:p>
          </table:table-cell>
        </table:table-row>
        <table:table-row table:style-name="ro1">
          <table:table-cell office:value-type="string" calcext:value-type="string">
            <text:p>Bruttotonnasje.1969</text:p>
          </table:table-cell>
          <table:table-cell office:value-type="string" calcext:value-type="string">
            <text:p>Gross tonnage.1969</text:p>
          </table:table-cell>
          <table:table-cell/>
          <table:table-cell office:value-type="string" calcext:value-type="string">
            <text:p>GT - 1969</text:p>
          </table:table-cell>
          <table:table-cell office:value-type="string" calcext:value-type="string">
            <text:p>gross_tonnage_1969</text:p>
          </table:table-cell>
          <table:table-cell/>
          <table:table-cell office:value-type="string" calcext:value-type="string">
            <text:p>NULLABLE</text:p>
          </table:table-cell>
          <table:table-cell table:formula="of:=[.E104]" office:value-type="string" office:string-value="gross_tonnage_1969" calcext:value-type="string">
            <text:p>gross_tonnage_1969</text:p>
          </table:table-cell>
          <table:table-cell office:value-type="string" calcext:value-type="string">
            <text:p>STRING</text:p>
          </table:table-cell>
          <table:table-cell table:formula="of:=COM.MICROSOFT.CONCAT(&quot;[&quot;; [.A104]; &quot;] &quot;; [.D104])" office:value-type="string" office:string-value="[Bruttotonnasje.1969] GT - 1969" calcext:value-type="string">
            <text:p>[Bruttotonnasje.1969] GT - 1969</text:p>
          </table:table-cell>
        </table:table-row>
        <table:table-row table:style-name="ro1">
          <table:table-cell office:value-type="string" calcext:value-type="string">
            <text:p>Bruttotonnasje.annen</text:p>
          </table:table-cell>
          <table:table-cell office:value-type="string" calcext:value-type="string">
            <text:p>Gross tonnage.other</text:p>
          </table:table-cell>
          <table:table-cell office:value-type="float" office:value="267" calcext:value-type="float">
            <text:p>267</text:p>
          </table:table-cell>
          <table:table-cell office:value-type="string" calcext:value-type="string">
            <text:p>GT</text:p>
          </table:table-cell>
          <table:table-cell office:value-type="string" calcext:value-type="string">
            <text:p>gross_tonnage</text:p>
          </table:table-cell>
          <table:table-cell/>
          <table:table-cell office:value-type="string" calcext:value-type="string">
            <text:p>NULLABLE</text:p>
          </table:table-cell>
          <table:table-cell table:formula="of:=[.E105]" office:value-type="string" office:string-value="gross_tonnage" calcext:value-type="string">
            <text:p>gross_tonnage</text:p>
          </table:table-cell>
          <table:table-cell office:value-type="string" calcext:value-type="string">
            <text:p>STRING</text:p>
          </table:table-cell>
          <table:table-cell table:formula="of:=COM.MICROSOFT.CONCAT(&quot;[&quot;; [.A105]; &quot;] &quot;; [.D105])" office:value-type="string" office:string-value="[Bruttotonnasje.annen] GT" calcext:value-type="string">
            <text:p>[Bruttotonnasje.annen] GT</text:p>
          </table:table-cell>
        </table:table-row>
        <table:table-row table:style-name="ro1">
          <table:table-cell office:value-type="string" calcext:value-type="string">
            <text:p>Byggeår</text:p>
          </table:table-cell>
          <table:table-cell office:value-type="string" calcext:value-type="string">
            <text:p>Year of construction</text:p>
          </table:table-cell>
          <table:table-cell office:value-type="float" office:value="2014" calcext:value-type="float">
            <text:p>2014</text:p>
          </table:table-cell>
          <table:table-cell office:value-type="string" calcext:value-type="string">
            <text:p>year of construction</text:p>
          </table:table-cell>
          <table:table-cell office:value-type="string" calcext:value-type="string">
            <text:p>year_construction</text:p>
          </table:table-cell>
          <table:table-cell/>
          <table:table-cell office:value-type="string" calcext:value-type="string">
            <text:p>NULLABLE</text:p>
          </table:table-cell>
          <table:table-cell table:formula="of:=[.E106]" office:value-type="string" office:string-value="year_construction" calcext:value-type="string">
            <text:p>year_construction</text:p>
          </table:table-cell>
          <table:table-cell office:value-type="string" calcext:value-type="string">
            <text:p>STRING</text:p>
          </table:table-cell>
          <table:table-cell table:formula="of:=COM.MICROSOFT.CONCAT(&quot;[&quot;; [.A106]; &quot;] &quot;; [.D106])" office:value-type="string" office:string-value="[Byggeår] year of construction" calcext:value-type="string">
            <text:p>[Byggeår] year of construction</text:p>
          </table:table-cell>
        </table:table-row>
        <table:table-row table:style-name="ro1">
          <table:table-cell office:value-type="string" calcext:value-type="string">
            <text:p>Ombyggingsår</text:p>
          </table:table-cell>
          <table:table-cell office:value-type="string" calcext:value-type="string">
            <text:p>Renovation year</text:p>
          </table:table-cell>
          <table:table-cell/>
          <table:table-cell office:value-type="string" calcext:value-type="string">
            <text:p>renovation year</text:p>
          </table:table-cell>
          <table:table-cell office:value-type="string" calcext:value-type="string">
            <text:p>year_renovation</text:p>
          </table:table-cell>
          <table:table-cell/>
          <table:table-cell office:value-type="string" calcext:value-type="string">
            <text:p>NULLABLE</text:p>
          </table:table-cell>
          <table:table-cell table:formula="of:=[.E107]" office:value-type="string" office:string-value="year_renovation" calcext:value-type="string">
            <text:p>year_renovation</text:p>
          </table:table-cell>
          <table:table-cell office:value-type="string" calcext:value-type="string">
            <text:p>STRING</text:p>
          </table:table-cell>
          <table:table-cell table:formula="of:=COM.MICROSOFT.CONCAT(&quot;[&quot;; [.A107]; &quot;] &quot;; [.D107])" office:value-type="string" office:string-value="[Ombyggingsår] renovation year" calcext:value-type="string">
            <text:p>[Ombyggingsår] renovation year</text:p>
          </table:table-cell>
        </table:table-row>
        <table:table-row table:style-name="ro1">
          <table:table-cell office:value-type="string" calcext:value-type="string">
            <text:p>Motorkraft</text:p>
          </table:table-cell>
          <table:table-cell office:value-type="string" calcext:value-type="string">
            <text:p>Engine power</text:p>
          </table:table-cell>
          <table:table-cell office:value-type="float" office:value="1000" calcext:value-type="float">
            <text:p>1000</text:p>
          </table:table-cell>
          <table:table-cell office:value-type="string" calcext:value-type="string">
            <text:p>engine power - hp</text:p>
          </table:table-cell>
          <table:table-cell office:value-type="string" calcext:value-type="string">
            <text:p>engine_power</text:p>
          </table:table-cell>
          <table:table-cell/>
          <table:table-cell office:value-type="string" calcext:value-type="string">
            <text:p>NULLABLE</text:p>
          </table:table-cell>
          <table:table-cell table:formula="of:=[.E108]" office:value-type="string" office:string-value="engine_power" calcext:value-type="string">
            <text:p>engine_power</text:p>
          </table:table-cell>
          <table:table-cell office:value-type="string" calcext:value-type="string">
            <text:p>STRING</text:p>
          </table:table-cell>
          <table:table-cell table:formula="of:=COM.MICROSOFT.CONCAT(&quot;[&quot;; [.A108]; &quot;] &quot;; [.D108])" office:value-type="string" office:string-value="[Motorkraft] engine power - hp" calcext:value-type="string">
            <text:p>[Motorkraft] engine power - hp</text:p>
          </table:table-cell>
        </table:table-row>
        <table:table-row table:style-name="ro1">
          <table:table-cell office:value-type="string" calcext:value-type="string">
            <text:p>Motorbyggeår</text:p>
          </table:table-cell>
          <table:table-cell office:value-type="string" calcext:value-type="string">
            <text:p>Engine year</text:p>
          </table:table-cell>
          <table:table-cell office:value-type="float" office:value="2014" calcext:value-type="float">
            <text:p>2014</text:p>
          </table:table-cell>
          <table:table-cell office:value-type="string" calcext:value-type="string">
            <text:p>engine year</text:p>
          </table:table-cell>
          <table:table-cell office:value-type="string" calcext:value-type="string">
            <text:p>engine_year</text:p>
          </table:table-cell>
          <table:table-cell/>
          <table:table-cell office:value-type="string" calcext:value-type="string">
            <text:p>NULLABLE</text:p>
          </table:table-cell>
          <table:table-cell table:formula="of:=[.E109]" office:value-type="string" office:string-value="engine_year" calcext:value-type="string">
            <text:p>engine_year</text:p>
          </table:table-cell>
          <table:table-cell office:value-type="string" calcext:value-type="string">
            <text:p>STRING</text:p>
          </table:table-cell>
          <table:table-cell table:formula="of:=COM.MICROSOFT.CONCAT(&quot;[&quot;; [.A109]; &quot;] &quot;; [.D109])" office:value-type="string" office:string-value="[Motorbyggeår] engine year" calcext:value-type="string">
            <text:p>[Motorbyggeår] engine year</text:p>
          </table:table-cell>
        </table:table-row>
        <table:table-row table:style-name="ro1">
          <table:table-cell office:value-type="string" calcext:value-type="string">
            <text:p>Fartøymateriale..kode.</text:p>
          </table:table-cell>
          <table:table-cell office:value-type="string" calcext:value-type="string">
            <text:p>Vessel material..code.</text:p>
          </table:table-cell>
          <table:table-cell office:value-type="string" calcext:value-type="string">
            <text:p>STÅL</text:p>
          </table:table-cell>
          <table:table-cell office:value-type="string" calcext:value-type="string">
            <text:p>hull material</text:p>
          </table:table-cell>
          <table:table-cell office:value-type="string" calcext:value-type="string">
            <text:p>hull_material</text:p>
          </table:table-cell>
          <table:table-cell/>
          <table:table-cell office:value-type="string" calcext:value-type="string">
            <text:p>NULLABLE</text:p>
          </table:table-cell>
          <table:table-cell table:formula="of:=[.E110]" office:value-type="string" office:string-value="hull_material" calcext:value-type="string">
            <text:p>hull_material</text:p>
          </table:table-cell>
          <table:table-cell office:value-type="string" calcext:value-type="string">
            <text:p>STRING</text:p>
          </table:table-cell>
          <table:table-cell table:formula="of:=COM.MICROSOFT.CONCAT(&quot;[&quot;; [.A110]; &quot;] &quot;; [.D110])" office:value-type="string" office:string-value="[Fartøymateriale..kode.] hull material" calcext:value-type="string">
            <text:p>[Fartøymateriale..kode.] hull material</text:p>
          </table:table-cell>
        </table:table-row>
        <table:table-row table:style-name="ro1">
          <table:table-cell office:value-type="string" calcext:value-type="string">
            <text:p>Bredde</text:p>
          </table:table-cell>
          <table:table-cell office:value-type="string" calcext:value-type="string">
            <text:p>Width</text:p>
          </table:table-cell>
          <table:table-cell office:value-type="float" office:value="8.4" calcext:value-type="float">
            <text:p>8.4</text:p>
          </table:table-cell>
          <table:table-cell table:number-columns-repeated="2" office:value-type="string" calcext:value-type="string">
            <text:p>width</text:p>
          </table:table-cell>
          <table:table-cell/>
          <table:table-cell office:value-type="string" calcext:value-type="string">
            <text:p>NULLABLE</text:p>
          </table:table-cell>
          <table:table-cell table:formula="of:=[.E111]" office:value-type="string" office:string-value="width" calcext:value-type="string">
            <text:p>width</text:p>
          </table:table-cell>
          <table:table-cell office:value-type="string" calcext:value-type="string">
            <text:p>STRING</text:p>
          </table:table-cell>
          <table:table-cell table:formula="of:=COM.MICROSOFT.CONCAT(&quot;[&quot;; [.A111]; &quot;] &quot;; [.D111])" office:value-type="string" office:string-value="[Bredde] width" calcext:value-type="string">
            <text:p>[Bredde] width</text:p>
          </table:table-cell>
        </table:table-row>
        <table:table-row table:style-name="ro1">
          <table:table-cell office:value-type="string" calcext:value-type="string">
            <text:p>Fartøy.gjelder.fra.dato</text:p>
          </table:table-cell>
          <table:table-cell office:value-type="string" calcext:value-type="string">
            <text:p>Vessel.applies.from.date</text:p>
          </table:table-cell>
          <table:table-cell office:value-type="string" calcext:value-type="string">
            <text:p>01.01.2020</text:p>
          </table:table-cell>
          <table:table-cell office:value-type="string" calcext:value-type="string">
            <text:p>start authorization</text:p>
          </table:table-cell>
          <table:table-cell office:value-type="string" calcext:value-type="string">
            <text:p>authorization_start</text:p>
          </table:table-cell>
          <table:table-cell/>
          <table:table-cell office:value-type="string" calcext:value-type="string">
            <text:p>NULLABLE</text:p>
          </table:table-cell>
          <table:table-cell table:formula="of:=[.E112]" office:value-type="string" office:string-value="authorization_start" calcext:value-type="string">
            <text:p>authorization_start</text:p>
          </table:table-cell>
          <table:table-cell office:value-type="string" calcext:value-type="string">
            <text:p>STRING</text:p>
          </table:table-cell>
          <table:table-cell table:formula="of:=COM.MICROSOFT.CONCAT(&quot;[&quot;; [.A112]; &quot;] &quot;; [.D112])" office:value-type="string" office:string-value="[Fartøy.gjelder.fra.dato] start authorization" calcext:value-type="string">
            <text:p>[Fartøy.gjelder.fra.dato] start authorization</text:p>
          </table:table-cell>
        </table:table-row>
        <table:table-row table:style-name="ro1">
          <table:table-cell office:value-type="string" calcext:value-type="string">
            <text:p>Fartøy.gjelder.til.dato</text:p>
          </table:table-cell>
          <table:table-cell office:value-type="string" calcext:value-type="string">
            <text:p>Vessel.applies.to.date</text:p>
          </table:table-cell>
          <table:table-cell office:value-type="string" calcext:value-type="string">
            <text:p>18.01.2021 01:01:51</text:p>
          </table:table-cell>
          <table:table-cell office:value-type="string" calcext:value-type="string">
            <text:p>end authorization</text:p>
          </table:table-cell>
          <table:table-cell office:value-type="string" calcext:value-type="string">
            <text:p>authorization_end</text:p>
          </table:table-cell>
          <table:table-cell/>
          <table:table-cell office:value-type="string" calcext:value-type="string">
            <text:p>NULLABLE</text:p>
          </table:table-cell>
          <table:table-cell table:formula="of:=[.E113]" office:value-type="string" office:string-value="authorization_end" calcext:value-type="string">
            <text:p>authorization_end</text:p>
          </table:table-cell>
          <table:table-cell office:value-type="string" calcext:value-type="string">
            <text:p>STRING</text:p>
          </table:table-cell>
          <table:table-cell table:formula="of:=COM.MICROSOFT.CONCAT(&quot;[&quot;; [.A113]; &quot;] &quot;; [.D113])" office:value-type="string" office:string-value="[Fartøy.gjelder.til.dato] end authorization" calcext:value-type="string">
            <text:p>[Fartøy.gjelder.til.dato] end authorization</text:p>
          </table:table-cell>
        </table:table-row>
        <table:table-row table:style-name="ro1">
          <table:table-cell office:value-type="string" calcext:value-type="string">
            <text:p>Fartøyidentifikasjon</text:p>
          </table:table-cell>
          <table:table-cell office:value-type="string" calcext:value-type="string">
            <text:p>Vessel identification</text:p>
          </table:table-cell>
          <table:table-cell office:value-type="string" calcext:value-type="string">
            <text:p>TEMPO - LFGQ - VA0018S</text:p>
          </table:table-cell>
          <table:table-cell office:value-type="string" calcext:value-type="string">
            <text:p>vessel indetification - concatenation of shipname;callsign;norway registry</text:p>
          </table:table-cell>
          <table:table-cell office:value-type="string" calcext:value-type="string">
            <text:p>vessel_identification</text:p>
          </table:table-cell>
          <table:table-cell/>
          <table:table-cell office:value-type="string" calcext:value-type="string">
            <text:p>NULLABLE</text:p>
          </table:table-cell>
          <table:table-cell table:formula="of:=[.E114]" office:value-type="string" office:string-value="vessel_identification" calcext:value-type="string">
            <text:p>vessel_identification</text:p>
          </table:table-cell>
          <table:table-cell office:value-type="string" calcext:value-type="string">
            <text:p>STRING</text:p>
          </table:table-cell>
          <table:table-cell table:formula="of:=COM.MICROSOFT.CONCAT(&quot;[&quot;; [.A114]; &quot;] &quot;; [.D114])" office:value-type="string" office:string-value="[Fartøyidentifikasjon] vessel indetification - concatenation of shipname;callsign;norway registry" calcext:value-type="string">
            <text:p>[Fartøyidentifikasjon] vessel indetification - concatenation of shipname;callsign;norway registry</text:p>
          </table:table-cell>
        </table:table-row>
        <table:table-row table:style-name="ro1">
          <table:table-cell office:value-type="string" calcext:value-type="string">
            <text:p>Fartøylengde</text:p>
          </table:table-cell>
          <table:table-cell office:value-type="string" calcext:value-type="string">
            <text:p>Vessel length</text:p>
          </table:table-cell>
          <table:table-cell office:value-type="float" office:value="27.4" calcext:value-type="float">
            <text:p>27.4</text:p>
          </table:table-cell>
          <table:table-cell table:number-columns-repeated="2" office:value-type="string" calcext:value-type="string">
            <text:p>length</text:p>
          </table:table-cell>
          <table:table-cell/>
          <table:table-cell office:value-type="string" calcext:value-type="string">
            <text:p>NULLABLE</text:p>
          </table:table-cell>
          <table:table-cell table:formula="of:=[.E115]" office:value-type="string" office:string-value="length" calcext:value-type="string">
            <text:p>length</text:p>
          </table:table-cell>
          <table:table-cell office:value-type="string" calcext:value-type="string">
            <text:p>STRING</text:p>
          </table:table-cell>
          <table:table-cell table:formula="of:=COM.MICROSOFT.CONCAT(&quot;[&quot;; [.A115]; &quot;] &quot;; [.D115])" office:value-type="string" office:string-value="[Fartøylengde] length" calcext:value-type="string">
            <text:p>[Fartøylengde] length</text:p>
          </table:table-cell>
        </table:table-row>
      </table:table>
      <table:table table:name="dca_logbook_raw_schema" table:style-name="ta1">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mode</text:p>
          </table:table-cell>
          <table:table-cell office:value-type="string" calcext:value-type="string">
            <text:p>name</text:p>
          </table:table-cell>
          <table:table-cell office:value-type="string" calcext:value-type="string">
            <text:p>type</text:p>
          </table:table-cell>
          <table:table-cell office:value-type="string" calcext:value-type="string">
            <text:p>description</text:p>
          </table:table-cell>
        </table:table-row>
        <table:table-row table:style-name="ro2">
          <table:table-cell office:value-type="string" calcext:value-type="string">
            <text:p>NULLABLE</text:p>
          </table:table-cell>
          <table:table-cell office:value-type="string" calcext:value-type="string">
            <text:p>relevant_year</text:p>
          </table:table-cell>
          <table:table-cell office:value-type="string" calcext:value-type="string">
            <text:p>INT64</text:p>
          </table:table-cell>
          <table:table-cell office:value-type="string" calcext:value-type="string">
            <text:p><text:span text:style-name="T1">Year information in the message relates to. Important to ensure that information is entered correctly at the transition to the new year.</text:span></text:p>
            <text:p/>
            <text:p><text:span text:style-name="T1">Data generated from a database with a base in the DA+TI element in the message Made by the system in the Directorate of Fisheries Used to make data searchable.</text:span></text:p>
          </table:table-cell>
        </table:table-row>
        <table:table-row table:style-name="ro2">
          <table:table-cell office:value-type="string" calcext:value-type="string">
            <text:p>NULLABLE</text:p>
          </table:table-cell>
          <table:table-cell office:value-type="string" calcext:value-type="string">
            <text:p>message_year</text:p>
          </table:table-cell>
          <table:table-cell office:value-type="string" calcext:value-type="string">
            <text:p>INT64</text:p>
          </table:table-cell>
          <table:table-cell office:value-type="string" calcext:value-type="string">
            <text:p><text:span text:style-name="T1">Year information in the message relates to. Important to ensure that information is entered correctly at the transition to the new year.</text:span></text:p>
            <text:p/>
            <text:p><text:span text:style-name="T1">Data generated from a database with a base in the DA+TI element in the message Made by the system in the Directorate of Fisheries Used to make data searchable.</text:span></text:p>
          </table:table-cell>
        </table:table-row>
        <table:table-row table:style-name="ro3">
          <table:table-cell office:value-type="string" calcext:value-type="string">
            <text:p>NULLABLE</text:p>
          </table:table-cell>
          <table:table-cell office:value-type="string" calcext:value-type="string">
            <text:p>message_type_code</text:p>
          </table:table-cell>
          <table:table-cell office:value-type="string" calcext:value-type="string">
            <text:p>STRING</text:p>
          </table:table-cell>
          <table:table-cell office:value-type="string" calcext:value-type="string">
            <text:p><text:span text:style-name="T1">Which message a vessel is required to send depends on which danger waters/zone the vessel is active in. In any case, Norwegian vessels are required to send a number of reports to the Norwegian authorities in accordance with national regulations. If a vessel is active in another country's zone, it can</text:span></text:p>
            <text:p/>
            <text:p><text:span text:style-name="T1">Three-letter code indicating the type of message. Required field</text:span></text:p>
            <text:p/>
            <text:p><text:span text:style-name="T1">Only known values specified in regulations</text:span></text:p>
            <text:p/>
            <text:p><text:span text:style-name="T1">Content in reception is checked against message type in various tests.</text:span></text:p>
          </table:table-cell>
        </table:table-row>
        <table:table-row table:style-name="ro3">
          <table:table-cell office:value-type="string" calcext:value-type="string">
            <text:p>NULLABLE</text:p>
          </table:table-cell>
          <table:table-cell office:value-type="string" calcext:value-type="string">
            <text:p>message_type</text:p>
          </table:table-cell>
          <table:table-cell office:value-type="string" calcext:value-type="string">
            <text:p>STRING</text:p>
          </table:table-cell>
          <table:table-cell office:value-type="string" calcext:value-type="string">
            <text:p><text:span text:style-name="T1">Which message a vessel is required to send depends on which danger waters/zone the vessel is active in. In any case, Norwegian vessels are required to send a number of reports to the Norwegian authorities in accordance with national regulations. If a vessel is active in another country's zone, it can</text:span></text:p>
            <text:p/>
            <text:p><text:span text:style-name="T1">Three-letter code indicating the type of message. Required field</text:span></text:p>
            <text:p/>
            <text:p><text:span text:style-name="T1">Only known values specified in regulations</text:span></text:p>
            <text:p/>
            <text:p><text:span text:style-name="T1">Content in reception is checked against message type in various tests.</text:span></text:p>
          </table:table-cell>
        </table:table-row>
        <table:table-row table:style-name="ro3">
          <table:table-cell office:value-type="string" calcext:value-type="string">
            <text:p>NULLABLE</text:p>
          </table:table-cell>
          <table:table-cell office:value-type="string" calcext:value-type="string">
            <text:p>message_number</text:p>
          </table:table-cell>
          <table:table-cell office:value-type="string" calcext:value-type="string">
            <text:p>INT64</text:p>
          </table:table-cell>
          <table:table-cell office:value-type="string" calcext:value-type="string">
            <text:p>Serial number for the message in the current year. The notification number is unique for the individual vessel in the year (starts anew every year), while the number series for foreign vessels, in accordance with concluded agreements, is built up as the time for generating a notification at the flag state</text:p>
            <text:p/>
            <text:p>This is a counter that starts at 1 every year. The count and number increase by 1 for each message that is sent, regardless of the final recipient of the message. Required field in all messages</text:p>
            <text:p/>
            <text:p>Generated by the system.</text:p>
            <text:p/>
            <text:p>Used to identify messages in the system.</text:p>
          </table:table-cell>
        </table:table-row>
        <table:table-row table:style-name="ro4">
          <table:table-cell office:value-type="string" calcext:value-type="string">
            <text:p>NULLABLE</text:p>
          </table:table-cell>
          <table:table-cell office:value-type="string" calcext:value-type="string">
            <text:p>message_version</text:p>
          </table:table-cell>
          <table:table-cell office:value-type="string" calcext:value-type="string">
            <text:p>INT64</text:p>
          </table:table-cell>
          <table:table-cell table:style-name="ce3" office:value-type="string" calcext:value-type="string">
            <text:p>Integer showing the version number of the received message. Only capture messages (DCA) contain this variable upon receipt. The Directorate of Fisheries automatically sets the value 1 when received by other message types.</text:p>
            <text:p/>
            <text:p/>
            <text:p>Optional element</text:p>
            <text:p/>
            <text:p>New message version will completely replace the previous version and must therefore contain all message data</text:p>
            <text:p/>
            <text:p>This number increases by 1 for each change to the message. Used in connection with correction of the message.</text:p>
          </table:table-cell>
        </table:table-row>
        <table:table-row table:style-name="ro5">
          <table:table-cell office:value-type="string" calcext:value-type="string">
            <text:p>NULLABLE</text:p>
          </table:table-cell>
          <table:table-cell office:value-type="string" calcext:value-type="string">
            <text:p>sequence_number</text:p>
          </table:table-cell>
          <table:table-cell office:value-type="string" calcext:value-type="string">
            <text:p>INT64</text:p>
          </table:table-cell>
          <table:table-cell office:value-type="string" calcext:value-type="string">
            <text:p><text:span text:style-name="T1">Serial number for the report each year between a specific vessel and recipient (coastal state or international fisheries management organisation). Numbering begins anew each year. Fisker himself indicates the final recipient (FT).</text:span></text:p>
            <text:p/>
            <text:p><text:span text:style-name="T1">This is a counter that starts at 1 every year. The count and number increase by 1 for each message sent to a third party. Optional within NS</text:span></text:p>
            <text:p/>
            <text:p><text:span text:style-name="T1">Filled in by the system on board.</text:span></text:p>
          </table:table-cell>
        </table:table-row>
        <table:table-row table:style-name="ro5">
          <table:table-cell office:value-type="string" calcext:value-type="string">
            <text:p>NULLABLE</text:p>
          </table:table-cell>
          <table:table-cell office:value-type="string" calcext:value-type="string">
            <text:p>message_id</text:p>
          </table:table-cell>
          <table:table-cell office:value-type="string" calcext:value-type="string">
            <text:p>INT64</text:p>
          </table:table-cell>
          <table:table-cell office:value-type="string" calcext:value-type="string">
            <text:p><text:span text:style-name="T1">Unique identification that is automatically added to the individual message upon receipt by the Directorate of Fisheries. Unique key for linking with other ERS tables.</text:span></text:p>
            <text:p/>
            <text:p><text:span text:style-name="T1">Running series generated by time stored in the database</text:span></text:p>
            <text:p/>
            <text:p><text:span text:style-name="T1">System generated with reception</text:span></text:p>
          </table:table-cell>
        </table:table-row>
        <table:table-row table:style-name="ro3">
          <table:table-cell office:value-type="string" calcext:value-type="string">
            <text:p>NULLABLE</text:p>
          </table:table-cell>
          <table:table-cell office:value-type="string" calcext:value-type="string">
            <text:p>message_timestamp</text:p>
          </table:table-cell>
          <table:table-cell office:value-type="string" calcext:value-type="string">
            <text:p>TIMESTAMP</text:p>
          </table:table-cell>
          <table:table-cell office:value-type="string" calcext:value-type="string">
            <text:p><text:span text:style-name="T1">Date and time the message was sent in UTC.</text:span></text:p>
            <text:p/>
            <text:p><text:span text:style-name="T1">Date and time are obtained from the GPS on board. Required fields in all messages.</text:span></text:p>
            <text:p/>
            <text:p><text:span text:style-name="T1">Retrieved from GPS on board</text:span></text:p>
            <text:p/>
            <text:p><text:span text:style-name="T1">Must specify an exact time for posting the item. Used in reception to check items related to time</text:span></text:p>
          </table:table-cell>
        </table:table-row>
        <table:table-row table:style-name="ro3">
          <table:table-cell office:value-type="string" calcext:value-type="string">
            <text:p>NULLABLE</text:p>
          </table:table-cell>
          <table:table-cell office:value-type="string" calcext:value-type="string">
            <text:p>message_date</text:p>
          </table:table-cell>
          <table:table-cell office:value-type="string" calcext:value-type="string">
            <text:p>STRING</text:p>
          </table:table-cell>
          <table:table-cell office:value-type="string" calcext:value-type="string">
            <text:p><text:span text:style-name="T1">Date and time the message was sent in UTC.</text:span></text:p>
            <text:p/>
            <text:p><text:span text:style-name="T1">Date and time are obtained from the GPS on board. Required fields in all messages.</text:span></text:p>
            <text:p/>
            <text:p><text:span text:style-name="T1">Retrieved from GPS on board</text:span></text:p>
            <text:p/>
            <text:p><text:span text:style-name="T1">Must specify an exact time for posting the item. Used in reception to check items related to time.</text:span></text:p>
          </table:table-cell>
        </table:table-row>
        <table:table-row table:style-name="ro3">
          <table:table-cell office:value-type="string" calcext:value-type="string">
            <text:p>NULLABLE</text:p>
          </table:table-cell>
          <table:table-cell office:value-type="string" calcext:value-type="string">
            <text:p>message_hour</text:p>
          </table:table-cell>
          <table:table-cell office:value-type="string" calcext:value-type="string">
            <text:p>STRING</text:p>
          </table:table-cell>
          <table:table-cell office:value-type="string" calcext:value-type="string">
            <text:p><text:span text:style-name="T1">Date and time the message was sent in UTC.</text:span></text:p>
            <text:p/>
            <text:p><text:span text:style-name="T1">Date and time are obtained from the GPS on board. Required fields in all messages.</text:span></text:p>
            <text:p/>
            <text:p><text:span text:style-name="T1">Retrieved from GPS on board</text:span></text:p>
            <text:p/>
            <text:p><text:span text:style-name="T1">Must specify an exact time for posting the item. Used in reception to check items related to time</text:span></text:p>
          </table:table-cell>
        </table:table-row>
        <table:table-row table:style-name="ro3">
          <table:table-cell office:value-type="string" calcext:value-type="string">
            <text:p>NULLABLE</text:p>
          </table:table-cell>
          <table:table-cell office:value-type="string" calcext:value-type="string">
            <text:p>callsign_ers</text:p>
          </table:table-cell>
          <table:table-cell office:value-type="string" calcext:value-type="string">
            <text:p>STRING</text:p>
          </table:table-cell>
          <table:table-cell office:value-type="string" calcext:value-type="string">
            <text:p><text:span text:style-name="T2">The vessel's radio call sign. Documentation of Norwegian radio callsigns can be found in the vessel table.</text:span></text:p>
            <text:p/>
            <text:p><text:span text:style-name="T1">Vessel ID entered with a combination of letters and numbers. Required field.</text:span></text:p>
            <text:p/>
            <text:p><text:span text:style-name="T1">Located in admin on application on board the boat</text:span></text:p>
            <text:p/>
            <text:p><text:span text:style-name="T1">Message authentication is dependent on this identification. Without a link there, the origin of the message is not confirmed.</text:span></text:p>
          </table:table-cell>
        </table:table-row>
        <table:table-row table:style-name="ro3">
          <table:table-cell office:value-type="string" calcext:value-type="string">
            <text:p>NULLABLE</text:p>
          </table:table-cell>
          <table:table-cell office:value-type="string" calcext:value-type="string">
            <text:p>shipname_ers</text:p>
          </table:table-cell>
          <table:table-cell office:value-type="string" calcext:value-type="string">
            <text:p>STRING</text:p>
          </table:table-cell>
          <table:table-cell office:value-type="string" calcext:value-type="string">
            <text:p><text:span text:style-name="T1">Name of the vessel.</text:span></text:p>
            <text:p/>
            <text:p><text:span text:style-name="T1">Optional element</text:span></text:p>
            <text:p/>
            <text:p><text:span text:style-name="T1">Entered by the skipper as a free text field.</text:span></text:p>
            <text:p/>
            <text:p><text:span text:style-name="T1">The element's properties give the accuracy some uncertainty.</text:span></text:p>
          </table:table-cell>
        </table:table-row>
        <table:table-row table:style-name="ro5">
          <table:table-cell office:value-type="string" calcext:value-type="string">
            <text:p>NULLABLE</text:p>
          </table:table-cell>
          <table:table-cell office:value-type="string" calcext:value-type="string">
            <text:p>registry_ers</text:p>
          </table:table-cell>
          <table:table-cell office:value-type="string" calcext:value-type="string">
            <text:p>STRING</text:p>
          </table:table-cell>
          <table:table-cell office:value-type="string" calcext:value-type="string">
            <text:p><text:span text:style-name="T1">The vessel's registration number.</text:span></text:p>
            <text:p/>
            <text:p><text:span text:style-name="T1">Optional element</text:span></text:p>
            <text:p/>
            <text:p><text:span text:style-name="T1">This is an identification that is given to Norwegian fishing vessels that are registered in the Brand Register at Can be entered in various ways that have an effect on the quality of this element.</text:span></text:p>
          </table:table-cell>
        </table:table-row>
        <table:table-row table:style-name="ro5">
          <table:table-cell office:value-type="string" calcext:value-type="string">
            <text:p>NULLABLE</text:p>
          </table:table-cell>
          <table:table-cell office:value-type="string" calcext:value-type="string">
            <text:p>vessel_flag</text:p>
          </table:table-cell>
          <table:table-cell office:value-type="string" calcext:value-type="string">
            <text:p>STRING</text:p>
          </table:table-cell>
          <table:table-cell office:value-type="string" calcext:value-type="string">
            <text:p><text:span text:style-name="T3">Vessel nationality (code): Flag State sender</text:span></text:p>
            <text:p/>
            <text:p><text:span text:style-name="T1">The vessel's flag state. Not specified for Norwegian vessels. NB</text:span></text:p>
            <text:p/>
            <text:p><text:span text:style-name="T1">Sent from other flag states than NOR</text:span></text:p>
          </table:table-cell>
        </table:table-row>
        <table:table-row table:style-name="ro5">
          <table:table-cell office:value-type="string" calcext:value-type="string">
            <text:p>NULLABLE</text:p>
          </table:table-cell>
          <table:table-cell office:value-type="string" calcext:value-type="string">
            <text:p>vessel_flag_group_code</text:p>
          </table:table-cell>
          <table:table-cell office:value-type="string" calcext:value-type="string">
            <text:p>BOOL</text:p>
          </table:table-cell>
          <table:table-cell office:value-type="string" calcext:value-type="string">
            <text:p><text:span text:style-name="T1">N = Norwegian, U = Foreign and T = Test.</text:span></text:p>
            <text:p/>
            <text:p/>
            <text:p/>
            <text:p><text:span text:style-name="T1">Grouping of vessels based on nationality and status. Generated with a background in the radio callsign to Found only in the Directorate of Fisheries' register</text:span></text:p>
          </table:table-cell>
        </table:table-row>
        <table:table-row table:style-name="ro2">
          <table:table-cell office:value-type="string" calcext:value-type="string">
            <text:p>NULLABLE</text:p>
          </table:table-cell>
          <table:table-cell office:value-type="string" calcext:value-type="string">
            <text:p>vessel_flag_group</text:p>
          </table:table-cell>
          <table:table-cell office:value-type="string" calcext:value-type="string">
            <text:p>STRING</text:p>
          </table:table-cell>
          <table:table-cell table:style-name="ce3" office:value-type="string" calcext:value-type="string">
            <text:p>Vessel Group</text:p>
            <text:p/>
            <text:p>Grouping of vessels based on nationality and status. Generated with a background in the radio callsign to Found only in the Directorate of Fisheries' register</text:p>
          </table:table-cell>
        </table:table-row>
        <table:table-row table:style-name="ro3">
          <table:table-cell office:value-type="string" calcext:value-type="string">
            <text:p>NULLABLE</text:p>
          </table:table-cell>
          <table:table-cell office:value-type="string" calcext:value-type="string">
            <text:p>quota_type_code</text:p>
          </table:table-cell>
          <table:table-cell office:value-type="string" calcext:value-type="string">
            <text:p>INT64</text:p>
          </table:table-cell>
          <table:table-cell office:value-type="string" calcext:value-type="string">
            <text:p><text:span text:style-name="T1">If fishing is carried out on several fishing permits within a 24-hour period, separate catch reports (DCA) must be sent.</text:span></text:p>
            <text:p/>
            <text:p><text:span text:style-name="T1">Value is selected from table in on-board application. Required field.</text:span></text:p>
            <text:p/>
            <text:p><text:span text:style-name="T1">Value is retrieved from a list</text:span></text:p>
            <text:p/>
            <text:p><text:span text:style-name="T1">The values are found as appendix no. 5 in the regulation</text:span></text:p>
          </table:table-cell>
        </table:table-row>
        <table:table-row table:style-name="ro3">
          <table:table-cell office:value-type="string" calcext:value-type="string">
            <text:p>NULLABLE</text:p>
          </table:table-cell>
          <table:table-cell office:value-type="string" calcext:value-type="string">
            <text:p>quota_type</text:p>
          </table:table-cell>
          <table:table-cell office:value-type="string" calcext:value-type="string">
            <text:p>STRING</text:p>
          </table:table-cell>
          <table:table-cell office:value-type="string" calcext:value-type="string">
            <text:p><text:span text:style-name="T1">If fishing is carried out on several fishing permits within a 24-hour period, separate catch reports (DCA) must be sent.</text:span></text:p>
            <text:p/>
            <text:p><text:span text:style-name="T1">Value is selected from table in on-board application. Required field.</text:span></text:p>
            <text:p/>
            <text:p><text:span text:style-name="T1">Value is retrieved from a list</text:span></text:p>
            <text:p/>
            <text:p><text:span text:style-name="T1">The values are found as appendix no. 5 in the regulation</text:span></text:p>
          </table:table-cell>
        </table:table-row>
        <table:table-row table:style-name="ro3">
          <table:table-cell office:value-type="string" calcext:value-type="string">
            <text:p>NULLABLE</text:p>
          </table:table-cell>
          <table:table-cell office:value-type="string" calcext:value-type="string">
            <text:p>activity_code</text:p>
          </table:table-cell>
          <table:table-cell office:value-type="string" calcext:value-type="string">
            <text:p>STRING</text:p>
          </table:table-cell>
          <table:table-cell office:value-type="string" calcext:value-type="string">
            <text:p><text:span text:style-name="T1">For some vessels, not all codes are relevant.</text:span></text:p>
            <text:p/>
            <text:p><text:span text:style-name="T1">Required field in all DCAs.</text:span></text:p>
            <text:p/>
            <text:p><text:span text:style-name="T1">The value is retrieved from a list.</text:span></text:p>
            <text:p/>
            <text:p><text:span text:style-name="T1">The values can be found as an appendix no. 6 in the regulation</text:span></text:p>
          </table:table-cell>
        </table:table-row>
        <table:table-row table:style-name="ro3">
          <table:table-cell office:value-type="string" calcext:value-type="string">
            <text:p>NULLABLE</text:p>
          </table:table-cell>
          <table:table-cell office:value-type="string" calcext:value-type="string">
            <text:p>activity</text:p>
          </table:table-cell>
          <table:table-cell office:value-type="string" calcext:value-type="string">
            <text:p>STRING</text:p>
          </table:table-cell>
          <table:table-cell office:value-type="string" calcext:value-type="string">
            <text:p><text:span text:style-name="T1">For some vessels, not all codes are relevant.</text:span></text:p>
            <text:p/>
            <text:p><text:span text:style-name="T1">Required field in all DCAs.</text:span></text:p>
            <text:p/>
            <text:p><text:span text:style-name="T1">The value is retrieved from a list.</text:span></text:p>
            <text:p/>
            <text:p><text:span text:style-name="T1">The values can be found as an appendix no. 6 in the regulation</text:span></text:p>
          </table:table-cell>
        </table:table-row>
        <table:table-row table:style-name="ro3">
          <table:table-cell office:value-type="string" calcext:value-type="string">
            <text:p>NULLABLE</text:p>
          </table:table-cell>
          <table:table-cell office:value-type="string" calcext:value-type="string">
            <text:p>port_code</text:p>
          </table:table-cell>
          <table:table-cell office:value-type="string" calcext:value-type="string">
            <text:p>STRING</text:p>
          </table:table-cell>
          <table:table-cell office:value-type="string" calcext:value-type="string">
            <text:p><text:span text:style-name="T1">International code for the port of call, ISO alpha 2 country code + 3 letter port code UN/LOCODE (The United Nations code for Trade and Transport Locations.)</text:span></text:p>
            <text:p/>
            <text:p><text:span text:style-name="T1">Value is selected from table in on-board application. Required field.</text:span></text:p>
            <text:p/>
            <text:p><text:span text:style-name="T1">Value is retrieved from a list</text:span></text:p>
            <text:p/>
            <text:p><text:span text:style-name="T1">Official port list of valid codes published on the Directorate of Fisheries' website.</text:span></text:p>
          </table:table-cell>
        </table:table-row>
        <table:table-row table:style-name="ro3">
          <table:table-cell office:value-type="string" calcext:value-type="string">
            <text:p>NULLABLE</text:p>
          </table:table-cell>
          <table:table-cell office:value-type="string" calcext:value-type="string">
            <text:p>port_name</text:p>
          </table:table-cell>
          <table:table-cell office:value-type="string" calcext:value-type="string">
            <text:p>STRING</text:p>
          </table:table-cell>
          <table:table-cell office:value-type="string" calcext:value-type="string">
            <text:p><text:span text:style-name="T1">International code for the port of call, ISO alpha 2 country code + 3 letter port code UN/LOCODE (The United Nations code for Trade and Transport Locations.)</text:span></text:p>
            <text:p/>
            <text:p><text:span text:style-name="T1">Value is selected from table in on-board application. Required field.</text:span></text:p>
            <text:p/>
            <text:p><text:span text:style-name="T1">Value is retrieved from a list</text:span></text:p>
            <text:p/>
            <text:p><text:span text:style-name="T1">Official port list of valid codes published on the Directorate of Fisheries' website.</text:span></text:p>
          </table:table-cell>
        </table:table-row>
        <table:table-row table:style-name="ro3">
          <table:table-cell office:value-type="string" calcext:value-type="string">
            <text:p>NULLABLE</text:p>
          </table:table-cell>
          <table:table-cell office:value-type="string" calcext:value-type="string">
            <text:p>port_nacionality</text:p>
          </table:table-cell>
          <table:table-cell office:value-type="string" calcext:value-type="string">
            <text:p>STRING</text:p>
          </table:table-cell>
          <table:table-cell office:value-type="string" calcext:value-type="string">
            <text:p><text:span text:style-name="T1">International code for the port of call, ISO alpha 2 country code + 3 letter port code UN/LOCODE (The United Nations code for Trade and Transport Locations.)</text:span></text:p>
            <text:p/>
            <text:p><text:span text:style-name="T1">Value is selected from table in on-board application. Required field.</text:span></text:p>
            <text:p/>
            <text:p><text:span text:style-name="T1">Value is retrieved from a list</text:span></text:p>
            <text:p/>
            <text:p><text:span text:style-name="T1">Official port list of valid codes published on the Directorate of Fisheries' website.</text:span></text:p>
          </table:table-cell>
        </table:table-row>
        <table:table-row table:style-name="ro6">
          <table:table-cell office:value-type="string" calcext:value-type="string">
            <text:p>NULLABLE</text:p>
          </table:table-cell>
          <table:table-cell office:value-type="string" calcext:value-type="string">
            <text:p>timestamp_start_activity</text:p>
          </table:table-cell>
          <table:table-cell office:value-type="string" calcext:value-type="string">
            <text:p>TIMESTAMP</text:p>
          </table:table-cell>
          <table:table-cell office:value-type="string" calcext:value-type="string">
            <text:p><text:span text:style-name="T4">Start timestamp: Date and time of fishing start</text:span></text:p>
            <text:p/>
            <text:p><text:span text:style-name="T1">Date (YYYYMMDD) and time (TTMM) of fishing start</text:span></text:p>
            <text:p/>
            <text:p><text:span text:style-name="T1">Required data</text:span></text:p>
          </table:table-cell>
        </table:table-row>
        <table:table-row table:style-name="ro6">
          <table:table-cell office:value-type="string" calcext:value-type="string">
            <text:p>NULLABLE</text:p>
          </table:table-cell>
          <table:table-cell office:value-type="string" calcext:value-type="string">
            <text:p>date_start_activity</text:p>
          </table:table-cell>
          <table:table-cell office:value-type="string" calcext:value-type="string">
            <text:p>STRING</text:p>
          </table:table-cell>
          <table:table-cell office:value-type="string" calcext:value-type="string">
            <text:p><text:span text:style-name="T4">Start date: Date and time of fishing start</text:span></text:p>
            <text:p/>
            <text:p><text:span text:style-name="T1">Date (YYYYMMDD) and time (TTMM) of fishing start</text:span></text:p>
            <text:p/>
            <text:p><text:span text:style-name="T1">Required data</text:span></text:p>
          </table:table-cell>
        </table:table-row>
        <table:table-row table:style-name="ro6">
          <table:table-cell office:value-type="string" calcext:value-type="string">
            <text:p>NULLABLE</text:p>
          </table:table-cell>
          <table:table-cell office:value-type="string" calcext:value-type="string">
            <text:p>hour_start_activity</text:p>
          </table:table-cell>
          <table:table-cell office:value-type="string" calcext:value-type="string">
            <text:p>STRING</text:p>
          </table:table-cell>
          <table:table-cell office:value-type="string" calcext:value-type="string">
            <text:p><text:span text:style-name="T4">Start time: Date and time of fishing start</text:span></text:p>
            <text:p/>
            <text:p><text:span text:style-name="T1">Date (YYYYMMDD) and time (TTMM) of fishing start</text:span></text:p>
            <text:p/>
            <text:p><text:span text:style-name="T1">Required data</text:span></text:p>
          </table:table-cell>
        </table:table-row>
        <table:table-row table:style-name="ro7">
          <table:table-cell office:value-type="string" calcext:value-type="string">
            <text:p>NULLABLE</text:p>
          </table:table-cell>
          <table:table-cell office:value-type="string" calcext:value-type="string">
            <text:p>lat_start_activity</text:p>
          </table:table-cell>
          <table:table-cell office:value-type="string" calcext:value-type="string">
            <text:p>FLOAT64</text:p>
          </table:table-cell>
          <table:table-cell office:value-type="string" calcext:value-type="string">
            <text:p><text:span text:style-name="T4">Start position </text:span><text:span text:style-name="T5">latitude</text:span><text:span text:style-name="T4">: Position latitude</text:span></text:p>
            <text:p/>
            <text:p><text:span text:style-name="T1">Position latitude at start of fishing operation +/- DD.ddd (WGS-84)</text:span></text:p>
            <text:p/>
            <text:p><text:span text:style-name="T1">Required data if the vessel has set fishing gear in the sea. Required field</text:span></text:p>
            <text:p/>
            <text:p><text:span text:style-name="T1">Retrieved from GPS on board</text:span></text:p>
          </table:table-cell>
        </table:table-row>
        <table:table-row table:style-name="ro8">
          <table:table-cell office:value-type="string" calcext:value-type="string">
            <text:p>NULLABLE</text:p>
          </table:table-cell>
          <table:table-cell office:value-type="string" calcext:value-type="string">
            <text:p>lon_start_activity</text:p>
          </table:table-cell>
          <table:table-cell office:value-type="string" calcext:value-type="string">
            <text:p>FLOAT64</text:p>
          </table:table-cell>
          <table:table-cell office:value-type="string" calcext:value-type="string">
            <text:p><text:span text:style-name="T4">Start position longitude: Position  longitude</text:span></text:p>
            <text:p/>
            <text:p><text:span text:style-name="T1">Position longitude at start of fishing operation +/- DDD.ddd (WGS-84)</text:span></text:p>
            <text:p/>
            <text:p><text:span text:style-name="T1">Required data if the vessel has set fishing gear in the sea. Required field</text:span></text:p>
            <text:p/>
            <text:p><text:span text:style-name="T1">Retrieved from GPS on board</text:span></text:p>
            <text:p/>
            <text:p><text:span text:style-name="T1">Values are entered in the message with the correct format.</text:span></text:p>
          </table:table-cell>
        </table:table-row>
        <table:table-row table:style-name="ro8">
          <table:table-cell office:value-type="string" calcext:value-type="string">
            <text:p>NULLABLE</text:p>
          </table:table-cell>
          <table:table-cell office:value-type="string" calcext:value-type="string">
            <text:p>main_area_start_activity_code</text:p>
          </table:table-cell>
          <table:table-cell office:value-type="string" calcext:value-type="string">
            <text:p>INT64</text:p>
          </table:table-cell>
          <table:table-cell office:value-type="string" calcext:value-type="string">
            <text:p><text:span text:style-name="T4">Main area start (code): Location where fishing operation has started</text:span></text:p>
            <text:p/>
            <text:p><text:span text:style-name="T1">This is a calculated value from the system with a background in positions that the fisherman states in the report in the catch report.</text:span></text:p>
            <text:p/>
            <text:p><text:span text:style-name="T1">System-generated zone by the Directorate of Fisheries</text:span></text:p>
            <text:p/>
            <text:p><text:span text:style-name="T1">Automatic</text:span></text:p>
            <text:p/>
            <text:p><text:span text:style-name="T1">Relevant up to the final note</text:span></text:p>
          </table:table-cell>
        </table:table-row>
        <table:table-row table:style-name="ro9">
          <table:table-cell office:value-type="string" calcext:value-type="string">
            <text:p>NULLABLE</text:p>
          </table:table-cell>
          <table:table-cell office:value-type="string" calcext:value-type="string">
            <text:p>main_area_start_activity_name</text:p>
          </table:table-cell>
          <table:table-cell office:value-type="string" calcext:value-type="string">
            <text:p>STRING</text:p>
          </table:table-cell>
          <table:table-cell office:value-type="string" calcext:value-type="string">
            <text:p><text:span text:style-name="T4">Main area start: Location where fishing operation has started</text:span></text:p>
            <text:p/>
            <text:p><text:span text:style-name="T1">This is a calculated value from the system with a background in positions that the fisherman states in the report in the catch report.</text:span></text:p>
            <text:p/>
            <text:p><text:span text:style-name="T1">System-generated zone by the Directorate of Fisheries</text:span></text:p>
            <text:p/>
            <text:p><text:span text:style-name="T6">7</text:span></text:p>
            <text:p><text:span text:style-name="T1">Automatic</text:span></text:p>
            <text:p/>
            <text:p><text:span text:style-name="T1">Relevant up to the final note</text:span></text:p>
          </table:table-cell>
        </table:table-row>
        <table:table-row table:style-name="ro8">
          <table:table-cell office:value-type="string" calcext:value-type="string">
            <text:p>NULLABLE</text:p>
          </table:table-cell>
          <table:table-cell office:value-type="string" calcext:value-type="string">
            <text:p>location_start_activity_code</text:p>
          </table:table-cell>
          <table:table-cell office:value-type="string" calcext:value-type="string">
            <text:p>INT64</text:p>
          </table:table-cell>
          <table:table-cell office:value-type="string" calcext:value-type="string">
            <text:p><text:span text:style-name="T4">Location start (code): Location where the fishing operation has started</text:span></text:p>
            <text:p/>
            <text:p><text:span text:style-name="T1">This is a calculated value from the system with a background in positions that the fisherman states in the report in the catch report.</text:span></text:p>
            <text:p/>
            <text:p><text:span text:style-name="T1">System-generated zone by the Directorate of Fisheries</text:span></text:p>
            <text:p/>
            <text:p><text:span text:style-name="T1">Automatic</text:span></text:p>
            <text:p/>
            <text:p><text:span text:style-name="T1">Relevant up to the final note</text:span></text:p>
          </table:table-cell>
        </table:table-row>
        <table:table-row table:style-name="ro8">
          <table:table-cell office:value-type="string" calcext:value-type="string">
            <text:p>NULLABLE</text:p>
          </table:table-cell>
          <table:table-cell office:value-type="string" calcext:value-type="string">
            <text:p>zone_code</text:p>
          </table:table-cell>
          <table:table-cell office:value-type="string" calcext:value-type="string">
            <text:p>STRING</text:p>
          </table:table-cell>
          <table:table-cell office:value-type="string" calcext:value-type="string">
            <text:p><text:span text:style-name="T4">Zone (code): Zone</text:span></text:p>
            <text:p/>
            <text:p><text:span text:style-name="T1">Zone designation (ICES) where fishing operations are carried out. The information consists of the three-letter nation code in addition to the three-letter code for composite areas (starting with the letter X) when the zone is shared by several nations. Code table KODEEIER.NS_OKONOMISK_SON</text:span></text:p>
            <text:p/>
            <text:p><text:span text:style-name="T1">Economic zone indicated by the skipper from a list from the Directorate of Fisheries where fishing has been carried out</text:span></text:p>
            <text:p/>
            <text:p><text:span text:style-name="T1">The skipper selects this manually</text:span></text:p>
            <text:p/>
            <text:p><text:span text:style-name="T1">Used to check activity in regulations where this is relevant.</text:span></text:p>
          </table:table-cell>
        </table:table-row>
        <table:table-row table:style-name="ro8">
          <table:table-cell office:value-type="string" calcext:value-type="string">
            <text:p>NULLABLE</text:p>
          </table:table-cell>
          <table:table-cell office:value-type="string" calcext:value-type="string">
            <text:p>zone_name</text:p>
          </table:table-cell>
          <table:table-cell office:value-type="string" calcext:value-type="string">
            <text:p>STRING</text:p>
          </table:table-cell>
          <table:table-cell office:value-type="string" calcext:value-type="string">
            <text:p><text:span text:style-name="T4">Zone: Zone</text:span></text:p>
            <text:p/>
            <text:p><text:span text:style-name="T1">Zone designation (ICES) where fishing operations are carried out. The information consists of the three-letter nation code in addition to the three-letter code for composite areas (starting with the letter X) when the zone is shared by several nations. Code table KODEEIER.NS_OKONOMISK_SON</text:span></text:p>
            <text:p/>
            <text:p><text:span text:style-name="T1">Economic zone indicated by the skipper from a list from the Directorate of Fisheries where fishing has been carried out</text:span></text:p>
            <text:p/>
            <text:p><text:span text:style-name="T1">The skipper selects this manually</text:span></text:p>
            <text:p/>
            <text:p><text:span text:style-name="T1">Used to check activity in regulations where this is relevant.</text:span></text:p>
          </table:table-cell>
        </table:table-row>
        <table:table-row table:style-name="ro1">
          <table:table-cell office:value-type="string" calcext:value-type="string">
            <text:p>NULLABLE</text:p>
          </table:table-cell>
          <table:table-cell office:value-type="string" calcext:value-type="string">
            <text:p>area_grouping_start_activity_code</text:p>
          </table:table-cell>
          <table:table-cell office:value-type="string" calcext:value-type="string">
            <text:p>STRING</text:p>
          </table:table-cell>
          <table:table-cell office:value-type="string" calcext:value-type="string">
            <text:p>Area grouping start code [områdegruppering.start..kode.]</text:p>
          </table:table-cell>
        </table:table-row>
        <table:table-row table:style-name="ro1">
          <table:table-cell office:value-type="string" calcext:value-type="string">
            <text:p>NULLABLE</text:p>
          </table:table-cell>
          <table:table-cell office:value-type="string" calcext:value-type="string">
            <text:p>area_grouping_start_activity_name</text:p>
          </table:table-cell>
          <table:table-cell office:value-type="string" calcext:value-type="string">
            <text:p>STRING</text:p>
          </table:table-cell>
          <table:table-cell office:value-type="string" calcext:value-type="string">
            <text:p>Area grouping start name [områdegruppering.start]</text:p>
          </table:table-cell>
        </table:table-row>
        <table:table-row table:style-name="ro8">
          <table:table-cell office:value-type="string" calcext:value-type="string">
            <text:p>NULLABLE</text:p>
          </table:table-cell>
          <table:table-cell office:value-type="string" calcext:value-type="string">
            <text:p>depth_start_activity</text:p>
          </table:table-cell>
          <table:table-cell office:value-type="string" calcext:value-type="string">
            <text:p>INT64</text:p>
          </table:table-cell>
          <table:table-cell office:value-type="string" calcext:value-type="string">
            <text:p><text:span text:style-name="T4">Sea depth start: Start zone</text:span></text:p>
            <text:p/>
            <text:p><text:span text:style-name="T1">Another level for zone indication</text:span></text:p>
            <text:p/>
            <text:p><text:span text:style-name="T1">System-generated zone by the Directorate of Fisheries</text:span></text:p>
            <text:p/>
            <text:p><text:span text:style-name="T1">Automatic</text:span></text:p>
            <text:p/>
            <text:p><text:span text:style-name="T1">Used to check activity in regulations where this is relevant</text:span></text:p>
          </table:table-cell>
        </table:table-row>
        <table:table-row table:style-name="ro5">
          <table:table-cell office:value-type="string" calcext:value-type="string">
            <text:p>NULLABLE</text:p>
          </table:table-cell>
          <table:table-cell office:value-type="string" calcext:value-type="string">
            <text:p>timestamp_stop_activity</text:p>
          </table:table-cell>
          <table:table-cell office:value-type="string" calcext:value-type="string">
            <text:p>TIMESTAMP</text:p>
          </table:table-cell>
          <table:table-cell office:value-type="string" calcext:value-type="string">
            <text:p>Stop timestamp: Date and time of fishing stop</text:p>
            <text:p/>
            <text:p>Date (YYYYMMDD) and time (TTMM) of fishing stop</text:p>
            <text:p/>
            <text:p>Required data</text:p>
          </table:table-cell>
        </table:table-row>
        <table:table-row table:style-name="ro5">
          <table:table-cell office:value-type="string" calcext:value-type="string">
            <text:p>NULLABLE</text:p>
          </table:table-cell>
          <table:table-cell office:value-type="string" calcext:value-type="string">
            <text:p>date_stop_activity</text:p>
          </table:table-cell>
          <table:table-cell office:value-type="string" calcext:value-type="string">
            <text:p>STRING</text:p>
          </table:table-cell>
          <table:table-cell office:value-type="string" calcext:value-type="string">
            <text:p>Stop date: Date and time of fishing stop</text:p>
            <text:p/>
            <text:p>Date (YYYYMMDD) and time (TTMM) of fishing stop</text:p>
            <text:p/>
            <text:p>Required data</text:p>
          </table:table-cell>
        </table:table-row>
        <table:table-row table:style-name="ro5">
          <table:table-cell office:value-type="string" calcext:value-type="string">
            <text:p>NULLABLE</text:p>
          </table:table-cell>
          <table:table-cell office:value-type="string" calcext:value-type="string">
            <text:p>hour_stop_activity</text:p>
          </table:table-cell>
          <table:table-cell office:value-type="string" calcext:value-type="string">
            <text:p>STRING</text:p>
          </table:table-cell>
          <table:table-cell office:value-type="string" calcext:value-type="string">
            <text:p>Stop time: Date and time of fishing stop</text:p>
            <text:p/>
            <text:p>Date (YYYYMMDD) and time (TTMM) of fishing stop</text:p>
            <text:p/>
            <text:p>Required data</text:p>
          </table:table-cell>
        </table:table-row>
        <table:table-row table:style-name="ro8">
          <table:table-cell office:value-type="string" calcext:value-type="string">
            <text:p>NULLABLE</text:p>
          </table:table-cell>
          <table:table-cell office:value-type="string" calcext:value-type="string">
            <text:p>duration_activity</text:p>
          </table:table-cell>
          <table:table-cell office:value-type="string" calcext:value-type="string">
            <text:p>INT64</text:p>
          </table:table-cell>
          <table:table-cell office:value-type="string" calcext:value-type="string">
            <text:p><text:span text:style-name="T4">Duration: Duration</text:span></text:p>
            <text:p/>
            <text:p><text:span text:style-name="T1">Duration of the fishing operation in minutes</text:span></text:p>
            <text:p/>
            <text:p><text:span text:style-name="T1">Is required if you have had gear in the sea. The definition of fishing operation is based on the clearly defined times for start and stop.</text:span></text:p>
            <text:p/>
            <text:p><text:span text:style-name="T1">The time between the start and end of a fishing operation</text:span></text:p>
            <text:p/>
            <text:p><text:span text:style-name="T1">The vessels sometimes enter tail time instead of the length of the fishing operation. Marine research can use this for CPUE calculations.</text:span></text:p>
          </table:table-cell>
        </table:table-row>
        <table:table-row table:style-name="ro6">
          <table:table-cell office:value-type="string" calcext:value-type="string">
            <text:p>NULLABLE</text:p>
          </table:table-cell>
          <table:table-cell office:value-type="string" calcext:value-type="string">
            <text:p>year_reference</text:p>
          </table:table-cell>
          <table:table-cell office:value-type="string" calcext:value-type="string">
            <text:p>INT64</text:p>
          </table:table-cell>
          <table:table-cell office:value-type="string" calcext:value-type="string">
            <text:p><text:span text:style-name="T4">Catch year: Date and time of start of fishing</text:span></text:p>
            <text:p/>
            <text:p><text:span text:style-name="T1">Date (YYYYMMDD) and time (TTMM) of fishing start</text:span></text:p>
            <text:p/>
            <text:p><text:span text:style-name="T1">Required data</text:span></text:p>
          </table:table-cell>
        </table:table-row>
        <table:table-row table:style-name="ro10">
          <table:table-cell office:value-type="string" calcext:value-type="string">
            <text:p>NULLABLE</text:p>
          </table:table-cell>
          <table:table-cell office:value-type="string" calcext:value-type="string">
            <text:p>lat_stop_activity</text:p>
          </table:table-cell>
          <table:table-cell office:value-type="string" calcext:value-type="string">
            <text:p>FLOAT64</text:p>
          </table:table-cell>
          <table:table-cell office:value-type="string" calcext:value-type="string">
            <text:p><text:span text:style-name="T4">Stop position latitude: Position latitude</text:span></text:p>
            <text:p/>
            <text:p><text:span text:style-name="T7">Position latitude at end of fishing operation +/- DD.ddd (WGS-84)</text:span></text:p>
            <text:p/>
            <text:p><text:span text:style-name="T7">Required data</text:span></text:p>
            <text:p/>
            <text:p><text:span text:style-name="T7">Retrieved from the GPS on board, when the skipper presses Stop in the Application.</text:span></text:p>
            <text:p/>
            <text:p><text:span text:style-name="T7">The time is specified in the definition of what a capture operation is.</text:span></text:p>
          </table:table-cell>
        </table:table-row>
        <table:table-row table:style-name="ro8">
          <table:table-cell office:value-type="string" calcext:value-type="string">
            <text:p>NULLABLE</text:p>
          </table:table-cell>
          <table:table-cell office:value-type="string" calcext:value-type="string">
            <text:p>lon_stop_activity</text:p>
          </table:table-cell>
          <table:table-cell office:value-type="string" calcext:value-type="string">
            <text:p>FLOAT64</text:p>
          </table:table-cell>
          <table:table-cell office:value-type="string" calcext:value-type="string">
            <text:p><text:span text:style-name="T8">Stop position longitude: Position  longitude</text:span></text:p>
            <text:p/>
            <text:p><text:span text:style-name="T9">Position longitude at end of fishing operation +/- DDD.ddd (WGS-84)</text:span></text:p>
            <text:p/>
            <text:p><text:span text:style-name="T9">Required data as the final element of a fishing operation</text:span></text:p>
            <text:p/>
            <text:p><text:span text:style-name="T9">Retrieved from the GPS on board, when the skipper presses Stop in the Application.</text:span></text:p>
            <text:p/>
            <text:p><text:span text:style-name="T9">The time is specified in the definition of what a capture operation is.</text:span></text:p>
          </table:table-cell>
        </table:table-row>
        <table:table-row table:style-name="ro7">
          <table:table-cell office:value-type="string" calcext:value-type="string">
            <text:p>NULLABLE</text:p>
          </table:table-cell>
          <table:table-cell office:value-type="string" calcext:value-type="string">
            <text:p>main_area_stop_activity_code</text:p>
          </table:table-cell>
          <table:table-cell office:value-type="string" calcext:value-type="string">
            <text:p>INT64</text:p>
          </table:table-cell>
          <table:table-cell office:value-type="string" calcext:value-type="string">
            <text:p><text:span text:style-name="T4">Main area stop (code): Location where fishing operation ended</text:span></text:p>
            <text:p/>
            <text:p><text:span text:style-name="T1">This is a calculated value from the system with a background in positions that the fisherman states in the report in the catch report.</text:span></text:p>
            <text:p/>
            <text:p><text:span text:style-name="T1">Done by the system in the Norwegian Directorate of Fisheries automatically based on locations found in the system System generated with receipt</text:span></text:p>
            <text:p/>
            <text:p><text:span text:style-name="T1">Used to link values to activity in different locations.</text:span></text:p>
          </table:table-cell>
        </table:table-row>
        <table:table-row table:style-name="ro7">
          <table:table-cell office:value-type="string" calcext:value-type="string">
            <text:p>NULLABLE</text:p>
          </table:table-cell>
          <table:table-cell office:value-type="string" calcext:value-type="string">
            <text:p>main_area_stop_activity_name</text:p>
          </table:table-cell>
          <table:table-cell office:value-type="string" calcext:value-type="string">
            <text:p>STRING</text:p>
          </table:table-cell>
          <table:table-cell office:value-type="string" calcext:value-type="string">
            <text:p><text:span text:style-name="T4">Main area stop: Location where fishing operation ended</text:span></text:p>
            <text:p/>
            <text:p><text:span text:style-name="T1">This is a calculated value from the system with a background in positions that the fisherman states in the report in the catch report.</text:span></text:p>
            <text:p/>
            <text:p><text:span text:style-name="T1">Done by the system in the Norwegian Directorate of Fisheries automatically based on locations found in the system System generated with receipt</text:span></text:p>
            <text:p/>
            <text:p><text:span text:style-name="T1">Used to link values to activity in different locations.</text:span></text:p>
          </table:table-cell>
        </table:table-row>
        <table:table-row table:style-name="ro7">
          <table:table-cell office:value-type="string" calcext:value-type="string">
            <text:p>NULLABLE</text:p>
          </table:table-cell>
          <table:table-cell office:value-type="string" calcext:value-type="string">
            <text:p>location_stop_activity_code</text:p>
          </table:table-cell>
          <table:table-cell office:value-type="string" calcext:value-type="string">
            <text:p>INT64</text:p>
          </table:table-cell>
          <table:table-cell office:value-type="string" calcext:value-type="string">
            <text:p><text:span text:style-name="T4">Location stop (code): Location where fishing operation ended</text:span></text:p>
            <text:p/>
            <text:p><text:span text:style-name="T1">This is a calculated value from the system with a background in positions that the fisherman states in the report in the catch report.</text:span></text:p>
            <text:p/>
            <text:p><text:span text:style-name="T1">Done by the system in the Norwegian Directorate of Fisheries automatically based on locations found in the system System generated with receipt</text:span></text:p>
            <text:p/>
            <text:p><text:span text:style-name="T1">Used to link values to activity in different locations.</text:span></text:p>
          </table:table-cell>
        </table:table-row>
        <table:table-row table:style-name="ro1">
          <table:table-cell office:value-type="string" calcext:value-type="string">
            <text:p>NULLABLE</text:p>
          </table:table-cell>
          <table:table-cell office:value-type="string" calcext:value-type="string">
            <text:p>area_grouping_stop_activity_code</text:p>
          </table:table-cell>
          <table:table-cell office:value-type="string" calcext:value-type="string">
            <text:p>STRING</text:p>
          </table:table-cell>
          <table:table-cell office:value-type="string" calcext:value-type="string">
            <text:p>Area grouping stop code [områdegruppering.stopp..kode.]</text:p>
          </table:table-cell>
        </table:table-row>
        <table:table-row table:style-name="ro1">
          <table:table-cell office:value-type="string" calcext:value-type="string">
            <text:p>NULLABLE</text:p>
          </table:table-cell>
          <table:table-cell office:value-type="string" calcext:value-type="string">
            <text:p>area_grouping_stop_activity_name</text:p>
          </table:table-cell>
          <table:table-cell office:value-type="string" calcext:value-type="string">
            <text:p>STRING</text:p>
          </table:table-cell>
          <table:table-cell office:value-type="string" calcext:value-type="string">
            <text:p>Area grouping stop name [områdegruppering.stopp]</text:p>
          </table:table-cell>
        </table:table-row>
        <table:table-row table:style-name="ro8">
          <table:table-cell office:value-type="string" calcext:value-type="string">
            <text:p>NULLABLE</text:p>
          </table:table-cell>
          <table:table-cell office:value-type="string" calcext:value-type="string">
            <text:p>depth_stop_activity</text:p>
          </table:table-cell>
          <table:table-cell office:value-type="string" calcext:value-type="string">
            <text:p>INT64</text:p>
          </table:table-cell>
          <table:table-cell office:value-type="string" calcext:value-type="string">
            <text:p><text:span text:style-name="T4">Sea depth stop:</text:span></text:p>
            <text:p/>
            <text:p><text:span text:style-name="T1">This is a calculated value from the system with a background in positions that the fisherman states in the report in the catch report.</text:span></text:p>
            <text:p/>
            <text:p><text:span text:style-name="T1">System-generated zone by the Directorate of Fisheries</text:span></text:p>
            <text:p/>
            <text:p><text:span text:style-name="T1">Automatic</text:span></text:p>
            <text:p/>
            <text:p><text:span text:style-name="T1">Used to check activity in regulations where this is relevant.</text:span></text:p>
          </table:table-cell>
        </table:table-row>
        <table:table-row table:style-name="ro1">
          <table:table-cell office:value-type="string" calcext:value-type="string">
            <text:p>NULLABLE</text:p>
          </table:table-cell>
          <table:table-cell office:value-type="string" calcext:value-type="string">
            <text:p>distance_activity</text:p>
          </table:table-cell>
          <table:table-cell office:value-type="string" calcext:value-type="string">
            <text:p>INT64</text:p>
          </table:table-cell>
          <table:table-cell office:value-type="string" calcext:value-type="string">
            <text:p>Distance of set, meters [trekkavstand]</text:p>
          </table:table-cell>
        </table:table-row>
        <table:table-row table:style-name="ro8">
          <table:table-cell office:value-type="string" calcext:value-type="string">
            <text:p>NULLABLE</text:p>
          </table:table-cell>
          <table:table-cell office:value-type="string" calcext:value-type="string">
            <text:p>pumped_vessel</text:p>
          </table:table-cell>
          <table:table-cell office:value-type="string" calcext:value-type="string">
            <text:p>STRING</text:p>
          </table:table-cell>
          <table:table-cell office:value-type="string" calcext:value-type="string">
            <text:p><text:span text:style-name="T4">Pumped from vessel: Transferred from</text:span></text:p>
            <text:p/>
            <text:p><text:span text:style-name="T1">The radio call signal the catch is transmitted from</text:span></text:p>
            <text:p/>
            <text:p><text:span text:style-name="T1">Required if the data element for activity (AC) in Block A is entered as relocation (REL) or if catch is pumped from another vessel.</text:span></text:p>
            <text:p/>
            <text:p><text:span text:style-name="T1">Skipper indicates the identity of the boat receiving fish</text:span></text:p>
            <text:p/>
            <text:p><text:span text:style-name="T1">This enables cross-checking of both parties in the event of such activity.</text:span></text:p>
          </table:table-cell>
        </table:table-row>
        <table:table-row table:style-name="ro8">
          <table:table-cell office:value-type="string" calcext:value-type="string">
            <text:p>NULLABLE</text:p>
          </table:table-cell>
          <table:table-cell office:value-type="string" calcext:value-type="string">
            <text:p>fao_gear_code</text:p>
          </table:table-cell>
          <table:table-cell office:value-type="string" calcext:value-type="string">
            <text:p>STRING</text:p>
          </table:table-cell>
          <table:table-cell office:value-type="string" calcext:value-type="string">
            <text:p><text:span text:style-name="T4">Gear FAO (code): Gear</text:span></text:p>
            <text:p/>
            <text:p><text:span text:style-name="T1">FAO implement code</text:span></text:p>
            <text:p/>
            <text:p><text:span text:style-name="T1">The skipper chooses the gear he uses in specified catch operations in the DCA. This is a required element and generates reporting of other elements.</text:span></text:p>
            <text:p/>
            <text:p><text:span text:style-name="T1">Manual by skipper</text:span></text:p>
            <text:p/>
            <text:p><text:span text:style-name="T1">The FAO gear list is published on the Directorate of Fisheries' website. Only valid tools can be used.</text:span></text:p>
          </table:table-cell>
        </table:table-row>
        <table:table-row table:style-name="ro8">
          <table:table-cell office:value-type="string" calcext:value-type="string">
            <text:p>NULLABLE</text:p>
          </table:table-cell>
          <table:table-cell office:value-type="string" calcext:value-type="string">
            <text:p>fao_gear_name</text:p>
          </table:table-cell>
          <table:table-cell office:value-type="string" calcext:value-type="string">
            <text:p>STRING</text:p>
          </table:table-cell>
          <table:table-cell office:value-type="string" calcext:value-type="string">
            <text:p><text:span text:style-name="T4">Gear FAO: Gear</text:span></text:p>
            <text:p/>
            <text:p><text:span text:style-name="T1">FAO implement code</text:span></text:p>
            <text:p/>
            <text:p><text:span text:style-name="T1">The skipper chooses the gear he uses in designated catch operations in the DCA. This is a required element and generates reporting of other elements.</text:span></text:p>
            <text:p/>
            <text:p><text:span text:style-name="T1">Manual by skipper</text:span></text:p>
            <text:p/>
            <text:p><text:span text:style-name="T1">The FAO gear list is published on the Directorate of Fisheries' website. Only valid tools may be used.</text:span></text:p>
          </table:table-cell>
        </table:table-row>
        <table:table-row table:style-name="ro1">
          <table:table-cell office:value-type="string" calcext:value-type="string">
            <text:p>NULLABLE</text:p>
          </table:table-cell>
          <table:table-cell office:value-type="string" calcext:value-type="string">
            <text:p>fdir_gear_code</text:p>
          </table:table-cell>
          <table:table-cell office:value-type="string" calcext:value-type="string">
            <text:p>INT64</text:p>
          </table:table-cell>
          <table:table-cell office:value-type="string" calcext:value-type="string">
            <text:p>Norway gear code [redskap.FDIR..kode.]</text:p>
          </table:table-cell>
        </table:table-row>
        <table:table-row table:style-name="ro1">
          <table:table-cell office:value-type="string" calcext:value-type="string">
            <text:p>NULLABLE</text:p>
          </table:table-cell>
          <table:table-cell office:value-type="string" calcext:value-type="string">
            <text:p>fdir_gear_name</text:p>
          </table:table-cell>
          <table:table-cell office:value-type="string" calcext:value-type="string">
            <text:p>STRING</text:p>
          </table:table-cell>
          <table:table-cell office:value-type="string" calcext:value-type="string">
            <text:p>Norway gear name [redskap.FDIR]</text:p>
          </table:table-cell>
        </table:table-row>
        <table:table-row table:style-name="ro1">
          <table:table-cell office:value-type="string" calcext:value-type="string">
            <text:p>NULLABLE</text:p>
          </table:table-cell>
          <table:table-cell office:value-type="string" calcext:value-type="string">
            <text:p>fidr_gear_group_code</text:p>
          </table:table-cell>
          <table:table-cell office:value-type="string" calcext:value-type="string">
            <text:p>INT64</text:p>
          </table:table-cell>
          <table:table-cell office:value-type="string" calcext:value-type="string">
            <text:p>Norway gear group code [redskap...gruppe..kode.]</text:p>
          </table:table-cell>
        </table:table-row>
        <table:table-row table:style-name="ro1">
          <table:table-cell office:value-type="string" calcext:value-type="string">
            <text:p>NULLABLE</text:p>
          </table:table-cell>
          <table:table-cell office:value-type="string" calcext:value-type="string">
            <text:p>fdir_gear_group_name</text:p>
          </table:table-cell>
          <table:table-cell office:value-type="string" calcext:value-type="string">
            <text:p>STRING</text:p>
          </table:table-cell>
          <table:table-cell office:value-type="string" calcext:value-type="string">
            <text:p>Norway gear group name [redskap...gruppe]</text:p>
          </table:table-cell>
        </table:table-row>
        <table:table-row table:style-name="ro1">
          <table:table-cell office:value-type="string" calcext:value-type="string">
            <text:p>NULLABLE</text:p>
          </table:table-cell>
          <table:table-cell office:value-type="string" calcext:value-type="string">
            <text:p>fdir_main_gear_code</text:p>
          </table:table-cell>
          <table:table-cell office:value-type="string" calcext:value-type="string">
            <text:p>INT64</text:p>
          </table:table-cell>
          <table:table-cell office:value-type="string" calcext:value-type="string">
            <text:p>Norway main gear code [redskap...hovedgruppe..kode.]</text:p>
          </table:table-cell>
        </table:table-row>
        <table:table-row table:style-name="ro1">
          <table:table-cell office:value-type="string" calcext:value-type="string">
            <text:p>NULLABLE</text:p>
          </table:table-cell>
          <table:table-cell office:value-type="string" calcext:value-type="string">
            <text:p>fdir_main_gear_name</text:p>
          </table:table-cell>
          <table:table-cell office:value-type="string" calcext:value-type="string">
            <text:p>STRING</text:p>
          </table:table-cell>
          <table:table-cell office:value-type="string" calcext:value-type="string">
            <text:p>Norway main gear name [redskap...hovedgruppe]</text:p>
          </table:table-cell>
        </table:table-row>
        <table:table-row table:style-name="ro7">
          <table:table-cell office:value-type="string" calcext:value-type="string">
            <text:p>NULLABLE</text:p>
          </table:table-cell>
          <table:table-cell office:value-type="string" calcext:value-type="string">
            <text:p>fdir_gear_specification_code</text:p>
          </table:table-cell>
          <table:table-cell office:value-type="string" calcext:value-type="string">
            <text:p>INT64</text:p>
          </table:table-cell>
          <table:table-cell office:value-type="string" calcext:value-type="string">
            <text:p>Norway <text:span text:style-name="T10">Gear specification (code): Gear specification</text:span></text:p>
            <text:p/>
            <text:p><text:span text:style-name="T1">1 = single trawl, 2 = double trawl, 3 = triple trawl, 4 = more than three trawls Required data if the vessel fishes with a trawl.</text:span></text:p>
            <text:p/>
            <text:p><text:span text:style-name="T1">Important element for telling how much gear is in the sea</text:span></text:p>
            <text:p/>
            <text:p><text:span text:style-name="T1">Marine research can use this for CPUE calculations.</text:span></text:p>
          </table:table-cell>
        </table:table-row>
        <table:table-row table:style-name="ro7">
          <table:table-cell office:value-type="string" calcext:value-type="string">
            <text:p>NULLABLE</text:p>
          </table:table-cell>
          <table:table-cell office:value-type="string" calcext:value-type="string">
            <text:p>fdir_gear_specification_name</text:p>
          </table:table-cell>
          <table:table-cell office:value-type="string" calcext:value-type="string">
            <text:p>STRING</text:p>
          </table:table-cell>
          <table:table-cell office:value-type="string" calcext:value-type="string">
            <text:p>Norway <text:span text:style-name="T10">Gear specification: Gear specification</text:span></text:p>
            <text:p/>
            <text:p><text:span text:style-name="T1">1 = single trawl, 2 = double trawl, 3 = triple trawl, 4 = more than three trawls Required data if the vessel fishes with a trawl.</text:span></text:p>
            <text:p/>
            <text:p><text:span text:style-name="T1">Important element for telling how much gear is in the sea</text:span></text:p>
            <text:p/>
            <text:p><text:span text:style-name="T1">Marine research can use this for CPUE calculations.</text:span></text:p>
          </table:table-cell>
        </table:table-row>
        <table:table-row table:style-name="ro8">
          <table:table-cell office:value-type="string" calcext:value-type="string">
            <text:p>NULLABLE</text:p>
          </table:table-cell>
          <table:table-cell office:value-type="string" calcext:value-type="string">
            <text:p>mesh_size</text:p>
          </table:table-cell>
          <table:table-cell office:value-type="string" calcext:value-type="string">
            <text:p>INT64</text:p>
          </table:table-cell>
          <table:table-cell office:value-type="string" calcext:value-type="string">
            <text:p><text:span text:style-name="T4">Gear mesh size: Gear size</text:span></text:p>
            <text:p/>
            <text:p><text:span text:style-name="T1">Minimum mesh width on gears used stated in millimeters (mm).</text:span></text:p>
            <text:p/>
            <text:p><text:span text:style-name="T1">Required if fishing with trawl, seine, seine or net.</text:span></text:p>
            <text:p/>
            <text:p><text:span text:style-name="T1">Entered manually by skipper. Specifies dimension in tool</text:span></text:p>
            <text:p/>
            <text:p><text:span text:style-name="T1">Used to check activity in regulations where this is relevant.</text:span></text:p>
          </table:table-cell>
        </table:table-row>
        <table:table-row table:style-name="ro8">
          <table:table-cell office:value-type="string" calcext:value-type="string">
            <text:p>NULLABLE</text:p>
          </table:table-cell>
          <table:table-cell office:value-type="string" calcext:value-type="string">
            <text:p>gear_problem_code</text:p>
          </table:table-cell>
          <table:table-cell office:value-type="string" calcext:value-type="string">
            <text:p>INT64</text:p>
          </table:table-cell>
          <table:table-cell office:value-type="string" calcext:value-type="string">
            <text:p><text:span text:style-name="T4">Gear problem (code): Gear problems</text:span></text:p>
            <text:p/>
            <text:p><text:span text:style-name="T1">1 = boom throw, 2 = groove burst, 3 = split, 4 = hole in bag, 5 = lost tool, 6 = other</text:span></text:p>
            <text:p/>
            <text:p><text:span text:style-name="T1">Known main causes of gear problems and is required if problems arise with the gear with which the fishing operations are carried out.</text:span></text:p>
            <text:p/>
            <text:p><text:span text:style-name="T1">Covers the various problems the vessels may have with their gear.</text:span></text:p>
            <text:p/>
            <text:p><text:span text:style-name="T1">Value 5 is used by the Directorate of Fisheries for cleaning up gear in the sea.</text:span></text:p>
          </table:table-cell>
        </table:table-row>
        <table:table-row table:style-name="ro8">
          <table:table-cell office:value-type="string" calcext:value-type="string">
            <text:p>NULLABLE</text:p>
          </table:table-cell>
          <table:table-cell office:value-type="string" calcext:value-type="string">
            <text:p>gear_problem_name</text:p>
          </table:table-cell>
          <table:table-cell office:value-type="string" calcext:value-type="string">
            <text:p>STRING</text:p>
          </table:table-cell>
          <table:table-cell office:value-type="string" calcext:value-type="string">
            <text:p><text:span text:style-name="T4">Gear problem: Gear problems</text:span></text:p>
            <text:p/>
            <text:p><text:span text:style-name="T1">1 = boom throw, 2 = groove burst, 3 = split, 4 = hole in bag, 5 = lost tool, 6 = other</text:span></text:p>
            <text:p/>
            <text:p><text:span text:style-name="T1">Known main causes of gear problems and is required if problems arise with the gear with which the fishing operations are carried out.</text:span></text:p>
            <text:p/>
            <text:p><text:span text:style-name="T1">Covers the various problems the vessels may have with their gear.</text:span></text:p>
            <text:p/>
            <text:p><text:span text:style-name="T1">Value 5 is used by the Directorate of Fisheries for cleaning up gear in the sea.</text:span></text:p>
          </table:table-cell>
        </table:table-row>
        <table:table-row table:style-name="ro7">
          <table:table-cell office:value-type="string" calcext:value-type="string">
            <text:p>NULLABLE</text:p>
          </table:table-cell>
          <table:table-cell office:value-type="string" calcext:value-type="string">
            <text:p>gear_quantity</text:p>
          </table:table-cell>
          <table:table-cell office:value-type="string" calcext:value-type="string">
            <text:p>INT64</text:p>
          </table:table-cell>
          <table:table-cell office:value-type="string" calcext:value-type="string">
            <text:p><text:span text:style-name="T4">Gear quantity: Effort</text:span></text:p>
            <text:p/>
            <text:p><text:span text:style-name="T1">Number of hooks or total length of yarn (metres) collected per day. PD: required if the vessel fishes with line or net.</text:span></text:p>
            <text:p/>
            <text:p><text:span text:style-name="T1">Manually inserted by the skipper using special tools</text:span></text:p>
            <text:p/>
            <text:p><text:span text:style-name="T1">Filled in by the system on board.</text:span></text:p>
          </table:table-cell>
        </table:table-row>
        <table:table-row table:style-name="ro9">
          <table:table-cell office:value-type="string" calcext:value-type="string">
            <text:p>NULLABLE</text:p>
          </table:table-cell>
          <table:table-cell office:value-type="string" calcext:value-type="string">
            <text:p>fao_main_species_code</text:p>
          </table:table-cell>
          <table:table-cell office:value-type="string" calcext:value-type="string">
            <text:p>STRING</text:p>
          </table:table-cell>
          <table:table-cell office:value-type="string" calcext:value-type="string">
            <text:p><text:span text:style-name="T4">Main species FAO (code): Main species stated on the FAO fish species code</text:span></text:p>
            <text:p/>
            <text:p><text:span text:style-name="T1">Main species given in estimated weight in kilograms round weight. Species that have been fished the most according to the report.</text:span></text:p>
            <text:p/>
            <text:p/>
            <text:p><text:span text:style-name="T1">Value is selected from table in on-board application. Required field.</text:span></text:p>
            <text:p/>
            <text:p><text:span text:style-name="T1">The value is retrieved from a list.</text:span></text:p>
            <text:p/>
            <text:p><text:span text:style-name="T1">List published on the Directorate of Fisheries' website.</text:span></text:p>
          </table:table-cell>
        </table:table-row>
        <table:table-row table:style-name="ro9">
          <table:table-cell office:value-type="string" calcext:value-type="string">
            <text:p>NULLABLE</text:p>
          </table:table-cell>
          <table:table-cell office:value-type="string" calcext:value-type="string">
            <text:p>fao_main_species_name</text:p>
          </table:table-cell>
          <table:table-cell office:value-type="string" calcext:value-type="string">
            <text:p>STRING</text:p>
          </table:table-cell>
          <table:table-cell office:value-type="string" calcext:value-type="string">
            <text:p><text:span text:style-name="T4">Main species FAO: Main species stated on the FAO fish species code</text:span></text:p>
            <text:p/>
            <text:p><text:span text:style-name="T1">Main species given in estimated weight in kilograms round weight. Species that have been fished the most according to the report.</text:span></text:p>
            <text:p/>
            <text:p/>
            <text:p><text:span text:style-name="T1">Value is selected from table in on-board application. Required field.</text:span></text:p>
            <text:p/>
            <text:p><text:span text:style-name="T1">The value is retrieved from a list.</text:span></text:p>
            <text:p/>
            <text:p><text:span text:style-name="T1">List published on the Directorate of Fisheries' website.</text:span></text:p>
          </table:table-cell>
        </table:table-row>
        <table:table-row table:style-name="ro1">
          <table:table-cell office:value-type="string" calcext:value-type="string">
            <text:p>NULLABLE</text:p>
          </table:table-cell>
          <table:table-cell office:value-type="string" calcext:value-type="string">
            <text:p>fdir_main_species_code</text:p>
          </table:table-cell>
          <table:table-cell office:value-type="string" calcext:value-type="string">
            <text:p>INT64</text:p>
          </table:table-cell>
          <table:table-cell office:value-type="string" calcext:value-type="string">
            <text:p>Fdir main species code [hovedart...FDIR..kode.]</text:p>
          </table:table-cell>
        </table:table-row>
        <table:table-row table:style-name="ro8">
          <table:table-cell office:value-type="string" calcext:value-type="string">
            <text:p>NULLABLE</text:p>
          </table:table-cell>
          <table:table-cell office:value-type="string" calcext:value-type="string">
            <text:p>fao_species_code</text:p>
          </table:table-cell>
          <table:table-cell office:value-type="string" calcext:value-type="string">
            <text:p>STRING</text:p>
          </table:table-cell>
          <table:table-cell office:value-type="string" calcext:value-type="string">
            <text:p><text:span text:style-name="T4">Species FAO (code): FAO fish species</text:span></text:p>
            <text:p/>
            <text:p><text:span text:style-name="T1">Fish species stated with a three-letter code according to FAO's abbreviations.</text:span></text:p>
            <text:p/>
            <text:p><text:span text:style-name="T1">Required if you have stated that you have a catch (CA) in a catch operation,</text:span></text:p>
            <text:p/>
            <text:p><text:span text:style-name="T1">Important element selected by a species list</text:span></text:p>
            <text:p/>
            <text:p><text:span text:style-name="T1">Various applications have functionality around the selection of species and favorites to help the Skipper with completion</text:span></text:p>
          </table:table-cell>
        </table:table-row>
        <table:table-row table:style-name="ro8">
          <table:table-cell office:value-type="string" calcext:value-type="string">
            <text:p>NULLABLE</text:p>
          </table:table-cell>
          <table:table-cell office:value-type="string" calcext:value-type="string">
            <text:p>fao_species_name</text:p>
          </table:table-cell>
          <table:table-cell office:value-type="string" calcext:value-type="string">
            <text:p>STRING</text:p>
          </table:table-cell>
          <table:table-cell office:value-type="string" calcext:value-type="string">
            <text:p><text:span text:style-name="T4">Species FAO: FAO fish species</text:span></text:p>
            <text:p/>
            <text:p><text:span text:style-name="T1">Fish species stated with a three-letter code according to FAO's abbreviations.</text:span></text:p>
            <text:p/>
            <text:p><text:span text:style-name="T1">Required if you have stated that you have a catch (CA) in a catch operation,</text:span></text:p>
            <text:p/>
            <text:p><text:span text:style-name="T1">Important element selected by a species list</text:span></text:p>
            <text:p/>
            <text:p><text:span text:style-name="T1">Various applications have functionality around the selection of species and favorites to help the Skipper with completion</text:span></text:p>
          </table:table-cell>
        </table:table-row>
        <table:table-row table:style-name="ro1">
          <table:table-cell office:value-type="string" calcext:value-type="string">
            <text:p>NULLABLE</text:p>
          </table:table-cell>
          <table:table-cell office:value-type="string" calcext:value-type="string">
            <text:p>fdir_species_code</text:p>
          </table:table-cell>
          <table:table-cell office:value-type="string" calcext:value-type="string">
            <text:p>INT64</text:p>
          </table:table-cell>
          <table:table-cell office:value-type="string" calcext:value-type="string">
            <text:p>Fdir species code [art...FDIR..kode.]</text:p>
          </table:table-cell>
        </table:table-row>
        <table:table-row table:style-name="ro1">
          <table:table-cell office:value-type="string" calcext:value-type="string">
            <text:p>NULLABLE</text:p>
          </table:table-cell>
          <table:table-cell office:value-type="string" calcext:value-type="string">
            <text:p>fdir_species_name</text:p>
          </table:table-cell>
          <table:table-cell office:value-type="string" calcext:value-type="string">
            <text:p>STRING</text:p>
          </table:table-cell>
          <table:table-cell office:value-type="string" calcext:value-type="string">
            <text:p>Fdir species name [art...FDIR]</text:p>
          </table:table-cell>
        </table:table-row>
        <table:table-row table:style-name="ro1">
          <table:table-cell office:value-type="string" calcext:value-type="string">
            <text:p>NULLABLE</text:p>
          </table:table-cell>
          <table:table-cell office:value-type="string" calcext:value-type="string">
            <text:p>species_group_code</text:p>
          </table:table-cell>
          <table:table-cell office:value-type="string" calcext:value-type="string">
            <text:p>INT64</text:p>
          </table:table-cell>
          <table:table-cell office:value-type="string" calcext:value-type="string">
            <text:p>Species group code [art...gruppe..kode.]</text:p>
          </table:table-cell>
        </table:table-row>
        <table:table-row table:style-name="ro1">
          <table:table-cell office:value-type="string" calcext:value-type="string">
            <text:p>NULLABLE</text:p>
          </table:table-cell>
          <table:table-cell office:value-type="string" calcext:value-type="string">
            <text:p>species_group_name</text:p>
          </table:table-cell>
          <table:table-cell office:value-type="string" calcext:value-type="string">
            <text:p>STRING</text:p>
          </table:table-cell>
          <table:table-cell office:value-type="string" calcext:value-type="string">
            <text:p>Species group name [art...gruppe]</text:p>
          </table:table-cell>
        </table:table-row>
        <table:table-row table:style-name="ro1">
          <table:table-cell office:value-type="string" calcext:value-type="string">
            <text:p>NULLABLE</text:p>
          </table:table-cell>
          <table:table-cell office:value-type="string" calcext:value-type="string">
            <text:p>species_main_group_code</text:p>
          </table:table-cell>
          <table:table-cell office:value-type="string" calcext:value-type="string">
            <text:p>INT64</text:p>
          </table:table-cell>
          <table:table-cell office:value-type="string" calcext:value-type="string">
            <text:p>Species main group code [art...hovedgruppe..kode.]</text:p>
          </table:table-cell>
        </table:table-row>
        <table:table-row table:style-name="ro1">
          <table:table-cell office:value-type="string" calcext:value-type="string">
            <text:p>NULLABLE</text:p>
          </table:table-cell>
          <table:table-cell office:value-type="string" calcext:value-type="string">
            <text:p>species_main_group</text:p>
          </table:table-cell>
          <table:table-cell office:value-type="string" calcext:value-type="string">
            <text:p>STRING</text:p>
          </table:table-cell>
          <table:table-cell office:value-type="string" calcext:value-type="string">
            <text:p>Species main group [art...hovedgruppe]</text:p>
          </table:table-cell>
        </table:table-row>
        <table:table-row table:style-name="ro8">
          <table:table-cell office:value-type="string" calcext:value-type="string">
            <text:p>NULLABLE</text:p>
          </table:table-cell>
          <table:table-cell office:value-type="string" calcext:value-type="string">
            <text:p>herring_stock_code</text:p>
          </table:table-cell>
          <table:table-cell office:value-type="string" calcext:value-type="string">
            <text:p>STRING</text:p>
          </table:table-cell>
          <table:table-cell office:value-type="string" calcext:value-type="string">
            <text:p><text:span text:style-name="T4">Herring stock (code): Catch specification</text:span></text:p>
            <text:p/>
            <text:p><text:span text:style-name="T1">NOR01 = Norwegian spring-spawning herring. NOR02 = North Sea herring. PD: required if the field CA contains HER (Norwegian spring-spawning herring or North Sea herring).</text:span></text:p>
            <text:p/>
            <text:p><text:span text:style-name="T1">Element to separate Herring in terms of management</text:span></text:p>
            <text:p/>
            <text:p><text:span text:style-name="T1">The skipper selects this manually.</text:span></text:p>
            <text:p/>
            <text:p><text:span text:style-name="T1">Included in the National regulations in addition to bilateral nations that fish in the NE</text:span></text:p>
          </table:table-cell>
        </table:table-row>
        <table:table-row table:style-name="ro8">
          <table:table-cell office:value-type="string" calcext:value-type="string">
            <text:p>NULLABLE</text:p>
          </table:table-cell>
          <table:table-cell office:value-type="string" calcext:value-type="string">
            <text:p>herring_stock</text:p>
          </table:table-cell>
          <table:table-cell office:value-type="string" calcext:value-type="string">
            <text:p>STRING</text:p>
          </table:table-cell>
          <table:table-cell office:value-type="string" calcext:value-type="string">
            <text:p><text:span text:style-name="T4">Herring stock: Catch specification</text:span></text:p>
            <text:p/>
            <text:p><text:span text:style-name="T1">NOR01 = Norwegian spring-spawning herring. NOR02 = North Sea herring. PD: required if the field CA contains HER (Norwegian spring-spawning herring or North Sea herring).</text:span></text:p>
            <text:p/>
            <text:p><text:span text:style-name="T1">Element to separate Herring in terms of management</text:span></text:p>
            <text:p/>
            <text:p><text:span text:style-name="T1">The skipper selects this manually.</text:span></text:p>
            <text:p/>
            <text:p><text:span text:style-name="T1">Included in the National regulations in addition to bilateral nations that fish in the NE</text:span></text:p>
          </table:table-cell>
        </table:table-row>
        <table:table-row table:style-name="ro1">
          <table:table-cell office:value-type="string" calcext:value-type="string">
            <text:p>NULLABLE</text:p>
          </table:table-cell>
          <table:table-cell office:value-type="string" calcext:value-type="string">
            <text:p>fdir_herring_stock_code</text:p>
          </table:table-cell>
          <table:table-cell office:value-type="string" calcext:value-type="string">
            <text:p>INT64</text:p>
          </table:table-cell>
          <table:table-cell office:value-type="string" calcext:value-type="string">
            <text:p>Fdir herring stock code [sildebestand...FDIR..kode.]</text:p>
          </table:table-cell>
        </table:table-row>
        <table:table-row table:style-name="ro8">
          <table:table-cell office:value-type="string" calcext:value-type="string">
            <text:p>NULLABLE</text:p>
          </table:table-cell>
          <table:table-cell office:value-type="string" calcext:value-type="string">
            <text:p>weigth_kg</text:p>
          </table:table-cell>
          <table:table-cell office:value-type="string" calcext:value-type="string">
            <text:p>INT64</text:p>
          </table:table-cell>
          <table:table-cell office:value-type="string" calcext:value-type="string">
            <text:p><text:span text:style-name="T4">Round weight: Weight in kilograms (round weight)</text:span></text:p>
            <text:p/>
            <text:p><text:span text:style-name="T1">Catch in kilograms of round weight per species of fish</text:span></text:p>
            <text:p/>
            <text:p><text:span text:style-name="T1">Required if you have stated that you have a catch (CA) in a catch operation,</text:span></text:p>
            <text:p/>
            <text:p><text:span text:style-name="T1">Entered by the skipper depending on the size of the catch per species.</text:span></text:p>
            <text:p/>
            <text:p><text:span text:style-name="T1">Estimated extraction of resources per species.</text:span></text:p>
          </table:table-cell>
        </table:table-row>
        <table:table-row table:style-name="ro9">
          <table:table-cell office:value-type="string" calcext:value-type="string">
            <text:p>NULLABLE</text:p>
          </table:table-cell>
          <table:table-cell office:value-type="string" calcext:value-type="string">
            <text:p>individual_number</text:p>
          </table:table-cell>
          <table:table-cell office:value-type="string" calcext:value-type="string">
            <text:p>INT64</text:p>
          </table:table-cell>
          <table:table-cell office:value-type="string" calcext:value-type="string">
            <text:p><text:span text:style-name="T4">Individual number: Individual number</text:span></text:p>
            <text:p/>
            <text:p><text:span text:style-name="T1">Value 1-999 per year.</text:span></text:p>
            <text:p/>
            <text:p><text:span text:style-name="T1">PD: required if the data element GE in Block B is given as HAR (harpoon) and there is no boom shot (GP=7).</text:span></text:p>
            <text:p/>
            <text:p/>
            <text:p><text:span text:style-name="T1">The same IN that is sent manually in error situations must be used when the message is registered and resent</text:span></text:p>
            <text:p/>
            <text:p><text:span text:style-name="T1">Takes part in keeping accounts of how many animals are taken and provides the administration with tracking on an individual level.</text:span></text:p>
          </table:table-cell>
        </table:table-row>
        <table:table-row table:style-name="ro9">
          <table:table-cell office:value-type="string" calcext:value-type="string">
            <text:p>NULLABLE</text:p>
          </table:table-cell>
          <table:table-cell office:value-type="string" calcext:value-type="string">
            <text:p>species_sex_code</text:p>
          </table:table-cell>
          <table:table-cell office:value-type="string" calcext:value-type="string">
            <text:p>INT64</text:p>
          </table:table-cell>
          <table:table-cell office:value-type="string" calcext:value-type="string">
            <text:p><text:span text:style-name="T4">Gender (code): Gender</text:span></text:p>
            <text:p/>
            <text:p><text:span text:style-name="T1">When capturing male animals, 1 is entered, female animals are entered 2.</text:span></text:p>
            <text:p/>
            <text:p><text:span text:style-name="T1">PD: required if the data element GE in Block B is given as HAR (harpoon) and there is no boom shot (GP=7)</text:span></text:p>
            <text:p><text:span text:style-name="T1">or lost whale (GP=8)</text:span></text:p>
            <text:p/>
            <text:p><text:span text:style-name="T1">Laid down</text:span></text:p>
            <text:p/>
            <text:p><text:span text:style-name="T1">The element only applies to whaling.</text:span></text:p>
          </table:table-cell>
        </table:table-row>
        <table:table-row table:style-name="ro9">
          <table:table-cell office:value-type="string" calcext:value-type="string">
            <text:p>NULLABLE</text:p>
          </table:table-cell>
          <table:table-cell office:value-type="string" calcext:value-type="string">
            <text:p>species_sex</text:p>
          </table:table-cell>
          <table:table-cell office:value-type="string" calcext:value-type="string">
            <text:p>STRING</text:p>
          </table:table-cell>
          <table:table-cell office:value-type="string" calcext:value-type="string">
            <text:p><text:span text:style-name="T4">Gender: Gender</text:span></text:p>
            <text:p/>
            <text:p><text:span text:style-name="T1">When capturing male animals, 1 is entered, female animals are entered 2.</text:span></text:p>
            <text:p/>
            <text:p><text:span text:style-name="T1">PD: required if the data element GE in Block B is given as HAR (harpoon) and there is no boom shot (GP=7)</text:span></text:p>
            <text:p><text:span text:style-name="T1">or lost whale (GP=8)</text:span></text:p>
            <text:p/>
            <text:p><text:span text:style-name="T1">Laid down</text:span></text:p>
            <text:p/>
            <text:p><text:span text:style-name="T1">The element only applies to whaling.</text:span></text:p>
          </table:table-cell>
        </table:table-row>
        <table:table-row table:style-name="ro9">
          <table:table-cell office:value-type="string" calcext:value-type="string">
            <text:p>NULLABLE</text:p>
          </table:table-cell>
          <table:table-cell office:value-type="string" calcext:value-type="string">
            <text:p>species_length</text:p>
          </table:table-cell>
          <table:table-cell office:value-type="string" calcext:value-type="string">
            <text:p>INT64</text:p>
          </table:table-cell>
          <table:table-cell office:value-type="string" calcext:value-type="string">
            <text:p><text:span text:style-name="T4">Length: Length</text:span></text:p>
            <text:p/>
            <text:p><text:span text:style-name="T1">The length of the animal must be entered in centimeters (cm).</text:span></text:p>
            <text:p/>
            <text:p><text:span text:style-name="T1">PD: required if the data element GE in Block B is given as HAR (harpoon) and there is no boom shot (GP=7)</text:span></text:p>
            <text:p><text:span text:style-name="T1">or lost whale (GP=8)</text:span></text:p>
            <text:p/>
            <text:p><text:span text:style-name="T1">Placed manually</text:span></text:p>
            <text:p/>
            <text:p><text:span text:style-name="T1">The element only applies to whaling.</text:span></text:p>
          </table:table-cell>
        </table:table-row>
        <table:table-row table:style-name="ro8">
          <table:table-cell office:value-type="string" calcext:value-type="string">
            <text:p>NULLABLE</text:p>
          </table:table-cell>
          <table:table-cell office:value-type="string" calcext:value-type="string">
            <text:p>species_circumference</text:p>
          </table:table-cell>
          <table:table-cell office:value-type="string" calcext:value-type="string">
            <text:p>INT64</text:p>
          </table:table-cell>
          <table:table-cell office:value-type="string" calcext:value-type="string">
            <text:p><text:span text:style-name="T4">Circumference: Circumference</text:span></text:p>
            <text:p/>
            <text:p><text:span text:style-name="T1">The animal's circumference must be recorded in centimeters (cm)</text:span></text:p>
            <text:p/>
            <text:p><text:span text:style-name="T1">PD: required if data element GE in Block B is given as HAR (harpoon) and there is no boom shot (GP=7) or lost whale (GP=8).</text:span></text:p>
            <text:p/>
            <text:p><text:span text:style-name="T1">Placed manually</text:span></text:p>
            <text:p/>
            <text:p><text:span text:style-name="T1">The element only applies to whaling.</text:span></text:p>
          </table:table-cell>
        </table:table-row>
        <table:table-row table:style-name="ro11">
          <table:table-cell office:value-type="string" calcext:value-type="string">
            <text:p>NULLABLE</text:p>
          </table:table-cell>
          <table:table-cell office:value-type="string" calcext:value-type="string">
            <text:p>species_bacon_a</text:p>
          </table:table-cell>
          <table:table-cell office:value-type="string" calcext:value-type="string">
            <text:p>INT64</text:p>
          </table:table-cell>
          <table:table-cell office:value-type="string" calcext:value-type="string">
            <text:p><text:span text:style-name="T4">Bacon measure A: Bacon measure</text:span></text:p>
            <text:p/>
            <text:p><text:span text:style-name="T1">3 (A, B and C) blubber measurements of the animal must be recorded in millimeters (mm).</text:span></text:p>
            <text:p/>
            <text:p><text:span text:style-name="T1">PD: required if the data element GE in Block B is given as HAR (harpoon) and there is no boom shot (GP=7)</text:span></text:p>
            <text:p><text:span text:style-name="T1">or lost whale (GP=8)</text:span></text:p>
            <text:p/>
            <text:p><text:span text:style-name="T1">Entered manually by the skipper after physical measurement at predefined points. The measurements say something about the condition of the animal that has been caught.</text:span></text:p>
          </table:table-cell>
        </table:table-row>
        <table:table-row table:style-name="ro11">
          <table:table-cell office:value-type="string" calcext:value-type="string">
            <text:p>NULLABLE</text:p>
          </table:table-cell>
          <table:table-cell office:value-type="string" calcext:value-type="string">
            <text:p>species_bacon_b</text:p>
          </table:table-cell>
          <table:table-cell office:value-type="string" calcext:value-type="string">
            <text:p>INT64</text:p>
          </table:table-cell>
          <table:table-cell office:value-type="string" calcext:value-type="string">
            <text:p><text:span text:style-name="T4">Bacon measure B: Bacon measure</text:span></text:p>
            <text:p/>
            <text:p><text:span text:style-name="T1">4 (A, B and C) blubber measurements of the animal must be recorded in millimeters (mm).</text:span></text:p>
            <text:p/>
            <text:p><text:span text:style-name="T1">PD: required if the data element GE in Block B is given as HAR (harpoon) and there is no boom shot (GP=7)</text:span></text:p>
            <text:p><text:span text:style-name="T1">or lost whale (GP=8)</text:span></text:p>
            <text:p/>
            <text:p><text:span text:style-name="T1">Entered manually by the skipper after physical measurement at predefined points. The measurements say something about the condition of the animal that has been caught.</text:span></text:p>
          </table:table-cell>
        </table:table-row>
        <table:table-row table:style-name="ro11">
          <table:table-cell office:value-type="string" calcext:value-type="string">
            <text:p>NULLABLE</text:p>
          </table:table-cell>
          <table:table-cell office:value-type="string" calcext:value-type="string">
            <text:p>species_bacon_c</text:p>
          </table:table-cell>
          <table:table-cell office:value-type="string" calcext:value-type="string">
            <text:p>INT64</text:p>
          </table:table-cell>
          <table:table-cell office:value-type="string" calcext:value-type="string">
            <text:p><text:span text:style-name="T4">Bacon measure C: Bacon measure</text:span></text:p>
            <text:p/>
            <text:p><text:span text:style-name="T1">5 (A, B and C) blubber measurements of the animal must be entered in millimeters (mm).</text:span></text:p>
            <text:p/>
            <text:p><text:span text:style-name="T1">PD: required if the data element GE in Block B is given as HAR (harpoon) and there is no boom shot (GP=7)</text:span></text:p>
            <text:p><text:span text:style-name="T1">or lost whale (GP=8)</text:span></text:p>
            <text:p/>
            <text:p><text:span text:style-name="T1">Entered manually by the skipper after physical measurement at predefined points. The measurements say something about the condition of the animal that has been caught.</text:span></text:p>
          </table:table-cell>
        </table:table-row>
        <table:table-row table:style-name="ro8">
          <table:table-cell office:value-type="string" calcext:value-type="string">
            <text:p>NULLABLE</text:p>
          </table:table-cell>
          <table:table-cell office:value-type="string" calcext:value-type="string">
            <text:p>species_fetal_length</text:p>
          </table:table-cell>
          <table:table-cell office:value-type="string" calcext:value-type="string">
            <text:p>INT64</text:p>
          </table:table-cell>
          <table:table-cell office:value-type="string" calcext:value-type="string">
            <text:p><text:span text:style-name="T4">Fetal length: Length of fetus</text:span></text:p>
            <text:p/>
            <text:p><text:span text:style-name="T1">Fetal length in centimeters (cm)</text:span></text:p>
            <text:p/>
            <text:p><text:span text:style-name="T1">PD: required if data element GE in Block B is given as HAR (harpoon).</text:span></text:p>
            <text:p/>
            <text:p><text:span text:style-name="T1">Placed manually</text:span></text:p>
            <text:p/>
            <text:p><text:span text:style-name="T1">The element only applies to whaling.</text:span></text:p>
          </table:table-cell>
        </table:table-row>
        <table:table-row table:style-name="ro8">
          <table:table-cell office:value-type="string" calcext:value-type="string">
            <text:p>NULLABLE</text:p>
          </table:table-cell>
          <table:table-cell office:value-type="string" calcext:value-type="string">
            <text:p>species_grenade_number</text:p>
          </table:table-cell>
          <table:table-cell office:value-type="string" calcext:value-type="string">
            <text:p>STRING</text:p>
          </table:table-cell>
          <table:table-cell office:value-type="string" calcext:value-type="string">
            <text:p><text:span text:style-name="T4">Grenade number: Grenade number</text:span></text:p>
            <text:p/>
            <text:p><text:span text:style-name="T1">Number of grenade used during capture operation.</text:span></text:p>
            <text:p/>
            <text:p><text:span text:style-name="T1">Required if the data element GE in Block B is given as HAR (harpoon).</text:span></text:p>
            <text:p/>
            <text:p><text:span text:style-name="T1">Entered manually by skipper. Unique number.</text:span></text:p>
            <text:p/>
            <text:p><text:span text:style-name="T1">Used to keep track of shells used in whaling.</text:span></text:p>
          </table:table-cell>
        </table:table-row>
        <table:table-row table:style-name="ro2">
          <table:table-cell office:value-type="string" calcext:value-type="string">
            <text:p>NULLABLE</text:p>
          </table:table-cell>
          <table:table-cell office:value-type="string" calcext:value-type="string">
            <text:p>vessel_id</text:p>
          </table:table-cell>
          <table:table-cell office:value-type="string" calcext:value-type="string">
            <text:p>INT64</text:p>
          </table:table-cell>
          <table:table-cell office:value-type="string" calcext:value-type="string">
            <text:p>Unique identifier for vessels - system-generated ID number of 10 digits</text:p>
            <text:p/>
            <text:p/>
          </table:table-cell>
        </table:table-row>
        <table:table-row table:style-name="ro2">
          <table:table-cell office:value-type="string" calcext:value-type="string">
            <text:p>NULLABLE</text:p>
          </table:table-cell>
          <table:table-cell office:value-type="string" calcext:value-type="string">
            <text:p>registry</text:p>
          </table:table-cell>
          <table:table-cell office:value-type="string" calcext:value-type="string">
            <text:p>STRING</text:p>
          </table:table-cell>
          <table:table-cell office:value-type="string" calcext:value-type="string">
            <text:p>REGISTRATION MARK</text:p>
            <text:p/>
            <text:p>Format FF0000KK. Some registration marks have old codes for county and municipality, the registration mark is therefore not a reliable source for determining municipality affiliation. For this, the MUNICIPALITY NUMBER field must be used.</text:p>
          </table:table-cell>
        </table:table-row>
        <table:table-row table:style-name="ro2">
          <table:table-cell office:value-type="string" calcext:value-type="string">
            <text:p>NULLABLE</text:p>
          </table:table-cell>
          <table:table-cell office:value-type="string" calcext:value-type="string">
            <text:p>callsign</text:p>
          </table:table-cell>
          <table:table-cell office:value-type="string" calcext:value-type="string">
            <text:p>STRING</text:p>
          </table:table-cell>
          <table:table-cell office:value-type="string" calcext:value-type="string">
            <text:p>RADIO CALLING SIGNAL</text:p>
            <text:p/>
            <text:p>Max 8 characters</text:p>
          </table:table-cell>
        </table:table-row>
        <table:table-row table:style-name="ro2">
          <table:table-cell office:value-type="string" calcext:value-type="string">
            <text:p>NULLABLE</text:p>
          </table:table-cell>
          <table:table-cell office:value-type="string" calcext:value-type="string">
            <text:p>shipname</text:p>
          </table:table-cell>
          <table:table-cell office:value-type="string" calcext:value-type="string">
            <text:p>STRING</text:p>
          </table:table-cell>
          <table:table-cell office:value-type="string" calcext:value-type="string">
            <text:p>NAME</text:p>
            <text:p/>
            <text:p>Max 32 characters</text:p>
          </table:table-cell>
        </table:table-row>
        <table:table-row table:style-name="ro2">
          <table:table-cell office:value-type="string" calcext:value-type="string">
            <text:p>NULLABLE</text:p>
          </table:table-cell>
          <table:table-cell office:value-type="string" calcext:value-type="string">
            <text:p>vessel_municipality_code</text:p>
          </table:table-cell>
          <table:table-cell office:value-type="string" calcext:value-type="string">
            <text:p>INT64</text:p>
          </table:table-cell>
          <table:table-cell office:value-type="string" calcext:value-type="string">
            <text:p>MUNICIPALITY NUMBER</text:p>
            <text:p/>
            <text:p>4 digits</text:p>
          </table:table-cell>
        </table:table-row>
        <table:table-row table:style-name="ro1">
          <table:table-cell office:value-type="string" calcext:value-type="string">
            <text:p>NULLABLE</text:p>
          </table:table-cell>
          <table:table-cell office:value-type="string" calcext:value-type="string">
            <text:p>vessel_municipality</text:p>
          </table:table-cell>
          <table:table-cell office:value-type="string" calcext:value-type="string">
            <text:p>STRING</text:p>
          </table:table-cell>
          <table:table-cell office:value-type="string" calcext:value-type="string">
            <text:p>Vessel city [fartøykommune]</text:p>
          </table:table-cell>
        </table:table-row>
        <table:table-row table:style-name="ro1">
          <table:table-cell office:value-type="string" calcext:value-type="string">
            <text:p>NULLABLE</text:p>
          </table:table-cell>
          <table:table-cell office:value-type="string" calcext:value-type="string">
            <text:p>vessel_county_code</text:p>
          </table:table-cell>
          <table:table-cell office:value-type="string" calcext:value-type="string">
            <text:p>INT64</text:p>
          </table:table-cell>
          <table:table-cell office:value-type="string" calcext:value-type="string">
            <text:p>Vessel county code [fartøyfylke..kode.]</text:p>
          </table:table-cell>
        </table:table-row>
        <table:table-row table:style-name="ro1">
          <table:table-cell office:value-type="string" calcext:value-type="string">
            <text:p>NULLABLE</text:p>
          </table:table-cell>
          <table:table-cell office:value-type="string" calcext:value-type="string">
            <text:p>vessel_county</text:p>
          </table:table-cell>
          <table:table-cell office:value-type="string" calcext:value-type="string">
            <text:p>STRING</text:p>
          </table:table-cell>
          <table:table-cell office:value-type="string" calcext:value-type="string">
            <text:p>Vessel county [fartøyfylke]</text:p>
          </table:table-cell>
        </table:table-row>
        <table:table-row table:style-name="ro2">
          <table:table-cell office:value-type="string" calcext:value-type="string">
            <text:p>NULLABLE</text:p>
          </table:table-cell>
          <table:table-cell office:value-type="string" calcext:value-type="string">
            <text:p>length_max</text:p>
          </table:table-cell>
          <table:table-cell office:value-type="string" calcext:value-type="string">
            <text:p>DECIMAL</text:p>
          </table:table-cell>
          <table:table-cell office:value-type="string" calcext:value-type="string">
            <text:p>GREATEST_LENGTH</text:p>
            <text:p/>
            <text:p>Up to 2 decimal places</text:p>
          </table:table-cell>
        </table:table-row>
        <table:table-row table:style-name="ro1">
          <table:table-cell office:value-type="string" calcext:value-type="string">
            <text:p>NULLABLE</text:p>
          </table:table-cell>
          <table:table-cell office:value-type="string" calcext:value-type="string">
            <text:p>length_group_code</text:p>
          </table:table-cell>
          <table:table-cell office:value-type="string" calcext:value-type="string">
            <text:p>INT64</text:p>
          </table:table-cell>
          <table:table-cell office:value-type="string" calcext:value-type="string">
            <text:p>Length group code [lengdegruppe..kode.]</text:p>
          </table:table-cell>
        </table:table-row>
        <table:table-row table:style-name="ro1">
          <table:table-cell office:value-type="string" calcext:value-type="string">
            <text:p>NULLABLE</text:p>
          </table:table-cell>
          <table:table-cell office:value-type="string" calcext:value-type="string">
            <text:p>length_group</text:p>
          </table:table-cell>
          <table:table-cell office:value-type="string" calcext:value-type="string">
            <text:p>STRING</text:p>
          </table:table-cell>
          <table:table-cell office:value-type="string" calcext:value-type="string">
            <text:p>Length group [lengdegruppe]</text:p>
          </table:table-cell>
        </table:table-row>
        <table:table-row table:style-name="ro5">
          <table:table-cell office:value-type="string" calcext:value-type="string">
            <text:p>NULLABLE</text:p>
          </table:table-cell>
          <table:table-cell office:value-type="string" calcext:value-type="string">
            <text:p>gross_tonnage_1969</text:p>
          </table:table-cell>
          <table:table-cell office:value-type="string" calcext:value-type="string">
            <text:p>INT64</text:p>
          </table:table-cell>
          <table:table-cell office:value-type="string" calcext:value-type="string">
            <text:p>GROSS TONNAGE_1969</text:p>
            <text:p/>
            <text:p>Gross tonnage according to the London Convention of 1969, integer</text:p>
            <text:p/>
            <text:p/>
          </table:table-cell>
        </table:table-row>
        <table:table-row table:style-name="ro2">
          <table:table-cell office:value-type="string" calcext:value-type="string">
            <text:p>NULLABLE</text:p>
          </table:table-cell>
          <table:table-cell office:value-type="string" calcext:value-type="string">
            <text:p>gross_tonnage</text:p>
          </table:table-cell>
          <table:table-cell office:value-type="string" calcext:value-type="string">
            <text:p>INT64</text:p>
          </table:table-cell>
          <table:table-cell office:value-type="string" calcext:value-type="string">
            <text:p>GROSS TONNAGE_OTHER</text:p>
            <text:p/>
            <text:p>Gross tonnage according to another convention, integer</text:p>
          </table:table-cell>
        </table:table-row>
        <table:table-row table:style-name="ro1">
          <table:table-cell office:value-type="string" calcext:value-type="string">
            <text:p>NULLABLE</text:p>
          </table:table-cell>
          <table:table-cell office:value-type="string" calcext:value-type="string">
            <text:p>year_construction</text:p>
          </table:table-cell>
          <table:table-cell office:value-type="string" calcext:value-type="string">
            <text:p>INT64</text:p>
          </table:table-cell>
          <table:table-cell office:value-type="string" calcext:value-type="string">
            <text:p>Year of construction [byggeår]</text:p>
          </table:table-cell>
        </table:table-row>
        <table:table-row table:style-name="ro1">
          <table:table-cell office:value-type="string" calcext:value-type="string">
            <text:p>NULLABLE</text:p>
          </table:table-cell>
          <table:table-cell office:value-type="string" calcext:value-type="string">
            <text:p>year_renovation</text:p>
          </table:table-cell>
          <table:table-cell office:value-type="string" calcext:value-type="string">
            <text:p>INT64</text:p>
          </table:table-cell>
          <table:table-cell office:value-type="string" calcext:value-type="string">
            <text:p>Renovation year [ombyggingsår]</text:p>
          </table:table-cell>
        </table:table-row>
        <table:table-row table:style-name="ro2">
          <table:table-cell office:value-type="string" calcext:value-type="string">
            <text:p>NULLABLE</text:p>
          </table:table-cell>
          <table:table-cell office:value-type="string" calcext:value-type="string">
            <text:p>engine_power</text:p>
          </table:table-cell>
          <table:table-cell office:value-type="string" calcext:value-type="string">
            <text:p>INT64</text:p>
          </table:table-cell>
          <table:table-cell office:value-type="string" calcext:value-type="string">
            <text:p>MOTOR POWER</text:p>
            <text:p/>
            <text:p>Measured in HP</text:p>
          </table:table-cell>
        </table:table-row>
        <table:table-row table:style-name="ro2">
          <table:table-cell office:value-type="string" calcext:value-type="string">
            <text:p>NULLABLE</text:p>
          </table:table-cell>
          <table:table-cell office:value-type="string" calcext:value-type="string">
            <text:p>engine_year</text:p>
          </table:table-cell>
          <table:table-cell office:value-type="string" calcext:value-type="string">
            <text:p>INT64</text:p>
          </table:table-cell>
          <table:table-cell office:value-type="string" calcext:value-type="string">
            <text:p>ENGINE BUILD YEAR</text:p>
            <text:p/>
            <text:p>Year, 4 digits</text:p>
          </table:table-cell>
        </table:table-row>
        <table:table-row table:style-name="ro5">
          <table:table-cell office:value-type="string" calcext:value-type="string">
            <text:p>NULLABLE</text:p>
          </table:table-cell>
          <table:table-cell office:value-type="string" calcext:value-type="string">
            <text:p>hull_material</text:p>
          </table:table-cell>
          <table:table-cell office:value-type="string" calcext:value-type="string">
            <text:p>STRING</text:p>
          </table:table-cell>
          <table:table-cell office:value-type="string" calcext:value-type="string">
            <text:p>HULL MATERIALS</text:p>
            <text:p/>
            <text:p>Possible values:</text:p>
            <text:p/>
            <text:p>ALUMINUM, FERROSECMENT, COMPOSITE, PLASTIC, STEEL, WOOD</text:p>
          </table:table-cell>
        </table:table-row>
        <table:table-row table:style-name="ro2">
          <table:table-cell office:value-type="string" calcext:value-type="string">
            <text:p>NULLABLE</text:p>
          </table:table-cell>
          <table:table-cell office:value-type="string" calcext:value-type="string">
            <text:p>width</text:p>
          </table:table-cell>
          <table:table-cell office:value-type="string" calcext:value-type="string">
            <text:p>DECIMAL</text:p>
          </table:table-cell>
          <table:table-cell office:value-type="string" calcext:value-type="string">
            <text:p>WIDTH</text:p>
            <text:p/>
            <text:p>Up to 2 decimal places</text:p>
          </table:table-cell>
        </table:table-row>
        <table:table-row table:style-name="ro1">
          <table:table-cell office:value-type="string" calcext:value-type="string">
            <text:p>NULLABLE</text:p>
          </table:table-cell>
          <table:table-cell office:value-type="string" calcext:value-type="string">
            <text:p>authorization_start</text:p>
          </table:table-cell>
          <table:table-cell office:value-type="string" calcext:value-type="string">
            <text:p>STRING</text:p>
          </table:table-cell>
          <table:table-cell office:value-type="string" calcext:value-type="string">
            <text:p>Start authorization [fartøy.gjelder.fra.dato]</text:p>
          </table:table-cell>
        </table:table-row>
        <table:table-row table:style-name="ro1">
          <table:table-cell office:value-type="string" calcext:value-type="string">
            <text:p>NULLABLE</text:p>
          </table:table-cell>
          <table:table-cell office:value-type="string" calcext:value-type="string">
            <text:p>authorization_end</text:p>
          </table:table-cell>
          <table:table-cell office:value-type="string" calcext:value-type="string">
            <text:p>STRING</text:p>
          </table:table-cell>
          <table:table-cell office:value-type="string" calcext:value-type="string">
            <text:p>End authorization [fartøy.gjelder.til.dato]</text:p>
          </table:table-cell>
        </table:table-row>
        <table:table-row table:style-name="ro1">
          <table:table-cell office:value-type="string" calcext:value-type="string">
            <text:p>NULLABLE</text:p>
          </table:table-cell>
          <table:table-cell office:value-type="string" calcext:value-type="string">
            <text:p>vessel_identification</text:p>
          </table:table-cell>
          <table:table-cell office:value-type="string" calcext:value-type="string">
            <text:p>STRING</text:p>
          </table:table-cell>
          <table:table-cell office:value-type="string" calcext:value-type="string">
            <text:p>Vessel indetification - concatenation of shipname;callsign;norway registry [fartøyidentifikasjon]</text:p>
          </table:table-cell>
        </table:table-row>
        <table:table-row table:style-name="ro1">
          <table:table-cell office:value-type="string" calcext:value-type="string">
            <text:p>NULLABLE</text:p>
          </table:table-cell>
          <table:table-cell office:value-type="string" calcext:value-type="string">
            <text:p>length</text:p>
          </table:table-cell>
          <table:table-cell office:value-type="string" calcext:value-type="string">
            <text:p>DECIMAL</text:p>
          </table:table-cell>
          <table:table-cell office:value-type="string" calcext:value-type="string">
            <text:p>Length [fartøylengde]</text:p>
          </table:table-cell>
        </table:table-row>
        <table:table-row table:style-name="ro1">
          <table:table-cell office:value-type="string" calcext:value-type="string">
            <text:p>NULLABLE</text:p>
          </table:table-cell>
          <table:table-cell office:value-type="string" calcext:value-type="string">
            <text:p>message_timestamp_month</text:p>
          </table:table-cell>
          <table:table-cell office:value-type="string" calcext:value-type="string">
            <text:p>DATE</text:p>
          </table:table-cell>
          <table:table-cell office:value-type="string" calcext:value-type="string">
            <text:p>Year and Month when the message was sent in UTC. Used for partitioning</text:p>
          </table:table-cell>
        </table:table-row>
      </table:table>
      <table:table table:name="dca_logbook_raw_sql_schema" table:style-name="ta1">
        <table:table-column table:style-name="co9" table:default-cell-style-name="ce5"/>
        <table:table-column table:style-name="co1" table:number-columns-repeated="16383" table:default-cell-style-name="ce5"/>
        <table:table-row table:style-name="ro12">
          <table:table-cell office:value-type="string" calcext:value-type="string">
            <text:p>DROP TABLE IF EXISTS `world-fishing-827.VMS_Norway.proto_logbook_dca`;</text:p>
            <text:p/>
            <text:p>CREATE TABLE `world-fishing-827.VMS_Norway.proto_logbook_dca`</text:p>
            <text:p>(</text:p>
          </table:table-cell>
          <table:table-cell table:number-columns-repeated="16383"/>
        </table:table-row>
        <table:table-row table:style-name="ro2">
          <table:table-cell table:formula="of:=COM.MICROSOFT.CONCAT(&quot;      &quot;;[$dca_logbook_raw_schema.B2];&quot; &quot;;[$dca_logbook_raw_schema.C2];&quot; OPTIONS(description=&quot;&quot;&quot;;[$dca_logbook_raw_schema.D2];&quot;&quot;&quot;),&quot;)" office:value-type="string" office:string-value="      relevant_year INT64 OPTIONS(description=&quot;Year information in the message relates to. Important to ensure that information is entered correctly at the transition to the new year.&#10;&#10;Data generated from a database with a base in the DA+TI element in the message Made by the system in the Directorate of Fisheries Used to make data searchable.&quot;)," calcext:value-type="string">
            <text:p>      relevant_year INT64 OPTIONS(description="Year information in the message relates to. Important to ensure that information is entered correctly at the transition to the new year.</text:p>
            <text:p/>
            <text:p>Data generated from a database with a base in the DA+TI element in the message Made by the system in the Directorate of Fisheries Used to make data searchable."),</text:p>
          </table:table-cell>
          <table:table-cell table:number-columns-repeated="16383"/>
        </table:table-row>
        <table:table-row table:style-name="ro2">
          <table:table-cell table:formula="of:=COM.MICROSOFT.CONCAT(&quot;      &quot;;[$dca_logbook_raw_schema.B3];&quot; &quot;;[$dca_logbook_raw_schema.C3];&quot; OPTIONS(description=&quot;&quot;&quot;;[$dca_logbook_raw_schema.D3];&quot;&quot;&quot;),&quot;)" office:value-type="string" office:string-value="      message_year INT64 OPTIONS(description=&quot;Year information in the message relates to. Important to ensure that information is entered correctly at the transition to the new year.&#10;&#10;Data generated from a database with a base in the DA+TI element in the message Made by the system in the Directorate of Fisheries Used to make data searchable.&quot;)," calcext:value-type="string">
            <text:p>      message_year INT64 OPTIONS(description="Year information in the message relates to. Important to ensure that information is entered correctly at the transition to the new year.</text:p>
            <text:p/>
            <text:p>Data generated from a database with a base in the DA+TI element in the message Made by the system in the Directorate of Fisheries Used to make data searchable."),</text:p>
          </table:table-cell>
          <table:table-cell table:number-columns-repeated="16383"/>
        </table:table-row>
        <table:table-row table:style-name="ro3">
          <table:table-cell table:formula="of:=COM.MICROSOFT.CONCAT(&quot;      &quot;;[$dca_logbook_raw_schema.B4];&quot; &quot;;[$dca_logbook_raw_schema.C4];&quot; OPTIONS(description=&quot;&quot;&quot;;[$dca_logbook_raw_schema.D4];&quot;&quot;&quot;),&quot;)" office:value-type="string" office:string-value="      message_type_code STRING OPTIONS(description=&quot;Which message a vessel is required to send depends on which danger waters/zone the vessel is active in. In any case, Norwegian vessels are required to send a number of reports to the Norwegian authorities in accordance with national regulations. If a vessel is active in another country's zone, it can&#10;&#10;Three-letter code indicating the type of message. Required field&#10;&#10;Only known values specified in regulations&#10;&#10;Content in reception is checked against message type in various tests.&quot;)," calcext:value-type="string">
            <text:p>      message_type_code STRING OPTIONS(description="Which message a vessel is required to send depends on which danger waters/zone the vessel is active in. In any case, Norwegian vessels are required to send a number of reports to the Norwegian authorities in accordance with national regulations. If a vessel is active in another country's zone, it can</text:p>
            <text:p/>
            <text:p>Three-letter code indicating the type of message. Required field</text:p>
            <text:p/>
            <text:p>Only known values specified in regulations</text:p>
            <text:p/>
            <text:p>Content in reception is checked against message type in various tests."),</text:p>
          </table:table-cell>
          <table:table-cell table:number-columns-repeated="16383"/>
        </table:table-row>
        <table:table-row table:style-name="ro3">
          <table:table-cell table:formula="of:=COM.MICROSOFT.CONCAT(&quot;      &quot;;[$dca_logbook_raw_schema.B5];&quot; &quot;;[$dca_logbook_raw_schema.C5];&quot; OPTIONS(description=&quot;&quot;&quot;;[$dca_logbook_raw_schema.D5];&quot;&quot;&quot;),&quot;)" office:value-type="string" office:string-value="      message_type STRING OPTIONS(description=&quot;Which message a vessel is required to send depends on which danger waters/zone the vessel is active in. In any case, Norwegian vessels are required to send a number of reports to the Norwegian authorities in accordance with national regulations. If a vessel is active in another country's zone, it can&#10;&#10;Three-letter code indicating the type of message. Required field&#10;&#10;Only known values specified in regulations&#10;&#10;Content in reception is checked against message type in various tests.&quot;)," calcext:value-type="string">
            <text:p>      message_type STRING OPTIONS(description="Which message a vessel is required to send depends on which danger waters/zone the vessel is active in. In any case, Norwegian vessels are required to send a number of reports to the Norwegian authorities in accordance with national regulations. If a vessel is active in another country's zone, it can</text:p>
            <text:p/>
            <text:p>Three-letter code indicating the type of message. Required field</text:p>
            <text:p/>
            <text:p>Only known values specified in regulations</text:p>
            <text:p/>
            <text:p>Content in reception is checked against message type in various tests."),</text:p>
          </table:table-cell>
          <table:table-cell table:number-columns-repeated="16383"/>
        </table:table-row>
        <table:table-row table:style-name="ro3">
          <table:table-cell table:formula="of:=COM.MICROSOFT.CONCAT(&quot;      &quot;;[$dca_logbook_raw_schema.B6];&quot; &quot;;[$dca_logbook_raw_schema.C6];&quot; OPTIONS(description=&quot;&quot;&quot;;[$dca_logbook_raw_schema.D6];&quot;&quot;&quot;),&quot;)" office:value-type="string" office:string-value="      message_number INT64 OPTIONS(description=&quot;Serial number for the message in the current year. The notification number is unique for the individual vessel in the year (starts anew every year), while the number series for foreign vessels, in accordance with concluded agreements, is built up as the time for generating a notification at the flag state&#10;&#10;This is a counter that starts at 1 every year. The count and number increase by 1 for each message that is sent, regardless of the final recipient of the message. Required field in all messages&#10;&#10;Generated by the system.&#10;&#10;Used to identify messages in the system.&quot;)," calcext:value-type="string">
            <text:p>      message_number INT64 OPTIONS(description="Serial number for the message in the current year. The notification number is unique for the individual vessel in the year (starts anew every year), while the number series for foreign vessels, in accordance with concluded agreements, is built up as the time for generating a notification at the flag state</text:p>
            <text:p/>
            <text:p>This is a counter that starts at 1 every year. The count and number increase by 1 for each message that is sent, regardless of the final recipient of the message. Required field in all messages</text:p>
            <text:p/>
            <text:p>Generated by the system.</text:p>
            <text:p/>
            <text:p>Used to identify messages in the system."),</text:p>
          </table:table-cell>
          <table:table-cell table:number-columns-repeated="16383"/>
        </table:table-row>
        <table:table-row table:style-name="ro4">
          <table:table-cell table:formula="of:=COM.MICROSOFT.CONCAT(&quot;      &quot;;[$dca_logbook_raw_schema.B7];&quot; &quot;;[$dca_logbook_raw_schema.C7];&quot; OPTIONS(description=&quot;&quot;&quot;;[$dca_logbook_raw_schema.D7];&quot;&quot;&quot;),&quot;)" office:value-type="string" office:string-value="      message_version INT64 OPTIONS(description=&quot;Integer showing the version number of the received message. Only capture messages (DCA) contain this variable upon receipt. The Directorate of Fisheries automatically sets the value 1 when received by other message types.&#10;&#10;&#10;Optional element&#10;&#10;New message version will completely replace the previous version and must therefore contain all message data&#10;&#10;This number increases by 1 for each change to the message. Used in connection with correction of the message.&quot;)," calcext:value-type="string">
            <text:p>      message_version INT64 OPTIONS(description="Integer showing the version number of the received message. Only capture messages (DCA) contain this variable upon receipt. The Directorate of Fisheries automatically sets the value 1 when received by other message types.</text:p>
            <text:p/>
            <text:p/>
            <text:p>Optional element</text:p>
            <text:p/>
            <text:p>New message version will completely replace the previous version and must therefore contain all message data</text:p>
            <text:p/>
            <text:p>This number increases by 1 for each change to the message. Used in connection with correction of the message."),</text:p>
          </table:table-cell>
          <table:table-cell table:number-columns-repeated="16383"/>
        </table:table-row>
        <table:table-row table:style-name="ro5">
          <table:table-cell table:formula="of:=COM.MICROSOFT.CONCAT(&quot;      &quot;;[$dca_logbook_raw_schema.B8];&quot; &quot;;[$dca_logbook_raw_schema.C8];&quot; OPTIONS(description=&quot;&quot;&quot;;[$dca_logbook_raw_schema.D8];&quot;&quot;&quot;),&quot;)" office:value-type="string" office:string-value="      sequence_number INT64 OPTIONS(description=&quot;Serial number for the report each year between a specific vessel and recipient (coastal state or international fisheries management organisation). Numbering begins anew each year. Fisker himself indicates the final recipient (FT).&#10;&#10;This is a counter that starts at 1 every year. The count and number increase by 1 for each message sent to a third party. Optional within NS&#10;&#10;Filled in by the system on board.&quot;)," calcext:value-type="string">
            <text:p>      sequence_number INT64 OPTIONS(description="Serial number for the report each year between a specific vessel and recipient (coastal state or international fisheries management organisation). Numbering begins anew each year. Fisker himself indicates the final recipient (FT).</text:p>
            <text:p/>
            <text:p>This is a counter that starts at 1 every year. The count and number increase by 1 for each message sent to a third party. Optional within NS</text:p>
            <text:p/>
            <text:p>Filled in by the system on board."),</text:p>
          </table:table-cell>
          <table:table-cell table:number-columns-repeated="16383"/>
        </table:table-row>
        <table:table-row table:style-name="ro5">
          <table:table-cell table:formula="of:=COM.MICROSOFT.CONCAT(&quot;      &quot;;[$dca_logbook_raw_schema.B9];&quot; &quot;;[$dca_logbook_raw_schema.C9];&quot; OPTIONS(description=&quot;&quot;&quot;;[$dca_logbook_raw_schema.D9];&quot;&quot;&quot;),&quot;)" office:value-type="string" office:string-value="      message_id INT64 OPTIONS(description=&quot;Unique identification that is automatically added to the individual message upon receipt by the Directorate of Fisheries. Unique key for linking with other ERS tables.&#10;&#10;Running series generated by time stored in the database&#10;&#10;System generated with reception&quot;)," calcext:value-type="string">
            <text:p>      message_id INT64 OPTIONS(description="Unique identification that is automatically added to the individual message upon receipt by the Directorate of Fisheries. Unique key for linking with other ERS tables.</text:p>
            <text:p/>
            <text:p>Running series generated by time stored in the database</text:p>
            <text:p/>
            <text:p>System generated with reception"),</text:p>
          </table:table-cell>
          <table:table-cell table:number-columns-repeated="16383"/>
        </table:table-row>
        <table:table-row table:style-name="ro3">
          <table:table-cell table:formula="of:=COM.MICROSOFT.CONCAT(&quot;      &quot;;[$dca_logbook_raw_schema.B10];&quot; &quot;;[$dca_logbook_raw_schema.C10];&quot; OPTIONS(description=&quot;&quot;&quot;;[$dca_logbook_raw_schema.D10];&quot;&quot;&quot;),&quot;)" office:value-type="string" office:string-value="      message_timestamp TIMESTAMP OPTIONS(description=&quot;Date and time the message was sent in UTC.&#10;&#10;Date and time are obtained from the GPS on board. Required fields in all messages.&#10;&#10;Retrieved from GPS on board&#10;&#10;Must specify an exact time for posting the item. Used in reception to check items related to time&quot;)," calcext:value-type="string">
            <text:p>      message_timestamp TIMESTAMP OPTIONS(description="Date and time the message was sent in UTC.</text:p>
            <text:p/>
            <text:p>Date and time are obtained from the GPS on board. Required fields in all messages.</text:p>
            <text:p/>
            <text:p>Retrieved from GPS on board</text:p>
            <text:p/>
            <text:p>Must specify an exact time for posting the item. Used in reception to check items related to time"),</text:p>
          </table:table-cell>
          <table:table-cell table:number-columns-repeated="16383"/>
        </table:table-row>
        <table:table-row table:style-name="ro3">
          <table:table-cell table:formula="of:=COM.MICROSOFT.CONCAT(&quot;      &quot;;[$dca_logbook_raw_schema.B11];&quot; &quot;;[$dca_logbook_raw_schema.C11];&quot; OPTIONS(description=&quot;&quot;&quot;;[$dca_logbook_raw_schema.D11];&quot;&quot;&quot;),&quot;)" office:value-type="string" office:string-value="      message_date STRING OPTIONS(description=&quot;Date and time the message was sent in UTC.&#10;&#10;Date and time are obtained from the GPS on board. Required fields in all messages.&#10;&#10;Retrieved from GPS on board&#10;&#10;Must specify an exact time for posting the item. Used in reception to check items related to time.&quot;)," calcext:value-type="string">
            <text:p>      message_date STRING OPTIONS(description="Date and time the message was sent in UTC.</text:p>
            <text:p/>
            <text:p>Date and time are obtained from the GPS on board. Required fields in all messages.</text:p>
            <text:p/>
            <text:p>Retrieved from GPS on board</text:p>
            <text:p/>
            <text:p>Must specify an exact time for posting the item. Used in reception to check items related to time."),</text:p>
          </table:table-cell>
          <table:table-cell table:number-columns-repeated="16383"/>
        </table:table-row>
        <table:table-row table:style-name="ro3">
          <table:table-cell table:formula="of:=COM.MICROSOFT.CONCAT(&quot;      &quot;;[$dca_logbook_raw_schema.B12];&quot; &quot;;[$dca_logbook_raw_schema.C12];&quot; OPTIONS(description=&quot;&quot;&quot;;[$dca_logbook_raw_schema.D12];&quot;&quot;&quot;),&quot;)" office:value-type="string" office:string-value="      message_hour STRING OPTIONS(description=&quot;Date and time the message was sent in UTC.&#10;&#10;Date and time are obtained from the GPS on board. Required fields in all messages.&#10;&#10;Retrieved from GPS on board&#10;&#10;Must specify an exact time for posting the item. Used in reception to check items related to time&quot;)," calcext:value-type="string">
            <text:p>      message_hour STRING OPTIONS(description="Date and time the message was sent in UTC.</text:p>
            <text:p/>
            <text:p>Date and time are obtained from the GPS on board. Required fields in all messages.</text:p>
            <text:p/>
            <text:p>Retrieved from GPS on board</text:p>
            <text:p/>
            <text:p>Must specify an exact time for posting the item. Used in reception to check items related to time"),</text:p>
          </table:table-cell>
          <table:table-cell table:number-columns-repeated="16383"/>
        </table:table-row>
        <table:table-row table:style-name="ro3">
          <table:table-cell table:formula="of:=COM.MICROSOFT.CONCAT(&quot;      &quot;;[$dca_logbook_raw_schema.B13];&quot; &quot;;[$dca_logbook_raw_schema.C13];&quot; OPTIONS(description=&quot;&quot;&quot;;[$dca_logbook_raw_schema.D13];&quot;&quot;&quot;),&quot;)" office:value-type="string" office:string-value="      callsign_ers STRING OPTIONS(description=&quot;The vessel's radio call sign. Documentation of Norwegian radio callsigns can be found in the vessel table.&#10;&#10;Vessel ID entered with a combination of letters and numbers. Required field.&#10;&#10;Located in admin on application on board the boat&#10;&#10;Message authentication is dependent on this identification. Without a link there, the origin of the message is not confirmed.&quot;)," calcext:value-type="string">
            <text:p>      callsign_ers STRING OPTIONS(description="The vessel's radio call sign. Documentation of Norwegian radio callsigns can be found in the vessel table.</text:p>
            <text:p/>
            <text:p>Vessel ID entered with a combination of letters and numbers. Required field.</text:p>
            <text:p/>
            <text:p>Located in admin on application on board the boat</text:p>
            <text:p/>
            <text:p>Message authentication is dependent on this identification. Without a link there, the origin of the message is not confirmed."),</text:p>
          </table:table-cell>
          <table:table-cell table:number-columns-repeated="16383"/>
        </table:table-row>
        <table:table-row table:style-name="ro3">
          <table:table-cell table:formula="of:=COM.MICROSOFT.CONCAT(&quot;      &quot;;[$dca_logbook_raw_schema.B14];&quot; &quot;;[$dca_logbook_raw_schema.C14];&quot; OPTIONS(description=&quot;&quot;&quot;;[$dca_logbook_raw_schema.D14];&quot;&quot;&quot;),&quot;)" office:value-type="string" office:string-value="      shipname_ers STRING OPTIONS(description=&quot;Name of the vessel.&#10;&#10;Optional element&#10;&#10;Entered by the skipper as a free text field.&#10;&#10;The element's properties give the accuracy some uncertainty.&quot;)," calcext:value-type="string">
            <text:p>      shipname_ers STRING OPTIONS(description="Name of the vessel.</text:p>
            <text:p/>
            <text:p>Optional element</text:p>
            <text:p/>
            <text:p>Entered by the skipper as a free text field.</text:p>
            <text:p/>
            <text:p>The element's properties give the accuracy some uncertainty."),</text:p>
          </table:table-cell>
          <table:table-cell table:number-columns-repeated="16383"/>
        </table:table-row>
        <table:table-row table:style-name="ro5">
          <table:table-cell table:formula="of:=COM.MICROSOFT.CONCAT(&quot;      &quot;;[$dca_logbook_raw_schema.B15];&quot; &quot;;[$dca_logbook_raw_schema.C15];&quot; OPTIONS(description=&quot;&quot;&quot;;[$dca_logbook_raw_schema.D15];&quot;&quot;&quot;),&quot;)" office:value-type="string" office:string-value="      registry_ers STRING OPTIONS(description=&quot;The vessel's registration number.&#10;&#10;Optional element&#10;&#10;This is an identification that is given to Norwegian fishing vessels that are registered in the Brand Register at Can be entered in various ways that have an effect on the quality of this element.&quot;)," calcext:value-type="string">
            <text:p>      registry_ers STRING OPTIONS(description="The vessel's registration number.</text:p>
            <text:p/>
            <text:p>Optional element</text:p>
            <text:p/>
            <text:p>This is an identification that is given to Norwegian fishing vessels that are registered in the Brand Register at Can be entered in various ways that have an effect on the quality of this element."),</text:p>
          </table:table-cell>
          <table:table-cell table:number-columns-repeated="16383"/>
        </table:table-row>
        <table:table-row table:style-name="ro5">
          <table:table-cell table:formula="of:=COM.MICROSOFT.CONCAT(&quot;      &quot;;[$dca_logbook_raw_schema.B16];&quot; &quot;;[$dca_logbook_raw_schema.C16];&quot; OPTIONS(description=&quot;&quot;&quot;;[$dca_logbook_raw_schema.D16];&quot;&quot;&quot;),&quot;)" office:value-type="string" office:string-value="      vessel_flag STRING OPTIONS(description=&quot;Vessel nationality (code): Flag State sender&#10;&#10;The vessel's flag state. Not specified for Norwegian vessels. NB&#10;&#10;Sent from other flag states than NOR&quot;)," calcext:value-type="string">
            <text:p>      vessel_flag STRING OPTIONS(description="Vessel nationality (code): Flag State sender</text:p>
            <text:p/>
            <text:p>The vessel's flag state. Not specified for Norwegian vessels. NB</text:p>
            <text:p/>
            <text:p>Sent from other flag states than NOR"),</text:p>
          </table:table-cell>
          <table:table-cell table:number-columns-repeated="16383"/>
        </table:table-row>
        <table:table-row table:style-name="ro5">
          <table:table-cell table:formula="of:=COM.MICROSOFT.CONCAT(&quot;      &quot;;[$dca_logbook_raw_schema.B17];&quot; &quot;;[$dca_logbook_raw_schema.C17];&quot; OPTIONS(description=&quot;&quot;&quot;;[$dca_logbook_raw_schema.D17];&quot;&quot;&quot;),&quot;)" office:value-type="string" office:string-value="      vessel_flag_group_code BOOL OPTIONS(description=&quot;N = Norwegian, U = Foreign and T = Test.&#10;&#10;&#10;&#10;Grouping of vessels based on nationality and status. Generated with a background in the radio callsign to Found only in the Directorate of Fisheries' register&quot;)," calcext:value-type="string">
            <text:p>      vessel_flag_group_code BOOL OPTIONS(description="N = Norwegian, U = Foreign and T = Test.</text:p>
            <text:p/>
            <text:p/>
            <text:p/>
            <text:p>Grouping of vessels based on nationality and status. Generated with a background in the radio callsign to Found only in the Directorate of Fisheries' register"),</text:p>
          </table:table-cell>
          <table:table-cell table:number-columns-repeated="16383"/>
        </table:table-row>
        <table:table-row table:style-name="ro2">
          <table:table-cell table:formula="of:=COM.MICROSOFT.CONCAT(&quot;      &quot;;[$dca_logbook_raw_schema.B18];&quot; &quot;;[$dca_logbook_raw_schema.C18];&quot; OPTIONS(description=&quot;&quot;&quot;;[$dca_logbook_raw_schema.D18];&quot;&quot;&quot;),&quot;)" office:value-type="string" office:string-value="      vessel_flag_group STRING OPTIONS(description=&quot;Vessel Group&#10;&#10;Grouping of vessels based on nationality and status. Generated with a background in the radio callsign to Found only in the Directorate of Fisheries' register&quot;)," calcext:value-type="string">
            <text:p>      vessel_flag_group STRING OPTIONS(description="Vessel Group</text:p>
            <text:p/>
            <text:p>Grouping of vessels based on nationality and status. Generated with a background in the radio callsign to Found only in the Directorate of Fisheries' register"),</text:p>
          </table:table-cell>
          <table:table-cell table:number-columns-repeated="16383"/>
        </table:table-row>
        <table:table-row table:style-name="ro3">
          <table:table-cell table:formula="of:=COM.MICROSOFT.CONCAT(&quot;      &quot;;[$dca_logbook_raw_schema.B19];&quot; &quot;;[$dca_logbook_raw_schema.C19];&quot; OPTIONS(description=&quot;&quot;&quot;;[$dca_logbook_raw_schema.D19];&quot;&quot;&quot;),&quot;)" office:value-type="string" office:string-value="      quota_type_code INT64 OPTIONS(description=&quot;If fishing is carried out on several fishing permits within a 24-hour period, separate catch reports (DCA) must be sent.&#10;&#10;Value is selected from table in on-board application. Required field.&#10;&#10;Value is retrieved from a list&#10;&#10;The values are found as appendix no. 5 in the regulation&quot;)," calcext:value-type="string">
            <text:p>      quota_type_code INT64 OPTIONS(description="If fishing is carried out on several fishing permits within a 24-hour period, separate catch reports (DCA) must be sent.</text:p>
            <text:p/>
            <text:p>Value is selected from table in on-board application. Required field.</text:p>
            <text:p/>
            <text:p>Value is retrieved from a list</text:p>
            <text:p/>
            <text:p>The values are found as appendix no. 5 in the regulation"),</text:p>
          </table:table-cell>
          <table:table-cell table:number-columns-repeated="16383"/>
        </table:table-row>
        <table:table-row table:style-name="ro3">
          <table:table-cell table:formula="of:=COM.MICROSOFT.CONCAT(&quot;      &quot;;[$dca_logbook_raw_schema.B20];&quot; &quot;;[$dca_logbook_raw_schema.C20];&quot; OPTIONS(description=&quot;&quot;&quot;;[$dca_logbook_raw_schema.D20];&quot;&quot;&quot;),&quot;)" office:value-type="string" office:string-value="      quota_type STRING OPTIONS(description=&quot;If fishing is carried out on several fishing permits within a 24-hour period, separate catch reports (DCA) must be sent.&#10;&#10;Value is selected from table in on-board application. Required field.&#10;&#10;Value is retrieved from a list&#10;&#10;The values are found as appendix no. 5 in the regulation&quot;)," calcext:value-type="string">
            <text:p>      quota_type STRING OPTIONS(description="If fishing is carried out on several fishing permits within a 24-hour period, separate catch reports (DCA) must be sent.</text:p>
            <text:p/>
            <text:p>Value is selected from table in on-board application. Required field.</text:p>
            <text:p/>
            <text:p>Value is retrieved from a list</text:p>
            <text:p/>
            <text:p>The values are found as appendix no. 5 in the regulation"),</text:p>
          </table:table-cell>
          <table:table-cell table:number-columns-repeated="16383"/>
        </table:table-row>
        <table:table-row table:style-name="ro3">
          <table:table-cell table:formula="of:=COM.MICROSOFT.CONCAT(&quot;      &quot;;[$dca_logbook_raw_schema.B21];&quot; &quot;;[$dca_logbook_raw_schema.C21];&quot; OPTIONS(description=&quot;&quot;&quot;;[$dca_logbook_raw_schema.D21];&quot;&quot;&quot;),&quot;)" office:value-type="string" office:string-value="      activity_code STRING OPTIONS(description=&quot;For some vessels, not all codes are relevant.&#10;&#10;Required field in all DCAs.&#10;&#10;The value is retrieved from a list.&#10;&#10;The values can be found as an appendix no. 6 in the regulation&quot;)," calcext:value-type="string">
            <text:p>      activity_code STRING OPTIONS(description="For some vessels, not all codes are relevant.</text:p>
            <text:p/>
            <text:p>Required field in all DCAs.</text:p>
            <text:p/>
            <text:p>The value is retrieved from a list.</text:p>
            <text:p/>
            <text:p>The values can be found as an appendix no. 6 in the regulation"),</text:p>
          </table:table-cell>
          <table:table-cell table:number-columns-repeated="16383"/>
        </table:table-row>
        <table:table-row table:style-name="ro3">
          <table:table-cell table:formula="of:=COM.MICROSOFT.CONCAT(&quot;      &quot;;[$dca_logbook_raw_schema.B22];&quot; &quot;;[$dca_logbook_raw_schema.C22];&quot; OPTIONS(description=&quot;&quot;&quot;;[$dca_logbook_raw_schema.D22];&quot;&quot;&quot;),&quot;)" office:value-type="string" office:string-value="      activity STRING OPTIONS(description=&quot;For some vessels, not all codes are relevant.&#10;&#10;Required field in all DCAs.&#10;&#10;The value is retrieved from a list.&#10;&#10;The values can be found as an appendix no. 6 in the regulation&quot;)," calcext:value-type="string">
            <text:p>      activity STRING OPTIONS(description="For some vessels, not all codes are relevant.</text:p>
            <text:p/>
            <text:p>Required field in all DCAs.</text:p>
            <text:p/>
            <text:p>The value is retrieved from a list.</text:p>
            <text:p/>
            <text:p>The values can be found as an appendix no. 6 in the regulation"),</text:p>
          </table:table-cell>
          <table:table-cell table:number-columns-repeated="16383"/>
        </table:table-row>
        <table:table-row table:style-name="ro3">
          <table:table-cell table:formula="of:=COM.MICROSOFT.CONCAT(&quot;      &quot;;[$dca_logbook_raw_schema.B23];&quot; &quot;;[$dca_logbook_raw_schema.C23];&quot; OPTIONS(description=&quot;&quot;&quot;;[$dca_logbook_raw_schema.D23];&quot;&quot;&quot;),&quot;)" office:value-type="string" office:string-value="      port_code STRING OPTIONS(description=&quot;International code for the port of call, ISO alpha 2 country code + 3 letter port code UN/LOCODE (The United Nations code for Trade and Transport Locations.)&#10;&#10;Value is selected from table in on-board application. Required field.&#10;&#10;Value is retrieved from a list&#10;&#10;Official port list of valid codes published on the Directorate of Fisheries' website.&quot;)," calcext:value-type="string">
            <text:p>      port_code STRING OPTIONS(description="International code for the port of call, ISO alpha 2 country code + 3 letter port code UN/LOCODE (The United Nations code for Trade and Transport Locations.)</text:p>
            <text:p/>
            <text:p>Value is selected from table in on-board application. Required field.</text:p>
            <text:p/>
            <text:p>Value is retrieved from a list</text:p>
            <text:p/>
            <text:p>Official port list of valid codes published on the Directorate of Fisheries' website."),</text:p>
          </table:table-cell>
          <table:table-cell table:number-columns-repeated="16383"/>
        </table:table-row>
        <table:table-row table:style-name="ro3">
          <table:table-cell table:formula="of:=COM.MICROSOFT.CONCAT(&quot;      &quot;;[$dca_logbook_raw_schema.B24];&quot; &quot;;[$dca_logbook_raw_schema.C24];&quot; OPTIONS(description=&quot;&quot;&quot;;[$dca_logbook_raw_schema.D24];&quot;&quot;&quot;),&quot;)" office:value-type="string" office:string-value="      port_name STRING OPTIONS(description=&quot;International code for the port of call, ISO alpha 2 country code + 3 letter port code UN/LOCODE (The United Nations code for Trade and Transport Locations.)&#10;&#10;Value is selected from table in on-board application. Required field.&#10;&#10;Value is retrieved from a list&#10;&#10;Official port list of valid codes published on the Directorate of Fisheries' website.&quot;)," calcext:value-type="string">
            <text:p>      port_name STRING OPTIONS(description="International code for the port of call, ISO alpha 2 country code + 3 letter port code UN/LOCODE (The United Nations code for Trade and Transport Locations.)</text:p>
            <text:p/>
            <text:p>Value is selected from table in on-board application. Required field.</text:p>
            <text:p/>
            <text:p>Value is retrieved from a list</text:p>
            <text:p/>
            <text:p>Official port list of valid codes published on the Directorate of Fisheries' website."),</text:p>
          </table:table-cell>
          <table:table-cell table:number-columns-repeated="16383"/>
        </table:table-row>
        <table:table-row table:style-name="ro3">
          <table:table-cell table:formula="of:=COM.MICROSOFT.CONCAT(&quot;      &quot;;[$dca_logbook_raw_schema.B25];&quot; &quot;;[$dca_logbook_raw_schema.C25];&quot; OPTIONS(description=&quot;&quot;&quot;;[$dca_logbook_raw_schema.D25];&quot;&quot;&quot;),&quot;)" office:value-type="string" office:string-value="      port_nacionality STRING OPTIONS(description=&quot;International code for the port of call, ISO alpha 2 country code + 3 letter port code UN/LOCODE (The United Nations code for Trade and Transport Locations.)&#10;&#10;Value is selected from table in on-board application. Required field.&#10;&#10;Value is retrieved from a list&#10;&#10;Official port list of valid codes published on the Directorate of Fisheries' website.&quot;)," calcext:value-type="string">
            <text:p>      port_nacionality STRING OPTIONS(description="International code for the port of call, ISO alpha 2 country code + 3 letter port code UN/LOCODE (The United Nations code for Trade and Transport Locations.)</text:p>
            <text:p/>
            <text:p>Value is selected from table in on-board application. Required field.</text:p>
            <text:p/>
            <text:p>Value is retrieved from a list</text:p>
            <text:p/>
            <text:p>Official port list of valid codes published on the Directorate of Fisheries' website."),</text:p>
          </table:table-cell>
          <table:table-cell table:number-columns-repeated="16383"/>
        </table:table-row>
        <table:table-row table:style-name="ro5">
          <table:table-cell table:formula="of:=COM.MICROSOFT.CONCAT(&quot;      &quot;;[$dca_logbook_raw_schema.B26];&quot; &quot;;[$dca_logbook_raw_schema.C26];&quot; OPTIONS(description=&quot;&quot;&quot;;[$dca_logbook_raw_schema.D26];&quot;&quot;&quot;),&quot;)" office:value-type="string" office:string-value="      timestamp_start_activity TIMESTAMP OPTIONS(description=&quot;Start timestamp: Date and time of fishing start&#10;&#10;Date (YYYYMMDD) and time (TTMM) of fishing start&#10;&#10;Required data&quot;)," calcext:value-type="string">
            <text:p>      timestamp_start_activity TIMESTAMP OPTIONS(description="Start timestamp: Date and time of fishing start</text:p>
            <text:p/>
            <text:p>Date (YYYYMMDD) and time (TTMM) of fishing start</text:p>
            <text:p/>
            <text:p>Required data"),</text:p>
          </table:table-cell>
          <table:table-cell table:number-columns-repeated="16383"/>
        </table:table-row>
        <table:table-row table:style-name="ro5">
          <table:table-cell table:formula="of:=COM.MICROSOFT.CONCAT(&quot;      &quot;;[$dca_logbook_raw_schema.B27];&quot; &quot;;[$dca_logbook_raw_schema.C27];&quot; OPTIONS(description=&quot;&quot;&quot;;[$dca_logbook_raw_schema.D27];&quot;&quot;&quot;),&quot;)" office:value-type="string" office:string-value="      date_start_activity STRING OPTIONS(description=&quot;Start date: Date and time of fishing start&#10;&#10;Date (YYYYMMDD) and time (TTMM) of fishing start&#10;&#10;Required data&quot;)," calcext:value-type="string">
            <text:p>      date_start_activity STRING OPTIONS(description="Start date: Date and time of fishing start</text:p>
            <text:p/>
            <text:p>Date (YYYYMMDD) and time (TTMM) of fishing start</text:p>
            <text:p/>
            <text:p>Required data"),</text:p>
          </table:table-cell>
          <table:table-cell table:number-columns-repeated="16383"/>
        </table:table-row>
        <table:table-row table:style-name="ro5">
          <table:table-cell table:formula="of:=COM.MICROSOFT.CONCAT(&quot;      &quot;;[$dca_logbook_raw_schema.B28];&quot; &quot;;[$dca_logbook_raw_schema.C28];&quot; OPTIONS(description=&quot;&quot;&quot;;[$dca_logbook_raw_schema.D28];&quot;&quot;&quot;),&quot;)" office:value-type="string" office:string-value="      hour_start_activity STRING OPTIONS(description=&quot;Start time: Date and time of fishing start&#10;&#10;Date (YYYYMMDD) and time (TTMM) of fishing start&#10;&#10;Required data&quot;)," calcext:value-type="string">
            <text:p>      hour_start_activity STRING OPTIONS(description="Start time: Date and time of fishing start</text:p>
            <text:p/>
            <text:p>Date (YYYYMMDD) and time (TTMM) of fishing start</text:p>
            <text:p/>
            <text:p>Required data"),</text:p>
          </table:table-cell>
          <table:table-cell table:number-columns-repeated="16383"/>
        </table:table-row>
        <table:table-row table:style-name="ro3">
          <table:table-cell table:formula="of:=COM.MICROSOFT.CONCAT(&quot;      &quot;;[$dca_logbook_raw_schema.B29];&quot; &quot;;[$dca_logbook_raw_schema.C29];&quot; OPTIONS(description=&quot;&quot;&quot;;[$dca_logbook_raw_schema.D29];&quot;&quot;&quot;),&quot;)" office:value-type="string" office:string-value="      lat_start_activity FLOAT64 OPTIONS(description=&quot;Start position latitude: Position latitude&#10;&#10;Position latitude at start of fishing operation +/- DD.ddd (WGS-84)&#10;&#10;Required data if the vessel has set fishing gear in the sea. Required field&#10;&#10;Retrieved from GPS on board&quot;)," calcext:value-type="string">
            <text:p>      lat_start_activity FLOAT64 OPTIONS(description="Start position latitude: Position latitude</text:p>
            <text:p/>
            <text:p>Position latitude at start of fishing operation +/- DD.ddd (WGS-84)</text:p>
            <text:p/>
            <text:p>Required data if the vessel has set fishing gear in the sea. Required field</text:p>
            <text:p/>
            <text:p>Retrieved from GPS on board"),</text:p>
          </table:table-cell>
          <table:table-cell table:number-columns-repeated="16383"/>
        </table:table-row>
        <table:table-row table:style-name="ro13">
          <table:table-cell table:formula="of:=COM.MICROSOFT.CONCAT(&quot;      &quot;;[$dca_logbook_raw_schema.B30];&quot; &quot;;[$dca_logbook_raw_schema.C30];&quot; OPTIONS(description=&quot;&quot;&quot;;[$dca_logbook_raw_schema.D30];&quot;&quot;&quot;),&quot;)" office:value-type="string" office:string-value="      lon_start_activity FLOAT64 OPTIONS(description=&quot;Start position longitude: Position  longitude&#10;&#10;Position longitude at start of fishing operation +/- DDD.ddd (WGS-84)&#10;&#10;Required data if the vessel has set fishing gear in the sea. Required field&#10;&#10;Retrieved from GPS on board&#10;&#10;Values are entered in the message with the correct format.&quot;)," calcext:value-type="string">
            <text:p>      lon_start_activity FLOAT64 OPTIONS(description="Start position longitude: Position  longitude</text:p>
            <text:p/>
            <text:p>Position longitude at start of fishing operation +/- DDD.ddd (WGS-84)</text:p>
            <text:p/>
            <text:p>Required data if the vessel has set fishing gear in the sea. Required field</text:p>
            <text:p/>
            <text:p>Retrieved from GPS on board</text:p>
            <text:p/>
            <text:p>Values are entered in the message with the correct format."),</text:p>
          </table:table-cell>
          <table:table-cell table:number-columns-repeated="16383"/>
        </table:table-row>
        <table:table-row table:style-name="ro13">
          <table:table-cell table:formula="of:=COM.MICROSOFT.CONCAT(&quot;      &quot;;[$dca_logbook_raw_schema.B31];&quot; &quot;;[$dca_logbook_raw_schema.C31];&quot; OPTIONS(description=&quot;&quot;&quot;;[$dca_logbook_raw_schema.D31];&quot;&quot;&quot;),&quot;)" office:value-type="string" office:string-value="      main_area_start_activity_code INT64 OPTIONS(description=&quot;Main area start (code): Location where fishing operation has started&#10;&#10;This is a calculated value from the system with a background in positions that the fisherman states in the report in the catch report.&#10;&#10;System-generated zone by the Directorate of Fisheries&#10;&#10;Automatic&#10;&#10;Relevant up to the final note&quot;)," calcext:value-type="string">
            <text:p>      main_area_start_activity_code INT64 OPTIONS(description="Main area start (code): Location where fishing operation has started</text:p>
            <text:p/>
            <text:p>This is a calculated value from the system with a background in positions that the fisherman states in the report in the catch report.</text:p>
            <text:p/>
            <text:p>System-generated zone by the Directorate of Fisheries</text:p>
            <text:p/>
            <text:p>Automatic</text:p>
            <text:p/>
            <text:p>Relevant up to the final note"),</text:p>
          </table:table-cell>
          <table:table-cell table:number-columns-repeated="16383"/>
        </table:table-row>
        <table:table-row table:style-name="ro14">
          <table:table-cell table:formula="of:=COM.MICROSOFT.CONCAT(&quot;      &quot;;[$dca_logbook_raw_schema.B32];&quot; &quot;;[$dca_logbook_raw_schema.C32];&quot; OPTIONS(description=&quot;&quot;&quot;;[$dca_logbook_raw_schema.D32];&quot;&quot;&quot;),&quot;)" office:value-type="string" office:string-value="      main_area_start_activity_name STRING OPTIONS(description=&quot;Main area start: Location where fishing operation has started&#10;&#10;This is a calculated value from the system with a background in positions that the fisherman states in the report in the catch report.&#10;&#10;System-generated zone by the Directorate of Fisheries&#10;&#10;7&#10;Automatic&#10;&#10;Relevant up to the final note&quot;)," calcext:value-type="string">
            <text:p>      main_area_start_activity_name STRING OPTIONS(description="Main area start: Location where fishing operation has started</text:p>
            <text:p/>
            <text:p>This is a calculated value from the system with a background in positions that the fisherman states in the report in the catch report.</text:p>
            <text:p/>
            <text:p>System-generated zone by the Directorate of Fisheries</text:p>
            <text:p/>
            <text:p>7</text:p>
            <text:p>Automatic</text:p>
            <text:p/>
            <text:p>Relevant up to the final note"),</text:p>
          </table:table-cell>
          <table:table-cell table:number-columns-repeated="16383"/>
        </table:table-row>
        <table:table-row table:style-name="ro13">
          <table:table-cell table:formula="of:=COM.MICROSOFT.CONCAT(&quot;      &quot;;[$dca_logbook_raw_schema.B33];&quot; &quot;;[$dca_logbook_raw_schema.C33];&quot; OPTIONS(description=&quot;&quot;&quot;;[$dca_logbook_raw_schema.D33];&quot;&quot;&quot;),&quot;)" office:value-type="string" office:string-value="      location_start_activity_code INT64 OPTIONS(description=&quot;Location start (code): Location where the fishing operation has started&#10;&#10;This is a calculated value from the system with a background in positions that the fisherman states in the report in the catch report.&#10;&#10;System-generated zone by the Directorate of Fisheries&#10;&#10;Automatic&#10;&#10;Relevant up to the final note&quot;)," calcext:value-type="string">
            <text:p>      location_start_activity_code INT64 OPTIONS(description="Location start (code): Location where the fishing operation has started</text:p>
            <text:p/>
            <text:p>This is a calculated value from the system with a background in positions that the fisherman states in the report in the catch report.</text:p>
            <text:p/>
            <text:p>System-generated zone by the Directorate of Fisheries</text:p>
            <text:p/>
            <text:p>Automatic</text:p>
            <text:p/>
            <text:p>Relevant up to the final note"),</text:p>
          </table:table-cell>
          <table:table-cell table:number-columns-repeated="16383"/>
        </table:table-row>
        <table:table-row table:style-name="ro13">
          <table:table-cell table:formula="of:=COM.MICROSOFT.CONCAT(&quot;      &quot;;[$dca_logbook_raw_schema.B34];&quot; &quot;;[$dca_logbook_raw_schema.C34];&quot; OPTIONS(description=&quot;&quot;&quot;;[$dca_logbook_raw_schema.D34];&quot;&quot;&quot;),&quot;)" office:value-type="string" office:string-value="      zone_code STRING OPTIONS(description=&quot;Zone (code): Zone&#10;&#10;Zone designation (ICES) where fishing operations are carried out. The information consists of the three-letter nation code in addition to the three-letter code for composite areas (starting with the letter X) when the zone is shared by several nations. Code table KODEEIER.NS_OKONOMISK_SON&#10;&#10;Economic zone indicated by the skipper from a list from the Directorate of Fisheries where fishing has been carried out&#10;&#10;The skipper selects this manually&#10;&#10;Used to check activity in regulations where this is relevant.&quot;)," calcext:value-type="string">
            <text:p>      zone_code STRING OPTIONS(description="Zone (code): Zone</text:p>
            <text:p/>
            <text:p>Zone designation (ICES) where fishing operations are carried out. The information consists of the three-letter nation code in addition to the three-letter code for composite areas (starting with the letter X) when the zone is shared by several nations. Code table KODEEIER.NS_OKONOMISK_SON</text:p>
            <text:p/>
            <text:p>Economic zone indicated by the skipper from a list from the Directorate of Fisheries where fishing has been carried out</text:p>
            <text:p/>
            <text:p>The skipper selects this manually</text:p>
            <text:p/>
            <text:p>Used to check activity in regulations where this is relevant."),</text:p>
          </table:table-cell>
          <table:table-cell table:number-columns-repeated="16383"/>
        </table:table-row>
        <table:table-row table:style-name="ro13">
          <table:table-cell table:formula="of:=COM.MICROSOFT.CONCAT(&quot;      &quot;;[$dca_logbook_raw_schema.B35];&quot; &quot;;[$dca_logbook_raw_schema.C35];&quot; OPTIONS(description=&quot;&quot;&quot;;[$dca_logbook_raw_schema.D35];&quot;&quot;&quot;),&quot;)" office:value-type="string" office:string-value="      zone_name STRING OPTIONS(description=&quot;Zone: Zone&#10;&#10;Zone designation (ICES) where fishing operations are carried out. The information consists of the three-letter nation code in addition to the three-letter code for composite areas (starting with the letter X) when the zone is shared by several nations. Code table KODEEIER.NS_OKONOMISK_SON&#10;&#10;Economic zone indicated by the skipper from a list from the Directorate of Fisheries where fishing has been carried out&#10;&#10;The skipper selects this manually&#10;&#10;Used to check activity in regulations where this is relevant.&quot;)," calcext:value-type="string">
            <text:p>      zone_name STRING OPTIONS(description="Zone: Zone</text:p>
            <text:p/>
            <text:p>Zone designation (ICES) where fishing operations are carried out. The information consists of the three-letter nation code in addition to the three-letter code for composite areas (starting with the letter X) when the zone is shared by several nations. Code table KODEEIER.NS_OKONOMISK_SON</text:p>
            <text:p/>
            <text:p>Economic zone indicated by the skipper from a list from the Directorate of Fisheries where fishing has been carried out</text:p>
            <text:p/>
            <text:p>The skipper selects this manually</text:p>
            <text:p/>
            <text:p>Used to check activity in regulations where this is relevant."),</text:p>
          </table:table-cell>
          <table:table-cell table:number-columns-repeated="16383"/>
        </table:table-row>
        <table:table-row table:style-name="ro1">
          <table:table-cell table:formula="of:=COM.MICROSOFT.CONCAT(&quot;      &quot;;[$dca_logbook_raw_schema.B36];&quot; &quot;;[$dca_logbook_raw_schema.C36];&quot; OPTIONS(description=&quot;&quot;&quot;;[$dca_logbook_raw_schema.D36];&quot;&quot;&quot;),&quot;)" office:value-type="string" office:string-value="      area_grouping_start_activity_code STRING OPTIONS(description=&quot;Area grouping start code [områdegruppering.start..kode.]&quot;)," calcext:value-type="string">
            <text:p><text:s text:c="6"/>area_grouping_start_activity_code STRING OPTIONS(description="Area grouping start code [områdegruppering.start..kode.]"),</text:p>
          </table:table-cell>
          <table:table-cell table:number-columns-repeated="16383"/>
        </table:table-row>
        <table:table-row table:style-name="ro1">
          <table:table-cell table:formula="of:=COM.MICROSOFT.CONCAT(&quot;      &quot;;[$dca_logbook_raw_schema.B37];&quot; &quot;;[$dca_logbook_raw_schema.C37];&quot; OPTIONS(description=&quot;&quot;&quot;;[$dca_logbook_raw_schema.D37];&quot;&quot;&quot;),&quot;)" office:value-type="string" office:string-value="      area_grouping_start_activity_name STRING OPTIONS(description=&quot;Area grouping start name [områdegruppering.start]&quot;)," calcext:value-type="string">
            <text:p><text:s text:c="6"/>area_grouping_start_activity_name STRING OPTIONS(description="Area grouping start name [områdegruppering.start]"),</text:p>
          </table:table-cell>
          <table:table-cell table:number-columns-repeated="16383"/>
        </table:table-row>
        <table:table-row table:style-name="ro13">
          <table:table-cell table:formula="of:=COM.MICROSOFT.CONCAT(&quot;      &quot;;[$dca_logbook_raw_schema.B38];&quot; &quot;;[$dca_logbook_raw_schema.C38];&quot; OPTIONS(description=&quot;&quot;&quot;;[$dca_logbook_raw_schema.D38];&quot;&quot;&quot;),&quot;)" office:value-type="string" office:string-value="      depth_start_activity INT64 OPTIONS(description=&quot;Sea depth start: Start zone&#10;&#10;Another level for zone indication&#10;&#10;System-generated zone by the Directorate of Fisheries&#10;&#10;Automatic&#10;&#10;Used to check activity in regulations where this is relevant&quot;)," calcext:value-type="string">
            <text:p>      depth_start_activity INT64 OPTIONS(description="Sea depth start: Start zone</text:p>
            <text:p/>
            <text:p>Another level for zone indication</text:p>
            <text:p/>
            <text:p>System-generated zone by the Directorate of Fisheries</text:p>
            <text:p/>
            <text:p>Automatic</text:p>
            <text:p/>
            <text:p>Used to check activity in regulations where this is relevant"),</text:p>
          </table:table-cell>
          <table:table-cell table:number-columns-repeated="16383"/>
        </table:table-row>
        <table:table-row table:style-name="ro5">
          <table:table-cell table:formula="of:=COM.MICROSOFT.CONCAT(&quot;      &quot;;[$dca_logbook_raw_schema.B39];&quot; &quot;;[$dca_logbook_raw_schema.C39];&quot; OPTIONS(description=&quot;&quot;&quot;;[$dca_logbook_raw_schema.D39];&quot;&quot;&quot;),&quot;)" office:value-type="string" office:string-value="      timestamp_stop_activity TIMESTAMP OPTIONS(description=&quot;Stop timestamp: Date and time of fishing stop&#10;&#10;Date (YYYYMMDD) and time (TTMM) of fishing stop&#10;&#10;Required data&quot;)," calcext:value-type="string">
            <text:p>      timestamp_stop_activity TIMESTAMP OPTIONS(description="Stop timestamp: Date and time of fishing stop</text:p>
            <text:p/>
            <text:p>Date (YYYYMMDD) and time (TTMM) of fishing stop</text:p>
            <text:p/>
            <text:p>Required data"),</text:p>
          </table:table-cell>
          <table:table-cell table:number-columns-repeated="16383"/>
        </table:table-row>
        <table:table-row table:style-name="ro5">
          <table:table-cell table:formula="of:=COM.MICROSOFT.CONCAT(&quot;      &quot;;[$dca_logbook_raw_schema.B40];&quot; &quot;;[$dca_logbook_raw_schema.C40];&quot; OPTIONS(description=&quot;&quot;&quot;;[$dca_logbook_raw_schema.D40];&quot;&quot;&quot;),&quot;)" office:value-type="string" office:string-value="      date_stop_activity STRING OPTIONS(description=&quot;Stop date: Date and time of fishing stop&#10;&#10;Date (YYYYMMDD) and time (TTMM) of fishing stop&#10;&#10;Required data&quot;)," calcext:value-type="string">
            <text:p>      date_stop_activity STRING OPTIONS(description="Stop date: Date and time of fishing stop</text:p>
            <text:p/>
            <text:p>Date (YYYYMMDD) and time (TTMM) of fishing stop</text:p>
            <text:p/>
            <text:p>Required data"),</text:p>
          </table:table-cell>
          <table:table-cell table:number-columns-repeated="16383"/>
        </table:table-row>
        <table:table-row table:style-name="ro5">
          <table:table-cell table:formula="of:=COM.MICROSOFT.CONCAT(&quot;      &quot;;[$dca_logbook_raw_schema.B41];&quot; &quot;;[$dca_logbook_raw_schema.C41];&quot; OPTIONS(description=&quot;&quot;&quot;;[$dca_logbook_raw_schema.D41];&quot;&quot;&quot;),&quot;)" office:value-type="string" office:string-value="      hour_stop_activity STRING OPTIONS(description=&quot;Stop time: Date and time of fishing stop&#10;&#10;Date (YYYYMMDD) and time (TTMM) of fishing stop&#10;&#10;Required data&quot;)," calcext:value-type="string">
            <text:p>      hour_stop_activity STRING OPTIONS(description="Stop time: Date and time of fishing stop</text:p>
            <text:p/>
            <text:p>Date (YYYYMMDD) and time (TTMM) of fishing stop</text:p>
            <text:p/>
            <text:p>Required data"),</text:p>
          </table:table-cell>
          <table:table-cell table:number-columns-repeated="16383"/>
        </table:table-row>
        <table:table-row table:style-name="ro13">
          <table:table-cell table:formula="of:=COM.MICROSOFT.CONCAT(&quot;      &quot;;[$dca_logbook_raw_schema.B42];&quot; &quot;;[$dca_logbook_raw_schema.C42];&quot; OPTIONS(description=&quot;&quot;&quot;;[$dca_logbook_raw_schema.D42];&quot;&quot;&quot;),&quot;)" office:value-type="string" office:string-value="      duration_activity INT64 OPTIONS(description=&quot;Duration: Duration&#10;&#10;Duration of the fishing operation in minutes&#10;&#10;Is required if you have had gear in the sea. The definition of fishing operation is based on the clearly defined times for start and stop.&#10;&#10;The time between the start and end of a fishing operation&#10;&#10;The vessels sometimes enter tail time instead of the length of the fishing operation. Marine research can use this for CPUE calculations.&quot;)," calcext:value-type="string">
            <text:p>      duration_activity INT64 OPTIONS(description="Duration: Duration</text:p>
            <text:p/>
            <text:p>Duration of the fishing operation in minutes</text:p>
            <text:p/>
            <text:p>Is required if you have had gear in the sea. The definition of fishing operation is based on the clearly defined times for start and stop.</text:p>
            <text:p/>
            <text:p>The time between the start and end of a fishing operation</text:p>
            <text:p/>
            <text:p>The vessels sometimes enter tail time instead of the length of the fishing operation. Marine research can use this for CPUE calculations."),</text:p>
          </table:table-cell>
          <table:table-cell table:number-columns-repeated="16383"/>
        </table:table-row>
        <table:table-row table:style-name="ro5">
          <table:table-cell table:formula="of:=COM.MICROSOFT.CONCAT(&quot;      &quot;;[$dca_logbook_raw_schema.B43];&quot; &quot;;[$dca_logbook_raw_schema.C43];&quot; OPTIONS(description=&quot;&quot;&quot;;[$dca_logbook_raw_schema.D43];&quot;&quot;&quot;),&quot;)" office:value-type="string" office:string-value="      year_reference INT64 OPTIONS(description=&quot;Catch year: Date and time of start of fishing&#10;&#10;Date (YYYYMMDD) and time (TTMM) of fishing start&#10;&#10;Required data&quot;)," calcext:value-type="string">
            <text:p>      year_reference INT64 OPTIONS(description="Catch year: Date and time of start of fishing</text:p>
            <text:p/>
            <text:p>Date (YYYYMMDD) and time (TTMM) of fishing start</text:p>
            <text:p/>
            <text:p>Required data"),</text:p>
          </table:table-cell>
          <table:table-cell table:number-columns-repeated="16383"/>
        </table:table-row>
        <table:table-row table:style-name="ro13">
          <table:table-cell table:formula="of:=COM.MICROSOFT.CONCAT(&quot;      &quot;;[$dca_logbook_raw_schema.B44];&quot; &quot;;[$dca_logbook_raw_schema.C44];&quot; OPTIONS(description=&quot;&quot;&quot;;[$dca_logbook_raw_schema.D44];&quot;&quot;&quot;),&quot;)" office:value-type="string" office:string-value="      lat_stop_activity FLOAT64 OPTIONS(description=&quot;Stop position latitude: Position latitude&#10;&#10;Position latitude at end of fishing operation +/- DD.ddd (WGS-84)&#10;&#10;Required data&#10;&#10;Retrieved from the GPS on board, when the skipper presses Stop in the Application.&#10;&#10;The time is specified in the definition of what a capture operation is.&quot;)," calcext:value-type="string">
            <text:p>      lat_stop_activity FLOAT64 OPTIONS(description="Stop position latitude: Position latitude</text:p>
            <text:p/>
            <text:p>Position latitude at end of fishing operation +/- DD.ddd (WGS-84)</text:p>
            <text:p/>
            <text:p>Required data</text:p>
            <text:p/>
            <text:p>Retrieved from the GPS on board, when the skipper presses Stop in the Application.</text:p>
            <text:p/>
            <text:p>The time is specified in the definition of what a capture operation is."),</text:p>
          </table:table-cell>
          <table:table-cell table:number-columns-repeated="16383"/>
        </table:table-row>
        <table:table-row table:style-name="ro13">
          <table:table-cell table:formula="of:=COM.MICROSOFT.CONCAT(&quot;      &quot;;[$dca_logbook_raw_schema.B45];&quot; &quot;;[$dca_logbook_raw_schema.C45];&quot; OPTIONS(description=&quot;&quot;&quot;;[$dca_logbook_raw_schema.D45];&quot;&quot;&quot;),&quot;)" office:value-type="string" office:string-value="      lon_stop_activity FLOAT64 OPTIONS(description=&quot;Stop position longitude: Position  longitude&#10;&#10;Position longitude at end of fishing operation +/- DDD.ddd (WGS-84)&#10;&#10;Required data as the final element of a fishing operation&#10;&#10;Retrieved from the GPS on board, when the skipper presses Stop in the Application.&#10;&#10;The time is specified in the definition of what a capture operation is.&quot;)," calcext:value-type="string">
            <text:p>      lon_stop_activity FLOAT64 OPTIONS(description="Stop position longitude: Position  longitude</text:p>
            <text:p/>
            <text:p>Position longitude at end of fishing operation +/- DDD.ddd (WGS-84)</text:p>
            <text:p/>
            <text:p>Required data as the final element of a fishing operation</text:p>
            <text:p/>
            <text:p>Retrieved from the GPS on board, when the skipper presses Stop in the Application.</text:p>
            <text:p/>
            <text:p>The time is specified in the definition of what a capture operation is."),</text:p>
          </table:table-cell>
          <table:table-cell table:number-columns-repeated="16383"/>
        </table:table-row>
        <table:table-row table:style-name="ro3">
          <table:table-cell table:formula="of:=COM.MICROSOFT.CONCAT(&quot;      &quot;;[$dca_logbook_raw_schema.B46];&quot; &quot;;[$dca_logbook_raw_schema.C46];&quot; OPTIONS(description=&quot;&quot;&quot;;[$dca_logbook_raw_schema.D46];&quot;&quot;&quot;),&quot;)" office:value-type="string" office:string-value="      main_area_stop_activity_code INT64 OPTIONS(description=&quot;Main area stop (code): Location where fishing operation ended&#10;&#10;This is a calculated value from the system with a background in positions that the fisherman states in the report in the catch report.&#10;&#10;Done by the system in the Norwegian Directorate of Fisheries automatically based on locations found in the system System generated with receipt&#10;&#10;Used to link values to activity in different locations.&quot;)," calcext:value-type="string">
            <text:p>      main_area_stop_activity_code INT64 OPTIONS(description="Main area stop (code): Location where fishing operation ended</text:p>
            <text:p/>
            <text:p>This is a calculated value from the system with a background in positions that the fisherman states in the report in the catch report.</text:p>
            <text:p/>
            <text:p>Done by the system in the Norwegian Directorate of Fisheries automatically based on locations found in the system System generated with receipt</text:p>
            <text:p/>
            <text:p>Used to link values to activity in different locations."),</text:p>
          </table:table-cell>
          <table:table-cell table:number-columns-repeated="16383"/>
        </table:table-row>
        <table:table-row table:style-name="ro3">
          <table:table-cell table:formula="of:=COM.MICROSOFT.CONCAT(&quot;      &quot;;[$dca_logbook_raw_schema.B47];&quot; &quot;;[$dca_logbook_raw_schema.C47];&quot; OPTIONS(description=&quot;&quot;&quot;;[$dca_logbook_raw_schema.D47];&quot;&quot;&quot;),&quot;)" office:value-type="string" office:string-value="      main_area_stop_activity_name STRING OPTIONS(description=&quot;Main area stop: Location where fishing operation ended&#10;&#10;This is a calculated value from the system with a background in positions that the fisherman states in the report in the catch report.&#10;&#10;Done by the system in the Norwegian Directorate of Fisheries automatically based on locations found in the system System generated with receipt&#10;&#10;Used to link values to activity in different locations.&quot;)," calcext:value-type="string">
            <text:p>      main_area_stop_activity_name STRING OPTIONS(description="Main area stop: Location where fishing operation ended</text:p>
            <text:p/>
            <text:p>This is a calculated value from the system with a background in positions that the fisherman states in the report in the catch report.</text:p>
            <text:p/>
            <text:p>Done by the system in the Norwegian Directorate of Fisheries automatically based on locations found in the system System generated with receipt</text:p>
            <text:p/>
            <text:p>Used to link values to activity in different locations."),</text:p>
          </table:table-cell>
          <table:table-cell table:number-columns-repeated="16383"/>
        </table:table-row>
        <table:table-row table:style-name="ro3">
          <table:table-cell table:formula="of:=COM.MICROSOFT.CONCAT(&quot;      &quot;;[$dca_logbook_raw_schema.B48];&quot; &quot;;[$dca_logbook_raw_schema.C48];&quot; OPTIONS(description=&quot;&quot;&quot;;[$dca_logbook_raw_schema.D48];&quot;&quot;&quot;),&quot;)" office:value-type="string" office:string-value="      location_stop_activity_code INT64 OPTIONS(description=&quot;Location stop (code): Location where fishing operation ended&#10;&#10;This is a calculated value from the system with a background in positions that the fisherman states in the report in the catch report.&#10;&#10;Done by the system in the Norwegian Directorate of Fisheries automatically based on locations found in the system System generated with receipt&#10;&#10;Used to link values to activity in different locations.&quot;)," calcext:value-type="string">
            <text:p>      location_stop_activity_code INT64 OPTIONS(description="Location stop (code): Location where fishing operation ended</text:p>
            <text:p/>
            <text:p>This is a calculated value from the system with a background in positions that the fisherman states in the report in the catch report.</text:p>
            <text:p/>
            <text:p>Done by the system in the Norwegian Directorate of Fisheries automatically based on locations found in the system System generated with receipt</text:p>
            <text:p/>
            <text:p>Used to link values to activity in different locations."),</text:p>
          </table:table-cell>
          <table:table-cell table:number-columns-repeated="16383"/>
        </table:table-row>
        <table:table-row table:style-name="ro1">
          <table:table-cell table:formula="of:=COM.MICROSOFT.CONCAT(&quot;      &quot;;[$dca_logbook_raw_schema.B49];&quot; &quot;;[$dca_logbook_raw_schema.C49];&quot; OPTIONS(description=&quot;&quot;&quot;;[$dca_logbook_raw_schema.D49];&quot;&quot;&quot;),&quot;)" office:value-type="string" office:string-value="      area_grouping_stop_activity_code STRING OPTIONS(description=&quot;Area grouping stop code [områdegruppering.stopp..kode.]&quot;)," calcext:value-type="string">
            <text:p><text:s text:c="6"/>area_grouping_stop_activity_code STRING OPTIONS(description="Area grouping stop code [områdegruppering.stopp..kode.]"),</text:p>
          </table:table-cell>
          <table:table-cell table:number-columns-repeated="16383"/>
        </table:table-row>
        <table:table-row table:style-name="ro1">
          <table:table-cell table:formula="of:=COM.MICROSOFT.CONCAT(&quot;      &quot;;[$dca_logbook_raw_schema.B50];&quot; &quot;;[$dca_logbook_raw_schema.C50];&quot; OPTIONS(description=&quot;&quot;&quot;;[$dca_logbook_raw_schema.D50];&quot;&quot;&quot;),&quot;)" office:value-type="string" office:string-value="      area_grouping_stop_activity_name STRING OPTIONS(description=&quot;Area grouping stop name [områdegruppering.stopp]&quot;)," calcext:value-type="string">
            <text:p><text:s text:c="6"/>area_grouping_stop_activity_name STRING OPTIONS(description="Area grouping stop name [områdegruppering.stopp]"),</text:p>
          </table:table-cell>
          <table:table-cell table:number-columns-repeated="16383"/>
        </table:table-row>
        <table:table-row table:style-name="ro13">
          <table:table-cell table:formula="of:=COM.MICROSOFT.CONCAT(&quot;      &quot;;[$dca_logbook_raw_schema.B51];&quot; &quot;;[$dca_logbook_raw_schema.C51];&quot; OPTIONS(description=&quot;&quot;&quot;;[$dca_logbook_raw_schema.D51];&quot;&quot;&quot;),&quot;)" office:value-type="string" office:string-value="      depth_stop_activity INT64 OPTIONS(description=&quot;Sea depth stop:&#10;&#10;This is a calculated value from the system with a background in positions that the fisherman states in the report in the catch report.&#10;&#10;System-generated zone by the Directorate of Fisheries&#10;&#10;Automatic&#10;&#10;Used to check activity in regulations where this is relevant.&quot;)," calcext:value-type="string">
            <text:p>      depth_stop_activity INT64 OPTIONS(description="Sea depth stop:</text:p>
            <text:p/>
            <text:p>This is a calculated value from the system with a background in positions that the fisherman states in the report in the catch report.</text:p>
            <text:p/>
            <text:p>System-generated zone by the Directorate of Fisheries</text:p>
            <text:p/>
            <text:p>Automatic</text:p>
            <text:p/>
            <text:p>Used to check activity in regulations where this is relevant."),</text:p>
          </table:table-cell>
          <table:table-cell table:number-columns-repeated="16383"/>
        </table:table-row>
        <table:table-row table:style-name="ro1">
          <table:table-cell table:formula="of:=COM.MICROSOFT.CONCAT(&quot;      &quot;;[$dca_logbook_raw_schema.B52];&quot; &quot;;[$dca_logbook_raw_schema.C52];&quot; OPTIONS(description=&quot;&quot;&quot;;[$dca_logbook_raw_schema.D52];&quot;&quot;&quot;),&quot;)" office:value-type="string" office:string-value="      distance_activity INT64 OPTIONS(description=&quot;Distance of set, meters [trekkavstand]&quot;)," calcext:value-type="string">
            <text:p><text:s text:c="6"/>distance_activity INT64 OPTIONS(description="Distance of set, meters [trekkavstand]"),</text:p>
          </table:table-cell>
          <table:table-cell table:number-columns-repeated="16383"/>
        </table:table-row>
        <table:table-row table:style-name="ro13">
          <table:table-cell table:formula="of:=COM.MICROSOFT.CONCAT(&quot;      &quot;;[$dca_logbook_raw_schema.B53];&quot; &quot;;[$dca_logbook_raw_schema.C53];&quot; OPTIONS(description=&quot;&quot;&quot;;[$dca_logbook_raw_schema.D53];&quot;&quot;&quot;),&quot;)" office:value-type="string" office:string-value="      pumped_vessel STRING OPTIONS(description=&quot;Pumped from vessel: Transferred from&#10;&#10;The radio call signal the catch is transmitted from&#10;&#10;Required if the data element for activity (AC) in Block A is entered as relocation (REL) or if catch is pumped from another vessel.&#10;&#10;Skipper indicates the identity of the boat receiving fish&#10;&#10;This enables cross-checking of both parties in the event of such activity.&quot;)," calcext:value-type="string">
            <text:p>      pumped_vessel STRING OPTIONS(description="Pumped from vessel: Transferred from</text:p>
            <text:p/>
            <text:p>The radio call signal the catch is transmitted from</text:p>
            <text:p/>
            <text:p>Required if the data element for activity (AC) in Block A is entered as relocation (REL) or if catch is pumped from another vessel.</text:p>
            <text:p/>
            <text:p>Skipper indicates the identity of the boat receiving fish</text:p>
            <text:p/>
            <text:p>This enables cross-checking of both parties in the event of such activity."),</text:p>
          </table:table-cell>
          <table:table-cell table:number-columns-repeated="16383"/>
        </table:table-row>
        <table:table-row table:style-name="ro13">
          <table:table-cell table:formula="of:=COM.MICROSOFT.CONCAT(&quot;      &quot;;[$dca_logbook_raw_schema.B54];&quot; &quot;;[$dca_logbook_raw_schema.C54];&quot; OPTIONS(description=&quot;&quot;&quot;;[$dca_logbook_raw_schema.D54];&quot;&quot;&quot;),&quot;)" office:value-type="string" office:string-value="      fao_gear_code STRING OPTIONS(description=&quot;Gear FAO (code): Gear&#10;&#10;FAO implement code&#10;&#10;The skipper chooses the gear he uses in specified catch operations in the DCA. This is a required element and generates reporting of other elements.&#10;&#10;Manual by skipper&#10;&#10;The FAO gear list is published on the Directorate of Fisheries' website. Only valid tools can be used.&quot;)," calcext:value-type="string">
            <text:p>      fao_gear_code STRING OPTIONS(description="Gear FAO (code): Gear</text:p>
            <text:p/>
            <text:p>FAO implement code</text:p>
            <text:p/>
            <text:p>The skipper chooses the gear he uses in specified catch operations in the DCA. This is a required element and generates reporting of other elements.</text:p>
            <text:p/>
            <text:p>Manual by skipper</text:p>
            <text:p/>
            <text:p>The FAO gear list is published on the Directorate of Fisheries' website. Only valid tools can be used."),</text:p>
          </table:table-cell>
          <table:table-cell table:number-columns-repeated="16383"/>
        </table:table-row>
        <table:table-row table:style-name="ro13">
          <table:table-cell table:formula="of:=COM.MICROSOFT.CONCAT(&quot;      &quot;;[$dca_logbook_raw_schema.B55];&quot; &quot;;[$dca_logbook_raw_schema.C55];&quot; OPTIONS(description=&quot;&quot;&quot;;[$dca_logbook_raw_schema.D55];&quot;&quot;&quot;),&quot;)" office:value-type="string" office:string-value="      fao_gear_name STRING OPTIONS(description=&quot;Gear FAO: Gear&#10;&#10;FAO implement code&#10;&#10;The skipper chooses the gear he uses in designated catch operations in the DCA. This is a required element and generates reporting of other elements.&#10;&#10;Manual by skipper&#10;&#10;The FAO gear list is published on the Directorate of Fisheries' website. Only valid tools may be used.&quot;)," calcext:value-type="string">
            <text:p>      fao_gear_name STRING OPTIONS(description="Gear FAO: Gear</text:p>
            <text:p/>
            <text:p>FAO implement code</text:p>
            <text:p/>
            <text:p>The skipper chooses the gear he uses in designated catch operations in the DCA. This is a required element and generates reporting of other elements.</text:p>
            <text:p/>
            <text:p>Manual by skipper</text:p>
            <text:p/>
            <text:p>The FAO gear list is published on the Directorate of Fisheries' website. Only valid tools may be used."),</text:p>
          </table:table-cell>
          <table:table-cell table:number-columns-repeated="16383"/>
        </table:table-row>
        <table:table-row table:style-name="ro1">
          <table:table-cell table:formula="of:=COM.MICROSOFT.CONCAT(&quot;      &quot;;[$dca_logbook_raw_schema.B56];&quot; &quot;;[$dca_logbook_raw_schema.C56];&quot; OPTIONS(description=&quot;&quot;&quot;;[$dca_logbook_raw_schema.D56];&quot;&quot;&quot;),&quot;)" office:value-type="string" office:string-value="      fdir_gear_code INT64 OPTIONS(description=&quot;Norway gear code [redskap.FDIR..kode.]&quot;)," calcext:value-type="string">
            <text:p><text:s text:c="6"/>fdir_gear_code INT64 OPTIONS(description="Norway gear code [redskap.FDIR..kode.]"),</text:p>
          </table:table-cell>
          <table:table-cell table:number-columns-repeated="16383"/>
        </table:table-row>
        <table:table-row table:style-name="ro1">
          <table:table-cell table:formula="of:=COM.MICROSOFT.CONCAT(&quot;      &quot;;[$dca_logbook_raw_schema.B57];&quot; &quot;;[$dca_logbook_raw_schema.C57];&quot; OPTIONS(description=&quot;&quot;&quot;;[$dca_logbook_raw_schema.D57];&quot;&quot;&quot;),&quot;)" office:value-type="string" office:string-value="      fdir_gear_name STRING OPTIONS(description=&quot;Norway gear name [redskap.FDIR]&quot;)," calcext:value-type="string">
            <text:p><text:s text:c="6"/>fdir_gear_name STRING OPTIONS(description="Norway gear name [redskap.FDIR]"),</text:p>
          </table:table-cell>
          <table:table-cell table:number-columns-repeated="16383"/>
        </table:table-row>
        <table:table-row table:style-name="ro1">
          <table:table-cell table:formula="of:=COM.MICROSOFT.CONCAT(&quot;      &quot;;[$dca_logbook_raw_schema.B58];&quot; &quot;;[$dca_logbook_raw_schema.C58];&quot; OPTIONS(description=&quot;&quot;&quot;;[$dca_logbook_raw_schema.D58];&quot;&quot;&quot;),&quot;)" office:value-type="string" office:string-value="      fidr_gear_group_code INT64 OPTIONS(description=&quot;Norway gear group code [redskap...gruppe..kode.]&quot;)," calcext:value-type="string">
            <text:p><text:s text:c="6"/>fidr_gear_group_code INT64 OPTIONS(description="Norway gear group code [redskap...gruppe..kode.]"),</text:p>
          </table:table-cell>
          <table:table-cell table:number-columns-repeated="16383"/>
        </table:table-row>
        <table:table-row table:style-name="ro1">
          <table:table-cell table:formula="of:=COM.MICROSOFT.CONCAT(&quot;      &quot;;[$dca_logbook_raw_schema.B59];&quot; &quot;;[$dca_logbook_raw_schema.C59];&quot; OPTIONS(description=&quot;&quot;&quot;;[$dca_logbook_raw_schema.D59];&quot;&quot;&quot;),&quot;)" office:value-type="string" office:string-value="      fdir_gear_group_name STRING OPTIONS(description=&quot;Norway gear group name [redskap...gruppe]&quot;)," calcext:value-type="string">
            <text:p><text:s text:c="6"/>fdir_gear_group_name STRING OPTIONS(description="Norway gear group name [redskap...gruppe]"),</text:p>
          </table:table-cell>
          <table:table-cell table:number-columns-repeated="16383"/>
        </table:table-row>
        <table:table-row table:style-name="ro1">
          <table:table-cell table:formula="of:=COM.MICROSOFT.CONCAT(&quot;      &quot;;[$dca_logbook_raw_schema.B60];&quot; &quot;;[$dca_logbook_raw_schema.C60];&quot; OPTIONS(description=&quot;&quot;&quot;;[$dca_logbook_raw_schema.D60];&quot;&quot;&quot;),&quot;)" office:value-type="string" office:string-value="      fdir_main_gear_code INT64 OPTIONS(description=&quot;Norway main gear code [redskap...hovedgruppe..kode.]&quot;)," calcext:value-type="string">
            <text:p><text:s text:c="6"/>fdir_main_gear_code INT64 OPTIONS(description="Norway main gear code [redskap...hovedgruppe..kode.]"),</text:p>
          </table:table-cell>
          <table:table-cell table:number-columns-repeated="16383"/>
        </table:table-row>
        <table:table-row table:style-name="ro1">
          <table:table-cell table:formula="of:=COM.MICROSOFT.CONCAT(&quot;      &quot;;[$dca_logbook_raw_schema.B61];&quot; &quot;;[$dca_logbook_raw_schema.C61];&quot; OPTIONS(description=&quot;&quot;&quot;;[$dca_logbook_raw_schema.D61];&quot;&quot;&quot;),&quot;)" office:value-type="string" office:string-value="      fdir_main_gear_name STRING OPTIONS(description=&quot;Norway main gear name [redskap...hovedgruppe]&quot;)," calcext:value-type="string">
            <text:p><text:s text:c="6"/>fdir_main_gear_name STRING OPTIONS(description="Norway main gear name [redskap...hovedgruppe]"),</text:p>
          </table:table-cell>
          <table:table-cell table:number-columns-repeated="16383"/>
        </table:table-row>
        <table:table-row table:style-name="ro3">
          <table:table-cell table:formula="of:=COM.MICROSOFT.CONCAT(&quot;      &quot;;[$dca_logbook_raw_schema.B62];&quot; &quot;;[$dca_logbook_raw_schema.C62];&quot; OPTIONS(description=&quot;&quot;&quot;;[$dca_logbook_raw_schema.D62];&quot;&quot;&quot;),&quot;)" office:value-type="string" office:string-value="      fdir_gear_specification_code INT64 OPTIONS(description=&quot;Norway Gear specification (code): Gear specification&#10;&#10;1 = single trawl, 2 = double trawl, 3 = triple trawl, 4 = more than three trawls Required data if the vessel fishes with a trawl.&#10;&#10;Important element for telling how much gear is in the sea&#10;&#10;Marine research can use this for CPUE calculations.&quot;)," calcext:value-type="string">
            <text:p>      fdir_gear_specification_code INT64 OPTIONS(description="Norway Gear specification (code): Gear specification</text:p>
            <text:p/>
            <text:p>1 = single trawl, 2 = double trawl, 3 = triple trawl, 4 = more than three trawls Required data if the vessel fishes with a trawl.</text:p>
            <text:p/>
            <text:p>Important element for telling how much gear is in the sea</text:p>
            <text:p/>
            <text:p>Marine research can use this for CPUE calculations."),</text:p>
          </table:table-cell>
          <table:table-cell table:number-columns-repeated="16383"/>
        </table:table-row>
        <table:table-row table:style-name="ro3">
          <table:table-cell table:formula="of:=COM.MICROSOFT.CONCAT(&quot;      &quot;;[$dca_logbook_raw_schema.B63];&quot; &quot;;[$dca_logbook_raw_schema.C63];&quot; OPTIONS(description=&quot;&quot;&quot;;[$dca_logbook_raw_schema.D63];&quot;&quot;&quot;),&quot;)" office:value-type="string" office:string-value="      fdir_gear_specification_name STRING OPTIONS(description=&quot;Norway Gear specification: Gear specification&#10;&#10;1 = single trawl, 2 = double trawl, 3 = triple trawl, 4 = more than three trawls Required data if the vessel fishes with a trawl.&#10;&#10;Important element for telling how much gear is in the sea&#10;&#10;Marine research can use this for CPUE calculations.&quot;)," calcext:value-type="string">
            <text:p>      fdir_gear_specification_name STRING OPTIONS(description="Norway Gear specification: Gear specification</text:p>
            <text:p/>
            <text:p>1 = single trawl, 2 = double trawl, 3 = triple trawl, 4 = more than three trawls Required data if the vessel fishes with a trawl.</text:p>
            <text:p/>
            <text:p>Important element for telling how much gear is in the sea</text:p>
            <text:p/>
            <text:p>Marine research can use this for CPUE calculations."),</text:p>
          </table:table-cell>
          <table:table-cell table:number-columns-repeated="16383"/>
        </table:table-row>
        <table:table-row table:style-name="ro13">
          <table:table-cell table:formula="of:=COM.MICROSOFT.CONCAT(&quot;      &quot;;[$dca_logbook_raw_schema.B64];&quot; &quot;;[$dca_logbook_raw_schema.C64];&quot; OPTIONS(description=&quot;&quot;&quot;;[$dca_logbook_raw_schema.D64];&quot;&quot;&quot;),&quot;)" office:value-type="string" office:string-value="      mesh_size INT64 OPTIONS(description=&quot;Gear mesh size: Gear size&#10;&#10;Minimum mesh width on gears used stated in millimeters (mm).&#10;&#10;Required if fishing with trawl, seine, seine or net.&#10;&#10;Entered manually by skipper. Specifies dimension in tool&#10;&#10;Used to check activity in regulations where this is relevant.&quot;)," calcext:value-type="string">
            <text:p>      mesh_size INT64 OPTIONS(description="Gear mesh size: Gear size</text:p>
            <text:p/>
            <text:p>Minimum mesh width on gears used stated in millimeters (mm).</text:p>
            <text:p/>
            <text:p>Required if fishing with trawl, seine, seine or net.</text:p>
            <text:p/>
            <text:p>Entered manually by skipper. Specifies dimension in tool</text:p>
            <text:p/>
            <text:p>Used to check activity in regulations where this is relevant."),</text:p>
          </table:table-cell>
          <table:table-cell table:number-columns-repeated="16383"/>
        </table:table-row>
        <table:table-row table:style-name="ro13">
          <table:table-cell table:formula="of:=COM.MICROSOFT.CONCAT(&quot;      &quot;;[$dca_logbook_raw_schema.B65];&quot; &quot;;[$dca_logbook_raw_schema.C65];&quot; OPTIONS(description=&quot;&quot;&quot;;[$dca_logbook_raw_schema.D65];&quot;&quot;&quot;),&quot;)" office:value-type="string" office:string-value="      gear_problem_code INT64 OPTIONS(description=&quot;Gear problem (code): Gear problems&#10;&#10;1 = boom throw, 2 = groove burst, 3 = split, 4 = hole in bag, 5 = lost tool, 6 = other&#10;&#10;Known main causes of gear problems and is required if problems arise with the gear with which the fishing operations are carried out.&#10;&#10;Covers the various problems the vessels may have with their gear.&#10;&#10;Value 5 is used by the Directorate of Fisheries for cleaning up gear in the sea.&quot;)," calcext:value-type="string">
            <text:p>      gear_problem_code INT64 OPTIONS(description="Gear problem (code): Gear problems</text:p>
            <text:p/>
            <text:p>1 = boom throw, 2 = groove burst, 3 = split, 4 = hole in bag, 5 = lost tool, 6 = other</text:p>
            <text:p/>
            <text:p>Known main causes of gear problems and is required if problems arise with the gear with which the fishing operations are carried out.</text:p>
            <text:p/>
            <text:p>Covers the various problems the vessels may have with their gear.</text:p>
            <text:p/>
            <text:p>Value 5 is used by the Directorate of Fisheries for cleaning up gear in the sea."),</text:p>
          </table:table-cell>
          <table:table-cell table:number-columns-repeated="16383"/>
        </table:table-row>
        <table:table-row table:style-name="ro13">
          <table:table-cell table:formula="of:=COM.MICROSOFT.CONCAT(&quot;      &quot;;[$dca_logbook_raw_schema.B66];&quot; &quot;;[$dca_logbook_raw_schema.C66];&quot; OPTIONS(description=&quot;&quot;&quot;;[$dca_logbook_raw_schema.D66];&quot;&quot;&quot;),&quot;)" office:value-type="string" office:string-value="      gear_problem_name STRING OPTIONS(description=&quot;Gear problem: Gear problems&#10;&#10;1 = boom throw, 2 = groove burst, 3 = split, 4 = hole in bag, 5 = lost tool, 6 = other&#10;&#10;Known main causes of gear problems and is required if problems arise with the gear with which the fishing operations are carried out.&#10;&#10;Covers the various problems the vessels may have with their gear.&#10;&#10;Value 5 is used by the Directorate of Fisheries for cleaning up gear in the sea.&quot;)," calcext:value-type="string">
            <text:p>      gear_problem_name STRING OPTIONS(description="Gear problem: Gear problems</text:p>
            <text:p/>
            <text:p>1 = boom throw, 2 = groove burst, 3 = split, 4 = hole in bag, 5 = lost tool, 6 = other</text:p>
            <text:p/>
            <text:p>Known main causes of gear problems and is required if problems arise with the gear with which the fishing operations are carried out.</text:p>
            <text:p/>
            <text:p>Covers the various problems the vessels may have with their gear.</text:p>
            <text:p/>
            <text:p>Value 5 is used by the Directorate of Fisheries for cleaning up gear in the sea."),</text:p>
          </table:table-cell>
          <table:table-cell table:number-columns-repeated="16383"/>
        </table:table-row>
        <table:table-row table:style-name="ro3">
          <table:table-cell table:formula="of:=COM.MICROSOFT.CONCAT(&quot;      &quot;;[$dca_logbook_raw_schema.B67];&quot; &quot;;[$dca_logbook_raw_schema.C67];&quot; OPTIONS(description=&quot;&quot;&quot;;[$dca_logbook_raw_schema.D67];&quot;&quot;&quot;),&quot;)" office:value-type="string" office:string-value="      gear_quantity INT64 OPTIONS(description=&quot;Gear quantity: Effort&#10;&#10;Number of hooks or total length of yarn (metres) collected per day. PD: required if the vessel fishes with line or net.&#10;&#10;Manually inserted by the skipper using special tools&#10;&#10;Filled in by the system on board.&quot;)," calcext:value-type="string">
            <text:p>      gear_quantity INT64 OPTIONS(description="Gear quantity: Effort</text:p>
            <text:p/>
            <text:p>Number of hooks or total length of yarn (metres) collected per day. PD: required if the vessel fishes with line or net.</text:p>
            <text:p/>
            <text:p>Manually inserted by the skipper using special tools</text:p>
            <text:p/>
            <text:p>Filled in by the system on board."),</text:p>
          </table:table-cell>
          <table:table-cell table:number-columns-repeated="16383"/>
        </table:table-row>
        <table:table-row table:style-name="ro14">
          <table:table-cell table:formula="of:=COM.MICROSOFT.CONCAT(&quot;      &quot;;[$dca_logbook_raw_schema.B68];&quot; &quot;;[$dca_logbook_raw_schema.C68];&quot; OPTIONS(description=&quot;&quot;&quot;;[$dca_logbook_raw_schema.D68];&quot;&quot;&quot;),&quot;)" office:value-type="string" office:string-value="      fao_main_species_code STRING OPTIONS(description=&quot;Main species FAO (code): Main species stated on the FAO fish species code&#10;&#10;Main species given in estimated weight in kilograms round weight. Species that have been fished the most according to the report.&#10;&#10;&#10;Value is selected from table in on-board application. Required field.&#10;&#10;The value is retrieved from a list.&#10;&#10;List published on the Directorate of Fisheries' website.&quot;)," calcext:value-type="string">
            <text:p>      fao_main_species_code STRING OPTIONS(description="Main species FAO (code): Main species stated on the FAO fish species code</text:p>
            <text:p/>
            <text:p>Main species given in estimated weight in kilograms round weight. Species that have been fished the most according to the report.</text:p>
            <text:p/>
            <text:p/>
            <text:p>Value is selected from table in on-board application. Required field.</text:p>
            <text:p/>
            <text:p>The value is retrieved from a list.</text:p>
            <text:p/>
            <text:p>List published on the Directorate of Fisheries' website."),</text:p>
          </table:table-cell>
          <table:table-cell table:number-columns-repeated="16383"/>
        </table:table-row>
        <table:table-row table:style-name="ro14">
          <table:table-cell table:formula="of:=COM.MICROSOFT.CONCAT(&quot;      &quot;;[$dca_logbook_raw_schema.B69];&quot; &quot;;[$dca_logbook_raw_schema.C69];&quot; OPTIONS(description=&quot;&quot;&quot;;[$dca_logbook_raw_schema.D69];&quot;&quot;&quot;),&quot;)" office:value-type="string" office:string-value="      fao_main_species_name STRING OPTIONS(description=&quot;Main species FAO: Main species stated on the FAO fish species code&#10;&#10;Main species given in estimated weight in kilograms round weight. Species that have been fished the most according to the report.&#10;&#10;&#10;Value is selected from table in on-board application. Required field.&#10;&#10;The value is retrieved from a list.&#10;&#10;List published on the Directorate of Fisheries' website.&quot;)," calcext:value-type="string">
            <text:p>      fao_main_species_name STRING OPTIONS(description="Main species FAO: Main species stated on the FAO fish species code</text:p>
            <text:p/>
            <text:p>Main species given in estimated weight in kilograms round weight. Species that have been fished the most according to the report.</text:p>
            <text:p/>
            <text:p/>
            <text:p>Value is selected from table in on-board application. Required field.</text:p>
            <text:p/>
            <text:p>The value is retrieved from a list.</text:p>
            <text:p/>
            <text:p>List published on the Directorate of Fisheries' website."),</text:p>
          </table:table-cell>
          <table:table-cell table:number-columns-repeated="16383"/>
        </table:table-row>
        <table:table-row table:style-name="ro1">
          <table:table-cell table:formula="of:=COM.MICROSOFT.CONCAT(&quot;      &quot;;[$dca_logbook_raw_schema.B70];&quot; &quot;;[$dca_logbook_raw_schema.C70];&quot; OPTIONS(description=&quot;&quot;&quot;;[$dca_logbook_raw_schema.D70];&quot;&quot;&quot;),&quot;)" office:value-type="string" office:string-value="      fdir_main_species_code INT64 OPTIONS(description=&quot;Fdir main species code [hovedart...FDIR..kode.]&quot;)," calcext:value-type="string">
            <text:p><text:s text:c="6"/>fdir_main_species_code INT64 OPTIONS(description="Fdir main species code [hovedart...FDIR..kode.]"),</text:p>
          </table:table-cell>
          <table:table-cell table:number-columns-repeated="16383"/>
        </table:table-row>
        <table:table-row table:style-name="ro13">
          <table:table-cell table:formula="of:=COM.MICROSOFT.CONCAT(&quot;      &quot;;[$dca_logbook_raw_schema.B71];&quot; &quot;;[$dca_logbook_raw_schema.C71];&quot; OPTIONS(description=&quot;&quot;&quot;;[$dca_logbook_raw_schema.D71];&quot;&quot;&quot;),&quot;)" office:value-type="string" office:string-value="      fao_species_code STRING OPTIONS(description=&quot;Species FAO (code): FAO fish species&#10;&#10;Fish species stated with a three-letter code according to FAO's abbreviations.&#10;&#10;Required if you have stated that you have a catch (CA) in a catch operation,&#10;&#10;Important element selected by a species list&#10;&#10;Various applications have functionality around the selection of species and favorites to help the Skipper with completion&quot;)," calcext:value-type="string">
            <text:p>      fao_species_code STRING OPTIONS(description="Species FAO (code): FAO fish species</text:p>
            <text:p/>
            <text:p>Fish species stated with a three-letter code according to FAO's abbreviations.</text:p>
            <text:p/>
            <text:p>Required if you have stated that you have a catch (CA) in a catch operation,</text:p>
            <text:p/>
            <text:p>Important element selected by a species list</text:p>
            <text:p/>
            <text:p>Various applications have functionality around the selection of species and favorites to help the Skipper with completion"),</text:p>
          </table:table-cell>
          <table:table-cell table:number-columns-repeated="16383"/>
        </table:table-row>
        <table:table-row table:style-name="ro13">
          <table:table-cell table:formula="of:=COM.MICROSOFT.CONCAT(&quot;      &quot;;[$dca_logbook_raw_schema.B72];&quot; &quot;;[$dca_logbook_raw_schema.C72];&quot; OPTIONS(description=&quot;&quot;&quot;;[$dca_logbook_raw_schema.D72];&quot;&quot;&quot;),&quot;)" office:value-type="string" office:string-value="      fao_species_name STRING OPTIONS(description=&quot;Species FAO: FAO fish species&#10;&#10;Fish species stated with a three-letter code according to FAO's abbreviations.&#10;&#10;Required if you have stated that you have a catch (CA) in a catch operation,&#10;&#10;Important element selected by a species list&#10;&#10;Various applications have functionality around the selection of species and favorites to help the Skipper with completion&quot;)," calcext:value-type="string">
            <text:p>      fao_species_name STRING OPTIONS(description="Species FAO: FAO fish species</text:p>
            <text:p/>
            <text:p>Fish species stated with a three-letter code according to FAO's abbreviations.</text:p>
            <text:p/>
            <text:p>Required if you have stated that you have a catch (CA) in a catch operation,</text:p>
            <text:p/>
            <text:p>Important element selected by a species list</text:p>
            <text:p/>
            <text:p>Various applications have functionality around the selection of species and favorites to help the Skipper with completion"),</text:p>
          </table:table-cell>
          <table:table-cell table:number-columns-repeated="16383"/>
        </table:table-row>
        <table:table-row table:style-name="ro1">
          <table:table-cell table:formula="of:=COM.MICROSOFT.CONCAT(&quot;      &quot;;[$dca_logbook_raw_schema.B73];&quot; &quot;;[$dca_logbook_raw_schema.C73];&quot; OPTIONS(description=&quot;&quot;&quot;;[$dca_logbook_raw_schema.D73];&quot;&quot;&quot;),&quot;)" office:value-type="string" office:string-value="      fdir_species_code INT64 OPTIONS(description=&quot;Fdir species code [art...FDIR..kode.]&quot;)," calcext:value-type="string">
            <text:p><text:s text:c="6"/>fdir_species_code INT64 OPTIONS(description="Fdir species code [art...FDIR..kode.]"),</text:p>
          </table:table-cell>
          <table:table-cell table:number-columns-repeated="16383"/>
        </table:table-row>
        <table:table-row table:style-name="ro1">
          <table:table-cell table:formula="of:=COM.MICROSOFT.CONCAT(&quot;      &quot;;[$dca_logbook_raw_schema.B74];&quot; &quot;;[$dca_logbook_raw_schema.C74];&quot; OPTIONS(description=&quot;&quot;&quot;;[$dca_logbook_raw_schema.D74];&quot;&quot;&quot;),&quot;)" office:value-type="string" office:string-value="      fdir_species_name STRING OPTIONS(description=&quot;Fdir species name [art...FDIR]&quot;)," calcext:value-type="string">
            <text:p><text:s text:c="6"/>fdir_species_name STRING OPTIONS(description="Fdir species name [art...FDIR]"),</text:p>
          </table:table-cell>
          <table:table-cell table:number-columns-repeated="16383"/>
        </table:table-row>
        <table:table-row table:style-name="ro1">
          <table:table-cell table:formula="of:=COM.MICROSOFT.CONCAT(&quot;      &quot;;[$dca_logbook_raw_schema.B75];&quot; &quot;;[$dca_logbook_raw_schema.C75];&quot; OPTIONS(description=&quot;&quot;&quot;;[$dca_logbook_raw_schema.D75];&quot;&quot;&quot;),&quot;)" office:value-type="string" office:string-value="      species_group_code INT64 OPTIONS(description=&quot;Species group code [art...gruppe..kode.]&quot;)," calcext:value-type="string">
            <text:p><text:s text:c="6"/>species_group_code INT64 OPTIONS(description="Species group code [art...gruppe..kode.]"),</text:p>
          </table:table-cell>
          <table:table-cell table:number-columns-repeated="16383"/>
        </table:table-row>
        <table:table-row table:style-name="ro1">
          <table:table-cell table:formula="of:=COM.MICROSOFT.CONCAT(&quot;      &quot;;[$dca_logbook_raw_schema.B76];&quot; &quot;;[$dca_logbook_raw_schema.C76];&quot; OPTIONS(description=&quot;&quot;&quot;;[$dca_logbook_raw_schema.D76];&quot;&quot;&quot;),&quot;)" office:value-type="string" office:string-value="      species_group_name STRING OPTIONS(description=&quot;Species group name [art...gruppe]&quot;)," calcext:value-type="string">
            <text:p><text:s text:c="6"/>species_group_name STRING OPTIONS(description="Species group name [art...gruppe]"),</text:p>
          </table:table-cell>
          <table:table-cell table:number-columns-repeated="16383"/>
        </table:table-row>
        <table:table-row table:style-name="ro1">
          <table:table-cell table:formula="of:=COM.MICROSOFT.CONCAT(&quot;      &quot;;[$dca_logbook_raw_schema.B77];&quot; &quot;;[$dca_logbook_raw_schema.C77];&quot; OPTIONS(description=&quot;&quot;&quot;;[$dca_logbook_raw_schema.D77];&quot;&quot;&quot;),&quot;)" office:value-type="string" office:string-value="      species_main_group_code INT64 OPTIONS(description=&quot;Species main group code [art...hovedgruppe..kode.]&quot;)," calcext:value-type="string">
            <text:p><text:s text:c="6"/>species_main_group_code INT64 OPTIONS(description="Species main group code [art...hovedgruppe..kode.]"),</text:p>
          </table:table-cell>
          <table:table-cell table:number-columns-repeated="16383"/>
        </table:table-row>
        <table:table-row table:style-name="ro1">
          <table:table-cell table:formula="of:=COM.MICROSOFT.CONCAT(&quot;      &quot;;[$dca_logbook_raw_schema.B78];&quot; &quot;;[$dca_logbook_raw_schema.C78];&quot; OPTIONS(description=&quot;&quot;&quot;;[$dca_logbook_raw_schema.D78];&quot;&quot;&quot;),&quot;)" office:value-type="string" office:string-value="      species_main_group STRING OPTIONS(description=&quot;Species main group [art...hovedgruppe]&quot;)," calcext:value-type="string">
            <text:p><text:s text:c="6"/>species_main_group STRING OPTIONS(description="Species main group [art...hovedgruppe]"),</text:p>
          </table:table-cell>
          <table:table-cell table:number-columns-repeated="16383"/>
        </table:table-row>
        <table:table-row table:style-name="ro13">
          <table:table-cell table:formula="of:=COM.MICROSOFT.CONCAT(&quot;      &quot;;[$dca_logbook_raw_schema.B79];&quot; &quot;;[$dca_logbook_raw_schema.C79];&quot; OPTIONS(description=&quot;&quot;&quot;;[$dca_logbook_raw_schema.D79];&quot;&quot;&quot;),&quot;)" office:value-type="string" office:string-value="      herring_stock_code STRING OPTIONS(description=&quot;Herring stock (code): Catch specification&#10;&#10;NOR01 = Norwegian spring-spawning herring. NOR02 = North Sea herring. PD: required if the field CA contains HER (Norwegian spring-spawning herring or North Sea herring).&#10;&#10;Element to separate Herring in terms of management&#10;&#10;The skipper selects this manually.&#10;&#10;Included in the National regulations in addition to bilateral nations that fish in the NE&quot;)," calcext:value-type="string">
            <text:p>      herring_stock_code STRING OPTIONS(description="Herring stock (code): Catch specification</text:p>
            <text:p/>
            <text:p>NOR01 = Norwegian spring-spawning herring. NOR02 = North Sea herring. PD: required if the field CA contains HER (Norwegian spring-spawning herring or North Sea herring).</text:p>
            <text:p/>
            <text:p>Element to separate Herring in terms of management</text:p>
            <text:p/>
            <text:p>The skipper selects this manually.</text:p>
            <text:p/>
            <text:p>Included in the National regulations in addition to bilateral nations that fish in the NE"),</text:p>
          </table:table-cell>
          <table:table-cell table:number-columns-repeated="16383"/>
        </table:table-row>
        <table:table-row table:style-name="ro13">
          <table:table-cell table:formula="of:=COM.MICROSOFT.CONCAT(&quot;      &quot;;[$dca_logbook_raw_schema.B80];&quot; &quot;;[$dca_logbook_raw_schema.C80];&quot; OPTIONS(description=&quot;&quot;&quot;;[$dca_logbook_raw_schema.D80];&quot;&quot;&quot;),&quot;)" office:value-type="string" office:string-value="      herring_stock STRING OPTIONS(description=&quot;Herring stock: Catch specification&#10;&#10;NOR01 = Norwegian spring-spawning herring. NOR02 = North Sea herring. PD: required if the field CA contains HER (Norwegian spring-spawning herring or North Sea herring).&#10;&#10;Element to separate Herring in terms of management&#10;&#10;The skipper selects this manually.&#10;&#10;Included in the National regulations in addition to bilateral nations that fish in the NE&quot;)," calcext:value-type="string">
            <text:p>      herring_stock STRING OPTIONS(description="Herring stock: Catch specification</text:p>
            <text:p/>
            <text:p>NOR01 = Norwegian spring-spawning herring. NOR02 = North Sea herring. PD: required if the field CA contains HER (Norwegian spring-spawning herring or North Sea herring).</text:p>
            <text:p/>
            <text:p>Element to separate Herring in terms of management</text:p>
            <text:p/>
            <text:p>The skipper selects this manually.</text:p>
            <text:p/>
            <text:p>Included in the National regulations in addition to bilateral nations that fish in the NE"),</text:p>
          </table:table-cell>
          <table:table-cell table:number-columns-repeated="16383"/>
        </table:table-row>
        <table:table-row table:style-name="ro1">
          <table:table-cell table:formula="of:=COM.MICROSOFT.CONCAT(&quot;      &quot;;[$dca_logbook_raw_schema.B81];&quot; &quot;;[$dca_logbook_raw_schema.C81];&quot; OPTIONS(description=&quot;&quot;&quot;;[$dca_logbook_raw_schema.D81];&quot;&quot;&quot;),&quot;)" office:value-type="string" office:string-value="      fdir_herring_stock_code INT64 OPTIONS(description=&quot;Fdir herring stock code [sildebestand...FDIR..kode.]&quot;)," calcext:value-type="string">
            <text:p><text:s text:c="6"/>fdir_herring_stock_code INT64 OPTIONS(description="Fdir herring stock code [sildebestand...FDIR..kode.]"),</text:p>
          </table:table-cell>
          <table:table-cell table:number-columns-repeated="16383"/>
        </table:table-row>
        <table:table-row table:style-name="ro13">
          <table:table-cell table:formula="of:=COM.MICROSOFT.CONCAT(&quot;      &quot;;[$dca_logbook_raw_schema.B82];&quot; &quot;;[$dca_logbook_raw_schema.C82];&quot; OPTIONS(description=&quot;&quot;&quot;;[$dca_logbook_raw_schema.D82];&quot;&quot;&quot;),&quot;)" office:value-type="string" office:string-value="      weigth_kg INT64 OPTIONS(description=&quot;Round weight: Weight in kilograms (round weight)&#10;&#10;Catch in kilograms of round weight per species of fish&#10;&#10;Required if you have stated that you have a catch (CA) in a catch operation,&#10;&#10;Entered by the skipper depending on the size of the catch per species.&#10;&#10;Estimated extraction of resources per species.&quot;)," calcext:value-type="string">
            <text:p>      weigth_kg INT64 OPTIONS(description="Round weight: Weight in kilograms (round weight)</text:p>
            <text:p/>
            <text:p>Catch in kilograms of round weight per species of fish</text:p>
            <text:p/>
            <text:p>Required if you have stated that you have a catch (CA) in a catch operation,</text:p>
            <text:p/>
            <text:p>Entered by the skipper depending on the size of the catch per species.</text:p>
            <text:p/>
            <text:p>Estimated extraction of resources per species."),</text:p>
          </table:table-cell>
          <table:table-cell table:number-columns-repeated="16383"/>
        </table:table-row>
        <table:table-row table:style-name="ro14">
          <table:table-cell table:formula="of:=COM.MICROSOFT.CONCAT(&quot;      &quot;;[$dca_logbook_raw_schema.B83];&quot; &quot;;[$dca_logbook_raw_schema.C83];&quot; OPTIONS(description=&quot;&quot;&quot;;[$dca_logbook_raw_schema.D83];&quot;&quot;&quot;),&quot;)" office:value-type="string" office:string-value="      individual_number INT64 OPTIONS(description=&quot;Individual number: Individual number&#10;&#10;Value 1-999 per year.&#10;&#10;PD: required if the data element GE in Block B is given as HAR (harpoon) and there is no boom shot (GP=7).&#10;&#10;&#10;The same IN that is sent manually in error situations must be used when the message is registered and resent&#10;&#10;Takes part in keeping accounts of how many animals are taken and provides the administration with tracking on an individual level.&quot;)," calcext:value-type="string">
            <text:p>      individual_number INT64 OPTIONS(description="Individual number: Individual number</text:p>
            <text:p/>
            <text:p>Value 1-999 per year.</text:p>
            <text:p/>
            <text:p>PD: required if the data element GE in Block B is given as HAR (harpoon) and there is no boom shot (GP=7).</text:p>
            <text:p/>
            <text:p/>
            <text:p>The same IN that is sent manually in error situations must be used when the message is registered and resent</text:p>
            <text:p/>
            <text:p>Takes part in keeping accounts of how many animals are taken and provides the administration with tracking on an individual level."),</text:p>
          </table:table-cell>
          <table:table-cell table:number-columns-repeated="16383"/>
        </table:table-row>
        <table:table-row table:style-name="ro14">
          <table:table-cell table:formula="of:=COM.MICROSOFT.CONCAT(&quot;      &quot;;[$dca_logbook_raw_schema.B84];&quot; &quot;;[$dca_logbook_raw_schema.C84];&quot; OPTIONS(description=&quot;&quot;&quot;;[$dca_logbook_raw_schema.D84];&quot;&quot;&quot;),&quot;)" office:value-type="string" office:string-value="      species_sex_code INT64 OPTIONS(description=&quot;Gender (code): Gender&#10;&#10;When capturing male animals, 1 is entered, female animals are entered 2.&#10;&#10;PD: required if the data element GE in Block B is given as HAR (harpoon) and there is no boom shot (GP=7)&#10;or lost whale (GP=8)&#10;&#10;Laid down&#10;&#10;The element only applies to whaling.&quot;)," calcext:value-type="string">
            <text:p>      species_sex_code INT64 OPTIONS(description="Gender (code): Gender</text:p>
            <text:p/>
            <text:p>When capturing male animals, 1 is entered, female animals are entered 2.</text:p>
            <text:p/>
            <text:p>PD: required if the data element GE in Block B is given as HAR (harpoon) and there is no boom shot (GP=7)</text:p>
            <text:p>or lost whale (GP=8)</text:p>
            <text:p/>
            <text:p>Laid down</text:p>
            <text:p/>
            <text:p>The element only applies to whaling."),</text:p>
          </table:table-cell>
          <table:table-cell table:number-columns-repeated="16383"/>
        </table:table-row>
        <table:table-row table:style-name="ro14">
          <table:table-cell table:formula="of:=COM.MICROSOFT.CONCAT(&quot;      &quot;;[$dca_logbook_raw_schema.B85];&quot; &quot;;[$dca_logbook_raw_schema.C85];&quot; OPTIONS(description=&quot;&quot;&quot;;[$dca_logbook_raw_schema.D85];&quot;&quot;&quot;),&quot;)" office:value-type="string" office:string-value="      species_sex STRING OPTIONS(description=&quot;Gender: Gender&#10;&#10;When capturing male animals, 1 is entered, female animals are entered 2.&#10;&#10;PD: required if the data element GE in Block B is given as HAR (harpoon) and there is no boom shot (GP=7)&#10;or lost whale (GP=8)&#10;&#10;Laid down&#10;&#10;The element only applies to whaling.&quot;)," calcext:value-type="string">
            <text:p>      species_sex STRING OPTIONS(description="Gender: Gender</text:p>
            <text:p/>
            <text:p>When capturing male animals, 1 is entered, female animals are entered 2.</text:p>
            <text:p/>
            <text:p>PD: required if the data element GE in Block B is given as HAR (harpoon) and there is no boom shot (GP=7)</text:p>
            <text:p>or lost whale (GP=8)</text:p>
            <text:p/>
            <text:p>Laid down</text:p>
            <text:p/>
            <text:p>The element only applies to whaling."),</text:p>
          </table:table-cell>
          <table:table-cell table:number-columns-repeated="16383"/>
        </table:table-row>
        <table:table-row table:style-name="ro14">
          <table:table-cell table:formula="of:=COM.MICROSOFT.CONCAT(&quot;      &quot;;[$dca_logbook_raw_schema.B86];&quot; &quot;;[$dca_logbook_raw_schema.C86];&quot; OPTIONS(description=&quot;&quot;&quot;;[$dca_logbook_raw_schema.D86];&quot;&quot;&quot;),&quot;)" office:value-type="string" office:string-value="      species_length INT64 OPTIONS(description=&quot;Length: Length&#10;&#10;The length of the animal must be entered in centimeters (cm).&#10;&#10;PD: required if the data element GE in Block B is given as HAR (harpoon) and there is no boom shot (GP=7)&#10;or lost whale (GP=8)&#10;&#10;Placed manually&#10;&#10;The element only applies to whaling.&quot;)," calcext:value-type="string">
            <text:p>      species_length INT64 OPTIONS(description="Length: Length</text:p>
            <text:p/>
            <text:p>The length of the animal must be entered in centimeters (cm).</text:p>
            <text:p/>
            <text:p>PD: required if the data element GE in Block B is given as HAR (harpoon) and there is no boom shot (GP=7)</text:p>
            <text:p>or lost whale (GP=8)</text:p>
            <text:p/>
            <text:p>Placed manually</text:p>
            <text:p/>
            <text:p>The element only applies to whaling."),</text:p>
          </table:table-cell>
          <table:table-cell table:number-columns-repeated="16383"/>
        </table:table-row>
        <table:table-row table:style-name="ro13">
          <table:table-cell table:formula="of:=COM.MICROSOFT.CONCAT(&quot;      &quot;;[$dca_logbook_raw_schema.B87];&quot; &quot;;[$dca_logbook_raw_schema.C87];&quot; OPTIONS(description=&quot;&quot;&quot;;[$dca_logbook_raw_schema.D87];&quot;&quot;&quot;),&quot;)" office:value-type="string" office:string-value="      species_circumference INT64 OPTIONS(description=&quot;Circumference: Circumference&#10;&#10;The animal's circumference must be recorded in centimeters (cm)&#10;&#10;PD: required if data element GE in Block B is given as HAR (harpoon) and there is no boom shot (GP=7) or lost whale (GP=8).&#10;&#10;Placed manually&#10;&#10;The element only applies to whaling.&quot;)," calcext:value-type="string">
            <text:p>      species_circumference INT64 OPTIONS(description="Circumference: Circumference</text:p>
            <text:p/>
            <text:p>The animal's circumference must be recorded in centimeters (cm)</text:p>
            <text:p/>
            <text:p>PD: required if data element GE in Block B is given as HAR (harpoon) and there is no boom shot (GP=7) or lost whale (GP=8).</text:p>
            <text:p/>
            <text:p>Placed manually</text:p>
            <text:p/>
            <text:p>The element only applies to whaling."),</text:p>
          </table:table-cell>
          <table:table-cell table:number-columns-repeated="16383"/>
        </table:table-row>
        <table:table-row table:style-name="ro4">
          <table:table-cell table:formula="of:=COM.MICROSOFT.CONCAT(&quot;      &quot;;[$dca_logbook_raw_schema.B88];&quot; &quot;;[$dca_logbook_raw_schema.C88];&quot; OPTIONS(description=&quot;&quot;&quot;;[$dca_logbook_raw_schema.D88];&quot;&quot;&quot;),&quot;)" office:value-type="string" office:string-value="      species_bacon_a INT64 OPTIONS(description=&quot;Bacon measure A: Bacon measure&#10;&#10;3 (A, B and C) blubber measurements of the animal must be recorded in millimeters (mm).&#10;&#10;PD: required if the data element GE in Block B is given as HAR (harpoon) and there is no boom shot (GP=7)&#10;or lost whale (GP=8)&#10;&#10;Entered manually by the skipper after physical measurement at predefined points. The measurements say something about the condition of the animal that has been caught.&quot;)," calcext:value-type="string">
            <text:p>      species_bacon_a INT64 OPTIONS(description="Bacon measure A: Bacon measure</text:p>
            <text:p/>
            <text:p>3 (A, B and C) blubber measurements of the animal must be recorded in millimeters (mm).</text:p>
            <text:p/>
            <text:p>PD: required if the data element GE in Block B is given as HAR (harpoon) and there is no boom shot (GP=7)</text:p>
            <text:p>or lost whale (GP=8)</text:p>
            <text:p/>
            <text:p>Entered manually by the skipper after physical measurement at predefined points. The measurements say something about the condition of the animal that has been caught."),</text:p>
          </table:table-cell>
          <table:table-cell table:number-columns-repeated="16383"/>
        </table:table-row>
        <table:table-row table:style-name="ro4">
          <table:table-cell table:formula="of:=COM.MICROSOFT.CONCAT(&quot;      &quot;;[$dca_logbook_raw_schema.B89];&quot; &quot;;[$dca_logbook_raw_schema.C89];&quot; OPTIONS(description=&quot;&quot;&quot;;[$dca_logbook_raw_schema.D89];&quot;&quot;&quot;),&quot;)" office:value-type="string" office:string-value="      species_bacon_b INT64 OPTIONS(description=&quot;Bacon measure B: Bacon measure&#10;&#10;4 (A, B and C) blubber measurements of the animal must be recorded in millimeters (mm).&#10;&#10;PD: required if the data element GE in Block B is given as HAR (harpoon) and there is no boom shot (GP=7)&#10;or lost whale (GP=8)&#10;&#10;Entered manually by the skipper after physical measurement at predefined points. The measurements say something about the condition of the animal that has been caught.&quot;)," calcext:value-type="string">
            <text:p>      species_bacon_b INT64 OPTIONS(description="Bacon measure B: Bacon measure</text:p>
            <text:p/>
            <text:p>4 (A, B and C) blubber measurements of the animal must be recorded in millimeters (mm).</text:p>
            <text:p/>
            <text:p>PD: required if the data element GE in Block B is given as HAR (harpoon) and there is no boom shot (GP=7)</text:p>
            <text:p>or lost whale (GP=8)</text:p>
            <text:p/>
            <text:p>Entered manually by the skipper after physical measurement at predefined points. The measurements say something about the condition of the animal that has been caught."),</text:p>
          </table:table-cell>
          <table:table-cell table:number-columns-repeated="16383"/>
        </table:table-row>
        <table:table-row table:style-name="ro4">
          <table:table-cell table:formula="of:=COM.MICROSOFT.CONCAT(&quot;      &quot;;[$dca_logbook_raw_schema.B90];&quot; &quot;;[$dca_logbook_raw_schema.C90];&quot; OPTIONS(description=&quot;&quot;&quot;;[$dca_logbook_raw_schema.D90];&quot;&quot;&quot;),&quot;)" office:value-type="string" office:string-value="      species_bacon_c INT64 OPTIONS(description=&quot;Bacon measure C: Bacon measure&#10;&#10;5 (A, B and C) blubber measurements of the animal must be entered in millimeters (mm).&#10;&#10;PD: required if the data element GE in Block B is given as HAR (harpoon) and there is no boom shot (GP=7)&#10;or lost whale (GP=8)&#10;&#10;Entered manually by the skipper after physical measurement at predefined points. The measurements say something about the condition of the animal that has been caught.&quot;)," calcext:value-type="string">
            <text:p>      species_bacon_c INT64 OPTIONS(description="Bacon measure C: Bacon measure</text:p>
            <text:p/>
            <text:p>5 (A, B and C) blubber measurements of the animal must be entered in millimeters (mm).</text:p>
            <text:p/>
            <text:p>PD: required if the data element GE in Block B is given as HAR (harpoon) and there is no boom shot (GP=7)</text:p>
            <text:p>or lost whale (GP=8)</text:p>
            <text:p/>
            <text:p>Entered manually by the skipper after physical measurement at predefined points. The measurements say something about the condition of the animal that has been caught."),</text:p>
          </table:table-cell>
          <table:table-cell table:number-columns-repeated="16383"/>
        </table:table-row>
        <table:table-row table:style-name="ro13">
          <table:table-cell table:formula="of:=COM.MICROSOFT.CONCAT(&quot;      &quot;;[$dca_logbook_raw_schema.B91];&quot; &quot;;[$dca_logbook_raw_schema.C91];&quot; OPTIONS(description=&quot;&quot;&quot;;[$dca_logbook_raw_schema.D91];&quot;&quot;&quot;),&quot;)" office:value-type="string" office:string-value="      species_fetal_length INT64 OPTIONS(description=&quot;Fetal length: Length of fetus&#10;&#10;Fetal length in centimeters (cm)&#10;&#10;PD: required if data element GE in Block B is given as HAR (harpoon).&#10;&#10;Placed manually&#10;&#10;The element only applies to whaling.&quot;)," calcext:value-type="string">
            <text:p>      species_fetal_length INT64 OPTIONS(description="Fetal length: Length of fetus</text:p>
            <text:p/>
            <text:p>Fetal length in centimeters (cm)</text:p>
            <text:p/>
            <text:p>PD: required if data element GE in Block B is given as HAR (harpoon).</text:p>
            <text:p/>
            <text:p>Placed manually</text:p>
            <text:p/>
            <text:p>The element only applies to whaling."),</text:p>
          </table:table-cell>
          <table:table-cell table:number-columns-repeated="16383"/>
        </table:table-row>
        <table:table-row table:style-name="ro13">
          <table:table-cell table:formula="of:=COM.MICROSOFT.CONCAT(&quot;      &quot;;[$dca_logbook_raw_schema.B92];&quot; &quot;;[$dca_logbook_raw_schema.C92];&quot; OPTIONS(description=&quot;&quot;&quot;;[$dca_logbook_raw_schema.D92];&quot;&quot;&quot;),&quot;)" office:value-type="string" office:string-value="      species_grenade_number STRING OPTIONS(description=&quot;Grenade number: Grenade number&#10;&#10;Number of grenade used during capture operation.&#10;&#10;Required if the data element GE in Block B is given as HAR (harpoon).&#10;&#10;Entered manually by skipper. Unique number.&#10;&#10;Used to keep track of shells used in whaling.&quot;)," calcext:value-type="string">
            <text:p>      species_grenade_number STRING OPTIONS(description="Grenade number: Grenade number</text:p>
            <text:p/>
            <text:p>Number of grenade used during capture operation.</text:p>
            <text:p/>
            <text:p>Required if the data element GE in Block B is given as HAR (harpoon).</text:p>
            <text:p/>
            <text:p>Entered manually by skipper. Unique number.</text:p>
            <text:p/>
            <text:p>Used to keep track of shells used in whaling."),</text:p>
          </table:table-cell>
          <table:table-cell table:number-columns-repeated="16383"/>
        </table:table-row>
        <table:table-row table:style-name="ro2">
          <table:table-cell table:formula="of:=COM.MICROSOFT.CONCAT(&quot;      &quot;;[$dca_logbook_raw_schema.B93];&quot; &quot;;[$dca_logbook_raw_schema.C93];&quot; OPTIONS(description=&quot;&quot;&quot;;[$dca_logbook_raw_schema.D93];&quot;&quot;&quot;),&quot;)" office:value-type="string" office:string-value="      vessel_id INT64 OPTIONS(description=&quot;Unique identifier for vessels - system-generated ID number of 10 digits&#10;&#10;&quot;)," calcext:value-type="string">
            <text:p>      vessel_id INT64 OPTIONS(description="Unique identifier for vessels - system-generated ID number of 10 digits</text:p>
            <text:p/>
            <text:p>"),</text:p>
          </table:table-cell>
          <table:table-cell table:number-columns-repeated="16383"/>
        </table:table-row>
        <table:table-row table:style-name="ro2">
          <table:table-cell table:formula="of:=COM.MICROSOFT.CONCAT(&quot;      &quot;;[$dca_logbook_raw_schema.B94];&quot; &quot;;[$dca_logbook_raw_schema.C94];&quot; OPTIONS(description=&quot;&quot;&quot;;[$dca_logbook_raw_schema.D94];&quot;&quot;&quot;),&quot;)" office:value-type="string" office:string-value="      registry STRING OPTIONS(description=&quot;REGISTRATION MARK&#10;&#10;Format FF0000KK. Some registration marks have old codes for county and municipality, the registration mark is therefore not a reliable source for determining municipality affiliation. For this, the MUNICIPALITY NUMBER field must be used.&quot;)," calcext:value-type="string">
            <text:p>      registry STRING OPTIONS(description="REGISTRATION MARK</text:p>
            <text:p/>
            <text:p>Format FF0000KK. Some registration marks have old codes for county and municipality, the registration mark is therefore not a reliable source for determining municipality affiliation. For this, the MUNICIPALITY NUMBER field must be used."),</text:p>
          </table:table-cell>
          <table:table-cell table:number-columns-repeated="16383"/>
        </table:table-row>
        <table:table-row table:style-name="ro2">
          <table:table-cell table:formula="of:=COM.MICROSOFT.CONCAT(&quot;      &quot;;[$dca_logbook_raw_schema.B95];&quot; &quot;;[$dca_logbook_raw_schema.C95];&quot; OPTIONS(description=&quot;&quot;&quot;;[$dca_logbook_raw_schema.D95];&quot;&quot;&quot;),&quot;)" office:value-type="string" office:string-value="      callsign STRING OPTIONS(description=&quot;RADIO CALLING SIGNAL&#10;&#10;Max 8 characters&quot;)," calcext:value-type="string">
            <text:p>      callsign STRING OPTIONS(description="RADIO CALLING SIGNAL</text:p>
            <text:p/>
            <text:p>Max 8 characters"),</text:p>
          </table:table-cell>
          <table:table-cell table:number-columns-repeated="16383"/>
        </table:table-row>
        <table:table-row table:style-name="ro2">
          <table:table-cell table:formula="of:=COM.MICROSOFT.CONCAT(&quot;      &quot;;[$dca_logbook_raw_schema.B96];&quot; &quot;;[$dca_logbook_raw_schema.C96];&quot; OPTIONS(description=&quot;&quot;&quot;;[$dca_logbook_raw_schema.D96];&quot;&quot;&quot;),&quot;)" office:value-type="string" office:string-value="      shipname STRING OPTIONS(description=&quot;NAME&#10;&#10;Max 32 characters&quot;)," calcext:value-type="string">
            <text:p>      shipname STRING OPTIONS(description="NAME</text:p>
            <text:p/>
            <text:p>Max 32 characters"),</text:p>
          </table:table-cell>
          <table:table-cell table:number-columns-repeated="16383"/>
        </table:table-row>
        <table:table-row table:style-name="ro2">
          <table:table-cell table:formula="of:=COM.MICROSOFT.CONCAT(&quot;      &quot;;[$dca_logbook_raw_schema.B97];&quot; &quot;;[$dca_logbook_raw_schema.C97];&quot; OPTIONS(description=&quot;&quot;&quot;;[$dca_logbook_raw_schema.D97];&quot;&quot;&quot;),&quot;)" office:value-type="string" office:string-value="      vessel_municipality_code INT64 OPTIONS(description=&quot;MUNICIPALITY NUMBER&#10;&#10;4 digits&quot;)," calcext:value-type="string">
            <text:p>      vessel_municipality_code INT64 OPTIONS(description="MUNICIPALITY NUMBER</text:p>
            <text:p/>
            <text:p>4 digits"),</text:p>
          </table:table-cell>
          <table:table-cell table:number-columns-repeated="16383"/>
        </table:table-row>
        <table:table-row table:style-name="ro1">
          <table:table-cell table:formula="of:=COM.MICROSOFT.CONCAT(&quot;      &quot;;[$dca_logbook_raw_schema.B98];&quot; &quot;;[$dca_logbook_raw_schema.C98];&quot; OPTIONS(description=&quot;&quot;&quot;;[$dca_logbook_raw_schema.D98];&quot;&quot;&quot;),&quot;)" office:value-type="string" office:string-value="      vessel_municipality STRING OPTIONS(description=&quot;Vessel city [fartøykommune]&quot;)," calcext:value-type="string">
            <text:p><text:s text:c="6"/>vessel_municipality STRING OPTIONS(description="Vessel city [fartøykommune]"),</text:p>
          </table:table-cell>
          <table:table-cell table:number-columns-repeated="16383"/>
        </table:table-row>
        <table:table-row table:style-name="ro1">
          <table:table-cell table:formula="of:=COM.MICROSOFT.CONCAT(&quot;      &quot;;[$dca_logbook_raw_schema.B99];&quot; &quot;;[$dca_logbook_raw_schema.C99];&quot; OPTIONS(description=&quot;&quot;&quot;;[$dca_logbook_raw_schema.D99];&quot;&quot;&quot;),&quot;)" office:value-type="string" office:string-value="      vessel_county_code INT64 OPTIONS(description=&quot;Vessel county code [fartøyfylke..kode.]&quot;)," calcext:value-type="string">
            <text:p><text:s text:c="6"/>vessel_county_code INT64 OPTIONS(description="Vessel county code [fartøyfylke..kode.]"),</text:p>
          </table:table-cell>
          <table:table-cell table:number-columns-repeated="16383"/>
        </table:table-row>
        <table:table-row table:style-name="ro1">
          <table:table-cell table:formula="of:=COM.MICROSOFT.CONCAT(&quot;      &quot;;[$dca_logbook_raw_schema.B100];&quot; &quot;;[$dca_logbook_raw_schema.C100];&quot; OPTIONS(description=&quot;&quot;&quot;;[$dca_logbook_raw_schema.D100];&quot;&quot;&quot;),&quot;)" office:value-type="string" office:string-value="      vessel_county STRING OPTIONS(description=&quot;Vessel county [fartøyfylke]&quot;)," calcext:value-type="string">
            <text:p><text:s text:c="6"/>vessel_county STRING OPTIONS(description="Vessel county [fartøyfylke]"),</text:p>
          </table:table-cell>
          <table:table-cell table:number-columns-repeated="16383"/>
        </table:table-row>
        <table:table-row table:style-name="ro2">
          <table:table-cell table:formula="of:=COM.MICROSOFT.CONCAT(&quot;      &quot;;[$dca_logbook_raw_schema.B101];&quot; &quot;;[$dca_logbook_raw_schema.C101];&quot; OPTIONS(description=&quot;&quot;&quot;;[$dca_logbook_raw_schema.D101];&quot;&quot;&quot;),&quot;)" office:value-type="string" office:string-value="      length_max DECIMAL OPTIONS(description=&quot;GREATEST_LENGTH&#10;&#10;Up to 2 decimal places&quot;)," calcext:value-type="string">
            <text:p>      length_max DECIMAL OPTIONS(description="GREATEST_LENGTH</text:p>
            <text:p/>
            <text:p>Up to 2 decimal places"),</text:p>
          </table:table-cell>
          <table:table-cell table:number-columns-repeated="16383"/>
        </table:table-row>
        <table:table-row table:style-name="ro1">
          <table:table-cell table:formula="of:=COM.MICROSOFT.CONCAT(&quot;      &quot;;[$dca_logbook_raw_schema.B102];&quot; &quot;;[$dca_logbook_raw_schema.C102];&quot; OPTIONS(description=&quot;&quot;&quot;;[$dca_logbook_raw_schema.D102];&quot;&quot;&quot;),&quot;)" office:value-type="string" office:string-value="      length_group_code INT64 OPTIONS(description=&quot;Length group code [lengdegruppe..kode.]&quot;)," calcext:value-type="string">
            <text:p><text:s text:c="6"/>length_group_code INT64 OPTIONS(description="Length group code [lengdegruppe..kode.]"),</text:p>
          </table:table-cell>
          <table:table-cell table:number-columns-repeated="16383"/>
        </table:table-row>
        <table:table-row table:style-name="ro1">
          <table:table-cell table:formula="of:=COM.MICROSOFT.CONCAT(&quot;      &quot;;[$dca_logbook_raw_schema.B103];&quot; &quot;;[$dca_logbook_raw_schema.C103];&quot; OPTIONS(description=&quot;&quot;&quot;;[$dca_logbook_raw_schema.D103];&quot;&quot;&quot;),&quot;)" office:value-type="string" office:string-value="      length_group STRING OPTIONS(description=&quot;Length group [lengdegruppe]&quot;)," calcext:value-type="string">
            <text:p><text:s text:c="6"/>length_group STRING OPTIONS(description="Length group [lengdegruppe]"),</text:p>
          </table:table-cell>
          <table:table-cell table:number-columns-repeated="16383"/>
        </table:table-row>
        <table:table-row table:style-name="ro5">
          <table:table-cell table:formula="of:=COM.MICROSOFT.CONCAT(&quot;      &quot;;[$dca_logbook_raw_schema.B104];&quot; &quot;;[$dca_logbook_raw_schema.C104];&quot; OPTIONS(description=&quot;&quot;&quot;;[$dca_logbook_raw_schema.D104];&quot;&quot;&quot;),&quot;)" office:value-type="string" office:string-value="      gross_tonnage_1969 INT64 OPTIONS(description=&quot;GROSS TONNAGE_1969&#10;&#10;Gross tonnage according to the London Convention of 1969, integer&#10;&#10;&quot;)," calcext:value-type="string">
            <text:p>      gross_tonnage_1969 INT64 OPTIONS(description="GROSS TONNAGE_1969</text:p>
            <text:p/>
            <text:p>Gross tonnage according to the London Convention of 1969, integer</text:p>
            <text:p/>
            <text:p>"),</text:p>
          </table:table-cell>
          <table:table-cell table:number-columns-repeated="16383"/>
        </table:table-row>
        <table:table-row table:style-name="ro2">
          <table:table-cell table:formula="of:=COM.MICROSOFT.CONCAT(&quot;      &quot;;[$dca_logbook_raw_schema.B105];&quot; &quot;;[$dca_logbook_raw_schema.C105];&quot; OPTIONS(description=&quot;&quot;&quot;;[$dca_logbook_raw_schema.D105];&quot;&quot;&quot;),&quot;)" office:value-type="string" office:string-value="      gross_tonnage INT64 OPTIONS(description=&quot;GROSS TONNAGE_OTHER&#10;&#10;Gross tonnage according to another convention, integer&quot;)," calcext:value-type="string">
            <text:p>      gross_tonnage INT64 OPTIONS(description="GROSS TONNAGE_OTHER</text:p>
            <text:p/>
            <text:p>Gross tonnage according to another convention, integer"),</text:p>
          </table:table-cell>
          <table:table-cell table:number-columns-repeated="16383"/>
        </table:table-row>
        <table:table-row table:style-name="ro1">
          <table:table-cell table:formula="of:=COM.MICROSOFT.CONCAT(&quot;      &quot;;[$dca_logbook_raw_schema.B106];&quot; &quot;;[$dca_logbook_raw_schema.C106];&quot; OPTIONS(description=&quot;&quot;&quot;;[$dca_logbook_raw_schema.D106];&quot;&quot;&quot;),&quot;)" office:value-type="string" office:string-value="      year_construction INT64 OPTIONS(description=&quot;Year of construction [byggeår]&quot;)," calcext:value-type="string">
            <text:p><text:s text:c="6"/>year_construction INT64 OPTIONS(description="Year of construction [byggeår]"),</text:p>
          </table:table-cell>
          <table:table-cell table:number-columns-repeated="16383"/>
        </table:table-row>
        <table:table-row table:style-name="ro1">
          <table:table-cell table:formula="of:=COM.MICROSOFT.CONCAT(&quot;      &quot;;[$dca_logbook_raw_schema.B107];&quot; &quot;;[$dca_logbook_raw_schema.C107];&quot; OPTIONS(description=&quot;&quot;&quot;;[$dca_logbook_raw_schema.D107];&quot;&quot;&quot;),&quot;)" office:value-type="string" office:string-value="      year_renovation INT64 OPTIONS(description=&quot;Renovation year [ombyggingsår]&quot;)," calcext:value-type="string">
            <text:p><text:s text:c="6"/>year_renovation INT64 OPTIONS(description="Renovation year [ombyggingsår]"),</text:p>
          </table:table-cell>
          <table:table-cell table:number-columns-repeated="16383"/>
        </table:table-row>
        <table:table-row table:style-name="ro2">
          <table:table-cell table:formula="of:=COM.MICROSOFT.CONCAT(&quot;      &quot;;[$dca_logbook_raw_schema.B108];&quot; &quot;;[$dca_logbook_raw_schema.C108];&quot; OPTIONS(description=&quot;&quot;&quot;;[$dca_logbook_raw_schema.D108];&quot;&quot;&quot;),&quot;)" office:value-type="string" office:string-value="      engine_power INT64 OPTIONS(description=&quot;MOTOR POWER&#10;&#10;Measured in HP&quot;)," calcext:value-type="string">
            <text:p>      engine_power INT64 OPTIONS(description="MOTOR POWER</text:p>
            <text:p/>
            <text:p>Measured in HP"),</text:p>
          </table:table-cell>
          <table:table-cell table:number-columns-repeated="16383"/>
        </table:table-row>
        <table:table-row table:style-name="ro2">
          <table:table-cell table:formula="of:=COM.MICROSOFT.CONCAT(&quot;      &quot;;[$dca_logbook_raw_schema.B109];&quot; &quot;;[$dca_logbook_raw_schema.C109];&quot; OPTIONS(description=&quot;&quot;&quot;;[$dca_logbook_raw_schema.D109];&quot;&quot;&quot;),&quot;)" office:value-type="string" office:string-value="      engine_year INT64 OPTIONS(description=&quot;ENGINE BUILD YEAR&#10;&#10;Year, 4 digits&quot;)," calcext:value-type="string">
            <text:p>      engine_year INT64 OPTIONS(description="ENGINE BUILD YEAR</text:p>
            <text:p/>
            <text:p>Year, 4 digits"),</text:p>
          </table:table-cell>
          <table:table-cell table:number-columns-repeated="16383"/>
        </table:table-row>
        <table:table-row table:style-name="ro5">
          <table:table-cell table:formula="of:=COM.MICROSOFT.CONCAT(&quot;      &quot;;[$dca_logbook_raw_schema.B110];&quot; &quot;;[$dca_logbook_raw_schema.C110];&quot; OPTIONS(description=&quot;&quot;&quot;;[$dca_logbook_raw_schema.D110];&quot;&quot;&quot;),&quot;)" office:value-type="string" office:string-value="      hull_material STRING OPTIONS(description=&quot;HULL MATERIALS&#10;&#10;Possible values:&#10;&#10;ALUMINUM, FERROSECMENT, COMPOSITE, PLASTIC, STEEL, WOOD&quot;)," calcext:value-type="string">
            <text:p>      hull_material STRING OPTIONS(description="HULL MATERIALS</text:p>
            <text:p/>
            <text:p>Possible values:</text:p>
            <text:p/>
            <text:p>ALUMINUM, FERROSECMENT, COMPOSITE, PLASTIC, STEEL, WOOD"),</text:p>
          </table:table-cell>
          <table:table-cell table:number-columns-repeated="16383"/>
        </table:table-row>
        <table:table-row table:style-name="ro2">
          <table:table-cell table:formula="of:=COM.MICROSOFT.CONCAT(&quot;      &quot;;[$dca_logbook_raw_schema.B111];&quot; &quot;;[$dca_logbook_raw_schema.C111];&quot; OPTIONS(description=&quot;&quot;&quot;;[$dca_logbook_raw_schema.D111];&quot;&quot;&quot;),&quot;)" office:value-type="string" office:string-value="      width DECIMAL OPTIONS(description=&quot;WIDTH&#10;&#10;Up to 2 decimal places&quot;)," calcext:value-type="string">
            <text:p>      width DECIMAL OPTIONS(description="WIDTH</text:p>
            <text:p/>
            <text:p>Up to 2 decimal places"),</text:p>
          </table:table-cell>
          <table:table-cell table:number-columns-repeated="16383"/>
        </table:table-row>
        <table:table-row table:style-name="ro1">
          <table:table-cell table:formula="of:=COM.MICROSOFT.CONCAT(&quot;      &quot;;[$dca_logbook_raw_schema.B112];&quot; &quot;;[$dca_logbook_raw_schema.C112];&quot; OPTIONS(description=&quot;&quot;&quot;;[$dca_logbook_raw_schema.D112];&quot;&quot;&quot;),&quot;)" office:value-type="string" office:string-value="      authorization_start STRING OPTIONS(description=&quot;Start authorization [fartøy.gjelder.fra.dato]&quot;)," calcext:value-type="string">
            <text:p><text:s text:c="6"/>authorization_start STRING OPTIONS(description="Start authorization [fartøy.gjelder.fra.dato]"),</text:p>
          </table:table-cell>
          <table:table-cell table:number-columns-repeated="16383"/>
        </table:table-row>
        <table:table-row table:style-name="ro1">
          <table:table-cell table:formula="of:=COM.MICROSOFT.CONCAT(&quot;      &quot;;[$dca_logbook_raw_schema.B113];&quot; &quot;;[$dca_logbook_raw_schema.C113];&quot; OPTIONS(description=&quot;&quot;&quot;;[$dca_logbook_raw_schema.D113];&quot;&quot;&quot;),&quot;)" office:value-type="string" office:string-value="      authorization_end STRING OPTIONS(description=&quot;End authorization [fartøy.gjelder.til.dato]&quot;)," calcext:value-type="string">
            <text:p><text:s text:c="6"/>authorization_end STRING OPTIONS(description="End authorization [fartøy.gjelder.til.dato]"),</text:p>
          </table:table-cell>
          <table:table-cell table:number-columns-repeated="16383"/>
        </table:table-row>
        <table:table-row table:style-name="ro1">
          <table:table-cell table:formula="of:=COM.MICROSOFT.CONCAT(&quot;      &quot;;[$dca_logbook_raw_schema.B114];&quot; &quot;;[$dca_logbook_raw_schema.C114];&quot; OPTIONS(description=&quot;&quot;&quot;;[$dca_logbook_raw_schema.D114];&quot;&quot;&quot;),&quot;)" office:value-type="string" office:string-value="      vessel_identification STRING OPTIONS(description=&quot;Vessel indetification - concatenation of shipname;callsign;norway registry [fartøyidentifikasjon]&quot;)," calcext:value-type="string">
            <text:p><text:s text:c="6"/>vessel_identification STRING OPTIONS(description="Vessel indetification - concatenation of shipname;callsign;norway registry [fartøyidentifikasjon]"),</text:p>
          </table:table-cell>
          <table:table-cell table:number-columns-repeated="16383"/>
        </table:table-row>
        <table:table-row table:style-name="ro1">
          <table:table-cell table:formula="of:=COM.MICROSOFT.CONCAT(&quot;      &quot;;[$dca_logbook_raw_schema.B115];&quot; &quot;;[$dca_logbook_raw_schema.C115];&quot; OPTIONS(description=&quot;&quot;&quot;;[$dca_logbook_raw_schema.D115];&quot;&quot;&quot;),&quot;)" office:value-type="string" office:string-value="      length DECIMAL OPTIONS(description=&quot;Length [fartøylengde]&quot;)," calcext:value-type="string">
            <text:p><text:s text:c="6"/>length DECIMAL OPTIONS(description="Length [fartøylengde]"),</text:p>
          </table:table-cell>
          <table:table-cell table:number-columns-repeated="16383"/>
        </table:table-row>
        <table:table-row table:style-name="ro1">
          <table:table-cell table:formula="of:=COM.MICROSOFT.CONCAT(&quot;      &quot;;[$dca_logbook_raw_schema.B116];&quot; &quot;;[$dca_logbook_raw_schema.C116];&quot; OPTIONS(description=&quot;&quot;&quot;;[$dca_logbook_raw_schema.D116];&quot;&quot;&quot;),&quot;)" office:value-type="string" office:string-value="      message_timestamp_month DATE OPTIONS(description=&quot;Year and Month when the message was sent in UTC. Used for partitioning&quot;)," calcext:value-type="string">
            <text:p><text:s text:c="6"/>message_timestamp_month DATE OPTIONS(description="Year and Month when the message was sent in UTC. Used for partitioning"),</text:p>
          </table:table-cell>
          <table:table-cell table:number-columns-repeated="16383"/>
        </table:table-row>
        <table:table-row table:style-name="ro15">
          <table:table-cell office:value-type="string" calcext:value-type="string">
            <text:p>)</text:p>
            <text:p>PARTITION BY message_timestamp_month</text:p>
            <text:p>CLUSTER BY vessel_id, shipname;</text:p>
          </table:table-cell>
          <table:table-cell table:number-columns-repeated="16383"/>
        </table:table-row>
        <table:table-row table:style-name="ro1" table:number-rows-repeated="1048458">
          <table:table-cell table:number-columns-repeated="16384"/>
        </table:table-row>
        <table:table-row table:style-name="ro1">
          <table:table-cell table:number-columns-repeated="16384"/>
        </table:table-row>
      </table:table>
      <table:named-expressions/>
      <table:database-ranges>
        <table:database-range table:name="__Anonymous_Sheet_DB__2" table:target-range-address="dca_logbook_raw_schema.A1:dca_logbook_raw_schema.D115"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6:40:58.939204229</meta:creation-date>
    <dc:date>2023-03-30T09:28:58.116362393</dc:date>
    <meta:editing-duration>P1DT15H54M59S</meta:editing-duration>
    <meta:editing-cycles>8</meta:editing-cycles>
    <meta:generator>LibreOffice/7.4.0.3$MacOSX_X86_64 LibreOffice_project/f85e47c08ddd19c015c0114a68350214f7066f5a</meta:generator>
    <meta:document-statistic meta:table-count="4" meta:cell-count="2055" meta:object-count="0"/>
  </office:meta>
</office:document-meta>
</file>